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DejaVuSans" svg:font-family="DejaVuSans"/>
    <style:font-face style:name="ProximaNova1" svg:font-family="ProximaNova"/>
    <style:font-face style:name="ProximaNovaular1" svg:font-family="ProximaNovaular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" svg:font-family="'Liberation Serif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8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7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4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6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7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2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5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1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5.1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80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9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2.4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6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9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1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1.57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87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21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71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983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3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32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23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42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1.45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80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2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7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87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08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solid" draw:fill-color="#ffffff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2.445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33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2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37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454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1.575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87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993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768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0.679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44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.239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6.25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4.63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676cm" fo:min-width="1.94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5.84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78cm" fo:min-width="5.86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857cm" fo:min-width="2.27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73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svg:stroke-color="#dddddd" draw:fill-color="#dddddd" draw:textarea-horizontal-align="justify" draw:textarea-vertical-align="middle" draw:auto-grow-height="false" fo:min-height="0.571cm" fo:min-width="5.273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04cm" fo:min-width="4.65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44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6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49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57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21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77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7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6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4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41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7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4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21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90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7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87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979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3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70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1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6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22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695cm" fo:min-width="2.34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13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1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19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89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2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06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9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49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9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75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7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7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5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7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2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4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13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02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6.13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94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4.92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0.27cm" fo:min-width="0.273cm" fo:padding-top="0.005cm" fo:padding-bottom="0.005cm" fo:padding-left="0.005cm" fo:padding-right="0.005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3.537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57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675cm" fo:min-width="3.578cm" fo:padding-top="0.005cm" fo:padding-bottom="0.005cm" fo:padding-left="0.005cm" fo:padding-right="0.005cm"/>
    </style:style>
    <style:style style:name="gr186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675cm" fo:min-width="3.579cm" fo:padding-top="0.005cm" fo:padding-bottom="0.005cm" fo:padding-left="0.005cm" fo:padding-right="0.005cm"/>
    </style:style>
    <style:style style:name="gr187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578cm" fo:min-width="3.358cm" loext:softedge-radius="0cm"/>
    </style:style>
    <style:style style:name="gr188" style:family="graphic" style:parent-style-name="standard">
      <style:graphic-properties svg:stroke-color="#dddddd" draw:fill-color="#dddddd" draw:textarea-horizontal-align="justify" draw:textarea-vertical-align="middle" draw:auto-grow-height="false" fo:min-height="0.359cm" fo:min-width="0.341cm"/>
    </style:style>
    <style:style style:name="gr189" style:family="graphic" style:parent-style-name="standard">
      <style:graphic-properties svg:stroke-color="#dddddd" draw:fill-color="#dddddd" draw:textarea-horizontal-align="justify" draw:textarea-vertical-align="middle" draw:auto-grow-height="false" fo:min-height="0.353cm" fo:min-width="0.341cm"/>
    </style:style>
    <style:style style:name="gr190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337cm" fo:min-width="3.853cm" loext:softedge-radius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3.058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389cm" fo:min-width="3.692cm" fo:padding-top="0.005cm" fo:padding-bottom="0.005cm" fo:padding-left="0.005cm" fo:padding-right="0.005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8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38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svg:stroke-color="#ffffff" draw:fill-color="#ffffff"/>
    </style:style>
    <style:style style:name="gr198" style:family="graphic" style:parent-style-name="standard">
      <style:graphic-properties draw:stroke="none" svg:stroke-color="#525252" draw:fill-color="#525252"/>
    </style:style>
    <style:style style:name="gr199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200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201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19.249cm" fo:min-width="12.90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color="#888888" loext:opacity="100%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7" style:family="paragraph">
      <loext:graphic-properties draw:fill="none"/>
      <style:paragraph-properties fo:text-align="center"/>
      <style:text-properties fo:color="#525252" loext:opacity="100%"/>
    </style:style>
    <style:style style:name="P8" style:family="paragraph">
      <loext:graphic-properties draw:fill-color="#dddddd"/>
      <style:paragraph-properties fo:text-align="center"/>
      <style:text-properties fo:color="#525252" loext:opacity="100%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13" style:family="paragraph">
      <loext:graphic-properties draw:fill="solid" draw:fill-color="#ffffff"/>
      <style:text-properties fo:color="#525252" loext:opacity="100%" style:font-name="Proxima Nova"/>
    </style:style>
    <style:style style:name="P14" style:family="paragraph">
      <style:paragraph-properties fo:text-align="start" style:writing-mode="lr-tb"/>
      <style:text-properties fo:font-weight="bold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fo:font-weight="bold" style:font-size-asian="7pt" style:font-size-complex="7pt"/>
    </style:style>
    <style:style style:name="P1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7pt" style:font-size-complex="7pt"/>
    </style:style>
    <style:style style:name="P17" style:family="paragraph">
      <style:paragraph-properties fo:text-align="start" style:writing-mode="lr-tb"/>
      <style:text-properties fo:font-size="10pt"/>
    </style:style>
    <style:style style:name="P1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9pt" style:font-size-complex="9pt"/>
    </style:style>
    <style:style style:name="P1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pt" style:font-size-asian="12pt" style:font-size-complex="12pt"/>
    </style:style>
    <style:style style:name="P2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21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2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2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24" style:family="paragraph">
      <style:paragraph-properties fo:text-align="end" style:writing-mode="lr-tb"/>
    </style:style>
    <style:style style:name="P25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26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27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.5pt" style:font-size-asian="10pt" style:font-size-complex="10pt"/>
    </style:style>
    <style:style style:name="P3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pt" style:font-size-asian="10pt" style:font-size-complex="10pt"/>
    </style:style>
    <style:style style:name="P32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33" style:family="paragraph">
      <loext:graphic-properties draw:fill-color="#ffffff"/>
    </style:style>
    <style:style style:name="P34" style:family="paragraph">
      <loext:graphic-properties draw:fill-color="#525252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14pt" style:font-size-complex="14pt"/>
    </style:style>
    <style:style style:name="T1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2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3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4" style:family="text">
      <style:text-properties fo:color="#525252" loext:opacity="100%" style:font-name="Proxima Nova" fo:font-size="8pt" style:font-size-asian="5.40000009536743pt" style:font-name-complex="ProximaNova1" style:font-size-complex="5.40000009536743pt"/>
    </style:style>
    <style:style style:name="T5" style:family="text">
      <style:text-properties fo:color="#525252" loext:opacity="100%" style:font-name="Proxima Nova" fo:font-size="14.5pt" style:font-size-asian="14pt" style:font-size-complex="14pt"/>
    </style:style>
    <style:style style:name="T6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7" style:family="text">
      <style:text-properties fo:color="#525252" loext:opacity="100%" style:font-name="Proxima Nova" fo:font-size="7.19999980926514pt" style:font-size-asian="7pt" style:font-size-complex="7pt"/>
    </style:style>
    <style:style style:name="T8" style:family="text">
      <style:text-properties fo:color="#525252" loext:opacity="100%" style:font-name="ProximaNova1" fo:font-size="12pt" style:font-size-asian="12pt" style:font-name-complex="ProximaNova1" style:font-size-complex="12pt"/>
    </style:style>
    <style:style style:name="T9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10" style:family="text">
      <style:text-properties fo:color="#525252" loext:opacity="100%" style:font-name="Proxima Nova" fo:font-size="10pt" style:font-size-asian="7pt" style:font-name-complex="ProximaNova1" style:font-size-complex="7pt"/>
    </style:style>
    <style:style style:name="T11" style:family="text">
      <style:text-properties fo:color="#525252" loext:opacity="100%" style:font-name="Proxima Nova" fo:font-size="10pt" style:font-size-asian="15pt" style:font-name-complex="ProximaNova1" style:font-size-complex="15pt"/>
    </style:style>
    <style:style style:name="T12" style:family="text">
      <style:text-properties fo:color="#525252" loext:opacity="100%" style:font-name="Proxima Nova" style:font-size-asian="9pt" style:font-name-complex="ProximaNovaular1" style:font-size-complex="9pt"/>
    </style:style>
    <style:style style:name="T13" style:family="text">
      <style:text-properties fo:color="#525252" loext:opacity="100%" style:font-name="Proxima Nova" style:font-size-asian="12pt" style:font-name-complex="ProximaNova1" style:font-size-complex="12pt"/>
    </style:style>
    <style:style style:name="T14" style:family="text">
      <style:text-properties fo:color="#525252" loext:opacity="100%" style:font-name="Proxima Nova" fo:font-size="13pt" fo:font-weight="bold" style:font-size-asian="13pt" style:font-name-complex="ProximaNovaular1" style:font-size-complex="13pt"/>
    </style:style>
    <style:style style:name="T15" style:family="text">
      <style:text-properties fo:color="#525252" loext:opacity="100%" style:font-name="Proxima Nova" fo:font-size="5.40000009536743pt" style:font-size-asian="5.40000009536743pt" style:font-name-complex="ProximaNova1" style:font-size-complex="5.40000009536743pt"/>
    </style:style>
    <style:style style:name="T16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17" style:family="text">
      <style:text-properties fo:color="#525252" loext:opacity="100%" style:font-name="Proxima Nova" fo:font-size="13pt" fo:font-style="italic" style:font-size-asian="13pt" style:font-name-complex="ProximaNova1" style:font-size-complex="13pt"/>
    </style:style>
    <style:style style:name="T18" style:family="text">
      <style:text-properties fo:color="#525252" loext:opacity="100%" style:font-name="Proxima Nova" fo:font-size="10pt" style:font-size-asian="10pt" style:font-name-complex="ProximaNova1" style:font-size-complex="10pt"/>
    </style:style>
    <style:style style:name="T19" style:family="text">
      <style:text-properties fo:color="#525252" loext:opacity="100%" style:font-name="Proxima Nova" fo:font-size="12pt" style:font-size-asian="10pt" style:font-name-complex="ProximaNova1" style:font-size-complex="10pt"/>
    </style:style>
    <style:style style:name="T20" style:family="text">
      <style:text-properties fo:color="#525252" loext:opacity="100%" style:font-name="Nazi Typewriter" fo:font-size="36pt" style:font-size-asian="36pt" style:font-name-complex="DejaVuSans" style:font-size-complex="36pt"/>
    </style:style>
    <style:style style:name="T21" style:family="text">
      <style:text-properties fo:color="#525252" loext:opacity="100%" style:font-name="Proxima Nova" fo:font-size="10pt" fo:font-weight="bold" style:font-size-asian="15pt" style:font-weight-asian="bold" style:font-name-complex="ProximaNova1" style:font-size-complex="15pt" style:font-weight-complex="bold"/>
    </style:style>
    <style:style style:name="T22" style:family="text">
      <style:text-properties fo:color="#525252" loext:opacity="100%" style:font-name="Proxima Nova" fo:font-size="8pt" style:font-size-asian="13pt" style:font-name-complex="ProximaNova1" style:font-size-complex="13pt"/>
    </style:style>
    <style:style style:name="T23" style:family="text">
      <style:text-properties fo:color="#525252" loext:opacity="100%" style:font-name="Proxima Nova" fo:font-size="8pt" style:font-size-asian="6pt" style:font-name-complex="ProximaNova1" style:font-size-complex="6pt"/>
    </style:style>
    <style:style style:name="T24" style:family="text">
      <style:text-properties fo:color="#525252" loext:opacity="100%" style:font-name="Proxima Nova" fo:font-size="10pt" fo:font-weight="bold" style:font-size-asian="10pt" style:font-weight-asian="bold" style:font-name-complex="ProximaNova1" style:font-size-complex="10pt" style:font-weight-complex="bold"/>
    </style:style>
    <style:style style:name="T25" style:family="text">
      <style:text-properties fo:color="#525252" loext:opacity="100%" style:font-name="Proxima Nova" fo:font-size="8pt" fo:font-weight="bold" style:font-size-asian="6pt" style:font-weight-asian="bold" style:font-name-complex="ProximaNova1" style:font-size-complex="6pt" style:font-weight-complex="bold"/>
    </style:style>
    <style:style style:name="T26" style:family="text">
      <style:text-properties fo:color="#525252" loext:opacity="100%" style:font-name="Proxima Nova" fo:font-size="10.5pt" fo:font-weight="bold" style:font-size-asian="16pt" style:font-weight-asian="bold" style:font-name-complex="ProximaNova1" style:font-size-complex="16pt" style:font-weight-complex="bold"/>
    </style:style>
    <style:style style:name="T27" style:family="text">
      <style:text-properties fo:color="#525252" loext:opacity="100%" style:font-name="Proxima Nova" fo:font-size="10.5pt" style:font-size-asian="16pt" style:font-name-complex="ProximaNova1" style:font-size-complex="16pt"/>
    </style:style>
    <style:style style:name="T28" style:family="text">
      <style:text-properties fo:color="#525252" loext:opacity="100%" style:font-name="Proxima Nova" fo:font-size="8pt" fo:font-weight="bold" style:font-size-asian="13pt" style:font-weight-asian="bold" style:font-name-complex="ProximaNova1" style:font-size-complex="13pt" style:font-weight-complex="bold"/>
    </style:style>
    <style:style style:name="T29" style:family="text">
      <style:text-properties fo:color="#525252" loext:opacity="100%" style:font-name="Proxima Nova" fo:font-size="6pt" fo:font-weight="bold" style:font-size-asian="6pt" style:font-weight-asian="bold" style:font-name-complex="ProximaNova1" style:font-size-complex="6pt" style:font-weight-complex="bold"/>
    </style:style>
    <style:style style:name="T30" style:family="text">
      <style:text-properties fo:color="#525252" loext:opacity="100%" style:font-name="Proxima Nova" fo:font-size="12pt" fo:font-weight="bold" style:font-size-asian="12pt" style:font-weight-asian="bold" style:font-name-complex="ProximaNova1" style:font-size-complex="12pt" style:font-weight-complex="bold"/>
    </style:style>
    <style:style style:name="T31" style:family="text">
      <style:text-properties fo:color="#525252" loext:opacity="100%" style:font-name="Proxima Nova" fo:font-size="10.5pt" fo:font-weight="bold" style:font-size-asian="10.5pt" style:font-weight-asian="bold" style:font-name-complex="ProximaNova1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3" draw:text-style-name="P4" draw:layer="layout" svg:width="1.094cm" svg:height="0.533cm" svg:x="2.55cm" svg:y="1.407cm">
          <draw:text-box>
            <text:p text:style-name="P1"><text:span text:style-name="T2">Ener</text:span><text:span text:style-name="T2">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la</text:span><text:span text:style-name="T3">ne</text:span><text:span text:style-name="T3">aci</text:span><text:span text:style-name="T3">on </text:span><text:span text:style-name="T3">an</text:span><text:span text:style-name="T3">ual</text:span></text:p>
          </draw:text-box>
        </draw:frame>
        <draw:frame draw:style-name="gr5" draw:text-style-name="P6" draw:layer="layout" svg:width="0.562cm" svg:height="0.617cm" svg:x="1.002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.002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.002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.002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.002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.002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.002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.002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.002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.002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.002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0.967cm" svg:y1="2.479cm" svg:x2="5.156cm" svg:y2="2.479cm">
          <text:p/>
        </draw:line>
        <draw:line draw:style-name="gr15" draw:text-style-name="P7" draw:layer="layout" svg:x1="0.967cm" svg:y1="3.083cm" svg:x2="5.157cm" svg:y2="3.083cm">
          <text:p/>
        </draw:line>
        <draw:line draw:style-name="gr15" draw:text-style-name="P7" draw:layer="layout" svg:x1="0.967cm" svg:y1="3.687cm" svg:x2="5.157cm" svg:y2="3.687cm">
          <text:p/>
        </draw:line>
        <draw:line draw:style-name="gr15" draw:text-style-name="P7" draw:layer="layout" svg:x1="0.967cm" svg:y1="4.289cm" svg:x2="5.157cm" svg:y2="4.289cm">
          <text:p/>
        </draw:line>
        <draw:line draw:style-name="gr15" draw:text-style-name="P7" draw:layer="layout" svg:x1="0.967cm" svg:y1="4.894cm" svg:x2="5.157cm" svg:y2="4.894cm">
          <text:p/>
        </draw:line>
        <draw:line draw:style-name="gr15" draw:text-style-name="P7" draw:layer="layout" svg:x1="0.967cm" svg:y1="5.499cm" svg:x2="5.157cm" svg:y2="5.499cm">
          <text:p/>
        </draw:line>
        <draw:line draw:style-name="gr15" draw:text-style-name="P7" draw:layer="layout" svg:x1="0.967cm" svg:y1="6.102cm" svg:x2="5.157cm" svg:y2="6.102cm">
          <text:p/>
        </draw:line>
        <draw:line draw:style-name="gr15" draw:text-style-name="P7" draw:layer="layout" svg:x1="0.967cm" svg:y1="6.705cm" svg:x2="5.157cm" svg:y2="6.705cm">
          <text:p/>
        </draw:line>
        <draw:line draw:style-name="gr15" draw:text-style-name="P7" draw:layer="layout" svg:x1="0.967cm" svg:y1="7.308cm" svg:x2="5.157cm" svg:y2="7.308cm">
          <text:p/>
        </draw:line>
        <draw:line draw:style-name="gr15" draw:text-style-name="P7" draw:layer="layout" svg:x1="0.967cm" svg:y1="7.921cm" svg:x2="5.157cm" svg:y2="7.921cm">
          <text:p/>
        </draw:line>
        <draw:line draw:style-name="gr15" draw:text-style-name="P7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6" draw:layer="layout" svg:width="0.563cm" svg:height="0.617cm" svg:x="1.003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.003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.003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.003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.003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.003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03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.00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.003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.00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.00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0.969cm" svg:y1="9.13cm" svg:x2="5.158cm" svg:y2="9.13cm">
          <text:p/>
        </draw:line>
        <draw:line draw:style-name="gr15" draw:text-style-name="P7" draw:layer="layout" svg:x1="0.969cm" svg:y1="9.733cm" svg:x2="5.159cm" svg:y2="9.733cm">
          <text:p/>
        </draw:line>
        <draw:line draw:style-name="gr15" draw:text-style-name="P7" draw:layer="layout" svg:x1="0.969cm" svg:y1="10.338cm" svg:x2="5.159cm" svg:y2="10.338cm">
          <text:p/>
        </draw:line>
        <draw:line draw:style-name="gr15" draw:text-style-name="P7" draw:layer="layout" svg:x1="0.969cm" svg:y1="10.94cm" svg:x2="5.159cm" svg:y2="10.94cm">
          <text:p/>
        </draw:line>
        <draw:line draw:style-name="gr15" draw:text-style-name="P7" draw:layer="layout" svg:x1="0.969cm" svg:y1="11.545cm" svg:x2="5.159cm" svg:y2="11.545cm">
          <text:p/>
        </draw:line>
        <draw:line draw:style-name="gr15" draw:text-style-name="P7" draw:layer="layout" svg:x1="0.969cm" svg:y1="12.15cm" svg:x2="5.159cm" svg:y2="12.15cm">
          <text:p/>
        </draw:line>
        <draw:line draw:style-name="gr15" draw:text-style-name="P7" draw:layer="layout" svg:x1="0.969cm" svg:y1="12.753cm" svg:x2="5.159cm" svg:y2="12.753cm">
          <text:p/>
        </draw:line>
        <draw:line draw:style-name="gr15" draw:text-style-name="P7" draw:layer="layout" svg:x1="0.969cm" svg:y1="13.356cm" svg:x2="5.159cm" svg:y2="13.356cm">
          <text:p/>
        </draw:line>
        <draw:line draw:style-name="gr15" draw:text-style-name="P7" draw:layer="layout" svg:x1="0.969cm" svg:y1="13.959cm" svg:x2="5.159cm" svg:y2="13.959cm">
          <text:p/>
        </draw:line>
        <draw:line draw:style-name="gr15" draw:text-style-name="P7" draw:layer="layout" svg:x1="0.969cm" svg:y1="14.572cm" svg:x2="5.159cm" svg:y2="14.572cm">
          <text:p/>
        </draw:line>
        <draw:line draw:style-name="gr15" draw:text-style-name="P7" draw:layer="layout" svg:x1="0.969cm" svg:y1="15.176cm" svg:x2="5.159cm" svg:y2="15.176cm">
          <text:p/>
        </draw:line>
        <draw:line draw:style-name="gr15" draw:text-style-name="P7" draw:layer="layout" svg:x1="0.969cm" svg:y1="15.783cm" svg:x2="5.158cm" svg:y2="15.783cm">
          <text:p/>
        </draw:line>
        <draw:line draw:style-name="gr15" draw:text-style-name="P7" draw:layer="layout" svg:x1="0.969cm" svg:y1="16.386cm" svg:x2="5.159cm" svg:y2="16.386cm">
          <text:p/>
        </draw:line>
        <draw:line draw:style-name="gr15" draw:text-style-name="P7" draw:layer="layout" svg:x1="0.969cm" svg:y1="16.991cm" svg:x2="5.159cm" svg:y2="16.991cm">
          <text:p/>
        </draw:line>
        <draw:line draw:style-name="gr15" draw:text-style-name="P7" draw:layer="layout" svg:x1="0.969cm" svg:y1="17.592cm" svg:x2="5.159cm" svg:y2="17.592cm">
          <text:p/>
        </draw:line>
        <draw:line draw:style-name="gr15" draw:text-style-name="P7" draw:layer="layout" svg:x1="0.969cm" svg:y1="18.197cm" svg:x2="5.159cm" svg:y2="18.197cm">
          <text:p/>
        </draw:line>
        <draw:line draw:style-name="gr15" draw:text-style-name="P7" draw:layer="layout" svg:x1="0.969cm" svg:y1="18.802cm" svg:x2="5.159cm" svg:y2="18.802cm">
          <text:p/>
        </draw:line>
        <draw:line draw:style-name="gr15" draw:text-style-name="P7" draw:layer="layout" svg:x1="0.969cm" svg:y1="19.405cm" svg:x2="5.159cm" svg:y2="19.405cm">
          <text:p/>
        </draw:line>
        <draw:line draw:style-name="gr15" draw:text-style-name="P7" draw:layer="layout" svg:x1="0.969cm" svg:y1="20.009cm" svg:x2="5.159cm" svg:y2="20.009cm">
          <text:p/>
        </draw:line>
        <draw:line draw:style-name="gr15" draw:text-style-name="P7" draw:layer="layout" svg:x1="0.969cm" svg:y1="20.612cm" svg:x2="5.159cm" svg:y2="20.612cm">
          <text:p/>
        </draw:line>
        <draw:frame draw:style-name="gr18" draw:text-style-name="P6" draw:layer="layout" svg:width="0.411cm" svg:height="0.617cm" svg:x="1.004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.004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.004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.004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.004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.004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.004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.004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.004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5.408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5.408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5.408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5.408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5.408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5.408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5.408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5.408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5.408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5.408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5.408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5.373cm" svg:y1="2.479cm" svg:x2="9.562cm" svg:y2="2.479cm">
          <text:p/>
        </draw:line>
        <draw:line draw:style-name="gr15" draw:text-style-name="P7" draw:layer="layout" svg:x1="5.373cm" svg:y1="3.083cm" svg:x2="9.563cm" svg:y2="3.083cm">
          <text:p/>
        </draw:line>
        <draw:line draw:style-name="gr15" draw:text-style-name="P7" draw:layer="layout" svg:x1="5.373cm" svg:y1="3.687cm" svg:x2="9.563cm" svg:y2="3.687cm">
          <text:p/>
        </draw:line>
        <draw:line draw:style-name="gr15" draw:text-style-name="P7" draw:layer="layout" svg:x1="5.373cm" svg:y1="4.289cm" svg:x2="9.563cm" svg:y2="4.289cm">
          <text:p/>
        </draw:line>
        <draw:line draw:style-name="gr15" draw:text-style-name="P7" draw:layer="layout" svg:x1="5.373cm" svg:y1="4.894cm" svg:x2="9.563cm" svg:y2="4.894cm">
          <text:p/>
        </draw:line>
        <draw:line draw:style-name="gr15" draw:text-style-name="P7" draw:layer="layout" svg:x1="5.373cm" svg:y1="5.499cm" svg:x2="9.563cm" svg:y2="5.499cm">
          <text:p/>
        </draw:line>
        <draw:line draw:style-name="gr15" draw:text-style-name="P7" draw:layer="layout" svg:x1="5.373cm" svg:y1="6.102cm" svg:x2="9.563cm" svg:y2="6.102cm">
          <text:p/>
        </draw:line>
        <draw:line draw:style-name="gr15" draw:text-style-name="P7" draw:layer="layout" svg:x1="5.373cm" svg:y1="6.705cm" svg:x2="9.563cm" svg:y2="6.705cm">
          <text:p/>
        </draw:line>
        <draw:line draw:style-name="gr15" draw:text-style-name="P7" draw:layer="layout" svg:x1="5.373cm" svg:y1="7.308cm" svg:x2="9.563cm" svg:y2="7.308cm">
          <text:p/>
        </draw:line>
        <draw:line draw:style-name="gr15" draw:text-style-name="P7" draw:layer="layout" svg:x1="5.373cm" svg:y1="7.921cm" svg:x2="9.563cm" svg:y2="7.921cm">
          <text:p/>
        </draw:line>
        <draw:line draw:style-name="gr15" draw:text-style-name="P7" draw:layer="layout" svg:x1="5.373cm" svg:y1="8.525cm" svg:x2="9.563cm" svg:y2="8.525cm">
          <text:p/>
        </draw:line>
        <draw:frame draw:style-name="gr5" draw:text-style-name="P6" draw:layer="layout" svg:width="0.562cm" svg:height="0.617cm" svg:x="5.41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5.41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5.41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5.41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5.41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5.41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5.41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5.41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5.41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5.41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5.41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5.375cm" svg:y1="9.13cm" svg:x2="9.564cm" svg:y2="9.13cm">
          <text:p/>
        </draw:line>
        <draw:line draw:style-name="gr15" draw:text-style-name="P7" draw:layer="layout" svg:x1="5.375cm" svg:y1="9.733cm" svg:x2="9.565cm" svg:y2="9.733cm">
          <text:p/>
        </draw:line>
        <draw:line draw:style-name="gr15" draw:text-style-name="P7" draw:layer="layout" svg:x1="5.375cm" svg:y1="10.338cm" svg:x2="9.565cm" svg:y2="10.338cm">
          <text:p/>
        </draw:line>
        <draw:line draw:style-name="gr15" draw:text-style-name="P7" draw:layer="layout" svg:x1="5.375cm" svg:y1="10.94cm" svg:x2="9.565cm" svg:y2="10.94cm">
          <text:p/>
        </draw:line>
        <draw:line draw:style-name="gr15" draw:text-style-name="P7" draw:layer="layout" svg:x1="5.375cm" svg:y1="11.545cm" svg:x2="9.565cm" svg:y2="11.545cm">
          <text:p/>
        </draw:line>
        <draw:line draw:style-name="gr15" draw:text-style-name="P7" draw:layer="layout" svg:x1="5.375cm" svg:y1="12.15cm" svg:x2="9.565cm" svg:y2="12.15cm">
          <text:p/>
        </draw:line>
        <draw:line draw:style-name="gr15" draw:text-style-name="P7" draw:layer="layout" svg:x1="5.375cm" svg:y1="12.753cm" svg:x2="9.565cm" svg:y2="12.753cm">
          <text:p/>
        </draw:line>
        <draw:line draw:style-name="gr15" draw:text-style-name="P7" draw:layer="layout" svg:x1="5.375cm" svg:y1="13.356cm" svg:x2="9.565cm" svg:y2="13.356cm">
          <text:p/>
        </draw:line>
        <draw:line draw:style-name="gr15" draw:text-style-name="P7" draw:layer="layout" svg:x1="5.375cm" svg:y1="13.959cm" svg:x2="9.565cm" svg:y2="13.959cm">
          <text:p/>
        </draw:line>
        <draw:line draw:style-name="gr15" draw:text-style-name="P7" draw:layer="layout" svg:x1="5.375cm" svg:y1="14.572cm" svg:x2="9.565cm" svg:y2="14.572cm">
          <text:p/>
        </draw:line>
        <draw:line draw:style-name="gr15" draw:text-style-name="P7" draw:layer="layout" svg:x1="5.375cm" svg:y1="15.176cm" svg:x2="9.565cm" svg:y2="15.176cm">
          <text:p/>
        </draw:line>
        <draw:line draw:style-name="gr15" draw:text-style-name="P7" draw:layer="layout" svg:x1="5.375cm" svg:y1="15.783cm" svg:x2="9.564cm" svg:y2="15.783cm">
          <text:p/>
        </draw:line>
        <draw:line draw:style-name="gr15" draw:text-style-name="P7" draw:layer="layout" svg:x1="5.375cm" svg:y1="16.386cm" svg:x2="9.565cm" svg:y2="16.386cm">
          <text:p/>
        </draw:line>
        <draw:line draw:style-name="gr15" draw:text-style-name="P7" draw:layer="layout" svg:x1="5.375cm" svg:y1="16.991cm" svg:x2="9.565cm" svg:y2="16.991cm">
          <text:p/>
        </draw:line>
        <draw:line draw:style-name="gr15" draw:text-style-name="P7" draw:layer="layout" svg:x1="5.375cm" svg:y1="17.592cm" svg:x2="9.565cm" svg:y2="17.592cm">
          <text:p/>
        </draw:line>
        <draw:line draw:style-name="gr15" draw:text-style-name="P7" draw:layer="layout" svg:x1="5.375cm" svg:y1="18.197cm" svg:x2="9.565cm" svg:y2="18.197cm">
          <text:p/>
        </draw:line>
        <draw:line draw:style-name="gr15" draw:text-style-name="P7" draw:layer="layout" svg:x1="5.375cm" svg:y1="18.802cm" svg:x2="9.565cm" svg:y2="18.802cm">
          <text:p/>
        </draw:line>
        <draw:line draw:style-name="gr15" draw:text-style-name="P7" draw:layer="layout" svg:x1="5.375cm" svg:y1="19.405cm" svg:x2="9.565cm" svg:y2="19.405cm">
          <text:p/>
        </draw:line>
        <draw:line draw:style-name="gr15" draw:text-style-name="P7" draw:layer="layout" svg:x1="5.375cm" svg:y1="20.009cm" svg:x2="9.565cm" svg:y2="20.009cm">
          <text:p/>
        </draw:line>
        <draw:line draw:style-name="gr15" draw:text-style-name="P7" draw:layer="layout" svg:x1="5.375cm" svg:y1="20.612cm" svg:x2="9.565cm" svg:y2="20.612cm">
          <text:p/>
        </draw:line>
        <draw:frame draw:style-name="gr18" draw:text-style-name="P6" draw:layer="layout" svg:width="0.411cm" svg:height="0.617cm" svg:x="5.41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5.41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5.41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5.41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5.41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5.41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5.41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5.41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5.41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9.813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9.813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9.813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9.813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9.813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9.813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9.813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9.813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9.813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9.813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9.813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9.778cm" svg:y1="2.479cm" svg:x2="13.967cm" svg:y2="2.479cm">
          <text:p/>
        </draw:line>
        <draw:line draw:style-name="gr15" draw:text-style-name="P7" draw:layer="layout" svg:x1="9.778cm" svg:y1="3.083cm" svg:x2="13.968cm" svg:y2="3.083cm">
          <text:p/>
        </draw:line>
        <draw:line draw:style-name="gr15" draw:text-style-name="P7" draw:layer="layout" svg:x1="9.778cm" svg:y1="3.687cm" svg:x2="13.968cm" svg:y2="3.687cm">
          <text:p/>
        </draw:line>
        <draw:line draw:style-name="gr15" draw:text-style-name="P7" draw:layer="layout" svg:x1="9.778cm" svg:y1="4.289cm" svg:x2="13.968cm" svg:y2="4.289cm">
          <text:p/>
        </draw:line>
        <draw:line draw:style-name="gr15" draw:text-style-name="P7" draw:layer="layout" svg:x1="9.778cm" svg:y1="4.894cm" svg:x2="13.968cm" svg:y2="4.894cm">
          <text:p/>
        </draw:line>
        <draw:line draw:style-name="gr15" draw:text-style-name="P7" draw:layer="layout" svg:x1="9.778cm" svg:y1="5.499cm" svg:x2="13.968cm" svg:y2="5.499cm">
          <text:p/>
        </draw:line>
        <draw:line draw:style-name="gr15" draw:text-style-name="P7" draw:layer="layout" svg:x1="9.778cm" svg:y1="6.102cm" svg:x2="13.968cm" svg:y2="6.102cm">
          <text:p/>
        </draw:line>
        <draw:line draw:style-name="gr15" draw:text-style-name="P7" draw:layer="layout" svg:x1="9.778cm" svg:y1="6.705cm" svg:x2="13.968cm" svg:y2="6.705cm">
          <text:p/>
        </draw:line>
        <draw:line draw:style-name="gr15" draw:text-style-name="P7" draw:layer="layout" svg:x1="9.778cm" svg:y1="7.308cm" svg:x2="13.968cm" svg:y2="7.308cm">
          <text:p/>
        </draw:line>
        <draw:line draw:style-name="gr15" draw:text-style-name="P7" draw:layer="layout" svg:x1="9.778cm" svg:y1="7.921cm" svg:x2="13.968cm" svg:y2="7.921cm">
          <text:p/>
        </draw:line>
        <draw:line draw:style-name="gr15" draw:text-style-name="P7" draw:layer="layout" svg:x1="9.778cm" svg:y1="8.525cm" svg:x2="13.968cm" svg:y2="8.525cm">
          <text:p/>
        </draw:line>
        <draw:frame draw:style-name="gr16" draw:text-style-name="P6" draw:layer="layout" svg:width="0.563cm" svg:height="0.617cm" svg:x="9.814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9.814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9.814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9.814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9.814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9.814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9.814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9.814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9.814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9.814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9.814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9.78cm" svg:y1="9.13cm" svg:x2="13.969cm" svg:y2="9.13cm">
          <text:p/>
        </draw:line>
        <draw:line draw:style-name="gr15" draw:text-style-name="P7" draw:layer="layout" svg:x1="9.78cm" svg:y1="9.733cm" svg:x2="13.97cm" svg:y2="9.733cm">
          <text:p/>
        </draw:line>
        <draw:line draw:style-name="gr15" draw:text-style-name="P7" draw:layer="layout" svg:x1="9.78cm" svg:y1="10.338cm" svg:x2="13.97cm" svg:y2="10.338cm">
          <text:p/>
        </draw:line>
        <draw:line draw:style-name="gr15" draw:text-style-name="P7" draw:layer="layout" svg:x1="9.78cm" svg:y1="10.94cm" svg:x2="13.97cm" svg:y2="10.94cm">
          <text:p/>
        </draw:line>
        <draw:line draw:style-name="gr15" draw:text-style-name="P7" draw:layer="layout" svg:x1="9.78cm" svg:y1="11.545cm" svg:x2="13.97cm" svg:y2="11.545cm">
          <text:p/>
        </draw:line>
        <draw:line draw:style-name="gr15" draw:text-style-name="P7" draw:layer="layout" svg:x1="9.78cm" svg:y1="12.15cm" svg:x2="13.97cm" svg:y2="12.15cm">
          <text:p/>
        </draw:line>
        <draw:line draw:style-name="gr15" draw:text-style-name="P7" draw:layer="layout" svg:x1="9.78cm" svg:y1="12.753cm" svg:x2="13.97cm" svg:y2="12.753cm">
          <text:p/>
        </draw:line>
        <draw:line draw:style-name="gr15" draw:text-style-name="P7" draw:layer="layout" svg:x1="9.78cm" svg:y1="13.356cm" svg:x2="13.97cm" svg:y2="13.356cm">
          <text:p/>
        </draw:line>
        <draw:line draw:style-name="gr15" draw:text-style-name="P7" draw:layer="layout" svg:x1="9.78cm" svg:y1="13.959cm" svg:x2="13.97cm" svg:y2="13.959cm">
          <text:p/>
        </draw:line>
        <draw:line draw:style-name="gr15" draw:text-style-name="P7" draw:layer="layout" svg:x1="9.78cm" svg:y1="14.572cm" svg:x2="13.97cm" svg:y2="14.572cm">
          <text:p/>
        </draw:line>
        <draw:line draw:style-name="gr15" draw:text-style-name="P7" draw:layer="layout" svg:x1="9.78cm" svg:y1="15.176cm" svg:x2="13.97cm" svg:y2="15.176cm">
          <text:p/>
        </draw:line>
        <draw:line draw:style-name="gr15" draw:text-style-name="P7" draw:layer="layout" svg:x1="9.78cm" svg:y1="15.783cm" svg:x2="13.969cm" svg:y2="15.783cm">
          <text:p/>
        </draw:line>
        <draw:line draw:style-name="gr15" draw:text-style-name="P7" draw:layer="layout" svg:x1="9.78cm" svg:y1="16.386cm" svg:x2="13.97cm" svg:y2="16.386cm">
          <text:p/>
        </draw:line>
        <draw:line draw:style-name="gr15" draw:text-style-name="P7" draw:layer="layout" svg:x1="9.78cm" svg:y1="16.991cm" svg:x2="13.97cm" svg:y2="16.991cm">
          <text:p/>
        </draw:line>
        <draw:line draw:style-name="gr15" draw:text-style-name="P7" draw:layer="layout" svg:x1="9.78cm" svg:y1="17.592cm" svg:x2="13.97cm" svg:y2="17.592cm">
          <text:p/>
        </draw:line>
        <draw:line draw:style-name="gr15" draw:text-style-name="P7" draw:layer="layout" svg:x1="9.78cm" svg:y1="18.197cm" svg:x2="13.97cm" svg:y2="18.197cm">
          <text:p/>
        </draw:line>
        <draw:line draw:style-name="gr15" draw:text-style-name="P7" draw:layer="layout" svg:x1="9.78cm" svg:y1="18.802cm" svg:x2="13.97cm" svg:y2="18.802cm">
          <text:p/>
        </draw:line>
        <draw:line draw:style-name="gr15" draw:text-style-name="P7" draw:layer="layout" svg:x1="9.78cm" svg:y1="19.405cm" svg:x2="13.97cm" svg:y2="19.405cm">
          <text:p/>
        </draw:line>
        <draw:line draw:style-name="gr15" draw:text-style-name="P7" draw:layer="layout" svg:x1="9.78cm" svg:y1="20.009cm" svg:x2="13.97cm" svg:y2="20.009cm">
          <text:p/>
        </draw:line>
        <draw:line draw:style-name="gr15" draw:text-style-name="P7" draw:layer="layout" svg:x1="9.78cm" svg:y1="20.612cm" svg:x2="13.97cm" svg:y2="20.612cm">
          <text:p/>
        </draw:line>
        <draw:frame draw:style-name="gr7" draw:text-style-name="P6" draw:layer="layout" svg:width="0.41cm" svg:height="0.617cm" svg:x="9.815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9.815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9.815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9.815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9.815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9.815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9.815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9.815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9.815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line draw:style-name="gr15" draw:text-style-name="P7" draw:layer="layout" svg:x1="14.242cm" svg:y1="20.612cm" svg:x2="18.432cm" svg:y2="20.612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4.277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line draw:style-name="gr15" draw:text-style-name="P7" draw:layer="layout" svg:x1="23.053cm" svg:y1="20.612cm" svg:x2="27.243cm" svg:y2="20.612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23.088cm" svg:y="20.273cm">
          <draw:text-box>
            <text:p text:style-name="P1"><text:span text:style-name="T4">31</text:span></text:p>
          </draw:text-box>
        </draw:frame>
        <draw:frame draw:style-name="gr36" draw:text-style-name="P4" draw:layer="layout" svg:width="1.475cm" svg:height="0.533cm" svg:x="7.05cm" svg:y="1.408cm">
          <draw:text-box>
            <text:p text:style-name="P1"><text:span text:style-name="T2">Febr</text:span><text:span text:style-name="T2">ero</text:span></text:p>
          </draw:text-box>
        </draw:frame>
        <draw:frame draw:style-name="gr37" draw:text-style-name="P4" draw:layer="layout" svg:width="1.149cm" svg:height="0.533cm" svg:x="11.151cm" svg:y="1.409cm">
          <draw:text-box>
            <text:p text:style-name="P1"><text:span text:style-name="T2">Marz</text:span><text:span text:style-name="T2">o</text:span></text:p>
          </draw:text-box>
        </draw:frame>
        <draw:frame draw:style-name="gr38" draw:text-style-name="P4" draw:layer="layout" svg:width="0.861cm" svg:height="0.533cm" svg:x="15.95cm" svg:y="1.408cm">
          <draw:text-box>
            <text:p text:style-name="P1"><text:span text:style-name="T2">Abril</text:span></text:p>
          </draw:text-box>
        </draw:frame>
        <draw:frame draw:style-name="gr39" draw:text-style-name="P4" draw:layer="layout" svg:width="1.018cm" svg:height="0.533cm" svg:x="20.35cm" svg:y="1.409cm">
          <draw:text-box>
            <text:p text:style-name="P1"><text:span text:style-name="T2">Mayo</text:span></text:p>
          </draw:text-box>
        </draw:frame>
        <draw:frame draw:style-name="gr40" draw:text-style-name="P4" draw:layer="layout" svg:width="1.01cm" svg:height="0.533cm" svg:x="24.751cm" svg:y="1.41cm">
          <draw:text-box>
            <text:p text:style-name="P1"><text:span text:style-name="T2">Juni</text:span><text:span text:style-name="T2">o</text:span></text:p>
          </draw:text-box>
        </draw:frame>
      </draw:page>
      <draw:page draw:name="page2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41" draw:text-style-name="P4" draw:layer="layout" svg:width="0.874cm" svg:height="0.533cm" svg:x="2.65cm" svg:y="1.407cm">
          <draw:text-box>
            <text:p text:style-name="P1"><text:span text:style-name="T2">Juli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la</text:span><text:span text:style-name="T3">ne</text:span><text:span text:style-name="T3">aci</text:span><text:span text:style-name="T3">on </text:span><text:span text:style-name="T3">an</text:span><text:span text:style-name="T3">ual</text:span></text:p>
          </draw:text-box>
        </draw:frame>
        <draw:frame draw:style-name="gr5" draw:text-style-name="P6" draw:layer="layout" svg:width="0.562cm" svg:height="0.617cm" svg:x="1.002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.002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.002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.002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.002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.002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.002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.002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.002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.002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.002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0.967cm" svg:y1="2.479cm" svg:x2="5.156cm" svg:y2="2.479cm">
          <text:p/>
        </draw:line>
        <draw:line draw:style-name="gr15" draw:text-style-name="P7" draw:layer="layout" svg:x1="0.967cm" svg:y1="3.083cm" svg:x2="5.157cm" svg:y2="3.083cm">
          <text:p/>
        </draw:line>
        <draw:line draw:style-name="gr15" draw:text-style-name="P7" draw:layer="layout" svg:x1="0.967cm" svg:y1="3.687cm" svg:x2="5.157cm" svg:y2="3.687cm">
          <text:p/>
        </draw:line>
        <draw:line draw:style-name="gr15" draw:text-style-name="P7" draw:layer="layout" svg:x1="0.967cm" svg:y1="4.289cm" svg:x2="5.157cm" svg:y2="4.289cm">
          <text:p/>
        </draw:line>
        <draw:line draw:style-name="gr15" draw:text-style-name="P7" draw:layer="layout" svg:x1="0.967cm" svg:y1="4.894cm" svg:x2="5.157cm" svg:y2="4.894cm">
          <text:p/>
        </draw:line>
        <draw:line draw:style-name="gr15" draw:text-style-name="P7" draw:layer="layout" svg:x1="0.967cm" svg:y1="5.499cm" svg:x2="5.157cm" svg:y2="5.499cm">
          <text:p/>
        </draw:line>
        <draw:line draw:style-name="gr15" draw:text-style-name="P7" draw:layer="layout" svg:x1="0.967cm" svg:y1="6.102cm" svg:x2="5.157cm" svg:y2="6.102cm">
          <text:p/>
        </draw:line>
        <draw:line draw:style-name="gr15" draw:text-style-name="P7" draw:layer="layout" svg:x1="0.967cm" svg:y1="6.705cm" svg:x2="5.157cm" svg:y2="6.705cm">
          <text:p/>
        </draw:line>
        <draw:line draw:style-name="gr15" draw:text-style-name="P7" draw:layer="layout" svg:x1="0.967cm" svg:y1="7.308cm" svg:x2="5.157cm" svg:y2="7.308cm">
          <text:p/>
        </draw:line>
        <draw:line draw:style-name="gr15" draw:text-style-name="P7" draw:layer="layout" svg:x1="0.967cm" svg:y1="7.921cm" svg:x2="5.157cm" svg:y2="7.921cm">
          <text:p/>
        </draw:line>
        <draw:line draw:style-name="gr15" draw:text-style-name="P7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6" draw:layer="layout" svg:width="0.563cm" svg:height="0.617cm" svg:x="1.003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.003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.003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.003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.003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.003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03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.00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.003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.00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.00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0.969cm" svg:y1="9.13cm" svg:x2="5.158cm" svg:y2="9.13cm">
          <text:p/>
        </draw:line>
        <draw:line draw:style-name="gr15" draw:text-style-name="P7" draw:layer="layout" svg:x1="0.969cm" svg:y1="9.733cm" svg:x2="5.159cm" svg:y2="9.733cm">
          <text:p/>
        </draw:line>
        <draw:line draw:style-name="gr15" draw:text-style-name="P7" draw:layer="layout" svg:x1="0.969cm" svg:y1="10.338cm" svg:x2="5.159cm" svg:y2="10.338cm">
          <text:p/>
        </draw:line>
        <draw:line draw:style-name="gr15" draw:text-style-name="P7" draw:layer="layout" svg:x1="0.969cm" svg:y1="10.94cm" svg:x2="5.159cm" svg:y2="10.94cm">
          <text:p/>
        </draw:line>
        <draw:line draw:style-name="gr15" draw:text-style-name="P7" draw:layer="layout" svg:x1="0.969cm" svg:y1="11.545cm" svg:x2="5.159cm" svg:y2="11.545cm">
          <text:p/>
        </draw:line>
        <draw:line draw:style-name="gr15" draw:text-style-name="P7" draw:layer="layout" svg:x1="0.969cm" svg:y1="12.15cm" svg:x2="5.159cm" svg:y2="12.15cm">
          <text:p/>
        </draw:line>
        <draw:line draw:style-name="gr15" draw:text-style-name="P7" draw:layer="layout" svg:x1="0.969cm" svg:y1="12.753cm" svg:x2="5.159cm" svg:y2="12.753cm">
          <text:p/>
        </draw:line>
        <draw:line draw:style-name="gr15" draw:text-style-name="P7" draw:layer="layout" svg:x1="0.969cm" svg:y1="13.356cm" svg:x2="5.159cm" svg:y2="13.356cm">
          <text:p/>
        </draw:line>
        <draw:line draw:style-name="gr15" draw:text-style-name="P7" draw:layer="layout" svg:x1="0.969cm" svg:y1="13.959cm" svg:x2="5.159cm" svg:y2="13.959cm">
          <text:p/>
        </draw:line>
        <draw:line draw:style-name="gr15" draw:text-style-name="P7" draw:layer="layout" svg:x1="0.969cm" svg:y1="14.572cm" svg:x2="5.159cm" svg:y2="14.572cm">
          <text:p/>
        </draw:line>
        <draw:line draw:style-name="gr15" draw:text-style-name="P7" draw:layer="layout" svg:x1="0.969cm" svg:y1="15.176cm" svg:x2="5.159cm" svg:y2="15.176cm">
          <text:p/>
        </draw:line>
        <draw:line draw:style-name="gr15" draw:text-style-name="P7" draw:layer="layout" svg:x1="0.969cm" svg:y1="15.783cm" svg:x2="5.158cm" svg:y2="15.783cm">
          <text:p/>
        </draw:line>
        <draw:line draw:style-name="gr15" draw:text-style-name="P7" draw:layer="layout" svg:x1="0.969cm" svg:y1="16.386cm" svg:x2="5.159cm" svg:y2="16.386cm">
          <text:p/>
        </draw:line>
        <draw:line draw:style-name="gr15" draw:text-style-name="P7" draw:layer="layout" svg:x1="0.969cm" svg:y1="16.991cm" svg:x2="5.159cm" svg:y2="16.991cm">
          <text:p/>
        </draw:line>
        <draw:line draw:style-name="gr15" draw:text-style-name="P7" draw:layer="layout" svg:x1="0.969cm" svg:y1="17.592cm" svg:x2="5.159cm" svg:y2="17.592cm">
          <text:p/>
        </draw:line>
        <draw:line draw:style-name="gr15" draw:text-style-name="P7" draw:layer="layout" svg:x1="0.969cm" svg:y1="18.197cm" svg:x2="5.159cm" svg:y2="18.197cm">
          <text:p/>
        </draw:line>
        <draw:line draw:style-name="gr15" draw:text-style-name="P7" draw:layer="layout" svg:x1="0.969cm" svg:y1="18.802cm" svg:x2="5.159cm" svg:y2="18.802cm">
          <text:p/>
        </draw:line>
        <draw:line draw:style-name="gr15" draw:text-style-name="P7" draw:layer="layout" svg:x1="0.969cm" svg:y1="19.405cm" svg:x2="5.159cm" svg:y2="19.405cm">
          <text:p/>
        </draw:line>
        <draw:line draw:style-name="gr15" draw:text-style-name="P7" draw:layer="layout" svg:x1="0.969cm" svg:y1="20.009cm" svg:x2="5.159cm" svg:y2="20.009cm">
          <text:p/>
        </draw:line>
        <draw:line draw:style-name="gr15" draw:text-style-name="P7" draw:layer="layout" svg:x1="0.969cm" svg:y1="20.612cm" svg:x2="5.159cm" svg:y2="20.612cm">
          <text:p/>
        </draw:line>
        <draw:frame draw:style-name="gr18" draw:text-style-name="P6" draw:layer="layout" svg:width="0.411cm" svg:height="0.617cm" svg:x="1.004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.004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.004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.004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.004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.004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.004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.004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.004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5.408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5.408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5.408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5.408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5.408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5.408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5.408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5.408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5.408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5.408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5.408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5.373cm" svg:y1="2.479cm" svg:x2="9.562cm" svg:y2="2.479cm">
          <text:p/>
        </draw:line>
        <draw:line draw:style-name="gr15" draw:text-style-name="P7" draw:layer="layout" svg:x1="5.373cm" svg:y1="3.083cm" svg:x2="9.563cm" svg:y2="3.083cm">
          <text:p/>
        </draw:line>
        <draw:line draw:style-name="gr15" draw:text-style-name="P7" draw:layer="layout" svg:x1="5.373cm" svg:y1="3.687cm" svg:x2="9.563cm" svg:y2="3.687cm">
          <text:p/>
        </draw:line>
        <draw:line draw:style-name="gr15" draw:text-style-name="P7" draw:layer="layout" svg:x1="5.373cm" svg:y1="4.289cm" svg:x2="9.563cm" svg:y2="4.289cm">
          <text:p/>
        </draw:line>
        <draw:line draw:style-name="gr15" draw:text-style-name="P7" draw:layer="layout" svg:x1="5.373cm" svg:y1="4.894cm" svg:x2="9.563cm" svg:y2="4.894cm">
          <text:p/>
        </draw:line>
        <draw:line draw:style-name="gr15" draw:text-style-name="P7" draw:layer="layout" svg:x1="5.373cm" svg:y1="5.499cm" svg:x2="9.563cm" svg:y2="5.499cm">
          <text:p/>
        </draw:line>
        <draw:line draw:style-name="gr15" draw:text-style-name="P7" draw:layer="layout" svg:x1="5.373cm" svg:y1="6.102cm" svg:x2="9.563cm" svg:y2="6.102cm">
          <text:p/>
        </draw:line>
        <draw:line draw:style-name="gr15" draw:text-style-name="P7" draw:layer="layout" svg:x1="5.373cm" svg:y1="6.705cm" svg:x2="9.563cm" svg:y2="6.705cm">
          <text:p/>
        </draw:line>
        <draw:line draw:style-name="gr15" draw:text-style-name="P7" draw:layer="layout" svg:x1="5.373cm" svg:y1="7.308cm" svg:x2="9.563cm" svg:y2="7.308cm">
          <text:p/>
        </draw:line>
        <draw:line draw:style-name="gr15" draw:text-style-name="P7" draw:layer="layout" svg:x1="5.373cm" svg:y1="7.921cm" svg:x2="9.563cm" svg:y2="7.921cm">
          <text:p/>
        </draw:line>
        <draw:line draw:style-name="gr15" draw:text-style-name="P7" draw:layer="layout" svg:x1="5.373cm" svg:y1="8.525cm" svg:x2="9.563cm" svg:y2="8.525cm">
          <text:p/>
        </draw:line>
        <draw:frame draw:style-name="gr5" draw:text-style-name="P6" draw:layer="layout" svg:width="0.562cm" svg:height="0.617cm" svg:x="5.41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5.41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5.41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5.41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5.41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5.41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5.41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5.41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5.41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5.41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5.41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5.375cm" svg:y1="9.13cm" svg:x2="9.564cm" svg:y2="9.13cm">
          <text:p/>
        </draw:line>
        <draw:line draw:style-name="gr15" draw:text-style-name="P7" draw:layer="layout" svg:x1="5.375cm" svg:y1="9.733cm" svg:x2="9.565cm" svg:y2="9.733cm">
          <text:p/>
        </draw:line>
        <draw:line draw:style-name="gr15" draw:text-style-name="P7" draw:layer="layout" svg:x1="5.375cm" svg:y1="10.338cm" svg:x2="9.565cm" svg:y2="10.338cm">
          <text:p/>
        </draw:line>
        <draw:line draw:style-name="gr15" draw:text-style-name="P7" draw:layer="layout" svg:x1="5.375cm" svg:y1="10.94cm" svg:x2="9.565cm" svg:y2="10.94cm">
          <text:p/>
        </draw:line>
        <draw:line draw:style-name="gr15" draw:text-style-name="P7" draw:layer="layout" svg:x1="5.375cm" svg:y1="11.545cm" svg:x2="9.565cm" svg:y2="11.545cm">
          <text:p/>
        </draw:line>
        <draw:line draw:style-name="gr15" draw:text-style-name="P7" draw:layer="layout" svg:x1="5.375cm" svg:y1="12.15cm" svg:x2="9.565cm" svg:y2="12.15cm">
          <text:p/>
        </draw:line>
        <draw:line draw:style-name="gr15" draw:text-style-name="P7" draw:layer="layout" svg:x1="5.375cm" svg:y1="12.753cm" svg:x2="9.565cm" svg:y2="12.753cm">
          <text:p/>
        </draw:line>
        <draw:line draw:style-name="gr15" draw:text-style-name="P7" draw:layer="layout" svg:x1="5.375cm" svg:y1="13.356cm" svg:x2="9.565cm" svg:y2="13.356cm">
          <text:p/>
        </draw:line>
        <draw:line draw:style-name="gr15" draw:text-style-name="P7" draw:layer="layout" svg:x1="5.375cm" svg:y1="13.959cm" svg:x2="9.565cm" svg:y2="13.959cm">
          <text:p/>
        </draw:line>
        <draw:line draw:style-name="gr15" draw:text-style-name="P7" draw:layer="layout" svg:x1="5.375cm" svg:y1="14.572cm" svg:x2="9.565cm" svg:y2="14.572cm">
          <text:p/>
        </draw:line>
        <draw:line draw:style-name="gr15" draw:text-style-name="P7" draw:layer="layout" svg:x1="5.375cm" svg:y1="15.176cm" svg:x2="9.565cm" svg:y2="15.176cm">
          <text:p/>
        </draw:line>
        <draw:line draw:style-name="gr15" draw:text-style-name="P7" draw:layer="layout" svg:x1="5.375cm" svg:y1="15.783cm" svg:x2="9.564cm" svg:y2="15.783cm">
          <text:p/>
        </draw:line>
        <draw:line draw:style-name="gr15" draw:text-style-name="P7" draw:layer="layout" svg:x1="5.375cm" svg:y1="16.386cm" svg:x2="9.565cm" svg:y2="16.386cm">
          <text:p/>
        </draw:line>
        <draw:line draw:style-name="gr15" draw:text-style-name="P7" draw:layer="layout" svg:x1="5.375cm" svg:y1="16.991cm" svg:x2="9.565cm" svg:y2="16.991cm">
          <text:p/>
        </draw:line>
        <draw:line draw:style-name="gr15" draw:text-style-name="P7" draw:layer="layout" svg:x1="5.375cm" svg:y1="17.592cm" svg:x2="9.565cm" svg:y2="17.592cm">
          <text:p/>
        </draw:line>
        <draw:line draw:style-name="gr15" draw:text-style-name="P7" draw:layer="layout" svg:x1="5.375cm" svg:y1="18.197cm" svg:x2="9.565cm" svg:y2="18.197cm">
          <text:p/>
        </draw:line>
        <draw:line draw:style-name="gr15" draw:text-style-name="P7" draw:layer="layout" svg:x1="5.375cm" svg:y1="18.802cm" svg:x2="9.565cm" svg:y2="18.802cm">
          <text:p/>
        </draw:line>
        <draw:line draw:style-name="gr15" draw:text-style-name="P7" draw:layer="layout" svg:x1="5.375cm" svg:y1="19.405cm" svg:x2="9.565cm" svg:y2="19.405cm">
          <text:p/>
        </draw:line>
        <draw:line draw:style-name="gr15" draw:text-style-name="P7" draw:layer="layout" svg:x1="5.375cm" svg:y1="20.009cm" svg:x2="9.565cm" svg:y2="20.009cm">
          <text:p/>
        </draw:line>
        <draw:line draw:style-name="gr15" draw:text-style-name="P7" draw:layer="layout" svg:x1="5.375cm" svg:y1="20.612cm" svg:x2="9.565cm" svg:y2="20.612cm">
          <text:p/>
        </draw:line>
        <draw:frame draw:style-name="gr18" draw:text-style-name="P6" draw:layer="layout" svg:width="0.411cm" svg:height="0.617cm" svg:x="5.41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5.41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5.41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5.41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5.41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5.41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5.41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5.41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5.41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9.813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9.813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9.813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9.813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9.813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9.813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9.813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9.813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9.813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9.813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9.813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9.778cm" svg:y1="2.479cm" svg:x2="13.967cm" svg:y2="2.479cm">
          <text:p/>
        </draw:line>
        <draw:line draw:style-name="gr15" draw:text-style-name="P7" draw:layer="layout" svg:x1="9.778cm" svg:y1="3.083cm" svg:x2="13.968cm" svg:y2="3.083cm">
          <text:p/>
        </draw:line>
        <draw:line draw:style-name="gr15" draw:text-style-name="P7" draw:layer="layout" svg:x1="9.778cm" svg:y1="3.687cm" svg:x2="13.968cm" svg:y2="3.687cm">
          <text:p/>
        </draw:line>
        <draw:line draw:style-name="gr15" draw:text-style-name="P7" draw:layer="layout" svg:x1="9.778cm" svg:y1="4.289cm" svg:x2="13.968cm" svg:y2="4.289cm">
          <text:p/>
        </draw:line>
        <draw:line draw:style-name="gr15" draw:text-style-name="P7" draw:layer="layout" svg:x1="9.778cm" svg:y1="4.894cm" svg:x2="13.968cm" svg:y2="4.894cm">
          <text:p/>
        </draw:line>
        <draw:line draw:style-name="gr15" draw:text-style-name="P7" draw:layer="layout" svg:x1="9.778cm" svg:y1="5.499cm" svg:x2="13.968cm" svg:y2="5.499cm">
          <text:p/>
        </draw:line>
        <draw:line draw:style-name="gr15" draw:text-style-name="P7" draw:layer="layout" svg:x1="9.778cm" svg:y1="6.102cm" svg:x2="13.968cm" svg:y2="6.102cm">
          <text:p/>
        </draw:line>
        <draw:line draw:style-name="gr15" draw:text-style-name="P7" draw:layer="layout" svg:x1="9.778cm" svg:y1="6.705cm" svg:x2="13.968cm" svg:y2="6.705cm">
          <text:p/>
        </draw:line>
        <draw:line draw:style-name="gr15" draw:text-style-name="P7" draw:layer="layout" svg:x1="9.778cm" svg:y1="7.308cm" svg:x2="13.968cm" svg:y2="7.308cm">
          <text:p/>
        </draw:line>
        <draw:line draw:style-name="gr15" draw:text-style-name="P7" draw:layer="layout" svg:x1="9.778cm" svg:y1="7.921cm" svg:x2="13.968cm" svg:y2="7.921cm">
          <text:p/>
        </draw:line>
        <draw:line draw:style-name="gr15" draw:text-style-name="P7" draw:layer="layout" svg:x1="9.778cm" svg:y1="8.525cm" svg:x2="13.968cm" svg:y2="8.525cm">
          <text:p/>
        </draw:line>
        <draw:frame draw:style-name="gr16" draw:text-style-name="P6" draw:layer="layout" svg:width="0.563cm" svg:height="0.617cm" svg:x="9.814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9.814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9.814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9.814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9.814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9.814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9.814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9.814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9.814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9.814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9.814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9.78cm" svg:y1="9.13cm" svg:x2="13.969cm" svg:y2="9.13cm">
          <text:p/>
        </draw:line>
        <draw:line draw:style-name="gr15" draw:text-style-name="P7" draw:layer="layout" svg:x1="9.78cm" svg:y1="9.733cm" svg:x2="13.97cm" svg:y2="9.733cm">
          <text:p/>
        </draw:line>
        <draw:line draw:style-name="gr15" draw:text-style-name="P7" draw:layer="layout" svg:x1="9.78cm" svg:y1="10.338cm" svg:x2="13.97cm" svg:y2="10.338cm">
          <text:p/>
        </draw:line>
        <draw:line draw:style-name="gr15" draw:text-style-name="P7" draw:layer="layout" svg:x1="9.78cm" svg:y1="10.94cm" svg:x2="13.97cm" svg:y2="10.94cm">
          <text:p/>
        </draw:line>
        <draw:line draw:style-name="gr15" draw:text-style-name="P7" draw:layer="layout" svg:x1="9.78cm" svg:y1="11.545cm" svg:x2="13.97cm" svg:y2="11.545cm">
          <text:p/>
        </draw:line>
        <draw:line draw:style-name="gr15" draw:text-style-name="P7" draw:layer="layout" svg:x1="9.78cm" svg:y1="12.15cm" svg:x2="13.97cm" svg:y2="12.15cm">
          <text:p/>
        </draw:line>
        <draw:line draw:style-name="gr15" draw:text-style-name="P7" draw:layer="layout" svg:x1="9.78cm" svg:y1="12.753cm" svg:x2="13.97cm" svg:y2="12.753cm">
          <text:p/>
        </draw:line>
        <draw:line draw:style-name="gr15" draw:text-style-name="P7" draw:layer="layout" svg:x1="9.78cm" svg:y1="13.356cm" svg:x2="13.97cm" svg:y2="13.356cm">
          <text:p/>
        </draw:line>
        <draw:line draw:style-name="gr15" draw:text-style-name="P7" draw:layer="layout" svg:x1="9.78cm" svg:y1="13.959cm" svg:x2="13.97cm" svg:y2="13.959cm">
          <text:p/>
        </draw:line>
        <draw:line draw:style-name="gr15" draw:text-style-name="P7" draw:layer="layout" svg:x1="9.78cm" svg:y1="14.572cm" svg:x2="13.97cm" svg:y2="14.572cm">
          <text:p/>
        </draw:line>
        <draw:line draw:style-name="gr15" draw:text-style-name="P7" draw:layer="layout" svg:x1="9.78cm" svg:y1="15.176cm" svg:x2="13.97cm" svg:y2="15.176cm">
          <text:p/>
        </draw:line>
        <draw:line draw:style-name="gr15" draw:text-style-name="P7" draw:layer="layout" svg:x1="9.78cm" svg:y1="15.783cm" svg:x2="13.969cm" svg:y2="15.783cm">
          <text:p/>
        </draw:line>
        <draw:line draw:style-name="gr15" draw:text-style-name="P7" draw:layer="layout" svg:x1="9.78cm" svg:y1="16.386cm" svg:x2="13.97cm" svg:y2="16.386cm">
          <text:p/>
        </draw:line>
        <draw:line draw:style-name="gr15" draw:text-style-name="P7" draw:layer="layout" svg:x1="9.78cm" svg:y1="16.991cm" svg:x2="13.97cm" svg:y2="16.991cm">
          <text:p/>
        </draw:line>
        <draw:line draw:style-name="gr15" draw:text-style-name="P7" draw:layer="layout" svg:x1="9.78cm" svg:y1="17.592cm" svg:x2="13.97cm" svg:y2="17.592cm">
          <text:p/>
        </draw:line>
        <draw:line draw:style-name="gr15" draw:text-style-name="P7" draw:layer="layout" svg:x1="9.78cm" svg:y1="18.197cm" svg:x2="13.97cm" svg:y2="18.197cm">
          <text:p/>
        </draw:line>
        <draw:line draw:style-name="gr15" draw:text-style-name="P7" draw:layer="layout" svg:x1="9.78cm" svg:y1="18.802cm" svg:x2="13.97cm" svg:y2="18.802cm">
          <text:p/>
        </draw:line>
        <draw:line draw:style-name="gr15" draw:text-style-name="P7" draw:layer="layout" svg:x1="9.78cm" svg:y1="19.405cm" svg:x2="13.97cm" svg:y2="19.405cm">
          <text:p/>
        </draw:line>
        <draw:line draw:style-name="gr15" draw:text-style-name="P7" draw:layer="layout" svg:x1="9.78cm" svg:y1="20.009cm" svg:x2="13.97cm" svg:y2="20.009cm">
          <text:p/>
        </draw:line>
        <draw:line draw:style-name="gr15" draw:text-style-name="P7" draw:layer="layout" svg:x1="9.78cm" svg:y1="20.612cm" svg:x2="13.97cm" svg:y2="20.612cm">
          <text:p/>
        </draw:line>
        <draw:frame draw:style-name="gr7" draw:text-style-name="P6" draw:layer="layout" svg:width="0.41cm" svg:height="0.617cm" svg:x="9.815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9.815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9.815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9.815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9.815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9.815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9.815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9.815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9.815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line draw:style-name="gr15" draw:text-style-name="P7" draw:layer="layout" svg:x1="14.242cm" svg:y1="20.612cm" svg:x2="18.432cm" svg:y2="20.612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4.277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line draw:style-name="gr15" draw:text-style-name="P7" draw:layer="layout" svg:x1="23.053cm" svg:y1="20.612cm" svg:x2="27.243cm" svg:y2="20.612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23.088cm" svg:y="20.273cm">
          <draw:text-box>
            <text:p text:style-name="P1"><text:span text:style-name="T4">31</text:span></text:p>
          </draw:text-box>
        </draw:frame>
        <draw:frame draw:style-name="gr42" draw:text-style-name="P4" draw:layer="layout" svg:width="1.327cm" svg:height="0.533cm" svg:x="6.95cm" svg:y="1.408cm">
          <draw:text-box>
            <text:p text:style-name="P1"><text:span text:style-name="T2">Agos</text:span><text:span text:style-name="T2">to</text:span></text:p>
          </draw:text-box>
        </draw:frame>
        <draw:frame draw:style-name="gr43" draw:text-style-name="P4" draw:layer="layout" svg:width="2.153cm" svg:height="0.533cm" svg:x="10.951cm" svg:y="1.409cm">
          <draw:text-box>
            <text:p text:style-name="P1"><text:span text:style-name="T2">Septi</text:span><text:span text:style-name="T2">embr</text:span><text:span text:style-name="T2">e</text:span></text:p>
          </draw:text-box>
        </draw:frame>
        <draw:frame draw:style-name="gr44" draw:text-style-name="P4" draw:layer="layout" svg:width="1.518cm" svg:height="0.533cm" svg:x="15.65cm" svg:y="1.408cm">
          <draw:text-box>
            <text:p text:style-name="P1"><text:span text:style-name="T2">Octu</text:span><text:span text:style-name="T2">bre</text:span></text:p>
          </draw:text-box>
        </draw:frame>
        <draw:frame draw:style-name="gr45" draw:text-style-name="P4" draw:layer="layout" svg:width="2.051cm" svg:height="0.533cm" svg:x="19.75cm" svg:y="1.409cm">
          <draw:text-box>
            <text:p text:style-name="P1"><text:span text:style-name="T2">Novi</text:span><text:span text:style-name="T2">embr</text:span><text:span text:style-name="T2">e</text:span></text:p>
          </draw:text-box>
        </draw:frame>
        <draw:frame draw:style-name="gr46" draw:text-style-name="P4" draw:layer="layout" svg:width="1.907cm" svg:height="0.533cm" svg:x="24.251cm" svg:y="1.41cm">
          <draw:text-box>
            <text:p text:style-name="P1"><text:span text:style-name="T2">Dicie</text:span><text:span text:style-name="T2">mbre</text:span></text:p>
          </draw:text-box>
        </draw:frame>
      </draw:page>
      <draw:page draw:name="page3" draw:style-name="dp1" draw:master-page-name="master-page79"/>
      <draw:page draw:name="page4" draw:style-name="dp1" draw:master-page-name="master-page79">
        <draw:line draw:style-name="gr2" draw:text-style-name="P3" draw:layer="layout" svg:x1="0.706cm" svg:y1="1.961cm" svg:x2="13.956cm" svg:y2="1.961cm">
          <text:p/>
        </draw:line>
        <draw:frame draw:style-name="gr47" draw:text-style-name="P5" draw:layer="layout" svg:width="5.184cm" svg:height="0.776cm" svg:x="0.92cm" svg:y="0.697cm">
          <draw:text-box>
            <text:p text:style-name="P1"><text:span text:style-name="T3">Ga</text:span><text:span text:style-name="T3">sto</text:span><text:span text:style-name="T3">s </text:span><text:span text:style-name="T3">me</text:span><text:span text:style-name="T3">ns</text:span><text:span text:style-name="T3">ual</text:span><text:span text:style-name="T3">es</text:span></text:p>
          </draw:text-box>
        </draw:frame>
        <draw:line draw:style-name="gr15" draw:text-style-name="P7" draw:layer="layout" svg:x1="0.967cm" svg:y1="2.479cm" svg:x2="3.767cm" svg:y2="2.479cm">
          <text:p/>
        </draw:line>
        <draw:line draw:style-name="gr15" draw:text-style-name="P7" draw:layer="layout" svg:x1="0.967cm" svg:y1="3.083cm" svg:x2="3.767cm" svg:y2="3.083cm">
          <text:p/>
        </draw:line>
        <draw:line draw:style-name="gr15" draw:text-style-name="P7" draw:layer="layout" svg:x1="0.967cm" svg:y1="3.687cm" svg:x2="3.767cm" svg:y2="3.687cm">
          <text:p/>
        </draw:line>
        <draw:line draw:style-name="gr15" draw:text-style-name="P7" draw:layer="layout" svg:x1="0.967cm" svg:y1="4.289cm" svg:x2="3.767cm" svg:y2="4.289cm">
          <text:p/>
        </draw:line>
        <draw:line draw:style-name="gr15" draw:text-style-name="P7" draw:layer="layout" svg:x1="0.967cm" svg:y1="4.894cm" svg:x2="3.767cm" svg:y2="4.894cm">
          <text:p/>
        </draw:line>
        <draw:line draw:style-name="gr15" draw:text-style-name="P7" draw:layer="layout" svg:x1="0.967cm" svg:y1="5.499cm" svg:x2="3.767cm" svg:y2="5.499cm">
          <text:p/>
        </draw:line>
        <draw:line draw:style-name="gr15" draw:text-style-name="P7" draw:layer="layout" svg:x1="0.967cm" svg:y1="6.102cm" svg:x2="3.767cm" svg:y2="6.102cm">
          <text:p/>
        </draw:line>
        <draw:line draw:style-name="gr15" draw:text-style-name="P7" draw:layer="layout" svg:x1="0.967cm" svg:y1="6.705cm" svg:x2="3.767cm" svg:y2="6.705cm">
          <text:p/>
        </draw:line>
        <draw:line draw:style-name="gr15" draw:text-style-name="P7" draw:layer="layout" svg:x1="0.967cm" svg:y1="7.308cm" svg:x2="3.767cm" svg:y2="7.308cm">
          <text:p/>
        </draw:line>
        <draw:line draw:style-name="gr15" draw:text-style-name="P7" draw:layer="layout" svg:x1="0.967cm" svg:y1="7.921cm" svg:x2="3.767cm" svg:y2="7.921cm">
          <text:p/>
        </draw:line>
        <draw:line draw:style-name="gr15" draw:text-style-name="P7" draw:layer="layout" svg:x1="0.967cm" svg:y1="8.525cm" svg:x2="3.767cm" svg:y2="8.525cm">
          <text:p/>
        </draw:line>
        <draw:line draw:style-name="gr2" draw:text-style-name="P3" draw:layer="layout" svg:x1="14.407cm" svg:y1="1.964cm" svg:x2="27.256cm" svg:y2="1.964cm">
          <text:p/>
        </draw:line>
        <draw:line draw:style-name="gr15" draw:text-style-name="P7" draw:layer="layout" svg:x1="0.968cm" svg:y1="9.13cm" svg:x2="3.768cm" svg:y2="9.13cm">
          <text:p/>
        </draw:line>
        <draw:line draw:style-name="gr15" draw:text-style-name="P7" draw:layer="layout" svg:x1="0.968cm" svg:y1="9.733cm" svg:x2="3.768cm" svg:y2="9.733cm">
          <text:p/>
        </draw:line>
        <draw:line draw:style-name="gr15" draw:text-style-name="P7" draw:layer="layout" svg:x1="0.968cm" svg:y1="10.338cm" svg:x2="3.768cm" svg:y2="10.338cm">
          <text:p/>
        </draw:line>
        <draw:line draw:style-name="gr15" draw:text-style-name="P7" draw:layer="layout" svg:x1="0.968cm" svg:y1="10.94cm" svg:x2="3.768cm" svg:y2="10.94cm">
          <text:p/>
        </draw:line>
        <draw:line draw:style-name="gr15" draw:text-style-name="P7" draw:layer="layout" svg:x1="0.968cm" svg:y1="11.545cm" svg:x2="3.768cm" svg:y2="11.545cm">
          <text:p/>
        </draw:line>
        <draw:line draw:style-name="gr15" draw:text-style-name="P7" draw:layer="layout" svg:x1="0.97cm" svg:y1="12.15cm" svg:x2="7.108cm" svg:y2="12.15cm">
          <text:p/>
        </draw:line>
        <draw:line draw:style-name="gr15" draw:text-style-name="P7" draw:layer="layout" svg:x1="0.97cm" svg:y1="12.753cm" svg:x2="7.108cm" svg:y2="12.753cm">
          <text:p/>
        </draw:line>
        <draw:line draw:style-name="gr15" draw:text-style-name="P7" draw:layer="layout" svg:x1="0.97cm" svg:y1="13.356cm" svg:x2="7.108cm" svg:y2="13.356cm">
          <text:p/>
        </draw:line>
        <draw:line draw:style-name="gr15" draw:text-style-name="P7" draw:layer="layout" svg:x1="0.97cm" svg:y1="13.959cm" svg:x2="7.108cm" svg:y2="13.959cm">
          <text:p/>
        </draw:line>
        <draw:line draw:style-name="gr15" draw:text-style-name="P7" draw:layer="layout" svg:x1="0.97cm" svg:y1="14.572cm" svg:x2="7.108cm" svg:y2="14.572cm">
          <text:p/>
        </draw:line>
        <draw:line draw:style-name="gr15" draw:text-style-name="P7" draw:layer="layout" svg:x1="0.97cm" svg:y1="15.176cm" svg:x2="7.108cm" svg:y2="15.176cm">
          <text:p/>
        </draw:line>
        <draw:line draw:style-name="gr15" draw:text-style-name="P7" draw:layer="layout" svg:x1="0.97cm" svg:y1="15.783cm" svg:x2="7.107cm" svg:y2="15.783cm">
          <text:p/>
        </draw:line>
        <draw:line draw:style-name="gr15" draw:text-style-name="P7" draw:layer="layout" svg:x1="0.97cm" svg:y1="16.386cm" svg:x2="7.108cm" svg:y2="16.386cm">
          <text:p/>
        </draw:line>
        <draw:line draw:style-name="gr15" draw:text-style-name="P7" draw:layer="layout" svg:x1="0.97cm" svg:y1="16.991cm" svg:x2="7.108cm" svg:y2="16.991cm">
          <text:p/>
        </draw:line>
        <draw:line draw:style-name="gr15" draw:text-style-name="P7" draw:layer="layout" svg:x1="0.97cm" svg:y1="17.592cm" svg:x2="7.108cm" svg:y2="17.592cm">
          <text:p/>
        </draw:line>
        <draw:line draw:style-name="gr15" draw:text-style-name="P7" draw:layer="layout" svg:x1="0.97cm" svg:y1="18.197cm" svg:x2="7.108cm" svg:y2="18.197cm">
          <text:p/>
        </draw:line>
        <draw:line draw:style-name="gr15" draw:text-style-name="P7" draw:layer="layout" svg:x1="0.97cm" svg:y1="18.802cm" svg:x2="7.108cm" svg:y2="18.802cm">
          <text:p/>
        </draw:line>
        <draw:line draw:style-name="gr15" draw:text-style-name="P7" draw:layer="layout" svg:x1="0.97cm" svg:y1="19.405cm" svg:x2="7.108cm" svg:y2="19.405cm">
          <text:p/>
        </draw:line>
        <draw:line draw:style-name="gr15" draw:text-style-name="P7" draw:layer="layout" svg:x1="0.97cm" svg:y1="20.009cm" svg:x2="7.108cm" svg:y2="20.009cm">
          <text:p/>
        </draw:line>
        <draw:line draw:style-name="gr15" draw:text-style-name="P7" draw:layer="layout" svg:x1="0.97cm" svg:y1="20.612cm" svg:x2="7.108cm" svg:y2="20.612cm">
          <text:p/>
        </draw:line>
        <draw:line draw:style-name="gr15" draw:text-style-name="P7" draw:layer="layout" svg:x1="3.938cm" svg:y1="2.479cm" svg:x2="5.429cm" svg:y2="2.479cm">
          <text:p/>
        </draw:line>
        <draw:line draw:style-name="gr15" draw:text-style-name="P7" draw:layer="layout" svg:x1="3.938cm" svg:y1="3.083cm" svg:x2="5.43cm" svg:y2="3.083cm">
          <text:p/>
        </draw:line>
        <draw:line draw:style-name="gr15" draw:text-style-name="P7" draw:layer="layout" svg:x1="3.938cm" svg:y1="3.687cm" svg:x2="5.43cm" svg:y2="3.687cm">
          <text:p/>
        </draw:line>
        <draw:line draw:style-name="gr15" draw:text-style-name="P7" draw:layer="layout" svg:x1="3.938cm" svg:y1="4.289cm" svg:x2="5.43cm" svg:y2="4.289cm">
          <text:p/>
        </draw:line>
        <draw:line draw:style-name="gr15" draw:text-style-name="P7" draw:layer="layout" svg:x1="3.938cm" svg:y1="4.894cm" svg:x2="5.43cm" svg:y2="4.894cm">
          <text:p/>
        </draw:line>
        <draw:line draw:style-name="gr15" draw:text-style-name="P7" draw:layer="layout" svg:x1="3.938cm" svg:y1="5.499cm" svg:x2="5.43cm" svg:y2="5.499cm">
          <text:p/>
        </draw:line>
        <draw:line draw:style-name="gr15" draw:text-style-name="P7" draw:layer="layout" svg:x1="3.938cm" svg:y1="6.102cm" svg:x2="5.43cm" svg:y2="6.102cm">
          <text:p/>
        </draw:line>
        <draw:line draw:style-name="gr15" draw:text-style-name="P7" draw:layer="layout" svg:x1="3.938cm" svg:y1="6.705cm" svg:x2="5.43cm" svg:y2="6.705cm">
          <text:p/>
        </draw:line>
        <draw:line draw:style-name="gr15" draw:text-style-name="P7" draw:layer="layout" svg:x1="3.938cm" svg:y1="7.308cm" svg:x2="5.43cm" svg:y2="7.308cm">
          <text:p/>
        </draw:line>
        <draw:line draw:style-name="gr15" draw:text-style-name="P7" draw:layer="layout" svg:x1="3.938cm" svg:y1="7.921cm" svg:x2="5.43cm" svg:y2="7.921cm">
          <text:p/>
        </draw:line>
        <draw:line draw:style-name="gr15" draw:text-style-name="P7" draw:layer="layout" svg:x1="3.938cm" svg:y1="8.525cm" svg:x2="5.43cm" svg:y2="8.525cm">
          <text:p/>
        </draw:line>
        <draw:line draw:style-name="gr15" draw:text-style-name="P7" draw:layer="layout" svg:x1="3.939cm" svg:y1="9.13cm" svg:x2="5.43cm" svg:y2="9.13cm">
          <text:p/>
        </draw:line>
        <draw:line draw:style-name="gr15" draw:text-style-name="P7" draw:layer="layout" svg:x1="3.939cm" svg:y1="9.733cm" svg:x2="5.431cm" svg:y2="9.733cm">
          <text:p/>
        </draw:line>
        <draw:line draw:style-name="gr15" draw:text-style-name="P7" draw:layer="layout" svg:x1="3.939cm" svg:y1="10.338cm" svg:x2="5.431cm" svg:y2="10.338cm">
          <text:p/>
        </draw:line>
        <draw:line draw:style-name="gr15" draw:text-style-name="P7" draw:layer="layout" svg:x1="3.939cm" svg:y1="10.94cm" svg:x2="5.431cm" svg:y2="10.94cm">
          <text:p/>
        </draw:line>
        <draw:line draw:style-name="gr15" draw:text-style-name="P7" draw:layer="layout" svg:x1="3.939cm" svg:y1="11.545cm" svg:x2="5.431cm" svg:y2="11.545cm">
          <text:p/>
        </draw:line>
        <draw:line draw:style-name="gr15" draw:text-style-name="P7" draw:layer="layout" svg:x1="7.263cm" svg:y1="12.15cm" svg:x2="10.533cm" svg:y2="12.15cm">
          <text:p/>
        </draw:line>
        <draw:line draw:style-name="gr15" draw:text-style-name="P7" draw:layer="layout" svg:x1="7.263cm" svg:y1="12.753cm" svg:x2="10.533cm" svg:y2="12.753cm">
          <text:p/>
        </draw:line>
        <draw:line draw:style-name="gr15" draw:text-style-name="P7" draw:layer="layout" svg:x1="7.263cm" svg:y1="13.356cm" svg:x2="10.533cm" svg:y2="13.356cm">
          <text:p/>
        </draw:line>
        <draw:line draw:style-name="gr15" draw:text-style-name="P7" draw:layer="layout" svg:x1="7.263cm" svg:y1="13.959cm" svg:x2="10.533cm" svg:y2="13.959cm">
          <text:p/>
        </draw:line>
        <draw:line draw:style-name="gr15" draw:text-style-name="P7" draw:layer="layout" svg:x1="7.263cm" svg:y1="14.572cm" svg:x2="10.533cm" svg:y2="14.572cm">
          <text:p/>
        </draw:line>
        <draw:line draw:style-name="gr15" draw:text-style-name="P7" draw:layer="layout" svg:x1="7.263cm" svg:y1="15.176cm" svg:x2="10.533cm" svg:y2="15.176cm">
          <text:p/>
        </draw:line>
        <draw:line draw:style-name="gr15" draw:text-style-name="P7" draw:layer="layout" svg:x1="7.263cm" svg:y1="15.783cm" svg:x2="10.532cm" svg:y2="15.783cm">
          <text:p/>
        </draw:line>
        <draw:line draw:style-name="gr15" draw:text-style-name="P7" draw:layer="layout" svg:x1="7.263cm" svg:y1="16.386cm" svg:x2="10.533cm" svg:y2="16.386cm">
          <text:p/>
        </draw:line>
        <draw:line draw:style-name="gr15" draw:text-style-name="P7" draw:layer="layout" svg:x1="7.263cm" svg:y1="16.991cm" svg:x2="10.533cm" svg:y2="16.991cm">
          <text:p/>
        </draw:line>
        <draw:line draw:style-name="gr15" draw:text-style-name="P7" draw:layer="layout" svg:x1="7.263cm" svg:y1="17.592cm" svg:x2="10.533cm" svg:y2="17.592cm">
          <text:p/>
        </draw:line>
        <draw:line draw:style-name="gr15" draw:text-style-name="P7" draw:layer="layout" svg:x1="7.263cm" svg:y1="18.197cm" svg:x2="10.533cm" svg:y2="18.197cm">
          <text:p/>
        </draw:line>
        <draw:line draw:style-name="gr15" draw:text-style-name="P7" draw:layer="layout" svg:x1="7.263cm" svg:y1="18.802cm" svg:x2="10.533cm" svg:y2="18.802cm">
          <text:p/>
        </draw:line>
        <draw:line draw:style-name="gr15" draw:text-style-name="P7" draw:layer="layout" svg:x1="7.263cm" svg:y1="19.405cm" svg:x2="10.533cm" svg:y2="19.405cm">
          <text:p/>
        </draw:line>
        <draw:line draw:style-name="gr15" draw:text-style-name="P7" draw:layer="layout" svg:x1="7.263cm" svg:y1="20.009cm" svg:x2="10.533cm" svg:y2="20.009cm">
          <text:p/>
        </draw:line>
        <draw:line draw:style-name="gr15" draw:text-style-name="P7" draw:layer="layout" svg:x1="7.263cm" svg:y1="20.612cm" svg:x2="10.533cm" svg:y2="20.612cm">
          <text:p/>
        </draw:line>
        <draw:line draw:style-name="gr15" draw:text-style-name="P7" draw:layer="layout" svg:x1="5.607cm" svg:y1="2.479cm" svg:x2="7.098cm" svg:y2="2.479cm">
          <text:p/>
        </draw:line>
        <draw:line draw:style-name="gr15" draw:text-style-name="P7" draw:layer="layout" svg:x1="5.607cm" svg:y1="3.083cm" svg:x2="7.099cm" svg:y2="3.083cm">
          <text:p/>
        </draw:line>
        <draw:line draw:style-name="gr15" draw:text-style-name="P7" draw:layer="layout" svg:x1="5.607cm" svg:y1="3.687cm" svg:x2="7.099cm" svg:y2="3.687cm">
          <text:p/>
        </draw:line>
        <draw:line draw:style-name="gr15" draw:text-style-name="P7" draw:layer="layout" svg:x1="5.607cm" svg:y1="4.289cm" svg:x2="7.099cm" svg:y2="4.289cm">
          <text:p/>
        </draw:line>
        <draw:line draw:style-name="gr15" draw:text-style-name="P7" draw:layer="layout" svg:x1="5.607cm" svg:y1="4.894cm" svg:x2="7.099cm" svg:y2="4.894cm">
          <text:p/>
        </draw:line>
        <draw:line draw:style-name="gr15" draw:text-style-name="P7" draw:layer="layout" svg:x1="5.607cm" svg:y1="5.499cm" svg:x2="7.099cm" svg:y2="5.499cm">
          <text:p/>
        </draw:line>
        <draw:line draw:style-name="gr15" draw:text-style-name="P7" draw:layer="layout" svg:x1="5.607cm" svg:y1="6.102cm" svg:x2="7.099cm" svg:y2="6.102cm">
          <text:p/>
        </draw:line>
        <draw:line draw:style-name="gr15" draw:text-style-name="P7" draw:layer="layout" svg:x1="5.607cm" svg:y1="6.705cm" svg:x2="7.099cm" svg:y2="6.705cm">
          <text:p/>
        </draw:line>
        <draw:line draw:style-name="gr15" draw:text-style-name="P7" draw:layer="layout" svg:x1="5.607cm" svg:y1="7.308cm" svg:x2="7.099cm" svg:y2="7.308cm">
          <text:p/>
        </draw:line>
        <draw:line draw:style-name="gr15" draw:text-style-name="P7" draw:layer="layout" svg:x1="5.607cm" svg:y1="7.921cm" svg:x2="7.099cm" svg:y2="7.921cm">
          <text:p/>
        </draw:line>
        <draw:line draw:style-name="gr15" draw:text-style-name="P7" draw:layer="layout" svg:x1="5.607cm" svg:y1="8.525cm" svg:x2="7.099cm" svg:y2="8.525cm">
          <text:p/>
        </draw:line>
        <draw:line draw:style-name="gr15" draw:text-style-name="P7" draw:layer="layout" svg:x1="5.607cm" svg:y1="9.13cm" svg:x2="7.098cm" svg:y2="9.13cm">
          <text:p/>
        </draw:line>
        <draw:line draw:style-name="gr15" draw:text-style-name="P7" draw:layer="layout" svg:x1="5.607cm" svg:y1="9.733cm" svg:x2="7.099cm" svg:y2="9.733cm">
          <text:p/>
        </draw:line>
        <draw:line draw:style-name="gr15" draw:text-style-name="P7" draw:layer="layout" svg:x1="5.607cm" svg:y1="10.338cm" svg:x2="7.099cm" svg:y2="10.338cm">
          <text:p/>
        </draw:line>
        <draw:line draw:style-name="gr15" draw:text-style-name="P7" draw:layer="layout" svg:x1="5.607cm" svg:y1="10.94cm" svg:x2="7.099cm" svg:y2="10.94cm">
          <text:p/>
        </draw:line>
        <draw:line draw:style-name="gr15" draw:text-style-name="P7" draw:layer="layout" svg:x1="5.607cm" svg:y1="11.545cm" svg:x2="7.099cm" svg:y2="11.545cm">
          <text:p/>
        </draw:line>
        <draw:line draw:style-name="gr15" draw:text-style-name="P7" draw:layer="layout" svg:x1="10.7cm" svg:y1="12.15cm" svg:x2="13.97cm" svg:y2="12.15cm">
          <text:p/>
        </draw:line>
        <draw:line draw:style-name="gr15" draw:text-style-name="P7" draw:layer="layout" svg:x1="10.7cm" svg:y1="12.753cm" svg:x2="13.97cm" svg:y2="12.753cm">
          <text:p/>
        </draw:line>
        <draw:line draw:style-name="gr15" draw:text-style-name="P7" draw:layer="layout" svg:x1="10.7cm" svg:y1="13.356cm" svg:x2="13.97cm" svg:y2="13.356cm">
          <text:p/>
        </draw:line>
        <draw:line draw:style-name="gr15" draw:text-style-name="P7" draw:layer="layout" svg:x1="10.7cm" svg:y1="13.959cm" svg:x2="13.97cm" svg:y2="13.959cm">
          <text:p/>
        </draw:line>
        <draw:line draw:style-name="gr15" draw:text-style-name="P7" draw:layer="layout" svg:x1="10.7cm" svg:y1="14.572cm" svg:x2="13.97cm" svg:y2="14.572cm">
          <text:p/>
        </draw:line>
        <draw:line draw:style-name="gr15" draw:text-style-name="P7" draw:layer="layout" svg:x1="10.7cm" svg:y1="15.176cm" svg:x2="13.97cm" svg:y2="15.176cm">
          <text:p/>
        </draw:line>
        <draw:line draw:style-name="gr15" draw:text-style-name="P7" draw:layer="layout" svg:x1="10.7cm" svg:y1="15.783cm" svg:x2="13.969cm" svg:y2="15.783cm">
          <text:p/>
        </draw:line>
        <draw:line draw:style-name="gr15" draw:text-style-name="P7" draw:layer="layout" svg:x1="10.7cm" svg:y1="16.386cm" svg:x2="13.97cm" svg:y2="16.386cm">
          <text:p/>
        </draw:line>
        <draw:line draw:style-name="gr15" draw:text-style-name="P7" draw:layer="layout" svg:x1="10.7cm" svg:y1="16.991cm" svg:x2="13.97cm" svg:y2="16.991cm">
          <text:p/>
        </draw:line>
        <draw:line draw:style-name="gr15" draw:text-style-name="P7" draw:layer="layout" svg:x1="10.7cm" svg:y1="17.592cm" svg:x2="13.97cm" svg:y2="17.592cm">
          <text:p/>
        </draw:line>
        <draw:line draw:style-name="gr15" draw:text-style-name="P7" draw:layer="layout" svg:x1="10.7cm" svg:y1="18.197cm" svg:x2="13.97cm" svg:y2="18.197cm">
          <text:p/>
        </draw:line>
        <draw:line draw:style-name="gr15" draw:text-style-name="P7" draw:layer="layout" svg:x1="10.7cm" svg:y1="18.802cm" svg:x2="13.97cm" svg:y2="18.802cm">
          <text:p/>
        </draw:line>
        <draw:line draw:style-name="gr15" draw:text-style-name="P7" draw:layer="layout" svg:x1="10.7cm" svg:y1="19.405cm" svg:x2="13.97cm" svg:y2="19.405cm">
          <text:p/>
        </draw:line>
        <draw:line draw:style-name="gr15" draw:text-style-name="P7" draw:layer="layout" svg:x1="10.7cm" svg:y1="20.009cm" svg:x2="13.97cm" svg:y2="20.009cm">
          <text:p/>
        </draw:line>
        <draw:line draw:style-name="gr15" draw:text-style-name="P7" draw:layer="layout" svg:x1="10.7cm" svg:y1="20.612cm" svg:x2="13.97cm" svg:y2="20.612cm">
          <text:p/>
        </draw:line>
        <draw:line draw:style-name="gr15" draw:text-style-name="P7" draw:layer="layout" svg:x1="14.24cm" svg:y1="2.479cm" svg:x2="20.35cm" svg:y2="2.479cm">
          <text:p/>
        </draw:line>
        <draw:line draw:style-name="gr15" draw:text-style-name="P7" draw:layer="layout" svg:x1="14.24cm" svg:y1="3.083cm" svg:x2="20.351cm" svg:y2="3.083cm">
          <text:p/>
        </draw:line>
        <draw:line draw:style-name="gr15" draw:text-style-name="P7" draw:layer="layout" svg:x1="14.24cm" svg:y1="3.687cm" svg:x2="20.351cm" svg:y2="3.687cm">
          <text:p/>
        </draw:line>
        <draw:line draw:style-name="gr15" draw:text-style-name="P7" draw:layer="layout" svg:x1="14.24cm" svg:y1="4.289cm" svg:x2="20.351cm" svg:y2="4.289cm">
          <text:p/>
        </draw:line>
        <draw:line draw:style-name="gr15" draw:text-style-name="P7" draw:layer="layout" svg:x1="14.24cm" svg:y1="4.894cm" svg:x2="20.351cm" svg:y2="4.894cm">
          <text:p/>
        </draw:line>
        <draw:line draw:style-name="gr15" draw:text-style-name="P7" draw:layer="layout" svg:x1="14.24cm" svg:y1="5.499cm" svg:x2="20.351cm" svg:y2="5.499cm">
          <text:p/>
        </draw:line>
        <draw:line draw:style-name="gr15" draw:text-style-name="P7" draw:layer="layout" svg:x1="14.24cm" svg:y1="6.102cm" svg:x2="20.351cm" svg:y2="6.102cm">
          <text:p/>
        </draw:line>
        <draw:line draw:style-name="gr15" draw:text-style-name="P7" draw:layer="layout" svg:x1="14.24cm" svg:y1="6.705cm" svg:x2="20.351cm" svg:y2="6.705cm">
          <text:p/>
        </draw:line>
        <draw:line draw:style-name="gr15" draw:text-style-name="P7" draw:layer="layout" svg:x1="14.24cm" svg:y1="7.308cm" svg:x2="20.351cm" svg:y2="7.308cm">
          <text:p/>
        </draw:line>
        <draw:line draw:style-name="gr15" draw:text-style-name="P7" draw:layer="layout" svg:x1="14.24cm" svg:y1="7.921cm" svg:x2="20.351cm" svg:y2="7.921cm">
          <text:p/>
        </draw:line>
        <draw:line draw:style-name="gr15" draw:text-style-name="P7" draw:layer="layout" svg:x1="14.24cm" svg:y1="8.525cm" svg:x2="20.351cm" svg:y2="8.525cm">
          <text:p/>
        </draw:line>
        <draw:line draw:style-name="gr15" draw:text-style-name="P7" draw:layer="layout" svg:x1="14.243cm" svg:y1="9.13cm" svg:x2="20.353cm" svg:y2="9.13cm">
          <text:p/>
        </draw:line>
        <draw:line draw:style-name="gr15" draw:text-style-name="P7" draw:layer="layout" svg:x1="14.243cm" svg:y1="9.733cm" svg:x2="20.354cm" svg:y2="9.733cm">
          <text:p/>
        </draw:line>
        <draw:line draw:style-name="gr15" draw:text-style-name="P7" draw:layer="layout" svg:x1="14.243cm" svg:y1="10.338cm" svg:x2="20.354cm" svg:y2="10.338cm">
          <text:p/>
        </draw:line>
        <draw:line draw:style-name="gr15" draw:text-style-name="P7" draw:layer="layout" svg:x1="14.243cm" svg:y1="10.94cm" svg:x2="20.354cm" svg:y2="10.94cm">
          <text:p/>
        </draw:line>
        <draw:line draw:style-name="gr15" draw:text-style-name="P7" draw:layer="layout" svg:x1="14.243cm" svg:y1="11.545cm" svg:x2="20.354cm" svg:y2="11.545cm">
          <text:p/>
        </draw:line>
        <draw:line draw:style-name="gr15" draw:text-style-name="P7" draw:layer="layout" svg:x1="14.243cm" svg:y1="12.15cm" svg:x2="20.354cm" svg:y2="12.15cm">
          <text:p/>
        </draw:line>
        <draw:line draw:style-name="gr15" draw:text-style-name="P7" draw:layer="layout" svg:x1="14.243cm" svg:y1="12.753cm" svg:x2="20.354cm" svg:y2="12.753cm">
          <text:p/>
        </draw:line>
        <draw:line draw:style-name="gr15" draw:text-style-name="P7" draw:layer="layout" svg:x1="14.243cm" svg:y1="13.356cm" svg:x2="20.354cm" svg:y2="13.356cm">
          <text:p/>
        </draw:line>
        <draw:line draw:style-name="gr15" draw:text-style-name="P7" draw:layer="layout" svg:x1="14.243cm" svg:y1="13.959cm" svg:x2="20.354cm" svg:y2="13.959cm">
          <text:p/>
        </draw:line>
        <draw:line draw:style-name="gr15" draw:text-style-name="P7" draw:layer="layout" svg:x1="14.243cm" svg:y1="14.572cm" svg:x2="20.354cm" svg:y2="14.572cm">
          <text:p/>
        </draw:line>
        <draw:line draw:style-name="gr15" draw:text-style-name="P7" draw:layer="layout" svg:x1="14.243cm" svg:y1="15.176cm" svg:x2="20.354cm" svg:y2="15.176cm">
          <text:p/>
        </draw:line>
        <draw:line draw:style-name="gr15" draw:text-style-name="P7" draw:layer="layout" svg:x1="14.243cm" svg:y1="15.783cm" svg:x2="20.353cm" svg:y2="15.783cm">
          <text:p/>
        </draw:line>
        <draw:line draw:style-name="gr15" draw:text-style-name="P7" draw:layer="layout" svg:x1="14.243cm" svg:y1="16.386cm" svg:x2="20.354cm" svg:y2="16.386cm">
          <text:p/>
        </draw:line>
        <draw:line draw:style-name="gr15" draw:text-style-name="P7" draw:layer="layout" svg:x1="14.243cm" svg:y1="16.991cm" svg:x2="20.354cm" svg:y2="16.991cm">
          <text:p/>
        </draw:line>
        <draw:line draw:style-name="gr15" draw:text-style-name="P7" draw:layer="layout" svg:x1="14.243cm" svg:y1="17.592cm" svg:x2="20.354cm" svg:y2="17.592cm">
          <text:p/>
        </draw:line>
        <draw:line draw:style-name="gr15" draw:text-style-name="P7" draw:layer="layout" svg:x1="14.243cm" svg:y1="18.197cm" svg:x2="20.354cm" svg:y2="18.197cm">
          <text:p/>
        </draw:line>
        <draw:line draw:style-name="gr15" draw:text-style-name="P7" draw:layer="layout" svg:x1="14.243cm" svg:y1="18.802cm" svg:x2="20.354cm" svg:y2="18.802cm">
          <text:p/>
        </draw:line>
        <draw:line draw:style-name="gr15" draw:text-style-name="P7" draw:layer="layout" svg:x1="14.243cm" svg:y1="19.405cm" svg:x2="20.354cm" svg:y2="19.405cm">
          <text:p/>
        </draw:line>
        <draw:line draw:style-name="gr15" draw:text-style-name="P7" draw:layer="layout" svg:x1="14.243cm" svg:y1="20.009cm" svg:x2="20.354cm" svg:y2="20.009cm">
          <text:p/>
        </draw:line>
        <draw:line draw:style-name="gr15" draw:text-style-name="P7" draw:layer="layout" svg:x1="14.243cm" svg:y1="20.612cm" svg:x2="20.354cm" svg:y2="20.612cm">
          <text:p/>
        </draw:line>
        <draw:line draw:style-name="gr15" draw:text-style-name="P7" draw:layer="layout" svg:x1="20.513cm" svg:y1="2.479cm" svg:x2="23.792cm" svg:y2="2.479cm">
          <text:p/>
        </draw:line>
        <draw:line draw:style-name="gr15" draw:text-style-name="P7" draw:layer="layout" svg:x1="20.513cm" svg:y1="3.083cm" svg:x2="23.793cm" svg:y2="3.083cm">
          <text:p/>
        </draw:line>
        <draw:line draw:style-name="gr15" draw:text-style-name="P7" draw:layer="layout" svg:x1="20.513cm" svg:y1="3.687cm" svg:x2="23.793cm" svg:y2="3.687cm">
          <text:p/>
        </draw:line>
        <draw:line draw:style-name="gr15" draw:text-style-name="P7" draw:layer="layout" svg:x1="20.513cm" svg:y1="4.289cm" svg:x2="23.793cm" svg:y2="4.289cm">
          <text:p/>
        </draw:line>
        <draw:line draw:style-name="gr15" draw:text-style-name="P7" draw:layer="layout" svg:x1="20.513cm" svg:y1="4.894cm" svg:x2="23.793cm" svg:y2="4.894cm">
          <text:p/>
        </draw:line>
        <draw:line draw:style-name="gr15" draw:text-style-name="P7" draw:layer="layout" svg:x1="20.513cm" svg:y1="5.499cm" svg:x2="23.793cm" svg:y2="5.499cm">
          <text:p/>
        </draw:line>
        <draw:line draw:style-name="gr15" draw:text-style-name="P7" draw:layer="layout" svg:x1="20.513cm" svg:y1="6.102cm" svg:x2="23.793cm" svg:y2="6.102cm">
          <text:p/>
        </draw:line>
        <draw:line draw:style-name="gr15" draw:text-style-name="P7" draw:layer="layout" svg:x1="20.513cm" svg:y1="6.705cm" svg:x2="23.793cm" svg:y2="6.705cm">
          <text:p/>
        </draw:line>
        <draw:line draw:style-name="gr15" draw:text-style-name="P7" draw:layer="layout" svg:x1="20.513cm" svg:y1="7.308cm" svg:x2="23.793cm" svg:y2="7.308cm">
          <text:p/>
        </draw:line>
        <draw:line draw:style-name="gr15" draw:text-style-name="P7" draw:layer="layout" svg:x1="20.513cm" svg:y1="7.921cm" svg:x2="23.793cm" svg:y2="7.921cm">
          <text:p/>
        </draw:line>
        <draw:line draw:style-name="gr15" draw:text-style-name="P7" draw:layer="layout" svg:x1="20.513cm" svg:y1="8.525cm" svg:x2="23.793cm" svg:y2="8.525cm">
          <text:p/>
        </draw:line>
        <draw:line draw:style-name="gr15" draw:text-style-name="P7" draw:layer="layout" svg:x1="20.515cm" svg:y1="9.13cm" svg:x2="23.794cm" svg:y2="9.13cm">
          <text:p/>
        </draw:line>
        <draw:line draw:style-name="gr15" draw:text-style-name="P7" draw:layer="layout" svg:x1="20.515cm" svg:y1="9.733cm" svg:x2="23.795cm" svg:y2="9.733cm">
          <text:p/>
        </draw:line>
        <draw:line draw:style-name="gr15" draw:text-style-name="P7" draw:layer="layout" svg:x1="20.515cm" svg:y1="10.338cm" svg:x2="23.795cm" svg:y2="10.338cm">
          <text:p/>
        </draw:line>
        <draw:line draw:style-name="gr15" draw:text-style-name="P7" draw:layer="layout" svg:x1="20.515cm" svg:y1="10.94cm" svg:x2="23.795cm" svg:y2="10.94cm">
          <text:p/>
        </draw:line>
        <draw:line draw:style-name="gr15" draw:text-style-name="P7" draw:layer="layout" svg:x1="20.515cm" svg:y1="11.545cm" svg:x2="23.795cm" svg:y2="11.545cm">
          <text:p/>
        </draw:line>
        <draw:line draw:style-name="gr15" draw:text-style-name="P7" draw:layer="layout" svg:x1="20.515cm" svg:y1="12.15cm" svg:x2="23.795cm" svg:y2="12.15cm">
          <text:p/>
        </draw:line>
        <draw:line draw:style-name="gr15" draw:text-style-name="P7" draw:layer="layout" svg:x1="20.515cm" svg:y1="12.753cm" svg:x2="23.795cm" svg:y2="12.753cm">
          <text:p/>
        </draw:line>
        <draw:line draw:style-name="gr15" draw:text-style-name="P7" draw:layer="layout" svg:x1="20.515cm" svg:y1="13.356cm" svg:x2="23.795cm" svg:y2="13.356cm">
          <text:p/>
        </draw:line>
        <draw:line draw:style-name="gr15" draw:text-style-name="P7" draw:layer="layout" svg:x1="20.515cm" svg:y1="13.959cm" svg:x2="23.795cm" svg:y2="13.959cm">
          <text:p/>
        </draw:line>
        <draw:line draw:style-name="gr15" draw:text-style-name="P7" draw:layer="layout" svg:x1="20.515cm" svg:y1="14.572cm" svg:x2="23.795cm" svg:y2="14.572cm">
          <text:p/>
        </draw:line>
        <draw:line draw:style-name="gr15" draw:text-style-name="P7" draw:layer="layout" svg:x1="20.515cm" svg:y1="15.176cm" svg:x2="23.795cm" svg:y2="15.176cm">
          <text:p/>
        </draw:line>
        <draw:line draw:style-name="gr15" draw:text-style-name="P7" draw:layer="layout" svg:x1="20.515cm" svg:y1="15.783cm" svg:x2="23.794cm" svg:y2="15.783cm">
          <text:p/>
        </draw:line>
        <draw:line draw:style-name="gr15" draw:text-style-name="P7" draw:layer="layout" svg:x1="20.515cm" svg:y1="16.386cm" svg:x2="23.795cm" svg:y2="16.386cm">
          <text:p/>
        </draw:line>
        <draw:line draw:style-name="gr15" draw:text-style-name="P7" draw:layer="layout" svg:x1="20.515cm" svg:y1="16.991cm" svg:x2="23.795cm" svg:y2="16.991cm">
          <text:p/>
        </draw:line>
        <draw:line draw:style-name="gr15" draw:text-style-name="P7" draw:layer="layout" svg:x1="20.515cm" svg:y1="17.592cm" svg:x2="23.795cm" svg:y2="17.592cm">
          <text:p/>
        </draw:line>
        <draw:line draw:style-name="gr15" draw:text-style-name="P7" draw:layer="layout" svg:x1="20.515cm" svg:y1="18.197cm" svg:x2="23.795cm" svg:y2="18.197cm">
          <text:p/>
        </draw:line>
        <draw:line draw:style-name="gr15" draw:text-style-name="P7" draw:layer="layout" svg:x1="20.515cm" svg:y1="18.802cm" svg:x2="23.795cm" svg:y2="18.802cm">
          <text:p/>
        </draw:line>
        <draw:line draw:style-name="gr15" draw:text-style-name="P7" draw:layer="layout" svg:x1="20.515cm" svg:y1="19.405cm" svg:x2="23.795cm" svg:y2="19.405cm">
          <text:p/>
        </draw:line>
        <draw:line draw:style-name="gr15" draw:text-style-name="P7" draw:layer="layout" svg:x1="20.515cm" svg:y1="20.009cm" svg:x2="23.795cm" svg:y2="20.009cm">
          <text:p/>
        </draw:line>
        <draw:line draw:style-name="gr15" draw:text-style-name="P7" draw:layer="layout" svg:x1="20.515cm" svg:y1="20.612cm" svg:x2="23.795cm" svg:y2="20.612cm">
          <text:p/>
        </draw:line>
        <draw:line draw:style-name="gr15" draw:text-style-name="P7" draw:layer="layout" svg:x1="23.961cm" svg:y1="2.479cm" svg:x2="27.24cm" svg:y2="2.479cm">
          <text:p/>
        </draw:line>
        <draw:line draw:style-name="gr15" draw:text-style-name="P7" draw:layer="layout" svg:x1="23.961cm" svg:y1="3.083cm" svg:x2="27.241cm" svg:y2="3.083cm">
          <text:p/>
        </draw:line>
        <draw:line draw:style-name="gr15" draw:text-style-name="P7" draw:layer="layout" svg:x1="23.961cm" svg:y1="3.687cm" svg:x2="27.241cm" svg:y2="3.687cm">
          <text:p/>
        </draw:line>
        <draw:line draw:style-name="gr15" draw:text-style-name="P7" draw:layer="layout" svg:x1="23.961cm" svg:y1="4.289cm" svg:x2="27.241cm" svg:y2="4.289cm">
          <text:p/>
        </draw:line>
        <draw:line draw:style-name="gr15" draw:text-style-name="P7" draw:layer="layout" svg:x1="23.961cm" svg:y1="4.894cm" svg:x2="27.241cm" svg:y2="4.894cm">
          <text:p/>
        </draw:line>
        <draw:line draw:style-name="gr15" draw:text-style-name="P7" draw:layer="layout" svg:x1="23.961cm" svg:y1="5.499cm" svg:x2="27.241cm" svg:y2="5.499cm">
          <text:p/>
        </draw:line>
        <draw:line draw:style-name="gr15" draw:text-style-name="P7" draw:layer="layout" svg:x1="23.961cm" svg:y1="6.102cm" svg:x2="27.241cm" svg:y2="6.102cm">
          <text:p/>
        </draw:line>
        <draw:line draw:style-name="gr15" draw:text-style-name="P7" draw:layer="layout" svg:x1="23.961cm" svg:y1="6.705cm" svg:x2="27.241cm" svg:y2="6.705cm">
          <text:p/>
        </draw:line>
        <draw:line draw:style-name="gr15" draw:text-style-name="P7" draw:layer="layout" svg:x1="23.961cm" svg:y1="7.308cm" svg:x2="27.241cm" svg:y2="7.308cm">
          <text:p/>
        </draw:line>
        <draw:line draw:style-name="gr15" draw:text-style-name="P7" draw:layer="layout" svg:x1="23.961cm" svg:y1="7.921cm" svg:x2="27.241cm" svg:y2="7.921cm">
          <text:p/>
        </draw:line>
        <draw:line draw:style-name="gr15" draw:text-style-name="P7" draw:layer="layout" svg:x1="23.961cm" svg:y1="8.525cm" svg:x2="27.241cm" svg:y2="8.525cm">
          <text:p/>
        </draw:line>
        <draw:line draw:style-name="gr15" draw:text-style-name="P7" draw:layer="layout" svg:x1="23.963cm" svg:y1="9.13cm" svg:x2="27.242cm" svg:y2="9.13cm">
          <text:p/>
        </draw:line>
        <draw:line draw:style-name="gr15" draw:text-style-name="P7" draw:layer="layout" svg:x1="23.963cm" svg:y1="9.733cm" svg:x2="27.243cm" svg:y2="9.733cm">
          <text:p/>
        </draw:line>
        <draw:line draw:style-name="gr15" draw:text-style-name="P7" draw:layer="layout" svg:x1="23.963cm" svg:y1="10.338cm" svg:x2="27.243cm" svg:y2="10.338cm">
          <text:p/>
        </draw:line>
        <draw:line draw:style-name="gr15" draw:text-style-name="P7" draw:layer="layout" svg:x1="23.963cm" svg:y1="10.94cm" svg:x2="27.243cm" svg:y2="10.94cm">
          <text:p/>
        </draw:line>
        <draw:line draw:style-name="gr15" draw:text-style-name="P7" draw:layer="layout" svg:x1="23.963cm" svg:y1="11.545cm" svg:x2="27.243cm" svg:y2="11.545cm">
          <text:p/>
        </draw:line>
        <draw:line draw:style-name="gr15" draw:text-style-name="P7" draw:layer="layout" svg:x1="23.963cm" svg:y1="12.15cm" svg:x2="27.243cm" svg:y2="12.15cm">
          <text:p/>
        </draw:line>
        <draw:line draw:style-name="gr15" draw:text-style-name="P7" draw:layer="layout" svg:x1="23.963cm" svg:y1="12.753cm" svg:x2="27.243cm" svg:y2="12.753cm">
          <text:p/>
        </draw:line>
        <draw:line draw:style-name="gr15" draw:text-style-name="P7" draw:layer="layout" svg:x1="23.963cm" svg:y1="13.356cm" svg:x2="27.243cm" svg:y2="13.356cm">
          <text:p/>
        </draw:line>
        <draw:line draw:style-name="gr15" draw:text-style-name="P7" draw:layer="layout" svg:x1="23.963cm" svg:y1="13.959cm" svg:x2="27.243cm" svg:y2="13.959cm">
          <text:p/>
        </draw:line>
        <draw:line draw:style-name="gr15" draw:text-style-name="P7" draw:layer="layout" svg:x1="23.963cm" svg:y1="14.572cm" svg:x2="27.243cm" svg:y2="14.572cm">
          <text:p/>
        </draw:line>
        <draw:line draw:style-name="gr15" draw:text-style-name="P7" draw:layer="layout" svg:x1="23.963cm" svg:y1="15.176cm" svg:x2="27.243cm" svg:y2="15.176cm">
          <text:p/>
        </draw:line>
        <draw:line draw:style-name="gr15" draw:text-style-name="P7" draw:layer="layout" svg:x1="23.963cm" svg:y1="15.783cm" svg:x2="27.242cm" svg:y2="15.783cm">
          <text:p/>
        </draw:line>
        <draw:line draw:style-name="gr15" draw:text-style-name="P7" draw:layer="layout" svg:x1="23.963cm" svg:y1="16.386cm" svg:x2="27.243cm" svg:y2="16.386cm">
          <text:p/>
        </draw:line>
        <draw:line draw:style-name="gr15" draw:text-style-name="P7" draw:layer="layout" svg:x1="23.963cm" svg:y1="16.991cm" svg:x2="27.243cm" svg:y2="16.991cm">
          <text:p/>
        </draw:line>
        <draw:line draw:style-name="gr15" draw:text-style-name="P7" draw:layer="layout" svg:x1="23.963cm" svg:y1="17.592cm" svg:x2="27.243cm" svg:y2="17.592cm">
          <text:p/>
        </draw:line>
        <draw:line draw:style-name="gr15" draw:text-style-name="P7" draw:layer="layout" svg:x1="23.963cm" svg:y1="18.197cm" svg:x2="27.243cm" svg:y2="18.197cm">
          <text:p/>
        </draw:line>
        <draw:line draw:style-name="gr15" draw:text-style-name="P7" draw:layer="layout" svg:x1="23.963cm" svg:y1="18.802cm" svg:x2="27.243cm" svg:y2="18.802cm">
          <text:p/>
        </draw:line>
        <draw:line draw:style-name="gr15" draw:text-style-name="P7" draw:layer="layout" svg:x1="23.963cm" svg:y1="19.405cm" svg:x2="27.243cm" svg:y2="19.405cm">
          <text:p/>
        </draw:line>
        <draw:line draw:style-name="gr15" draw:text-style-name="P7" draw:layer="layout" svg:x1="23.963cm" svg:y1="20.009cm" svg:x2="27.243cm" svg:y2="20.009cm">
          <text:p/>
        </draw:line>
        <draw:line draw:style-name="gr15" draw:text-style-name="P7" draw:layer="layout" svg:x1="23.963cm" svg:y1="20.612cm" svg:x2="27.243cm" svg:y2="20.612cm">
          <text:p/>
        </draw:line>
        <draw:frame draw:style-name="gr44" draw:text-style-name="P4" draw:layer="layout" svg:width="1.518cm" svg:height="0.533cm" svg:x="15.65cm" svg:y="1.408cm">
          <draw:text-box>
            <text:p text:style-name="P1"><text:span text:style-name="T2">Gast</text:span><text:span text:style-name="T2">o</text:span></text:p>
          </draw:text-box>
        </draw:frame>
        <draw:frame draw:style-name="gr48" draw:text-style-name="P4" draw:layer="layout" svg:width="2.804cm" svg:height="0.533cm" svg:x="21.377cm" svg:y="1.409cm">
          <draw:text-box>
            <text:p text:style-name="P1"><text:span text:style-name="T2">Pres</text:span><text:span text:style-name="T2">upue</text:span><text:span text:style-name="T2">stado</text:span></text:p>
          </draw:text-box>
        </draw:frame>
        <draw:frame draw:style-name="gr49" draw:text-style-name="P4" draw:layer="layout" svg:width="1.493cm" svg:height="0.533cm" svg:x="24.901cm" svg:y="1.41cm">
          <draw:text-box>
            <text:p text:style-name="P1"><text:span text:style-name="T2">Real</text:span></text:p>
          </draw:text-box>
        </draw:frame>
        <draw:line draw:style-name="gr2" draw:text-style-name="P3" draw:layer="layout" svg:x1="-4.79cm" svg:y1="16.756cm" svg:x2="-4.79cm" svg:y2="3.506cm">
          <text:p/>
        </draw:line>
        <draw:frame draw:style-name="gr50" draw:text-style-name="P6" draw:layer="layout" svg:width="2.445cm" svg:height="0.617cm" svg:x="1.02cm" svg:y="2.73cm">
          <draw:text-box>
            <text:p text:style-name="P1"><text:span text:style-name="T4">Alquiler </text:span><text:span text:style-name="T4">/ </text:span><text:span text:style-name="T4">Hipotéc</text:span><text:span text:style-name="T4">a <text:s/></text:span></text:p>
          </draw:text-box>
        </draw:frame>
        <draw:frame draw:style-name="gr51" draw:text-style-name="P6" draw:layer="layout" svg:width="0.667cm" svg:height="0.617cm" svg:x="0.992cm" svg:y="3.334cm">
          <draw:text-box>
            <text:p text:style-name="P1"><text:span text:style-name="T4">Luz <text:s text:c="2"/></text:span></text:p>
          </draw:text-box>
        </draw:frame>
        <draw:frame draw:style-name="gr51" draw:text-style-name="P6" draw:layer="layout" svg:width="0.667cm" svg:height="0.617cm" svg:x="0.992cm" svg:y="3.938cm">
          <draw:text-box>
            <text:p text:style-name="P1"><text:span text:style-name="T4">Agua</text:span></text:p>
          </draw:text-box>
        </draw:frame>
        <draw:frame draw:style-name="gr52" draw:text-style-name="P6" draw:layer="layout" svg:width="0.495cm" svg:height="0.617cm" svg:x="0.992cm" svg:y="4.542cm">
          <draw:text-box>
            <text:p text:style-name="P1"><text:span text:style-name="T4">Gas</text:span></text:p>
          </draw:text-box>
        </draw:frame>
        <draw:frame draw:style-name="gr53" draw:text-style-name="P6" draw:layer="layout" svg:width="1.13cm" svg:height="0.617cm" svg:x="0.992cm" svg:y="5.145cm">
          <draw:text-box>
            <text:p text:style-name="P1"><text:span text:style-name="T4">Teléfon</text:span><text:span text:style-name="T4">o</text:span></text:p>
          </draw:text-box>
        </draw:frame>
        <draw:frame draw:style-name="gr54" draw:text-style-name="P6" draw:layer="layout" svg:width="1.575cm" svg:height="0.619cm" svg:x="0.992cm" svg:y="5.749cm">
          <draw:text-box>
            <text:p text:style-name="P1"><text:span text:style-name="T4">TV / </text:span><text:span text:style-name="T4">Internet</text:span></text:p>
          </draw:text-box>
        </draw:frame>
        <draw:frame draw:style-name="gr55" draw:text-style-name="P6" draw:layer="layout" svg:width="1.873cm" svg:height="0.617cm" svg:x="0.992cm" svg:y="6.353cm">
          <draw:text-box>
            <text:p text:style-name="P1"><text:span text:style-name="T4">Superm</text:span><text:span text:style-name="T4">ercado</text:span></text:p>
          </draw:text-box>
        </draw:frame>
        <draw:frame draw:style-name="gr56" draw:text-style-name="P6" draw:layer="layout" svg:width="1.211cm" svg:height="0.617cm" svg:x="0.992cm" svg:y="6.956cm">
          <draw:text-box>
            <text:p text:style-name="P1"><text:span text:style-name="T4">Vestuar</text:span><text:span text:style-name="T4">io</text:span></text:p>
          </draw:text-box>
        </draw:frame>
        <draw:frame draw:style-name="gr57" draw:text-style-name="P6" draw:layer="layout" svg:width="0.715cm" svg:height="0.619cm" svg:x="0.992cm" svg:y="7.568cm">
          <draw:text-box>
            <text:p text:style-name="P1"><text:span text:style-name="T4">Salud</text:span></text:p>
          </draw:text-box>
        </draw:frame>
        <draw:frame draw:style-name="gr58" draw:text-style-name="P6" draw:layer="layout" svg:width="0.983cm" svg:height="0.617cm" svg:x="0.992cm" svg:y="8.173cm">
          <draw:text-box>
            <text:p text:style-name="P1"><text:span text:style-name="T4">Colegio</text:span></text:p>
          </draw:text-box>
        </draw:frame>
        <draw:frame draw:style-name="gr59" draw:text-style-name="P6" draw:layer="layout" svg:width="1.38cm" svg:height="0.617cm" svg:x="0.992cm" svg:y="8.778cm">
          <draw:text-box>
            <text:p text:style-name="P1"><text:span text:style-name="T4">Transp</text:span><text:span text:style-name="T4">orte</text:span></text:p>
          </draw:text-box>
        </draw:frame>
        <draw:frame draw:style-name="gr60" draw:text-style-name="P6" draw:layer="layout" svg:width="1.329cm" svg:height="0.617cm" svg:x="0.993cm" svg:y="9.382cm">
          <draw:text-box>
            <text:p text:style-name="P1"><text:span text:style-name="T4">Colació</text:span><text:span text:style-name="T4">n <text:s text:c="2"/></text:span></text:p>
          </draw:text-box>
        </draw:frame>
        <draw:frame draw:style-name="gr61" draw:text-style-name="P6" draw:layer="layout" svg:width="1.234cm" svg:height="0.617cm" svg:x="0.993cm" svg:y="9.988cm">
          <draw:text-box>
            <text:p text:style-name="P1"><text:span text:style-name="T4">Tarjetas </text:span><text:span text:style-name="T4"><text:s text:c="2"/></text:span></text:p>
          </draw:text-box>
        </draw:frame>
        <draw:frame draw:style-name="gr62" draw:text-style-name="P6" draw:layer="layout" svg:width="1.428cm" svg:height="0.617cm" svg:x="0.993cm" svg:y="10.592cm">
          <draw:text-box>
            <text:p text:style-name="P1"><text:span text:style-name="T4">Recrea</text:span><text:span text:style-name="T4">ción</text:span></text:p>
          </draw:text-box>
        </draw:frame>
        <draw:frame draw:style-name="gr63" draw:text-style-name="P6" draw:layer="layout" svg:width="1.453cm" svg:height="0.616cm" svg:x="0.993cm" svg:y="11.197cm">
          <draw:text-box>
            <text:p text:style-name="P1"><text:span text:style-name="T4">Imprevi</text:span><text:span text:style-name="T4">stos</text:span></text:p>
          </draw:text-box>
        </draw:frame>
        <draw:frame draw:style-name="gr64" draw:text-style-name="P6" draw:layer="layout" svg:width="0.801cm" svg:height="0.616cm" svg:x="0.993cm" svg:y="11.802cm">
          <draw:text-box>
            <text:p text:style-name="P1"><text:span text:style-name="T4">Varios</text:span></text:p>
          </draw:text-box>
        </draw:frame>
        <draw:frame draw:style-name="gr21" draw:text-style-name="P6" draw:layer="layout" svg:width="0.427cm" svg:height="0.617cm" svg:x="1.021cm" svg:y="12.4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21cm" svg:y="13.011cm">
          <draw:text-box>
            <text:p text:style-name="P1"><text:span text:style-name="T4">18</text:span></text:p>
          </draw:text-box>
        </draw:frame>
        <draw:frame draw:style-name="gr65" draw:text-style-name="P6" draw:layer="layout" svg:width="0.62cm" svg:height="0.617cm" draw:transform="rotate (1.5707963267949) translate (0.199cm 4.79cm)">
          <draw:text-box>
            <text:p text:style-name="P1"><text:span text:style-name="T4">Casa</text:span></text:p>
          </draw:text-box>
        </draw:frame>
        <draw:frame draw:style-name="gr66" draw:text-style-name="P6" draw:layer="layout" svg:width="0.73cm" svg:height="0.617cm" svg:x="1.021cm" svg:y="2.131cm">
          <draw:text-box>
            <text:p text:style-name="P1"><text:span text:style-name="T4">Gasto</text:span></text:p>
          </draw:text-box>
        </draw:frame>
        <draw:frame draw:style-name="gr67" draw:text-style-name="P6" draw:layer="layout" svg:width="1.877cm" svg:height="0.617cm" svg:x="3.921cm" svg:y="2.132cm">
          <draw:text-box>
            <text:p text:style-name="P1"><text:span text:style-name="T4">Presup</text:span><text:span text:style-name="T4">uestado</text:span></text:p>
          </draw:text-box>
        </draw:frame>
        <draw:frame draw:style-name="gr5" draw:text-style-name="P6" draw:layer="layout" svg:width="0.562cm" svg:height="0.617cm" svg:x="6.022cm" svg:y="2.133cm">
          <draw:text-box>
            <text:p text:style-name="P1"><text:span text:style-name="T4">Real</text:span></text:p>
          </draw:text-box>
        </draw:frame>
        <draw:frame draw:style-name="gr68" draw:text-style-name="P6" draw:layer="layout" svg:width="1.082cm" svg:height="0.617cm" draw:transform="rotate (1.5707963267949) translate (7.3cm 4.79cm)">
          <draw:text-box>
            <text:p text:style-name="P1"><text:span text:style-name="T4">Person</text:span><text:span text:style-name="T4">al</text:span></text:p>
          </draw:text-box>
        </draw:frame>
      </draw:page>
      <draw:page draw:name="page5" draw:style-name="dp1" draw:master-page-name="master-page34">
        <draw:custom-shape draw:style-name="gr69" draw:text-style-name="P8" draw:layer="layout" svg:width="5.006cm" svg:height="0.663cm" svg:x="7.373cm" svg:y="1.5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1.6cm" svg:y="1.5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21.252cm" svg:y="1.5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15.515cm" svg:y="1.56cm">
          <text:p/>
          <draw:enhanced-geometry svg:viewBox="0 0 21600 21600" draw:type="rectangle" draw:enhanced-path="M 0 0 L 21600 0 21600 21600 0 21600 0 0 Z N"/>
        </draw:custom-shape>
        <draw:frame draw:style-name="gr70" draw:text-style-name="P9" draw:layer="layout" svg:width="1.657cm" svg:height="0.625cm" svg:x="3.257cm" svg:y="1.609cm">
          <draw:text-box>
            <text:p text:style-name="P1"><text:span text:style-name="T5">ENE</text:span><text:span text:style-name="T5">RO</text:span></text:p>
          </draw:text-box>
        </draw:frame>
        <draw:frame draw:style-name="gr71" draw:text-style-name="P9" draw:layer="layout" svg:width="2.212cm" svg:height="0.625cm" svg:x="8.804cm" svg:y="1.609cm">
          <draw:text-box>
            <text:p text:style-name="P1"><text:span text:style-name="T5">FEB</text:span><text:span text:style-name="T5">RER</text:span><text:span text:style-name="T5">O</text:span></text:p>
          </draw:text-box>
        </draw:frame>
        <draw:frame draw:style-name="gr72" draw:text-style-name="P10" draw:layer="layout" svg:width="0.231cm" svg:height="0.31cm" svg:x="7.44cm" svg:y="2.955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8.193cm" svg:y="2.955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8.983cm" svg:y="2.955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9.812cm" svg:y="2.955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10.58cm" svg:y="2.955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11.378cm" svg:y="2.955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12.155cm" svg:y="2.955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7.458cm" svg:y="3.717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8.219cm" svg:y="3.717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9.012cm" svg:y="3.717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9.801cm" svg:y="3.717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10.588cm" svg:y="3.717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11.378cm" svg:y="3.717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12.176cm" svg:y="3.717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7.43cm" svg:y="4.479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8.218cm" svg:y="4.479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8.966cm" svg:y="4.479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9.788cm" svg:y="4.479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10.549cm" svg:y="4.479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11.342cm" svg:y="4.479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12.132cm" svg:y="4.479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7.389cm" svg:y="5.264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8.179cm" svg:y="5.264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8.977cm" svg:y="5.264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9.76cm" svg:y="5.264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10.548cm" svg:y="5.264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11.306cm" svg:y="5.264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12.129cm" svg:y="5.264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7.36cm" svg:y="5.999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8.154cm" svg:y="5.999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8.943cm" svg:y="5.999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9.73cm" svg:y="5.999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10.519cm" svg:y="5.999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11.318cm" svg:y="5.999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12.1cm" svg:y="5.999cm">
          <draw:text-box>
            <text:p text:style-name="P1"><text:span text:style-name="T7">28</text:span></text:p>
          </draw:text-box>
        </draw:frame>
        <draw:frame draw:style-name="gr72" draw:text-style-name="P10" draw:layer="layout" svg:width="0.231cm" svg:height="0.31cm" svg:x="1.675cm" svg:y="2.955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2.429cm" svg:y="2.955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3.219cm" svg:y="2.955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4.048cm" svg:y="2.955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4.816cm" svg:y="2.955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5.614cm" svg:y="2.955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6.391cm" svg:y="2.955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4.853cm" svg:y="3.721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5.614cm" svg:y="3.721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6.407cm" svg:y="3.721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1.668cm" svg:y="4.487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2.454cm" svg:y="4.487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3.244cm" svg:y="4.487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4.043cm" svg:y="4.487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4.825cm" svg:y="4.487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5.613cm" svg:y="4.487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6.362cm" svg:y="4.487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1.654cm" svg:y="5.254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2.416cm" svg:y="5.254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3.209cm" svg:y="5.254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3.998cm" svg:y="5.254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4.784cm" svg:y="5.254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5.575cm" svg:y="5.254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6.373cm" svg:y="5.254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1.626cm" svg:y="6.02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2.415cm" svg:y="6.02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3.173cm" svg:y="6.02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3.995cm" svg:y="6.02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4.756cm" svg:y="6.02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5.549cm" svg:y="6.02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6.339cm" svg:y="6.02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1.596cm" svg:y="6.786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2.385cm" svg:y="6.786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3.184cm" svg:y="6.786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3.967cm" svg:y="6.786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4.755cm" svg:y="6.786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5.546cm" svg:y="6.786cm">
          <draw:text-box>
            <text:p text:style-name="P1"><text:span text:style-name="T7">30</text:span></text:p>
          </draw:text-box>
        </draw:frame>
        <draw:frame draw:style-name="gr73" draw:text-style-name="P11" draw:layer="layout" svg:width="0.296cm" svg:height="0.31cm" svg:x="6.368cm" svg:y="6.786cm">
          <draw:text-box>
            <text:p text:style-name="P1"><text:span text:style-name="T7">31</text:span></text:p>
          </draw:text-box>
        </draw:frame>
        <draw:frame draw:style-name="gr76" draw:text-style-name="P9" draw:layer="layout" svg:width="1.763cm" svg:height="0.625cm" svg:x="17.139cm" svg:y="1.609cm">
          <draw:text-box>
            <text:p text:style-name="P1"><text:span text:style-name="T5">MA</text:span><text:span text:style-name="T5">RZO</text:span></text:p>
          </draw:text-box>
        </draw:frame>
        <draw:frame draw:style-name="gr77" draw:text-style-name="P9" draw:layer="layout" svg:width="1.361cm" svg:height="0.625cm" svg:x="23.159cm" svg:y="1.609cm">
          <draw:text-box>
            <text:p text:style-name="P1"><text:span text:style-name="T5">ABR</text:span><text:span text:style-name="T5">IL</text:span></text:p>
          </draw:text-box>
        </draw:frame>
        <draw:frame draw:style-name="gr72" draw:text-style-name="P10" draw:layer="layout" svg:width="0.231cm" svg:height="0.31cm" svg:x="15.605cm" svg:y="3.017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16.358cm" svg:y="3.017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17.148cm" svg:y="3.017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17.977cm" svg:y="3.017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18.745cm" svg:y="3.017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19.543cm" svg:y="3.017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20.32cm" svg:y="3.017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15.623cm" svg:y="3.779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16.384cm" svg:y="3.779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17.177cm" svg:y="3.779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17.966cm" svg:y="3.779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18.753cm" svg:y="3.779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19.543cm" svg:y="3.779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20.341cm" svg:y="3.779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15.595cm" svg:y="4.541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16.383cm" svg:y="4.541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17.131cm" svg:y="4.541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17.953cm" svg:y="4.541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18.714cm" svg:y="4.541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19.507cm" svg:y="4.541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20.297cm" svg:y="4.541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15.554cm" svg:y="5.302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16.344cm" svg:y="5.302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17.142cm" svg:y="5.302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17.925cm" svg:y="5.302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18.713cm" svg:y="5.302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19.471cm" svg:y="5.302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20.294cm" svg:y="5.302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15.525cm" svg:y="6.025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16.319cm" svg:y="6.025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17.108cm" svg:y="6.025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17.895cm" svg:y="6.025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18.684cm" svg:y="6.025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19.483cm" svg:y="6.025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20.265cm" svg:y="6.025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15.525cm" svg:y="6.787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16.316cm" svg:y="6.787cm">
          <draw:text-box>
            <text:p text:style-name="P1"><text:span text:style-name="T7">30</text:span></text:p>
          </draw:text-box>
        </draw:frame>
        <draw:frame draw:style-name="gr73" draw:text-style-name="P11" draw:layer="layout" svg:width="0.296cm" svg:height="0.31cm" svg:x="17.115cm" svg:y="6.784cm">
          <draw:text-box>
            <text:p text:style-name="P1"><text:span text:style-name="T7">31</text:span></text:p>
          </draw:text-box>
        </draw:frame>
        <draw:frame draw:style-name="gr72" draw:text-style-name="P10" draw:layer="layout" svg:width="0.231cm" svg:height="0.31cm" svg:x="21.385cm" svg:y="3.037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22.138cm" svg:y="3.037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22.928cm" svg:y="3.037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23.757cm" svg:y="3.037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24.525cm" svg:y="3.037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25.323cm" svg:y="3.037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26.1cm" svg:y="3.037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23.772cm" svg:y="3.786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24.533cm" svg:y="3.786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25.327cm" svg:y="3.786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26.116cm" svg:y="3.786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21.374cm" svg:y="4.537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22.163cm" svg:y="4.537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22.962cm" svg:y="4.537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23.744cm" svg:y="4.537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24.533cm" svg:y="4.537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25.281cm" svg:y="4.537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26.103cm" svg:y="4.537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21.334cm" svg:y="5.287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22.128cm" svg:y="5.287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22.918cm" svg:y="5.287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23.704cm" svg:y="5.287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24.493cm" svg:y="5.287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25.292cm" svg:y="5.287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26.075cm" svg:y="5.287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21.334cm" svg:y="6.036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22.092cm" svg:y="6.036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22.914cm" svg:y="6.036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23.675cm" svg:y="6.036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24.469cm" svg:y="6.036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25.258cm" svg:y="6.036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26.045cm" svg:y="6.036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21.305cm" svg:y="6.787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22.104cm" svg:y="6.787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22.886cm" svg:y="6.787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23.675cm" svg:y="6.787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24.466cm" svg:y="6.787cm">
          <draw:text-box>
            <text:p text:style-name="P1"><text:span text:style-name="T7">30</text:span></text:p>
          </draw:text-box>
        </draw:frame>
        <draw:line draw:style-name="gr2" draw:text-style-name="P3" draw:layer="layout" svg:x1="0.702cm" svg:y1="1.266cm" svg:x2="13.953cm" svg:y2="1.266cm">
          <text:p/>
        </draw:line>
        <draw:line draw:style-name="gr2" draw:text-style-name="P7" draw:layer="layout" svg:x1="13.955cm" svg:y1="1.272cm" svg:x2="27.241cm" svg:y2="1.272cm">
          <text:p/>
        </draw:line>
        <draw:frame draw:style-name="gr78" draw:text-style-name="P12" draw:layer="layout" svg:width="4.048cm" svg:height="0.538cm" svg:x="23.08cm" svg:y="0.659cm">
          <draw:text-box>
            <text:p text:style-name="P1"><text:span text:style-name="T8"><text:s text:c="10"/></text:span><text:span text:style-name="T8"><text:s text:c="10"/></text:span><text:span text:style-name="T8"><text:s text:c="2"/></text:span><text:span text:style-name="T9">202</text:span><text:span text:style-name="T9">1</text:span></text:p>
          </draw:text-box>
        </draw:frame>
        <draw:line draw:style-name="gr2" draw:text-style-name="P3" draw:layer="layout" svg:x1="0.7cm" svg:y1="20.382cm" svg:x2="13.951cm" svg:y2="20.382cm">
          <text:p/>
        </draw:line>
        <draw:custom-shape draw:style-name="gr69" draw:text-style-name="P8" draw:layer="layout" svg:width="5.006cm" svg:height="0.663cm" svg:x="1.602cm" svg:y="7.9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7.382cm" svg:y="7.92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15.515cm" svg:y="7.91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5.006cm" svg:height="0.663cm" svg:x="21.3cm" svg:y="7.93cm">
          <text:p/>
          <draw:enhanced-geometry svg:viewBox="0 0 21600 21600" draw:type="rectangle" draw:enhanced-path="M 0 0 L 21600 0 21600 21600 0 21600 0 0 Z N"/>
        </draw:custom-shape>
        <draw:frame draw:style-name="gr79" draw:text-style-name="P9" draw:layer="layout" svg:width="1.484cm" svg:height="0.625cm" svg:x="9.089cm" svg:y="7.966cm">
          <draw:text-box>
            <text:p text:style-name="P1"><text:span text:style-name="T5">JUN</text:span><text:span text:style-name="T5">IO</text:span></text:p>
          </draw:text-box>
        </draw:frame>
        <draw:path draw:style-name="gr80" draw:text-style-name="P13" draw:layer="layout" svg:width="4.739cm" svg:height="3.826cm" svg:x="1.349cm" svg:y="9.961cm" svg:viewBox="0 0 4740 3827" svg:d="M790 0v766h-790v-766zM1580 0v766h-790v-766zM2371 0v766h-791v-766zM3160 0v766h-789v-766zM3950 0v766h-790v-766zM4740 0v766h-790v-766zM790 766v767h-790v-767zM1580 766v767h-790v-767zM2371 766v767h-791v-767zM3160 766v767h-789v-767zM3950 766v767h-790v-767zM4740 766v767h-790v-767zM790 1533v765h-790v-765zM1580 1533v765h-790v-765zM2371 1533v765h-791v-765zM3160 1533v765h-789v-765zM3950 1533v765h-790v-765zM4740 1533v765h-790v-765zM1580 2298v766h-790v-766zM2371 2298v766h-791v-766zM3160 2298v766h-789v-766zM3950 2298v766h-790v-766zM4740 2298v766h-790v-766zM790 3064v763h-790v-763zM1580 3064v763h-790v-763zM2371 3064v763h-791v-763zM3160 3064v763h-789v-763zM3950 3064v763h-790v-763zM4740 3064v763h-790v-763z">
          <text:p/>
        </draw:path>
        <draw:frame draw:style-name="gr81" draw:text-style-name="P9" draw:layer="layout" svg:width="1.471cm" svg:height="0.625cm" svg:x="3.357cm" svg:y="7.966cm">
          <draw:text-box>
            <text:p text:style-name="P1"><text:span text:style-name="T5">MA</text:span><text:span text:style-name="T5">YO</text:span></text:p>
          </draw:text-box>
        </draw:frame>
        <draw:path draw:style-name="gr80" draw:text-style-name="P13" draw:layer="layout" svg:width="1.579cm" svg:height="0.766cm" svg:x="7.113cm" svg:y="12.262cm" svg:viewBox="0 0 1580 767" svg:d="M790 0v767h-790v-767zM1580 0v767h-790v-767z">
          <text:p/>
        </draw:path>
        <draw:frame draw:style-name="gr72" draw:text-style-name="P10" draw:layer="layout" svg:width="0.231cm" svg:height="0.31cm" svg:x="7.451cm" svg:y="9.306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8.205cm" svg:y="9.306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8.995cm" svg:y="9.306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9.824cm" svg:y="9.306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10.592cm" svg:y="9.306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11.39cm" svg:y="9.306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12.167cm" svg:y="9.306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8.259cm" svg:y="10.072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9.02cm" svg:y="10.072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9.813cm" svg:y="10.072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10.604cm" svg:y="10.072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11.389cm" svg:y="10.072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12.179cm" svg:y="10.072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7.449cm" svg:y="10.839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8.231cm" svg:y="10.839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9.02cm" svg:y="10.839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9.768cm" svg:y="10.839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10.59cm" svg:y="10.839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11.351cm" svg:y="10.839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12.144cm" svg:y="10.839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7.405cm" svg:y="11.606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8.191cm" svg:y="11.606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8.981cm" svg:y="11.606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9.78cm" svg:y="11.606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10.561cm" svg:y="11.606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11.351cm" svg:y="11.606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12.109cm" svg:y="11.606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7.401cm" svg:y="12.373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8.162cm" svg:y="12.373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8.955cm" svg:y="12.373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9.746cm" svg:y="12.373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10.531cm" svg:y="12.373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11.321cm" svg:y="12.373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12.12cm" svg:y="12.373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7.373cm" svg:y="13.139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8.161cm" svg:y="13.139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8.953cm" svg:y="13.139cm">
          <draw:text-box>
            <text:p text:style-name="P1"><text:span text:style-name="T7">30</text:span></text:p>
          </draw:text-box>
        </draw:frame>
        <draw:frame draw:style-name="gr72" draw:text-style-name="P10" draw:layer="layout" svg:width="0.231cm" svg:height="0.31cm" svg:x="1.673cm" svg:y="9.312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2.426cm" svg:y="9.312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3.216cm" svg:y="9.312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4.045cm" svg:y="9.312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4.814cm" svg:y="9.312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5.612cm" svg:y="9.312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6.388cm" svg:y="9.312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5.641cm" svg:y="10.078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6.402cm" svg:y="10.078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1.666cm" svg:y="10.844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2.455cm" svg:y="10.844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3.242cm" svg:y="10.844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4.031cm" svg:y="10.844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4.831cm" svg:y="10.844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5.612cm" svg:y="10.844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6.401cm" svg:y="10.844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1.62cm" svg:y="11.611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2.442cm" svg:y="11.611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3.202cm" svg:y="11.611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3.996cm" svg:y="11.611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4.785cm" svg:y="11.611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5.572cm" svg:y="11.611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6.362cm" svg:y="11.611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1.631cm" svg:y="12.377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2.414cm" svg:y="12.377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3.202cm" svg:y="12.377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3.96cm" svg:y="12.377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4.783cm" svg:y="12.377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5.544cm" svg:y="12.377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6.337cm" svg:y="12.377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1.597cm" svg:y="13.143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2.384cm" svg:y="13.143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3.173cm" svg:y="13.143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3.972cm" svg:y="13.143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4.754cm" svg:y="13.143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5.543cm" svg:y="13.143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6.334cm" svg:y="13.143cm">
          <draw:text-box>
            <text:p text:style-name="P1"><text:span text:style-name="T7">30</text:span></text:p>
          </draw:text-box>
        </draw:frame>
        <draw:frame draw:style-name="gr73" draw:text-style-name="P11" draw:layer="layout" svg:width="0.296cm" svg:height="0.31cm" svg:x="1.626cm" svg:y="13.905cm">
          <draw:text-box>
            <text:p text:style-name="P1"><text:span text:style-name="T7">31</text:span></text:p>
          </draw:text-box>
        </draw:frame>
        <draw:frame draw:style-name="gr82" draw:text-style-name="P9" draw:layer="layout" svg:width="1.382cm" svg:height="0.625cm" svg:x="17.381cm" svg:y="7.966cm">
          <draw:text-box>
            <text:p text:style-name="P1"><text:span text:style-name="T5">JULI</text:span><text:span text:style-name="T5">O</text:span></text:p>
          </draw:text-box>
        </draw:frame>
        <draw:frame draw:style-name="gr83" draw:text-style-name="P9" draw:layer="layout" svg:width="2.085cm" svg:height="0.625cm" svg:x="22.797cm" svg:y="7.966cm">
          <draw:text-box>
            <text:p text:style-name="P1"><text:span text:style-name="T5">AG</text:span><text:span text:style-name="T5">OST</text:span><text:span text:style-name="T5">O</text:span></text:p>
          </draw:text-box>
        </draw:frame>
        <draw:frame draw:style-name="gr72" draw:text-style-name="P10" draw:layer="layout" svg:width="0.231cm" svg:height="0.31cm" svg:x="21.37cm" svg:y="9.306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22.122cm" svg:y="9.306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22.912cm" svg:y="9.306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23.741cm" svg:y="9.306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24.51cm" svg:y="9.306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25.307cm" svg:y="9.306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26.085cm" svg:y="9.306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26.126cm" svg:y="10.073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21.358cm" svg:y="10.842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22.151cm" svg:y="10.842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22.941cm" svg:y="10.842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23.728cm" svg:y="10.842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24.517cm" svg:y="10.842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25.316cm" svg:y="10.842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26.099cm" svg:y="10.842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21.358cm" svg:y="11.61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22.106cm" svg:y="11.61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22.927cm" svg:y="11.61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23.688cm" svg:y="11.61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24.481cm" svg:y="11.61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25.272cm" svg:y="11.61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26.058cm" svg:y="11.61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21.319cm" svg:y="12.377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22.117cm" svg:y="12.377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22.899cm" svg:y="12.377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23.688cm" svg:y="12.377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24.447cm" svg:y="12.377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25.268cm" svg:y="12.377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26.029cm" svg:y="12.377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21.293cm" svg:y="13.146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22.084cm" svg:y="13.146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22.869cm" svg:y="13.146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23.659cm" svg:y="13.146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24.458cm" svg:y="13.146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25.24cm" svg:y="13.146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26.029cm" svg:y="13.146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21.29cm" svg:y="13.913cm">
          <draw:text-box>
            <text:p text:style-name="P1"><text:span text:style-name="T7">30</text:span></text:p>
          </draw:text-box>
        </draw:frame>
        <draw:frame draw:style-name="gr72" draw:text-style-name="P10" draw:layer="layout" svg:width="0.231cm" svg:height="0.31cm" svg:x="15.583cm" svg:y="9.3cm">
          <draw:text-box>
            <text:p text:style-name="P1"><text:span text:style-name="T6">L</text:span></text:p>
          </draw:text-box>
        </draw:frame>
        <draw:frame draw:style-name="gr72" draw:text-style-name="P10" draw:layer="layout" svg:width="0.231cm" svg:height="0.31cm" svg:x="16.336cm" svg:y="9.3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17.126cm" svg:y="9.3cm">
          <draw:text-box>
            <text:p text:style-name="P1"><text:span text:style-name="T6">M</text:span></text:p>
          </draw:text-box>
        </draw:frame>
        <draw:frame draw:style-name="gr72" draw:text-style-name="P10" draw:layer="layout" svg:width="0.231cm" svg:height="0.31cm" svg:x="17.955cm" svg:y="9.3cm">
          <draw:text-box>
            <text:p text:style-name="P1"><text:span text:style-name="T6">J</text:span></text:p>
          </draw:text-box>
        </draw:frame>
        <draw:frame draw:style-name="gr72" draw:text-style-name="P10" draw:layer="layout" svg:width="0.231cm" svg:height="0.31cm" svg:x="18.723cm" svg:y="9.3cm">
          <draw:text-box>
            <text:p text:style-name="P1"><text:span text:style-name="T6">V</text:span></text:p>
          </draw:text-box>
        </draw:frame>
        <draw:frame draw:style-name="gr72" draw:text-style-name="P10" draw:layer="layout" svg:width="0.231cm" svg:height="0.31cm" svg:x="19.521cm" svg:y="9.3cm">
          <draw:text-box>
            <text:p text:style-name="P1"><text:span text:style-name="T6">S</text:span></text:p>
          </draw:text-box>
        </draw:frame>
        <draw:frame draw:style-name="gr72" draw:text-style-name="P10" draw:layer="layout" svg:width="0.231cm" svg:height="0.31cm" svg:x="20.298cm" svg:y="9.3cm">
          <draw:text-box>
            <text:p text:style-name="P1"><text:span text:style-name="T6">D</text:span></text:p>
          </draw:text-box>
        </draw:frame>
        <draw:frame draw:style-name="gr72" draw:text-style-name="P11" draw:layer="layout" svg:width="0.231cm" svg:height="0.31cm" svg:x="17.97cm" svg:y="10.067cm">
          <draw:text-box>
            <text:p text:style-name="P1"><text:span text:style-name="T7">1</text:span></text:p>
          </draw:text-box>
        </draw:frame>
        <draw:frame draw:style-name="gr72" draw:text-style-name="P11" draw:layer="layout" svg:width="0.231cm" svg:height="0.31cm" svg:x="18.731cm" svg:y="10.067cm">
          <draw:text-box>
            <text:p text:style-name="P1"><text:span text:style-name="T7">2</text:span></text:p>
          </draw:text-box>
        </draw:frame>
        <draw:frame draw:style-name="gr72" draw:text-style-name="P11" draw:layer="layout" svg:width="0.231cm" svg:height="0.31cm" svg:x="19.525cm" svg:y="10.067cm">
          <draw:text-box>
            <text:p text:style-name="P1"><text:span text:style-name="T7">3</text:span></text:p>
          </draw:text-box>
        </draw:frame>
        <draw:frame draw:style-name="gr72" draw:text-style-name="P11" draw:layer="layout" svg:width="0.231cm" svg:height="0.31cm" svg:x="20.314cm" svg:y="10.067cm">
          <draw:text-box>
            <text:p text:style-name="P1"><text:span text:style-name="T7">4</text:span></text:p>
          </draw:text-box>
        </draw:frame>
        <draw:frame draw:style-name="gr72" draw:text-style-name="P11" draw:layer="layout" svg:width="0.231cm" svg:height="0.31cm" svg:x="15.572cm" svg:y="10.836cm">
          <draw:text-box>
            <text:p text:style-name="P1"><text:span text:style-name="T7">5</text:span></text:p>
          </draw:text-box>
        </draw:frame>
        <draw:frame draw:style-name="gr72" draw:text-style-name="P11" draw:layer="layout" svg:width="0.231cm" svg:height="0.31cm" svg:x="16.361cm" svg:y="10.836cm">
          <draw:text-box>
            <text:p text:style-name="P1"><text:span text:style-name="T7">6</text:span></text:p>
          </draw:text-box>
        </draw:frame>
        <draw:frame draw:style-name="gr72" draw:text-style-name="P11" draw:layer="layout" svg:width="0.231cm" svg:height="0.31cm" svg:x="17.16cm" svg:y="10.836cm">
          <draw:text-box>
            <text:p text:style-name="P1"><text:span text:style-name="T7">7</text:span></text:p>
          </draw:text-box>
        </draw:frame>
        <draw:frame draw:style-name="gr72" draw:text-style-name="P11" draw:layer="layout" svg:width="0.231cm" svg:height="0.31cm" svg:x="17.942cm" svg:y="10.836cm">
          <draw:text-box>
            <text:p text:style-name="P1"><text:span text:style-name="T7">8</text:span></text:p>
          </draw:text-box>
        </draw:frame>
        <draw:frame draw:style-name="gr72" draw:text-style-name="P11" draw:layer="layout" svg:width="0.231cm" svg:height="0.31cm" svg:x="18.731cm" svg:y="10.836cm">
          <draw:text-box>
            <text:p text:style-name="P1"><text:span text:style-name="T7">9</text:span></text:p>
          </draw:text-box>
        </draw:frame>
        <draw:frame draw:style-name="gr73" draw:text-style-name="P11" draw:layer="layout" svg:width="0.296cm" svg:height="0.31cm" svg:x="19.479cm" svg:y="10.836cm">
          <draw:text-box>
            <text:p text:style-name="P1"><text:span text:style-name="T7">10</text:span></text:p>
          </draw:text-box>
        </draw:frame>
        <draw:frame draw:style-name="gr73" draw:text-style-name="P11" draw:layer="layout" svg:width="0.296cm" svg:height="0.31cm" svg:x="20.301cm" svg:y="10.836cm">
          <draw:text-box>
            <text:p text:style-name="P1"><text:span text:style-name="T7">11</text:span></text:p>
          </draw:text-box>
        </draw:frame>
        <draw:frame draw:style-name="gr73" draw:text-style-name="P11" draw:layer="layout" svg:width="0.296cm" svg:height="0.31cm" svg:x="15.532cm" svg:y="11.604cm">
          <draw:text-box>
            <text:p text:style-name="P1"><text:span text:style-name="T7">12</text:span></text:p>
          </draw:text-box>
        </draw:frame>
        <draw:frame draw:style-name="gr73" draw:text-style-name="P11" draw:layer="layout" svg:width="0.296cm" svg:height="0.31cm" svg:x="16.326cm" svg:y="11.604cm">
          <draw:text-box>
            <text:p text:style-name="P1"><text:span text:style-name="T7">13</text:span></text:p>
          </draw:text-box>
        </draw:frame>
        <draw:frame draw:style-name="gr73" draw:text-style-name="P11" draw:layer="layout" svg:width="0.296cm" svg:height="0.31cm" svg:x="17.116cm" svg:y="11.604cm">
          <draw:text-box>
            <text:p text:style-name="P1"><text:span text:style-name="T7">14</text:span></text:p>
          </draw:text-box>
        </draw:frame>
        <draw:frame draw:style-name="gr73" draw:text-style-name="P11" draw:layer="layout" svg:width="0.296cm" svg:height="0.31cm" svg:x="17.902cm" svg:y="11.604cm">
          <draw:text-box>
            <text:p text:style-name="P1"><text:span text:style-name="T7">15</text:span></text:p>
          </draw:text-box>
        </draw:frame>
        <draw:frame draw:style-name="gr73" draw:text-style-name="P11" draw:layer="layout" svg:width="0.296cm" svg:height="0.31cm" svg:x="18.691cm" svg:y="11.604cm">
          <draw:text-box>
            <text:p text:style-name="P1"><text:span text:style-name="T7">16</text:span></text:p>
          </draw:text-box>
        </draw:frame>
        <draw:frame draw:style-name="gr73" draw:text-style-name="P11" draw:layer="layout" svg:width="0.296cm" svg:height="0.31cm" svg:x="19.49cm" svg:y="11.604cm">
          <draw:text-box>
            <text:p text:style-name="P1"><text:span text:style-name="T7">17</text:span></text:p>
          </draw:text-box>
        </draw:frame>
        <draw:frame draw:style-name="gr73" draw:text-style-name="P11" draw:layer="layout" svg:width="0.296cm" svg:height="0.31cm" svg:x="20.273cm" svg:y="11.604cm">
          <draw:text-box>
            <text:p text:style-name="P1"><text:span text:style-name="T7">18</text:span></text:p>
          </draw:text-box>
        </draw:frame>
        <draw:frame draw:style-name="gr73" draw:text-style-name="P11" draw:layer="layout" svg:width="0.296cm" svg:height="0.31cm" svg:x="15.532cm" svg:y="12.371cm">
          <draw:text-box>
            <text:p text:style-name="P1"><text:span text:style-name="T7">19</text:span></text:p>
          </draw:text-box>
        </draw:frame>
        <draw:frame draw:style-name="gr74" draw:text-style-name="P11" draw:layer="layout" svg:width="0.307cm" svg:height="0.31cm" svg:x="16.29cm" svg:y="12.371cm">
          <draw:text-box>
            <text:p text:style-name="P1"><text:span text:style-name="T7">20</text:span></text:p>
          </draw:text-box>
        </draw:frame>
        <draw:frame draw:style-name="gr73" draw:text-style-name="P11" draw:layer="layout" svg:width="0.296cm" svg:height="0.31cm" svg:x="17.112cm" svg:y="12.371cm">
          <draw:text-box>
            <text:p text:style-name="P1"><text:span text:style-name="T7">21</text:span></text:p>
          </draw:text-box>
        </draw:frame>
        <draw:frame draw:style-name="gr75" draw:text-style-name="P11" draw:layer="layout" svg:width="0.298cm" svg:height="0.31cm" svg:x="17.873cm" svg:y="12.371cm">
          <draw:text-box>
            <text:p text:style-name="P1"><text:span text:style-name="T7">22</text:span></text:p>
          </draw:text-box>
        </draw:frame>
        <draw:frame draw:style-name="gr73" draw:text-style-name="P11" draw:layer="layout" svg:width="0.296cm" svg:height="0.31cm" svg:x="18.667cm" svg:y="12.371cm">
          <draw:text-box>
            <text:p text:style-name="P1"><text:span text:style-name="T7">23</text:span></text:p>
          </draw:text-box>
        </draw:frame>
        <draw:frame draw:style-name="gr73" draw:text-style-name="P11" draw:layer="layout" svg:width="0.296cm" svg:height="0.31cm" svg:x="19.456cm" svg:y="12.371cm">
          <draw:text-box>
            <text:p text:style-name="P1"><text:span text:style-name="T7">24</text:span></text:p>
          </draw:text-box>
        </draw:frame>
        <draw:frame draw:style-name="gr75" draw:text-style-name="P11" draw:layer="layout" svg:width="0.298cm" svg:height="0.31cm" svg:x="20.243cm" svg:y="12.371cm">
          <draw:text-box>
            <text:p text:style-name="P1"><text:span text:style-name="T7">25</text:span></text:p>
          </draw:text-box>
        </draw:frame>
        <draw:frame draw:style-name="gr75" draw:text-style-name="P11" draw:layer="layout" svg:width="0.298cm" svg:height="0.31cm" svg:x="15.503cm" svg:y="13.14cm">
          <draw:text-box>
            <text:p text:style-name="P1"><text:span text:style-name="T7">26</text:span></text:p>
          </draw:text-box>
        </draw:frame>
        <draw:frame draw:style-name="gr73" draw:text-style-name="P11" draw:layer="layout" svg:width="0.296cm" svg:height="0.31cm" svg:x="16.302cm" svg:y="13.14cm">
          <draw:text-box>
            <text:p text:style-name="P1"><text:span text:style-name="T7">27</text:span></text:p>
          </draw:text-box>
        </draw:frame>
        <draw:frame draw:style-name="gr75" draw:text-style-name="P11" draw:layer="layout" svg:width="0.298cm" svg:height="0.31cm" svg:x="17.084cm" svg:y="13.14cm">
          <draw:text-box>
            <text:p text:style-name="P1"><text:span text:style-name="T7">28</text:span></text:p>
          </draw:text-box>
        </draw:frame>
        <draw:frame draw:style-name="gr75" draw:text-style-name="P11" draw:layer="layout" svg:width="0.298cm" svg:height="0.31cm" svg:x="17.873cm" svg:y="13.14cm">
          <draw:text-box>
            <text:p text:style-name="P1"><text:span text:style-name="T7">29</text:span></text:p>
          </draw:text-box>
        </draw:frame>
        <draw:frame draw:style-name="gr75" draw:text-style-name="P11" draw:layer="layout" svg:width="0.298cm" svg:height="0.31cm" svg:x="18.664cm" svg:y="13.14cm">
          <draw:text-box>
            <text:p text:style-name="P1"><text:span text:style-name="T7">30</text:span></text:p>
          </draw:text-box>
        </draw:frame>
        <draw:frame draw:style-name="gr73" draw:text-style-name="P11" draw:layer="layout" svg:width="0.296cm" svg:height="0.31cm" svg:x="19.485cm" svg:y="13.14cm">
          <draw:text-box>
            <text:p text:style-name="P1"><text:span text:style-name="T7">31</text:span></text:p>
          </draw:text-box>
        </draw:frame>
        <draw:g>
          <draw:custom-shape draw:style-name="gr69" draw:text-style-name="P8" draw:layer="layout" svg:width="5.006cm" svg:height="0.663cm" svg:x="7.403cm" svg:y="14.543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8" draw:layer="layout" svg:width="5.006cm" svg:height="0.663cm" svg:x="1.601cm" svg:y="14.541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8" draw:layer="layout" svg:width="5.006cm" svg:height="0.663cm" svg:x="15.515cm" svg:y="14.5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8" draw:layer="layout" svg:width="5.006cm" svg:height="0.663cm" svg:x="21.276cm" svg:y="14.54cm">
            <text:p/>
            <draw:enhanced-geometry svg:viewBox="0 0 21600 21600" draw:type="rectangle" draw:enhanced-path="M 0 0 L 21600 0 21600 21600 0 21600 0 0 Z N"/>
          </draw:custom-shape>
          <draw:frame draw:style-name="gr84" draw:text-style-name="P9" draw:layer="layout" svg:width="2.322cm" svg:height="0.625cm" svg:x="8.772cm" svg:y="14.603cm">
            <draw:text-box>
              <text:p text:style-name="P1"><text:span text:style-name="T5">OC</text:span><text:span text:style-name="T5">TUB</text:span><text:span text:style-name="T5">RE</text:span></text:p>
            </draw:text-box>
          </draw:frame>
          <draw:frame draw:style-name="gr85" draw:text-style-name="P9" draw:layer="layout" svg:width="2.944cm" svg:height="0.625cm" svg:x="2.658cm" svg:y="14.603cm">
            <draw:text-box>
              <text:p text:style-name="P1"><text:span text:style-name="T5">SEP</text:span><text:span text:style-name="T5">TIE</text:span><text:span text:style-name="T5">MB</text:span><text:span text:style-name="T5">RE</text:span></text:p>
            </draw:text-box>
          </draw:frame>
          <draw:frame draw:style-name="gr72" draw:text-style-name="P10" draw:layer="layout" svg:width="0.231cm" svg:height="0.31cm" svg:x="1.668cm" svg:y="15.957cm">
            <draw:text-box>
              <text:p text:style-name="P1"><text:span text:style-name="T6">L</text:span></text:p>
            </draw:text-box>
          </draw:frame>
          <draw:frame draw:style-name="gr72" draw:text-style-name="P10" draw:layer="layout" svg:width="0.231cm" svg:height="0.31cm" svg:x="2.421cm" svg:y="15.957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3.211cm" svg:y="15.957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4.04cm" svg:y="15.957cm">
            <draw:text-box>
              <text:p text:style-name="P1"><text:span text:style-name="T6">J</text:span></text:p>
            </draw:text-box>
          </draw:frame>
          <draw:frame draw:style-name="gr72" draw:text-style-name="P10" draw:layer="layout" svg:width="0.231cm" svg:height="0.31cm" svg:x="4.809cm" svg:y="15.957cm">
            <draw:text-box>
              <text:p text:style-name="P1"><text:span text:style-name="T6">V</text:span></text:p>
            </draw:text-box>
          </draw:frame>
          <draw:frame draw:style-name="gr72" draw:text-style-name="P10" draw:layer="layout" svg:width="0.231cm" svg:height="0.31cm" svg:x="5.607cm" svg:y="15.957cm">
            <draw:text-box>
              <text:p text:style-name="P1"><text:span text:style-name="T6">S</text:span></text:p>
            </draw:text-box>
          </draw:frame>
          <draw:frame draw:style-name="gr72" draw:text-style-name="P10" draw:layer="layout" svg:width="0.231cm" svg:height="0.31cm" svg:x="6.383cm" svg:y="15.957cm">
            <draw:text-box>
              <text:p text:style-name="P1"><text:span text:style-name="T6">D</text:span></text:p>
            </draw:text-box>
          </draw:frame>
          <draw:frame draw:style-name="gr72" draw:text-style-name="P11" draw:layer="layout" svg:width="0.231cm" svg:height="0.31cm" svg:x="3.266cm" svg:y="16.723cm">
            <draw:text-box>
              <text:p text:style-name="P1"><text:span text:style-name="T7">1</text:span></text:p>
            </draw:text-box>
          </draw:frame>
          <draw:frame draw:style-name="gr72" draw:text-style-name="P11" draw:layer="layout" svg:width="0.231cm" svg:height="0.31cm" svg:x="4.027cm" svg:y="16.723cm">
            <draw:text-box>
              <text:p text:style-name="P1"><text:span text:style-name="T7">2</text:span></text:p>
            </draw:text-box>
          </draw:frame>
          <draw:frame draw:style-name="gr72" draw:text-style-name="P11" draw:layer="layout" svg:width="0.231cm" svg:height="0.31cm" svg:x="4.82cm" svg:y="16.723cm">
            <draw:text-box>
              <text:p text:style-name="P1"><text:span text:style-name="T7">3</text:span></text:p>
            </draw:text-box>
          </draw:frame>
          <draw:frame draw:style-name="gr72" draw:text-style-name="P11" draw:layer="layout" svg:width="0.231cm" svg:height="0.31cm" svg:x="5.61cm" svg:y="16.723cm">
            <draw:text-box>
              <text:p text:style-name="P1"><text:span text:style-name="T7">4</text:span></text:p>
            </draw:text-box>
          </draw:frame>
          <draw:frame draw:style-name="gr72" draw:text-style-name="P11" draw:layer="layout" svg:width="0.231cm" svg:height="0.31cm" svg:x="6.396cm" svg:y="16.723cm">
            <draw:text-box>
              <text:p text:style-name="P1"><text:span text:style-name="T7">5</text:span></text:p>
            </draw:text-box>
          </draw:frame>
          <draw:frame draw:style-name="gr72" draw:text-style-name="P11" draw:layer="layout" svg:width="0.231cm" svg:height="0.31cm" svg:x="1.657cm" svg:y="17.488cm">
            <draw:text-box>
              <text:p text:style-name="P1"><text:span text:style-name="T7">6</text:span></text:p>
            </draw:text-box>
          </draw:frame>
          <draw:frame draw:style-name="gr72" draw:text-style-name="P11" draw:layer="layout" svg:width="0.231cm" svg:height="0.31cm" svg:x="2.456cm" svg:y="17.488cm">
            <draw:text-box>
              <text:p text:style-name="P1"><text:span text:style-name="T7">7</text:span></text:p>
            </draw:text-box>
          </draw:frame>
          <draw:frame draw:style-name="gr72" draw:text-style-name="P11" draw:layer="layout" svg:width="0.231cm" svg:height="0.31cm" svg:x="3.238cm" svg:y="17.488cm">
            <draw:text-box>
              <text:p text:style-name="P1"><text:span text:style-name="T7">8</text:span></text:p>
            </draw:text-box>
          </draw:frame>
          <draw:frame draw:style-name="gr72" draw:text-style-name="P11" draw:layer="layout" svg:width="0.231cm" svg:height="0.31cm" svg:x="4.027cm" svg:y="17.488cm">
            <draw:text-box>
              <text:p text:style-name="P1"><text:span text:style-name="T7">9</text:span></text:p>
            </draw:text-box>
          </draw:frame>
          <draw:frame draw:style-name="gr73" draw:text-style-name="P11" draw:layer="layout" svg:width="0.296cm" svg:height="0.31cm" svg:x="4.775cm" svg:y="17.488cm">
            <draw:text-box>
              <text:p text:style-name="P1"><text:span text:style-name="T7">10</text:span></text:p>
            </draw:text-box>
          </draw:frame>
          <draw:frame draw:style-name="gr73" draw:text-style-name="P11" draw:layer="layout" svg:width="0.296cm" svg:height="0.31cm" svg:x="5.596cm" svg:y="17.488cm">
            <draw:text-box>
              <text:p text:style-name="P1"><text:span text:style-name="T7">11</text:span></text:p>
            </draw:text-box>
          </draw:frame>
          <draw:frame draw:style-name="gr73" draw:text-style-name="P11" draw:layer="layout" svg:width="0.296cm" svg:height="0.31cm" svg:x="6.357cm" svg:y="17.488cm">
            <draw:text-box>
              <text:p text:style-name="P1"><text:span text:style-name="T7">12</text:span></text:p>
            </draw:text-box>
          </draw:frame>
          <draw:frame draw:style-name="gr73" draw:text-style-name="P11" draw:layer="layout" svg:width="0.296cm" svg:height="0.31cm" svg:x="1.621cm" svg:y="18.253cm">
            <draw:text-box>
              <text:p text:style-name="P1"><text:span text:style-name="T7">13</text:span></text:p>
            </draw:text-box>
          </draw:frame>
          <draw:frame draw:style-name="gr73" draw:text-style-name="P11" draw:layer="layout" svg:width="0.296cm" svg:height="0.31cm" svg:x="2.412cm" svg:y="18.253cm">
            <draw:text-box>
              <text:p text:style-name="P1"><text:span text:style-name="T7">14</text:span></text:p>
            </draw:text-box>
          </draw:frame>
          <draw:frame draw:style-name="gr73" draw:text-style-name="P11" draw:layer="layout" svg:width="0.296cm" svg:height="0.31cm" svg:x="3.197cm" svg:y="18.253cm">
            <draw:text-box>
              <text:p text:style-name="P1"><text:span text:style-name="T7">15</text:span></text:p>
            </draw:text-box>
          </draw:frame>
          <draw:frame draw:style-name="gr73" draw:text-style-name="P11" draw:layer="layout" svg:width="0.296cm" svg:height="0.31cm" svg:x="3.987cm" svg:y="18.253cm">
            <draw:text-box>
              <text:p text:style-name="P1"><text:span text:style-name="T7">16</text:span></text:p>
            </draw:text-box>
          </draw:frame>
          <draw:frame draw:style-name="gr73" draw:text-style-name="P11" draw:layer="layout" svg:width="0.296cm" svg:height="0.31cm" svg:x="4.786cm" svg:y="18.253cm">
            <draw:text-box>
              <text:p text:style-name="P1"><text:span text:style-name="T7">17</text:span></text:p>
            </draw:text-box>
          </draw:frame>
          <draw:frame draw:style-name="gr73" draw:text-style-name="P11" draw:layer="layout" svg:width="0.296cm" svg:height="0.31cm" svg:x="5.568cm" svg:y="18.253cm">
            <draw:text-box>
              <text:p text:style-name="P1"><text:span text:style-name="T7">18</text:span></text:p>
            </draw:text-box>
          </draw:frame>
          <draw:frame draw:style-name="gr73" draw:text-style-name="P11" draw:layer="layout" svg:width="0.296cm" svg:height="0.31cm" svg:x="6.357cm" svg:y="18.253cm">
            <draw:text-box>
              <text:p text:style-name="P1"><text:span text:style-name="T7">19</text:span></text:p>
            </draw:text-box>
          </draw:frame>
          <draw:frame draw:style-name="gr74" draw:text-style-name="P11" draw:layer="layout" svg:width="0.307cm" svg:height="0.31cm" svg:x="1.587cm" svg:y="19.018cm">
            <draw:text-box>
              <text:p text:style-name="P1"><text:span text:style-name="T7">20</text:span></text:p>
            </draw:text-box>
          </draw:frame>
          <draw:frame draw:style-name="gr73" draw:text-style-name="P11" draw:layer="layout" svg:width="0.296cm" svg:height="0.31cm" svg:x="2.408cm" svg:y="19.018cm">
            <draw:text-box>
              <text:p text:style-name="P1"><text:span text:style-name="T7">21</text:span></text:p>
            </draw:text-box>
          </draw:frame>
          <draw:frame draw:style-name="gr75" draw:text-style-name="P11" draw:layer="layout" svg:width="0.298cm" svg:height="0.31cm" svg:x="3.169cm" svg:y="19.018cm">
            <draw:text-box>
              <text:p text:style-name="P1"><text:span text:style-name="T7">22</text:span></text:p>
            </draw:text-box>
          </draw:frame>
          <draw:frame draw:style-name="gr73" draw:text-style-name="P11" draw:layer="layout" svg:width="0.296cm" svg:height="0.31cm" svg:x="3.962cm" svg:y="19.018cm">
            <draw:text-box>
              <text:p text:style-name="P1"><text:span text:style-name="T7">23</text:span></text:p>
            </draw:text-box>
          </draw:frame>
          <draw:frame draw:style-name="gr73" draw:text-style-name="P11" draw:layer="layout" svg:width="0.296cm" svg:height="0.31cm" svg:x="4.752cm" svg:y="19.018cm">
            <draw:text-box>
              <text:p text:style-name="P1"><text:span text:style-name="T7">24</text:span></text:p>
            </draw:text-box>
          </draw:frame>
          <draw:frame draw:style-name="gr75" draw:text-style-name="P11" draw:layer="layout" svg:width="0.298cm" svg:height="0.31cm" svg:x="5.538cm" svg:y="19.018cm">
            <draw:text-box>
              <text:p text:style-name="P1"><text:span text:style-name="T7">25</text:span></text:p>
            </draw:text-box>
          </draw:frame>
          <draw:frame draw:style-name="gr75" draw:text-style-name="P11" draw:layer="layout" svg:width="0.298cm" svg:height="0.31cm" svg:x="6.328cm" svg:y="19.018cm">
            <draw:text-box>
              <text:p text:style-name="P1"><text:span text:style-name="T7">26</text:span></text:p>
            </draw:text-box>
          </draw:frame>
          <draw:frame draw:style-name="gr73" draw:text-style-name="P11" draw:layer="layout" svg:width="0.296cm" svg:height="0.31cm" svg:x="1.598cm" svg:y="19.784cm">
            <draw:text-box>
              <text:p text:style-name="P1"><text:span text:style-name="T7">27</text:span></text:p>
            </draw:text-box>
          </draw:frame>
          <draw:frame draw:style-name="gr75" draw:text-style-name="P11" draw:layer="layout" svg:width="0.298cm" svg:height="0.31cm" svg:x="2.38cm" svg:y="19.784cm">
            <draw:text-box>
              <text:p text:style-name="P1"><text:span text:style-name="T7">28</text:span></text:p>
            </draw:text-box>
          </draw:frame>
          <draw:frame draw:style-name="gr75" draw:text-style-name="P11" draw:layer="layout" svg:width="0.298cm" svg:height="0.31cm" svg:x="3.168cm" svg:y="19.784cm">
            <draw:text-box>
              <text:p text:style-name="P1"><text:span text:style-name="T7">29</text:span></text:p>
            </draw:text-box>
          </draw:frame>
          <draw:frame draw:style-name="gr75" draw:text-style-name="P11" draw:layer="layout" svg:width="0.298cm" svg:height="0.31cm" svg:x="3.959cm" svg:y="19.784cm">
            <draw:text-box>
              <text:p text:style-name="P1"><text:span text:style-name="T7">30</text:span></text:p>
            </draw:text-box>
          </draw:frame>
          <draw:frame draw:style-name="gr72" draw:text-style-name="P10" draw:layer="layout" svg:width="0.231cm" svg:height="0.31cm" svg:x="7.448cm" svg:y="15.94cm">
            <draw:text-box>
              <text:p text:style-name="P1"><text:span text:style-name="T6">L</text:span></text:p>
            </draw:text-box>
          </draw:frame>
          <draw:frame draw:style-name="gr72" draw:text-style-name="P10" draw:layer="layout" svg:width="0.231cm" svg:height="0.31cm" svg:x="8.202cm" svg:y="15.94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8.992cm" svg:y="15.94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9.821cm" svg:y="15.94cm">
            <draw:text-box>
              <text:p text:style-name="P1"><text:span text:style-name="T6">J</text:span></text:p>
            </draw:text-box>
          </draw:frame>
          <draw:frame draw:style-name="gr72" draw:text-style-name="P10" draw:layer="layout" svg:width="0.231cm" svg:height="0.31cm" svg:x="10.589cm" svg:y="15.94cm">
            <draw:text-box>
              <text:p text:style-name="P1"><text:span text:style-name="T6">V</text:span></text:p>
            </draw:text-box>
          </draw:frame>
          <draw:frame draw:style-name="gr72" draw:text-style-name="P10" draw:layer="layout" svg:width="0.231cm" svg:height="0.31cm" svg:x="11.387cm" svg:y="15.94cm">
            <draw:text-box>
              <text:p text:style-name="P1"><text:span text:style-name="T6">S</text:span></text:p>
            </draw:text-box>
          </draw:frame>
          <draw:frame draw:style-name="gr72" draw:text-style-name="P10" draw:layer="layout" svg:width="0.231cm" svg:height="0.31cm" svg:x="12.164cm" svg:y="15.94cm">
            <draw:text-box>
              <text:p text:style-name="P1"><text:span text:style-name="T6">D</text:span></text:p>
            </draw:text-box>
          </draw:frame>
          <draw:frame draw:style-name="gr72" draw:text-style-name="P11" draw:layer="layout" svg:width="0.231cm" svg:height="0.31cm" svg:x="10.626cm" svg:y="16.706cm">
            <draw:text-box>
              <text:p text:style-name="P1"><text:span text:style-name="T7">1</text:span></text:p>
            </draw:text-box>
          </draw:frame>
          <draw:frame draw:style-name="gr72" draw:text-style-name="P11" draw:layer="layout" svg:width="0.231cm" svg:height="0.31cm" svg:x="11.387cm" svg:y="16.706cm">
            <draw:text-box>
              <text:p text:style-name="P1"><text:span text:style-name="T7">2</text:span></text:p>
            </draw:text-box>
          </draw:frame>
          <draw:frame draw:style-name="gr72" draw:text-style-name="P11" draw:layer="layout" svg:width="0.231cm" svg:height="0.31cm" svg:x="12.18cm" svg:y="16.706cm">
            <draw:text-box>
              <text:p text:style-name="P1"><text:span text:style-name="T7">3</text:span></text:p>
            </draw:text-box>
          </draw:frame>
          <draw:frame draw:style-name="gr72" draw:text-style-name="P11" draw:layer="layout" svg:width="0.231cm" svg:height="0.31cm" svg:x="7.441cm" svg:y="17.472cm">
            <draw:text-box>
              <text:p text:style-name="P1"><text:span text:style-name="T7">4</text:span></text:p>
            </draw:text-box>
          </draw:frame>
          <draw:frame draw:style-name="gr72" draw:text-style-name="P11" draw:layer="layout" svg:width="0.231cm" svg:height="0.31cm" svg:x="8.227cm" svg:y="17.472cm">
            <draw:text-box>
              <text:p text:style-name="P1"><text:span text:style-name="T7">5</text:span></text:p>
            </draw:text-box>
          </draw:frame>
          <draw:frame draw:style-name="gr72" draw:text-style-name="P11" draw:layer="layout" svg:width="0.231cm" svg:height="0.31cm" svg:x="9.017cm" svg:y="17.472cm">
            <draw:text-box>
              <text:p text:style-name="P1"><text:span text:style-name="T7">6</text:span></text:p>
            </draw:text-box>
          </draw:frame>
          <draw:frame draw:style-name="gr72" draw:text-style-name="P11" draw:layer="layout" svg:width="0.231cm" svg:height="0.31cm" svg:x="9.816cm" svg:y="17.472cm">
            <draw:text-box>
              <text:p text:style-name="P1"><text:span text:style-name="T7">7</text:span></text:p>
            </draw:text-box>
          </draw:frame>
          <draw:frame draw:style-name="gr72" draw:text-style-name="P11" draw:layer="layout" svg:width="0.231cm" svg:height="0.31cm" svg:x="10.598cm" svg:y="17.472cm">
            <draw:text-box>
              <text:p text:style-name="P1"><text:span text:style-name="T7">8</text:span></text:p>
            </draw:text-box>
          </draw:frame>
          <draw:frame draw:style-name="gr72" draw:text-style-name="P11" draw:layer="layout" svg:width="0.231cm" svg:height="0.31cm" svg:x="11.386cm" svg:y="17.472cm">
            <draw:text-box>
              <text:p text:style-name="P1"><text:span text:style-name="T7">9</text:span></text:p>
            </draw:text-box>
          </draw:frame>
          <draw:frame draw:style-name="gr73" draw:text-style-name="P11" draw:layer="layout" svg:width="0.296cm" svg:height="0.31cm" svg:x="12.135cm" svg:y="17.472cm">
            <draw:text-box>
              <text:p text:style-name="P1"><text:span text:style-name="T7">10</text:span></text:p>
            </draw:text-box>
          </draw:frame>
          <draw:frame draw:style-name="gr73" draw:text-style-name="P11" draw:layer="layout" svg:width="0.296cm" svg:height="0.31cm" svg:x="7.427cm" svg:y="18.239cm">
            <draw:text-box>
              <text:p text:style-name="P1"><text:span text:style-name="T7">11</text:span></text:p>
            </draw:text-box>
          </draw:frame>
          <draw:frame draw:style-name="gr73" draw:text-style-name="P11" draw:layer="layout" svg:width="0.296cm" svg:height="0.31cm" svg:x="8.189cm" svg:y="18.239cm">
            <draw:text-box>
              <text:p text:style-name="P1"><text:span text:style-name="T7">12</text:span></text:p>
            </draw:text-box>
          </draw:frame>
          <draw:frame draw:style-name="gr73" draw:text-style-name="P11" draw:layer="layout" svg:width="0.296cm" svg:height="0.31cm" svg:x="8.982cm" svg:y="18.239cm">
            <draw:text-box>
              <text:p text:style-name="P1"><text:span text:style-name="T7">13</text:span></text:p>
            </draw:text-box>
          </draw:frame>
          <draw:frame draw:style-name="gr73" draw:text-style-name="P11" draw:layer="layout" svg:width="0.296cm" svg:height="0.31cm" svg:x="9.771cm" svg:y="18.239cm">
            <draw:text-box>
              <text:p text:style-name="P1"><text:span text:style-name="T7">14</text:span></text:p>
            </draw:text-box>
          </draw:frame>
          <draw:frame draw:style-name="gr73" draw:text-style-name="P11" draw:layer="layout" svg:width="0.296cm" svg:height="0.31cm" svg:x="10.557cm" svg:y="18.239cm">
            <draw:text-box>
              <text:p text:style-name="P1"><text:span text:style-name="T7">15</text:span></text:p>
            </draw:text-box>
          </draw:frame>
          <draw:frame draw:style-name="gr73" draw:text-style-name="P11" draw:layer="layout" svg:width="0.296cm" svg:height="0.31cm" svg:x="11.348cm" svg:y="18.239cm">
            <draw:text-box>
              <text:p text:style-name="P1"><text:span text:style-name="T7">16</text:span></text:p>
            </draw:text-box>
          </draw:frame>
          <draw:frame draw:style-name="gr73" draw:text-style-name="P11" draw:layer="layout" svg:width="0.296cm" svg:height="0.31cm" svg:x="12.146cm" svg:y="18.239cm">
            <draw:text-box>
              <text:p text:style-name="P1"><text:span text:style-name="T7">17</text:span></text:p>
            </draw:text-box>
          </draw:frame>
          <draw:frame draw:style-name="gr73" draw:text-style-name="P11" draw:layer="layout" svg:width="0.296cm" svg:height="0.31cm" svg:x="7.399cm" svg:y="19.005cm">
            <draw:text-box>
              <text:p text:style-name="P1"><text:span text:style-name="T7">18</text:span></text:p>
            </draw:text-box>
          </draw:frame>
          <draw:frame draw:style-name="gr73" draw:text-style-name="P11" draw:layer="layout" svg:width="0.296cm" svg:height="0.31cm" svg:x="8.188cm" svg:y="19.005cm">
            <draw:text-box>
              <text:p text:style-name="P1"><text:span text:style-name="T7">19</text:span></text:p>
            </draw:text-box>
          </draw:frame>
          <draw:frame draw:style-name="gr74" draw:text-style-name="P11" draw:layer="layout" svg:width="0.307cm" svg:height="0.31cm" svg:x="8.946cm" svg:y="19.005cm">
            <draw:text-box>
              <text:p text:style-name="P1"><text:span text:style-name="T7">20</text:span></text:p>
            </draw:text-box>
          </draw:frame>
          <draw:frame draw:style-name="gr73" draw:text-style-name="P11" draw:layer="layout" svg:width="0.296cm" svg:height="0.31cm" svg:x="9.768cm" svg:y="19.005cm">
            <draw:text-box>
              <text:p text:style-name="P1"><text:span text:style-name="T7">21</text:span></text:p>
            </draw:text-box>
          </draw:frame>
          <draw:frame draw:style-name="gr75" draw:text-style-name="P11" draw:layer="layout" svg:width="0.298cm" svg:height="0.31cm" svg:x="10.529cm" svg:y="19.005cm">
            <draw:text-box>
              <text:p text:style-name="P1"><text:span text:style-name="T7">22</text:span></text:p>
            </draw:text-box>
          </draw:frame>
          <draw:frame draw:style-name="gr73" draw:text-style-name="P11" draw:layer="layout" svg:width="0.296cm" svg:height="0.31cm" svg:x="11.322cm" svg:y="19.005cm">
            <draw:text-box>
              <text:p text:style-name="P1"><text:span text:style-name="T7">23</text:span></text:p>
            </draw:text-box>
          </draw:frame>
          <draw:frame draw:style-name="gr73" draw:text-style-name="P11" draw:layer="layout" svg:width="0.296cm" svg:height="0.31cm" svg:x="12.112cm" svg:y="19.005cm">
            <draw:text-box>
              <text:p text:style-name="P1"><text:span text:style-name="T7">24</text:span></text:p>
            </draw:text-box>
          </draw:frame>
          <draw:frame draw:style-name="gr75" draw:text-style-name="P11" draw:layer="layout" svg:width="0.298cm" svg:height="0.31cm" svg:x="7.369cm" svg:y="19.771cm">
            <draw:text-box>
              <text:p text:style-name="P1"><text:span text:style-name="T7">25</text:span></text:p>
            </draw:text-box>
          </draw:frame>
          <draw:frame draw:style-name="gr75" draw:text-style-name="P11" draw:layer="layout" svg:width="0.298cm" svg:height="0.31cm" svg:x="8.158cm" svg:y="19.771cm">
            <draw:text-box>
              <text:p text:style-name="P1"><text:span text:style-name="T7">26</text:span></text:p>
            </draw:text-box>
          </draw:frame>
          <draw:frame draw:style-name="gr73" draw:text-style-name="P11" draw:layer="layout" svg:width="0.296cm" svg:height="0.31cm" svg:x="8.957cm" svg:y="19.771cm">
            <draw:text-box>
              <text:p text:style-name="P1"><text:span text:style-name="T7">27</text:span></text:p>
            </draw:text-box>
          </draw:frame>
          <draw:frame draw:style-name="gr75" draw:text-style-name="P11" draw:layer="layout" svg:width="0.298cm" svg:height="0.31cm" svg:x="9.74cm" svg:y="19.771cm">
            <draw:text-box>
              <text:p text:style-name="P1"><text:span text:style-name="T7">28</text:span></text:p>
            </draw:text-box>
          </draw:frame>
          <draw:frame draw:style-name="gr75" draw:text-style-name="P11" draw:layer="layout" svg:width="0.298cm" svg:height="0.31cm" svg:x="10.528cm" svg:y="19.771cm">
            <draw:text-box>
              <text:p text:style-name="P1"><text:span text:style-name="T7">29</text:span></text:p>
            </draw:text-box>
          </draw:frame>
          <draw:frame draw:style-name="gr75" draw:text-style-name="P11" draw:layer="layout" svg:width="0.298cm" svg:height="0.31cm" svg:x="11.319cm" svg:y="19.771cm">
            <draw:text-box>
              <text:p text:style-name="P1"><text:span text:style-name="T7">30</text:span></text:p>
            </draw:text-box>
          </draw:frame>
          <draw:frame draw:style-name="gr73" draw:text-style-name="P11" draw:layer="layout" svg:width="0.296cm" svg:height="0.31cm" svg:x="12.141cm" svg:y="19.771cm">
            <draw:text-box>
              <text:p text:style-name="P1"><text:span text:style-name="T7">31</text:span></text:p>
            </draw:text-box>
          </draw:frame>
          <draw:frame draw:style-name="gr86" draw:text-style-name="P9" draw:layer="layout" svg:width="2.855cm" svg:height="0.625cm" svg:x="16.708cm" svg:y="14.603cm">
            <draw:text-box>
              <text:p text:style-name="P1"><text:span text:style-name="T5">NO</text:span><text:span text:style-name="T5">VIE</text:span><text:span text:style-name="T5">MB</text:span><text:span text:style-name="T5">RE</text:span></text:p>
            </draw:text-box>
          </draw:frame>
          <draw:frame draw:style-name="gr87" draw:text-style-name="P9" draw:layer="layout" svg:width="2.598cm" svg:height="0.625cm" svg:x="22.571cm" svg:y="14.603cm">
            <draw:text-box>
              <text:p text:style-name="P1"><text:span text:style-name="T5">DICI</text:span><text:span text:style-name="T5">EMB</text:span><text:span text:style-name="T5">RE</text:span></text:p>
            </draw:text-box>
          </draw:frame>
          <draw:frame draw:style-name="gr72" draw:text-style-name="P10" draw:layer="layout" svg:width="0.231cm" svg:height="0.31cm" svg:x="15.592cm" svg:y="16.005cm">
            <draw:text-box>
              <text:p text:style-name="P1"><text:span text:style-name="T6">L</text:span></text:p>
            </draw:text-box>
          </draw:frame>
          <draw:frame draw:style-name="gr72" draw:text-style-name="P10" draw:layer="layout" svg:width="0.231cm" svg:height="0.31cm" svg:x="16.345cm" svg:y="16.005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17.135cm" svg:y="16.005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17.964cm" svg:y="16.005cm">
            <draw:text-box>
              <text:p text:style-name="P1"><text:span text:style-name="T6">J</text:span></text:p>
            </draw:text-box>
          </draw:frame>
          <draw:frame draw:style-name="gr72" draw:text-style-name="P10" draw:layer="layout" svg:width="0.231cm" svg:height="0.31cm" svg:x="18.732cm" svg:y="16.005cm">
            <draw:text-box>
              <text:p text:style-name="P1"><text:span text:style-name="T6">V</text:span></text:p>
            </draw:text-box>
          </draw:frame>
          <draw:frame draw:style-name="gr72" draw:text-style-name="P10" draw:layer="layout" svg:width="0.231cm" svg:height="0.31cm" svg:x="19.53cm" svg:y="16.005cm">
            <draw:text-box>
              <text:p text:style-name="P1"><text:span text:style-name="T6">S</text:span></text:p>
            </draw:text-box>
          </draw:frame>
          <draw:frame draw:style-name="gr72" draw:text-style-name="P10" draw:layer="layout" svg:width="0.231cm" svg:height="0.31cm" svg:x="20.307cm" svg:y="16.005cm">
            <draw:text-box>
              <text:p text:style-name="P1"><text:span text:style-name="T6">D</text:span></text:p>
            </draw:text-box>
          </draw:frame>
          <draw:frame draw:style-name="gr72" draw:text-style-name="P11" draw:layer="layout" svg:width="0.231cm" svg:height="0.31cm" svg:x="15.61cm" svg:y="16.767cm">
            <draw:text-box>
              <text:p text:style-name="P1"><text:span text:style-name="T7">1</text:span></text:p>
            </draw:text-box>
          </draw:frame>
          <draw:frame draw:style-name="gr72" draw:text-style-name="P11" draw:layer="layout" svg:width="0.231cm" svg:height="0.31cm" svg:x="16.371cm" svg:y="16.767cm">
            <draw:text-box>
              <text:p text:style-name="P1"><text:span text:style-name="T7">2</text:span></text:p>
            </draw:text-box>
          </draw:frame>
          <draw:frame draw:style-name="gr72" draw:text-style-name="P11" draw:layer="layout" svg:width="0.231cm" svg:height="0.31cm" svg:x="17.164cm" svg:y="16.767cm">
            <draw:text-box>
              <text:p text:style-name="P1"><text:span text:style-name="T7">3</text:span></text:p>
            </draw:text-box>
          </draw:frame>
          <draw:frame draw:style-name="gr72" draw:text-style-name="P11" draw:layer="layout" svg:width="0.231cm" svg:height="0.31cm" svg:x="17.953cm" svg:y="16.767cm">
            <draw:text-box>
              <text:p text:style-name="P1"><text:span text:style-name="T7">4</text:span></text:p>
            </draw:text-box>
          </draw:frame>
          <draw:frame draw:style-name="gr72" draw:text-style-name="P11" draw:layer="layout" svg:width="0.231cm" svg:height="0.31cm" svg:x="18.74cm" svg:y="16.767cm">
            <draw:text-box>
              <text:p text:style-name="P1"><text:span text:style-name="T7">5</text:span></text:p>
            </draw:text-box>
          </draw:frame>
          <draw:frame draw:style-name="gr72" draw:text-style-name="P11" draw:layer="layout" svg:width="0.231cm" svg:height="0.31cm" svg:x="19.53cm" svg:y="16.767cm">
            <draw:text-box>
              <text:p text:style-name="P1"><text:span text:style-name="T7">6</text:span></text:p>
            </draw:text-box>
          </draw:frame>
          <draw:frame draw:style-name="gr72" draw:text-style-name="P11" draw:layer="layout" svg:width="0.231cm" svg:height="0.31cm" svg:x="20.328cm" svg:y="16.767cm">
            <draw:text-box>
              <text:p text:style-name="P1"><text:span text:style-name="T7">7</text:span></text:p>
            </draw:text-box>
          </draw:frame>
          <draw:frame draw:style-name="gr72" draw:text-style-name="P11" draw:layer="layout" svg:width="0.231cm" svg:height="0.31cm" svg:x="15.582cm" svg:y="17.529cm">
            <draw:text-box>
              <text:p text:style-name="P1"><text:span text:style-name="T7">8</text:span></text:p>
            </draw:text-box>
          </draw:frame>
          <draw:frame draw:style-name="gr72" draw:text-style-name="P11" draw:layer="layout" svg:width="0.231cm" svg:height="0.31cm" svg:x="16.37cm" svg:y="17.529cm">
            <draw:text-box>
              <text:p text:style-name="P1"><text:span text:style-name="T7">9</text:span></text:p>
            </draw:text-box>
          </draw:frame>
          <draw:frame draw:style-name="gr73" draw:text-style-name="P11" draw:layer="layout" svg:width="0.296cm" svg:height="0.31cm" svg:x="17.118cm" svg:y="17.529cm">
            <draw:text-box>
              <text:p text:style-name="P1"><text:span text:style-name="T7">10</text:span></text:p>
            </draw:text-box>
          </draw:frame>
          <draw:frame draw:style-name="gr73" draw:text-style-name="P11" draw:layer="layout" svg:width="0.296cm" svg:height="0.31cm" svg:x="17.94cm" svg:y="17.529cm">
            <draw:text-box>
              <text:p text:style-name="P1"><text:span text:style-name="T7">11</text:span></text:p>
            </draw:text-box>
          </draw:frame>
          <draw:frame draw:style-name="gr73" draw:text-style-name="P11" draw:layer="layout" svg:width="0.296cm" svg:height="0.31cm" svg:x="18.701cm" svg:y="17.529cm">
            <draw:text-box>
              <text:p text:style-name="P1"><text:span text:style-name="T7">12</text:span></text:p>
            </draw:text-box>
          </draw:frame>
          <draw:frame draw:style-name="gr73" draw:text-style-name="P11" draw:layer="layout" svg:width="0.296cm" svg:height="0.31cm" svg:x="19.494cm" svg:y="17.529cm">
            <draw:text-box>
              <text:p text:style-name="P1"><text:span text:style-name="T7">13</text:span></text:p>
            </draw:text-box>
          </draw:frame>
          <draw:frame draw:style-name="gr73" draw:text-style-name="P11" draw:layer="layout" svg:width="0.296cm" svg:height="0.31cm" svg:x="20.284cm" svg:y="17.529cm">
            <draw:text-box>
              <text:p text:style-name="P1"><text:span text:style-name="T7">14</text:span></text:p>
            </draw:text-box>
          </draw:frame>
          <draw:frame draw:style-name="gr73" draw:text-style-name="P11" draw:layer="layout" svg:width="0.296cm" svg:height="0.31cm" svg:x="15.541cm" svg:y="18.29cm">
            <draw:text-box>
              <text:p text:style-name="P1"><text:span text:style-name="T7">15</text:span></text:p>
            </draw:text-box>
          </draw:frame>
          <draw:frame draw:style-name="gr73" draw:text-style-name="P11" draw:layer="layout" svg:width="0.296cm" svg:height="0.31cm" svg:x="16.331cm" svg:y="18.29cm">
            <draw:text-box>
              <text:p text:style-name="P1"><text:span text:style-name="T7">16</text:span></text:p>
            </draw:text-box>
          </draw:frame>
          <draw:frame draw:style-name="gr73" draw:text-style-name="P11" draw:layer="layout" svg:width="0.296cm" svg:height="0.31cm" svg:x="17.129cm" svg:y="18.29cm">
            <draw:text-box>
              <text:p text:style-name="P1"><text:span text:style-name="T7">17</text:span></text:p>
            </draw:text-box>
          </draw:frame>
          <draw:frame draw:style-name="gr73" draw:text-style-name="P11" draw:layer="layout" svg:width="0.296cm" svg:height="0.31cm" svg:x="17.912cm" svg:y="18.29cm">
            <draw:text-box>
              <text:p text:style-name="P1"><text:span text:style-name="T7">18</text:span></text:p>
            </draw:text-box>
          </draw:frame>
          <draw:frame draw:style-name="gr73" draw:text-style-name="P11" draw:layer="layout" svg:width="0.296cm" svg:height="0.31cm" svg:x="18.7cm" svg:y="18.29cm">
            <draw:text-box>
              <text:p text:style-name="P1"><text:span text:style-name="T7">19</text:span></text:p>
            </draw:text-box>
          </draw:frame>
          <draw:frame draw:style-name="gr74" draw:text-style-name="P11" draw:layer="layout" svg:width="0.307cm" svg:height="0.31cm" svg:x="19.458cm" svg:y="18.29cm">
            <draw:text-box>
              <text:p text:style-name="P1"><text:span text:style-name="T7">20</text:span></text:p>
            </draw:text-box>
          </draw:frame>
          <draw:frame draw:style-name="gr73" draw:text-style-name="P11" draw:layer="layout" svg:width="0.296cm" svg:height="0.31cm" svg:x="20.281cm" svg:y="18.29cm">
            <draw:text-box>
              <text:p text:style-name="P1"><text:span text:style-name="T7">21</text:span></text:p>
            </draw:text-box>
          </draw:frame>
          <draw:frame draw:style-name="gr75" draw:text-style-name="P11" draw:layer="layout" svg:width="0.298cm" svg:height="0.31cm" svg:x="15.512cm" svg:y="19.013cm">
            <draw:text-box>
              <text:p text:style-name="P1"><text:span text:style-name="T7">22</text:span></text:p>
            </draw:text-box>
          </draw:frame>
          <draw:frame draw:style-name="gr73" draw:text-style-name="P11" draw:layer="layout" svg:width="0.296cm" svg:height="0.31cm" svg:x="16.306cm" svg:y="19.013cm">
            <draw:text-box>
              <text:p text:style-name="P1"><text:span text:style-name="T7">23</text:span></text:p>
            </draw:text-box>
          </draw:frame>
          <draw:frame draw:style-name="gr73" draw:text-style-name="P11" draw:layer="layout" svg:width="0.296cm" svg:height="0.31cm" svg:x="17.095cm" svg:y="19.013cm">
            <draw:text-box>
              <text:p text:style-name="P1"><text:span text:style-name="T7">24</text:span></text:p>
            </draw:text-box>
          </draw:frame>
          <draw:frame draw:style-name="gr75" draw:text-style-name="P11" draw:layer="layout" svg:width="0.298cm" svg:height="0.31cm" svg:x="17.882cm" svg:y="19.013cm">
            <draw:text-box>
              <text:p text:style-name="P1"><text:span text:style-name="T7">25</text:span></text:p>
            </draw:text-box>
          </draw:frame>
          <draw:frame draw:style-name="gr75" draw:text-style-name="P11" draw:layer="layout" svg:width="0.298cm" svg:height="0.31cm" svg:x="18.671cm" svg:y="19.013cm">
            <draw:text-box>
              <text:p text:style-name="P1"><text:span text:style-name="T7">26</text:span></text:p>
            </draw:text-box>
          </draw:frame>
          <draw:frame draw:style-name="gr73" draw:text-style-name="P11" draw:layer="layout" svg:width="0.296cm" svg:height="0.31cm" svg:x="19.47cm" svg:y="19.013cm">
            <draw:text-box>
              <text:p text:style-name="P1"><text:span text:style-name="T7">27</text:span></text:p>
            </draw:text-box>
          </draw:frame>
          <draw:frame draw:style-name="gr75" draw:text-style-name="P11" draw:layer="layout" svg:width="0.298cm" svg:height="0.31cm" svg:x="20.252cm" svg:y="19.013cm">
            <draw:text-box>
              <text:p text:style-name="P1"><text:span text:style-name="T7">28</text:span></text:p>
            </draw:text-box>
          </draw:frame>
          <draw:frame draw:style-name="gr75" draw:text-style-name="P11" draw:layer="layout" svg:width="0.298cm" svg:height="0.31cm" svg:x="15.512cm" svg:y="19.775cm">
            <draw:text-box>
              <text:p text:style-name="P1"><text:span text:style-name="T7">29</text:span></text:p>
            </draw:text-box>
          </draw:frame>
          <draw:frame draw:style-name="gr75" draw:text-style-name="P11" draw:layer="layout" svg:width="0.298cm" svg:height="0.31cm" svg:x="16.303cm" svg:y="19.775cm">
            <draw:text-box>
              <text:p text:style-name="P1"><text:span text:style-name="T7">30</text:span></text:p>
            </draw:text-box>
          </draw:frame>
          <draw:frame draw:style-name="gr72" draw:text-style-name="P10" draw:layer="layout" svg:width="0.231cm" svg:height="0.31cm" svg:x="21.37cm" svg:y="15.959cm">
            <draw:text-box>
              <text:p text:style-name="P1"><text:span text:style-name="T6">L</text:span></text:p>
            </draw:text-box>
          </draw:frame>
          <draw:frame draw:style-name="gr72" draw:text-style-name="P10" draw:layer="layout" svg:width="0.231cm" svg:height="0.31cm" svg:x="22.122cm" svg:y="15.959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22.912cm" svg:y="15.959cm">
            <draw:text-box>
              <text:p text:style-name="P1"><text:span text:style-name="T6">M</text:span></text:p>
            </draw:text-box>
          </draw:frame>
          <draw:frame draw:style-name="gr72" draw:text-style-name="P10" draw:layer="layout" svg:width="0.231cm" svg:height="0.31cm" svg:x="23.741cm" svg:y="15.959cm">
            <draw:text-box>
              <text:p text:style-name="P1"><text:span text:style-name="T6">J</text:span></text:p>
            </draw:text-box>
          </draw:frame>
          <draw:frame draw:style-name="gr72" draw:text-style-name="P10" draw:layer="layout" svg:width="0.231cm" svg:height="0.31cm" svg:x="24.51cm" svg:y="15.959cm">
            <draw:text-box>
              <text:p text:style-name="P1"><text:span text:style-name="T6">V</text:span></text:p>
            </draw:text-box>
          </draw:frame>
          <draw:frame draw:style-name="gr72" draw:text-style-name="P10" draw:layer="layout" svg:width="0.231cm" svg:height="0.31cm" svg:x="25.307cm" svg:y="15.959cm">
            <draw:text-box>
              <text:p text:style-name="P1"><text:span text:style-name="T6">S</text:span></text:p>
            </draw:text-box>
          </draw:frame>
          <draw:frame draw:style-name="gr72" draw:text-style-name="P10" draw:layer="layout" svg:width="0.231cm" svg:height="0.31cm" svg:x="26.085cm" svg:y="15.959cm">
            <draw:text-box>
              <text:p text:style-name="P1"><text:span text:style-name="T6">D</text:span></text:p>
            </draw:text-box>
          </draw:frame>
          <draw:frame draw:style-name="gr72" draw:text-style-name="P11" draw:layer="layout" svg:width="0.231cm" svg:height="0.31cm" svg:x="22.967cm" svg:y="16.722cm">
            <draw:text-box>
              <text:p text:style-name="P1"><text:span text:style-name="T7">1</text:span></text:p>
            </draw:text-box>
          </draw:frame>
          <draw:frame draw:style-name="gr72" draw:text-style-name="P11" draw:layer="layout" svg:width="0.231cm" svg:height="0.31cm" svg:x="23.728cm" svg:y="16.722cm">
            <draw:text-box>
              <text:p text:style-name="P1"><text:span text:style-name="T7">2</text:span></text:p>
            </draw:text-box>
          </draw:frame>
          <draw:frame draw:style-name="gr72" draw:text-style-name="P11" draw:layer="layout" svg:width="0.231cm" svg:height="0.31cm" svg:x="24.521cm" svg:y="16.722cm">
            <draw:text-box>
              <text:p text:style-name="P1"><text:span text:style-name="T7">3</text:span></text:p>
            </draw:text-box>
          </draw:frame>
          <draw:frame draw:style-name="gr72" draw:text-style-name="P11" draw:layer="layout" svg:width="0.231cm" svg:height="0.31cm" svg:x="25.311cm" svg:y="16.722cm">
            <draw:text-box>
              <text:p text:style-name="P1"><text:span text:style-name="T7">4</text:span></text:p>
            </draw:text-box>
          </draw:frame>
          <draw:frame draw:style-name="gr72" draw:text-style-name="P11" draw:layer="layout" svg:width="0.231cm" svg:height="0.31cm" svg:x="26.097cm" svg:y="16.722cm">
            <draw:text-box>
              <text:p text:style-name="P1"><text:span text:style-name="T7">5</text:span></text:p>
            </draw:text-box>
          </draw:frame>
          <draw:frame draw:style-name="gr72" draw:text-style-name="P11" draw:layer="layout" svg:width="0.231cm" svg:height="0.31cm" svg:x="21.358cm" svg:y="17.485cm">
            <draw:text-box>
              <text:p text:style-name="P1"><text:span text:style-name="T7">6</text:span></text:p>
            </draw:text-box>
          </draw:frame>
          <draw:frame draw:style-name="gr72" draw:text-style-name="P11" draw:layer="layout" svg:width="0.231cm" svg:height="0.31cm" svg:x="22.157cm" svg:y="17.485cm">
            <draw:text-box>
              <text:p text:style-name="P1"><text:span text:style-name="T7">7</text:span></text:p>
            </draw:text-box>
          </draw:frame>
          <draw:frame draw:style-name="gr72" draw:text-style-name="P11" draw:layer="layout" svg:width="0.231cm" svg:height="0.31cm" svg:x="22.939cm" svg:y="17.485cm">
            <draw:text-box>
              <text:p text:style-name="P1"><text:span text:style-name="T7">8</text:span></text:p>
            </draw:text-box>
          </draw:frame>
          <draw:frame draw:style-name="gr72" draw:text-style-name="P11" draw:layer="layout" svg:width="0.231cm" svg:height="0.31cm" svg:x="23.727cm" svg:y="17.485cm">
            <draw:text-box>
              <text:p text:style-name="P1"><text:span text:style-name="T7">9</text:span></text:p>
            </draw:text-box>
          </draw:frame>
          <draw:frame draw:style-name="gr73" draw:text-style-name="P11" draw:layer="layout" svg:width="0.296cm" svg:height="0.31cm" svg:x="24.476cm" svg:y="17.485cm">
            <draw:text-box>
              <text:p text:style-name="P1"><text:span text:style-name="T7">10</text:span></text:p>
            </draw:text-box>
          </draw:frame>
          <draw:frame draw:style-name="gr73" draw:text-style-name="P11" draw:layer="layout" svg:width="0.296cm" svg:height="0.31cm" svg:x="25.297cm" svg:y="17.485cm">
            <draw:text-box>
              <text:p text:style-name="P1"><text:span text:style-name="T7">11</text:span></text:p>
            </draw:text-box>
          </draw:frame>
          <draw:frame draw:style-name="gr73" draw:text-style-name="P11" draw:layer="layout" svg:width="0.296cm" svg:height="0.31cm" svg:x="26.058cm" svg:y="17.485cm">
            <draw:text-box>
              <text:p text:style-name="P1"><text:span text:style-name="T7">12</text:span></text:p>
            </draw:text-box>
          </draw:frame>
          <draw:frame draw:style-name="gr73" draw:text-style-name="P11" draw:layer="layout" svg:width="0.296cm" svg:height="0.31cm" svg:x="21.322cm" svg:y="18.248cm">
            <draw:text-box>
              <text:p text:style-name="P1"><text:span text:style-name="T7">13</text:span></text:p>
            </draw:text-box>
          </draw:frame>
          <draw:frame draw:style-name="gr73" draw:text-style-name="P11" draw:layer="layout" svg:width="0.296cm" svg:height="0.31cm" svg:x="22.112cm" svg:y="18.248cm">
            <draw:text-box>
              <text:p text:style-name="P1"><text:span text:style-name="T7">14</text:span></text:p>
            </draw:text-box>
          </draw:frame>
          <draw:frame draw:style-name="gr73" draw:text-style-name="P11" draw:layer="layout" svg:width="0.296cm" svg:height="0.31cm" svg:x="22.898cm" svg:y="18.248cm">
            <draw:text-box>
              <text:p text:style-name="P1"><text:span text:style-name="T7">15</text:span></text:p>
            </draw:text-box>
          </draw:frame>
          <draw:frame draw:style-name="gr73" draw:text-style-name="P11" draw:layer="layout" svg:width="0.296cm" svg:height="0.31cm" svg:x="23.688cm" svg:y="18.248cm">
            <draw:text-box>
              <text:p text:style-name="P1"><text:span text:style-name="T7">16</text:span></text:p>
            </draw:text-box>
          </draw:frame>
          <draw:frame draw:style-name="gr73" draw:text-style-name="P11" draw:layer="layout" svg:width="0.296cm" svg:height="0.31cm" svg:x="24.487cm" svg:y="18.248cm">
            <draw:text-box>
              <text:p text:style-name="P1"><text:span text:style-name="T7">17</text:span></text:p>
            </draw:text-box>
          </draw:frame>
          <draw:frame draw:style-name="gr73" draw:text-style-name="P11" draw:layer="layout" svg:width="0.296cm" svg:height="0.31cm" svg:x="25.269cm" svg:y="18.248cm">
            <draw:text-box>
              <text:p text:style-name="P1"><text:span text:style-name="T7">18</text:span></text:p>
            </draw:text-box>
          </draw:frame>
          <draw:frame draw:style-name="gr73" draw:text-style-name="P11" draw:layer="layout" svg:width="0.296cm" svg:height="0.31cm" svg:x="26.057cm" svg:y="18.248cm">
            <draw:text-box>
              <text:p text:style-name="P1"><text:span text:style-name="T7">19</text:span></text:p>
            </draw:text-box>
          </draw:frame>
          <draw:frame draw:style-name="gr74" draw:text-style-name="P11" draw:layer="layout" svg:width="0.307cm" svg:height="0.31cm" svg:x="21.287cm" svg:y="19.013cm">
            <draw:text-box>
              <text:p text:style-name="P1"><text:span text:style-name="T7">20</text:span></text:p>
            </draw:text-box>
          </draw:frame>
          <draw:frame draw:style-name="gr73" draw:text-style-name="P11" draw:layer="layout" svg:width="0.296cm" svg:height="0.31cm" svg:x="22.109cm" svg:y="19.013cm">
            <draw:text-box>
              <text:p text:style-name="P1"><text:span text:style-name="T7">21</text:span></text:p>
            </draw:text-box>
          </draw:frame>
          <draw:frame draw:style-name="gr75" draw:text-style-name="P11" draw:layer="layout" svg:width="0.298cm" svg:height="0.31cm" svg:x="22.87cm" svg:y="19.013cm">
            <draw:text-box>
              <text:p text:style-name="P1"><text:span text:style-name="T7">22</text:span></text:p>
            </draw:text-box>
          </draw:frame>
          <draw:frame draw:style-name="gr73" draw:text-style-name="P11" draw:layer="layout" svg:width="0.296cm" svg:height="0.31cm" svg:x="23.663cm" svg:y="19.013cm">
            <draw:text-box>
              <text:p text:style-name="P1"><text:span text:style-name="T7">23</text:span></text:p>
            </draw:text-box>
          </draw:frame>
          <draw:frame draw:style-name="gr73" draw:text-style-name="P11" draw:layer="layout" svg:width="0.296cm" svg:height="0.31cm" svg:x="24.453cm" svg:y="19.013cm">
            <draw:text-box>
              <text:p text:style-name="P1"><text:span text:style-name="T7">24</text:span></text:p>
            </draw:text-box>
          </draw:frame>
          <draw:frame draw:style-name="gr75" draw:text-style-name="P11" draw:layer="layout" svg:width="0.298cm" svg:height="0.31cm" svg:x="25.239cm" svg:y="19.013cm">
            <draw:text-box>
              <text:p text:style-name="P1"><text:span text:style-name="T7">25</text:span></text:p>
            </draw:text-box>
          </draw:frame>
          <draw:frame draw:style-name="gr75" draw:text-style-name="P11" draw:layer="layout" svg:width="0.298cm" svg:height="0.31cm" svg:x="26.029cm" svg:y="19.013cm">
            <draw:text-box>
              <text:p text:style-name="P1"><text:span text:style-name="T7">26</text:span></text:p>
            </draw:text-box>
          </draw:frame>
          <draw:frame draw:style-name="gr73" draw:text-style-name="P11" draw:layer="layout" svg:width="0.296cm" svg:height="0.31cm" svg:x="21.298cm" svg:y="19.776cm">
            <draw:text-box>
              <text:p text:style-name="P1"><text:span text:style-name="T7">27</text:span></text:p>
            </draw:text-box>
          </draw:frame>
          <draw:frame draw:style-name="gr75" draw:text-style-name="P11" draw:layer="layout" svg:width="0.298cm" svg:height="0.31cm" svg:x="22.081cm" svg:y="19.776cm">
            <draw:text-box>
              <text:p text:style-name="P1"><text:span text:style-name="T7">28</text:span></text:p>
            </draw:text-box>
          </draw:frame>
          <draw:frame draw:style-name="gr75" draw:text-style-name="P11" draw:layer="layout" svg:width="0.298cm" svg:height="0.31cm" svg:x="22.869cm" svg:y="19.776cm">
            <draw:text-box>
              <text:p text:style-name="P1"><text:span text:style-name="T7">29</text:span></text:p>
            </draw:text-box>
          </draw:frame>
          <draw:frame draw:style-name="gr75" draw:text-style-name="P11" draw:layer="layout" svg:width="0.298cm" svg:height="0.31cm" svg:x="23.66cm" svg:y="19.776cm">
            <draw:text-box>
              <text:p text:style-name="P1"><text:span text:style-name="T7">30</text:span></text:p>
            </draw:text-box>
          </draw:frame>
          <draw:frame draw:style-name="gr73" draw:text-style-name="P11" draw:layer="layout" svg:width="0.296cm" svg:height="0.31cm" svg:x="24.481cm" svg:y="19.776cm">
            <draw:text-box>
              <text:p text:style-name="P1"><text:span text:style-name="T7">31</text:span></text:p>
            </draw:text-box>
          </draw:frame>
        </draw:g>
        <draw:frame draw:style-name="gr73" draw:text-style-name="P11" draw:layer="layout" svg:width="0.296cm" svg:height="0.31cm" svg:x="22.086cm" svg:y="13.907cm">
          <draw:text-box>
            <text:p text:style-name="P1"><text:span text:style-name="T7">31</text:span></text:p>
          </draw:text-box>
        </draw:frame>
        <draw:line draw:style-name="gr2" draw:text-style-name="P7" draw:layer="layout" svg:x1="13.96cm" svg:y1="20.38cm" svg:x2="27.246cm" svg:y2="20.38cm">
          <text:p/>
        </draw:line>
        <draw:frame draw:style-name="gr88" draw:text-style-name="P12" draw:layer="layout" svg:width="4.207cm" svg:height="0.538cm" svg:x="1.459cm" svg:y="0.7cm">
          <draw:text-box>
            <text:p text:style-name="P1"><text:span text:style-name="T9">202</text:span><text:span text:style-name="T9">1</text:span></text:p>
          </draw:text-box>
        </draw:frame>
      </draw:page>
      <draw:page draw:name="page6" draw:style-name="dp1" draw:master-page-name="master-page79">
        <draw:frame draw:style-name="gr89" draw:text-style-name="P15" draw:layer="layout" svg:width="2.445cm" svg:height="0.676cm" svg:x="1.02cm" svg:y="3.055cm">
          <draw:text-box>
            <text:p text:style-name="P14"><text:span text:style-name="T10">1 </text:span><text:span text:style-name="T10">vierne</text:span><text:span text:style-name="T10">s </text:span></text:p>
          </draw:text-box>
        </draw:frame>
        <draw:frame draw:style-name="gr90" draw:text-style-name="P15" draw:layer="layout" svg:width="1.336cm" svg:height="0.676cm" svg:x="0.992cm" svg:y="3.717cm">
          <draw:text-box>
            <text:p text:style-name="P14"><text:span text:style-name="T10">1 lunes </text:span><text:span text:style-name="T10"><text:s text:c="2"/></text:span></text:p>
          </draw:text-box>
        </draw:frame>
        <draw:frame draw:style-name="gr91" draw:text-style-name="P15" draw:layer="layout" svg:width="1.28cm" svg:height="0.676cm" svg:x="0.992cm" svg:y="4.379cm">
          <draw:text-box>
            <text:p text:style-name="P14"><text:span text:style-name="T10">15 </text:span><text:span text:style-name="T10">lunes</text:span></text:p>
          </draw:text-box>
        </draw:frame>
        <draw:frame draw:style-name="gr92" draw:text-style-name="P15" draw:layer="layout" svg:width="1.374cm" svg:height="0.676cm" svg:x="0.992cm" svg:y="5.041cm">
          <draw:text-box>
            <text:p text:style-name="P14"><text:span text:style-name="T10">1 </text:span><text:span text:style-name="T10">sábad</text:span><text:span text:style-name="T10">o</text:span></text:p>
          </draw:text-box>
        </draw:frame>
        <draw:frame draw:style-name="gr93" draw:text-style-name="P15" draw:layer="layout" svg:width="1.454cm" svg:height="0.676cm" svg:x="0.992cm" svg:y="5.701cm">
          <draw:text-box>
            <text:p text:style-name="P14"><text:span text:style-name="T10">16 </text:span><text:span text:style-name="T10">jue</text:span><text:span text:style-name="T10">ve</text:span><text:span text:style-name="T10">s</text:span></text:p>
          </draw:text-box>
        </draw:frame>
        <draw:frame draw:style-name="gr94" draw:text-style-name="P15" draw:layer="layout" svg:width="1.575cm" svg:height="0.678cm" svg:x="0.992cm" svg:y="6.363cm">
          <draw:text-box>
            <text:p text:style-name="P14"><text:span text:style-name="T10">15 lunes</text:span></text:p>
          </draw:text-box>
        </draw:frame>
        <draw:frame draw:style-name="gr95" draw:text-style-name="P15" draw:layer="layout" svg:width="1.873cm" svg:height="0.676cm" svg:x="0.992cm" svg:y="7.025cm">
          <draw:text-box>
            <text:p text:style-name="P14"><text:span text:style-name="T10">25 sábado</text:span></text:p>
          </draw:text-box>
        </draw:frame>
        <draw:frame draw:style-name="gr89" draw:text-style-name="P16" draw:layer="layout" svg:width="2.445cm" svg:height="0.676cm" svg:x="3.521cm" svg:y="3.055cm">
          <draw:text-box>
            <text:p text:style-name="P1"><text:span text:style-name="T10">Enero <text:s/></text:span></text:p>
          </draw:text-box>
        </draw:frame>
        <draw:frame draw:style-name="gr96" draw:text-style-name="P16" draw:layer="layout" svg:width="1.225cm" svg:height="0.676cm" svg:x="3.493cm" svg:y="3.717cm">
          <draw:text-box>
            <text:p text:style-name="P1"><text:span text:style-name="T10">Febrer</text:span><text:span text:style-name="T10">o</text:span></text:p>
          </draw:text-box>
        </draw:frame>
        <draw:frame draw:style-name="gr97" draw:text-style-name="P16" draw:layer="layout" svg:width="0.95cm" svg:height="0.676cm" svg:x="3.493cm" svg:y="4.379cm">
          <draw:text-box>
            <text:p text:style-name="P1"><text:span text:style-name="T10">Marzo</text:span></text:p>
          </draw:text-box>
        </draw:frame>
        <draw:frame draw:style-name="gr98" draw:text-style-name="P16" draw:layer="layout" svg:width="0.844cm" svg:height="0.676cm" svg:x="3.493cm" svg:y="5.041cm">
          <draw:text-box>
            <text:p text:style-name="P1"><text:span text:style-name="T10">Mayo</text:span></text:p>
          </draw:text-box>
        </draw:frame>
        <draw:frame draw:style-name="gr99" draw:text-style-name="P16" draw:layer="layout" svg:width="1.788cm" svg:height="0.676cm" svg:x="3.493cm" svg:y="5.701cm">
          <draw:text-box>
            <text:p text:style-name="P1"><text:span text:style-name="T10">Sept</text:span><text:span text:style-name="T10">iem</text:span><text:span text:style-name="T10">bre</text:span></text:p>
          </draw:text-box>
        </draw:frame>
        <draw:frame draw:style-name="gr100" draw:text-style-name="P16" draw:layer="layout" svg:width="2.239cm" svg:height="0.857cm" svg:x="3.493cm" svg:y="6.363cm">
          <draw:text-box>
            <text:p text:style-name="P1"><text:span text:style-name="T10">Noviem</text:span><text:span text:style-name="T10">bre</text:span></text:p>
          </draw:text-box>
        </draw:frame>
        <draw:frame draw:style-name="gr95" draw:text-style-name="P16" draw:layer="layout" svg:width="1.873cm" svg:height="0.676cm" svg:x="3.493cm" svg:y="7.025cm">
          <draw:text-box>
            <text:p text:style-name="P1"><text:span text:style-name="T10">Diciembre</text:span></text:p>
          </draw:text-box>
        </draw:frame>
        <draw:frame draw:style-name="gr89" draw:text-style-name="P16" draw:layer="layout" svg:width="2.445cm" svg:height="0.676cm" svg:x="6.422cm" svg:y="3.055cm">
          <draw:text-box>
            <text:p text:style-name="P1"><text:span text:style-name="T11">Año </text:span><text:span text:style-name="T11">Nuevo</text:span><text:span text:style-name="T11">.</text:span></text:p>
          </draw:text-box>
        </draw:frame>
        <draw:frame draw:style-name="gr101" draw:text-style-name="P16" draw:layer="layout" svg:width="7.775cm" svg:height="0.676cm" svg:x="6.394cm" svg:y="3.717cm">
          <draw:text-box>
            <text:p text:style-name="P1"><text:span text:style-name="T11">Puent</text:span><text:span text:style-name="T11">e. </text:span><text:span text:style-name="T11">Aniver</text:span><text:span text:style-name="T11">sario </text:span><text:span text:style-name="T11">de la </text:span><text:span text:style-name="T11">Consti</text:span><text:span text:style-name="T11">tución </text:span><text:span text:style-name="T11">mexic</text:span><text:span text:style-name="T11">ana.</text:span><text:span text:style-name="T10"> <text:s text:c="2"/></text:span></text:p>
          </draw:text-box>
        </draw:frame>
        <draw:frame draw:style-name="gr102" draw:text-style-name="P16" draw:layer="layout" svg:width="5.294cm" svg:height="0.429cm" svg:x="6.394cm" svg:y="4.379cm">
          <draw:text-box>
            <text:p text:style-name="P1"><text:span text:style-name="T10">Puent</text:span><text:span text:style-name="T10">e. </text:span><text:span text:style-name="T10">N</text:span><text:span text:style-name="T11">atali</text:span><text:span text:style-name="T11">cio de </text:span><text:span text:style-name="T11">Benito </text:span><text:span text:style-name="T11">Juárez</text:span></text:p>
          </draw:text-box>
        </draw:frame>
        <draw:frame draw:style-name="gr103" draw:text-style-name="P16" draw:layer="layout" svg:width="2.423cm" svg:height="0.676cm" svg:x="6.394cm" svg:y="5.041cm">
          <draw:text-box>
            <text:p text:style-name="P1"><text:span text:style-name="T11">Día </text:span><text:span text:style-name="T11">del </text:span><text:span text:style-name="T11">Trabaj</text:span><text:span text:style-name="T11">o.</text:span></text:p>
          </draw:text-box>
        </draw:frame>
        <draw:frame draw:style-name="gr104" draw:text-style-name="P16" draw:layer="layout" svg:width="6.754cm" svg:height="0.429cm" svg:x="6.394cm" svg:y="5.701cm">
          <draw:text-box>
            <text:p text:style-name="P1"><text:span text:style-name="T11">Aniver</text:span><text:span text:style-name="T11">sario </text:span><text:span text:style-name="T11">de la </text:span><text:span text:style-name="T11">Indepe</text:span><text:span text:style-name="T11">ndenci</text:span><text:span text:style-name="T11">a de </text:span><text:span text:style-name="T11">Méxic</text:span><text:span text:style-name="T11">o.</text:span></text:p>
          </draw:text-box>
        </draw:frame>
        <draw:frame draw:style-name="gr105" draw:text-style-name="P16" draw:layer="layout" svg:width="7.292cm" svg:height="0.678cm" svg:x="6.394cm" svg:y="6.363cm">
          <draw:text-box>
            <text:p text:style-name="P1"><text:span text:style-name="T11">Puen</text:span><text:span text:style-name="T11">te. </text:span><text:span text:style-name="T11">Aniv</text:span><text:span text:style-name="T11">ersar</text:span><text:span text:style-name="T11">io de </text:span><text:span text:style-name="T11">la </text:span><text:span text:style-name="T11">Revo</text:span><text:span text:style-name="T11">lució</text:span><text:span text:style-name="T11">n </text:span><text:span text:style-name="T11">Mexi</text:span><text:span text:style-name="T11">cana.</text:span></text:p>
          </draw:text-box>
        </draw:frame>
        <draw:frame draw:style-name="gr95" draw:text-style-name="P16" draw:layer="layout" svg:width="1.873cm" svg:height="0.676cm" svg:x="6.394cm" svg:y="7.025cm">
          <draw:text-box>
            <text:p text:style-name="P1"><text:span text:style-name="T11">Navidad.</text:span></text:p>
          </draw:text-box>
        </draw:frame>
        <draw:frame draw:style-name="gr89" draw:text-style-name="P15" draw:layer="layout" svg:width="2.445cm" svg:height="0.676cm" svg:x="1.021cm" svg:y="11.056cm">
          <draw:text-box>
            <text:p text:style-name="P14"><text:span text:style-name="T10">1 al 6</text:span></text:p>
          </draw:text-box>
        </draw:frame>
        <draw:frame draw:style-name="gr90" draw:text-style-name="P15" draw:layer="layout" svg:width="1.335cm" svg:height="0.676cm" svg:x="0.993cm" svg:y="11.718cm">
          <draw:text-box>
            <text:p text:style-name="P14"><text:span text:style-name="T10">7 y 8 </text:span></text:p>
          </draw:text-box>
        </draw:frame>
        <draw:frame draw:style-name="gr91" draw:text-style-name="P15" draw:layer="layout" svg:width="1.28cm" svg:height="0.676cm" svg:x="0.993cm" svg:y="12.366cm">
          <draw:text-box>
            <text:p text:style-name="P14"><text:span text:style-name="T10">1 lunes</text:span></text:p>
          </draw:text-box>
        </draw:frame>
        <draw:frame draw:style-name="gr106" draw:text-style-name="P15" draw:layer="layout" svg:width="2.27cm" svg:height="0.857cm" svg:x="0.993cm" svg:y="13.042cm">
          <draw:text-box>
            <text:p text:style-name="P14"><text:span text:style-name="T10">19 viernes</text:span></text:p>
          </draw:text-box>
        </draw:frame>
        <draw:frame draw:style-name="gr93" draw:text-style-name="P15" draw:layer="layout" svg:width="1.573cm" svg:height="0.676cm" svg:x="0.993cm" svg:y="13.702cm">
          <draw:text-box>
            <text:p text:style-name="P14"><text:span text:style-name="T10">12 viernes</text:span></text:p>
          </draw:text-box>
        </draw:frame>
        <draw:frame draw:style-name="gr94" draw:text-style-name="P15" draw:layer="layout" svg:width="1.575cm" svg:height="0.678cm" svg:x="0.993cm" svg:y="14.364cm">
          <draw:text-box>
            <text:p text:style-name="P14"><text:span text:style-name="T10">15 lunes</text:span></text:p>
          </draw:text-box>
        </draw:frame>
        <draw:frame draw:style-name="gr95" draw:text-style-name="P15" draw:layer="layout" svg:width="1.873cm" svg:height="0.676cm" svg:x="0.993cm" svg:y="15.026cm">
          <draw:text-box>
            <text:p text:style-name="P14"><text:span text:style-name="T10">12 lunes</text:span></text:p>
          </draw:text-box>
        </draw:frame>
        <draw:frame draw:style-name="gr89" draw:text-style-name="P16" draw:layer="layout" svg:width="2.445cm" svg:height="0.676cm" svg:x="3.522cm" svg:y="11.056cm">
          <draw:text-box>
            <text:p text:style-name="P1"><text:span text:style-name="T10">Enero <text:s/></text:span></text:p>
          </draw:text-box>
        </draw:frame>
        <draw:frame draw:style-name="gr96" draw:text-style-name="P16" draw:layer="layout" svg:width="0.993cm" svg:height="0.676cm" svg:x="3.494cm" svg:y="11.718cm">
          <draw:text-box>
            <text:p text:style-name="P1"><text:span text:style-name="T10">Ener</text:span><text:span text:style-name="T10">o</text:span></text:p>
          </draw:text-box>
        </draw:frame>
        <draw:frame draw:style-name="gr97" draw:text-style-name="P16" draw:layer="layout" svg:width="1.225cm" svg:height="0.676cm" svg:x="3.494cm" svg:y="12.38cm">
          <draw:text-box>
            <text:p text:style-name="P1"><text:span text:style-name="T10">Febrero</text:span></text:p>
          </draw:text-box>
        </draw:frame>
        <draw:frame draw:style-name="gr98" draw:text-style-name="P16" draw:layer="layout" svg:width="1.225cm" svg:height="0.676cm" svg:x="3.494cm" svg:y="13.042cm">
          <draw:text-box>
            <text:p text:style-name="P1"><text:span text:style-name="T10">Febrero</text:span></text:p>
          </draw:text-box>
        </draw:frame>
        <draw:frame draw:style-name="gr99" draw:text-style-name="P16" draw:layer="layout" svg:width="1.446cm" svg:height="0.676cm" svg:x="3.494cm" svg:y="13.702cm">
          <draw:text-box>
            <text:p text:style-name="P1"><text:span text:style-name="T10">Marzo</text:span></text:p>
          </draw:text-box>
        </draw:frame>
        <draw:frame draw:style-name="gr94" draw:text-style-name="P16" draw:layer="layout" svg:width="1.575cm" svg:height="0.678cm" svg:x="3.494cm" svg:y="14.364cm">
          <draw:text-box>
            <text:p text:style-name="P1"><text:span text:style-name="T10">Marz</text:span><text:span text:style-name="T10">o</text:span></text:p>
          </draw:text-box>
        </draw:frame>
        <draw:frame draw:style-name="gr95" draw:text-style-name="P16" draw:layer="layout" svg:width="1.873cm" svg:height="0.676cm" svg:x="3.494cm" svg:y="15.026cm">
          <draw:text-box>
            <text:p text:style-name="P1"><text:span text:style-name="T10">Abril</text:span></text:p>
          </draw:text-box>
        </draw:frame>
        <draw:frame draw:style-name="gr89" draw:text-style-name="P16" draw:layer="layout" svg:width="2.445cm" svg:height="0.676cm" svg:x="6.423cm" svg:y="11.056cm">
          <draw:text-box>
            <text:p text:style-name="P1"><text:span text:style-name="T11">Vacacio</text:span><text:span text:style-name="T11">nes.</text:span></text:p>
          </draw:text-box>
        </draw:frame>
        <draw:frame draw:style-name="gr101" draw:text-style-name="P16" draw:layer="layout" svg:width="6.259cm" svg:height="0.676cm" svg:x="6.395cm" svg:y="11.718cm">
          <draw:text-box>
            <text:p text:style-name="P1"><text:span text:style-name="T11">Cons</text:span><text:span text:style-name="T11">ejo </text:span><text:span text:style-name="T11">Técni</text:span><text:span text:style-name="T11">co </text:span><text:span text:style-name="T11">Escol</text:span><text:span text:style-name="T11">ar.</text:span><text:span text:style-name="T10"> </text:span><text:span text:style-name="T10">(CTE) <text:s/></text:span></text:p>
          </draw:text-box>
        </draw:frame>
        <draw:frame draw:style-name="gr102" draw:text-style-name="P16" draw:layer="layout" svg:width="7.427cm" svg:height="0.429cm" svg:x="6.395cm" svg:y="12.38cm">
          <draw:text-box>
            <text:p text:style-name="P1"><text:span text:style-name="T10">Puente. Aniversario de la </text:span><text:span text:style-name="T10">Constitución Mexicana</text:span></text:p>
          </draw:text-box>
        </draw:frame>
        <draw:frame draw:style-name="gr103" draw:text-style-name="P16" draw:layer="layout" svg:width="3.871cm" svg:height="0.676cm" svg:x="6.395cm" svg:y="13.042cm">
          <draw:text-box>
            <text:p text:style-name="P1"><text:span text:style-name="T11">Con</text:span><text:span text:style-name="T11">sejo </text:span><text:span text:style-name="T11">Téc</text:span><text:span text:style-name="T11">nico </text:span><text:span text:style-name="T11">Esc</text:span><text:span text:style-name="T11">olar.</text:span></text:p>
          </draw:text-box>
        </draw:frame>
        <draw:frame draw:style-name="gr104" draw:text-style-name="P16" draw:layer="layout" svg:width="5.844cm" svg:height="0.429cm" svg:x="6.395cm" svg:y="13.702cm">
          <draw:text-box>
            <text:p text:style-name="P1"><text:span text:style-name="T11">Desca</text:span><text:span text:style-name="T11">rga </text:span><text:span text:style-name="T11">admini</text:span><text:span text:style-name="T11">strativ</text:span><text:span text:style-name="T11">a </text:span><text:span text:style-name="T11">escola</text:span><text:span text:style-name="T11">r.</text:span></text:p>
          </draw:text-box>
        </draw:frame>
        <draw:frame draw:style-name="gr105" draw:text-style-name="P16" draw:layer="layout" svg:width="5.869cm" svg:height="0.678cm" svg:x="6.395cm" svg:y="14.364cm">
          <draw:text-box>
            <text:p text:style-name="P1"><text:span text:style-name="T10">Puente. </text:span><text:span text:style-name="T10">N</text:span><text:span text:style-name="T11">atalicio </text:span><text:span text:style-name="T11">de Benito </text:span><text:span text:style-name="T11">Juárez</text:span></text:p>
          </draw:text-box>
        </draw:frame>
        <draw:frame draw:style-name="gr95" draw:text-style-name="P16" draw:layer="layout" svg:width="3.871cm" svg:height="0.676cm" svg:x="6.395cm" svg:y="15.026cm">
          <draw:text-box>
            <text:p text:style-name="P1"><text:span text:style-name="T11">Consejo </text:span><text:span text:style-name="T11">Técnico </text:span><text:span text:style-name="T11">Escolar.</text:span></text:p>
          </draw:text-box>
        </draw:frame>
        <draw:frame draw:style-name="gr90" draw:text-style-name="P15" draw:layer="layout" svg:width="1.996cm" svg:height="0.676cm" svg:x="0.992cm" svg:y="15.718cm">
          <draw:text-box>
            <text:p text:style-name="P14"><text:span text:style-name="T10">5 </text:span><text:span text:style-name="T10">miérc</text:span><text:span text:style-name="T10">oles <text:s/></text:span></text:p>
          </draw:text-box>
        </draw:frame>
        <draw:frame draw:style-name="gr91" draw:text-style-name="P15" draw:layer="layout" svg:width="1.649cm" svg:height="0.676cm" svg:x="0.992cm" svg:y="16.38cm">
          <draw:text-box>
            <text:p text:style-name="P14"><text:span text:style-name="T10">25 </text:span><text:span text:style-name="T10">vier</text:span><text:span text:style-name="T10">nes</text:span></text:p>
          </draw:text-box>
        </draw:frame>
        <draw:frame draw:style-name="gr92" draw:text-style-name="P15" draw:layer="layout" svg:width="1.374cm" svg:height="0.676cm" svg:x="0.992cm" svg:y="17.042cm">
          <draw:text-box>
            <text:p text:style-name="P14"><text:span text:style-name="T10">28 </text:span><text:span text:style-name="T10">lun</text:span><text:span text:style-name="T10">es</text:span></text:p>
          </draw:text-box>
        </draw:frame>
        <draw:frame draw:style-name="gr93" draw:text-style-name="P15" draw:layer="layout" svg:width="1.539cm" svg:height="0.676cm" svg:x="0.992cm" svg:y="17.702cm">
          <draw:text-box>
            <text:p text:style-name="P14"><text:span text:style-name="T10">16 Jueves</text:span></text:p>
          </draw:text-box>
        </draw:frame>
        <draw:frame draw:style-name="gr94" draw:text-style-name="P15" draw:layer="layout" svg:width="1.575cm" svg:height="0.678cm" svg:x="0.992cm" svg:y="18.364cm">
          <draw:text-box>
            <text:p text:style-name="P14"><text:span text:style-name="T10">15 lunes</text:span></text:p>
          </draw:text-box>
        </draw:frame>
        <draw:frame draw:style-name="gr96" draw:text-style-name="P16" draw:layer="layout" svg:width="0.993cm" svg:height="0.676cm" svg:x="3.493cm" svg:y="15.718cm">
          <draw:text-box>
            <text:p text:style-name="P1"><text:span text:style-name="T10">M</text:span><text:span text:style-name="T10">a</text:span><text:span text:style-name="T10">y</text:span><text:span text:style-name="T10">o</text:span></text:p>
          </draw:text-box>
        </draw:frame>
        <draw:frame draw:style-name="gr97" draw:text-style-name="P16" draw:layer="layout" svg:width="0.836cm" svg:height="0.676cm" svg:x="3.493cm" svg:y="16.38cm">
          <draw:text-box>
            <text:p text:style-name="P1"><text:span text:style-name="T10">Junio</text:span></text:p>
          </draw:text-box>
        </draw:frame>
        <draw:frame draw:style-name="gr98" draw:text-style-name="P16" draw:layer="layout" svg:width="0.836cm" svg:height="0.676cm" svg:x="3.493cm" svg:y="17.042cm">
          <draw:text-box>
            <text:p text:style-name="P1"><text:span text:style-name="T10">J</text:span><text:span text:style-name="T10">u</text:span><text:span text:style-name="T10">n</text:span><text:span text:style-name="T10">i</text:span><text:span text:style-name="T10">o</text:span></text:p>
          </draw:text-box>
        </draw:frame>
        <draw:frame draw:style-name="gr99" draw:text-style-name="P16" draw:layer="layout" svg:width="1.788cm" svg:height="0.676cm" svg:x="3.493cm" svg:y="17.702cm">
          <draw:text-box>
            <text:p text:style-name="P1"><text:span text:style-name="T10">Septiembre</text:span></text:p>
          </draw:text-box>
        </draw:frame>
        <draw:frame draw:style-name="gr107" draw:text-style-name="P16" draw:layer="layout" svg:width="2.173cm" svg:height="0.429cm" svg:x="3.493cm" svg:y="18.364cm">
          <draw:text-box>
            <text:p text:style-name="P1"><text:span text:style-name="T10">Noviembre</text:span></text:p>
          </draw:text-box>
        </draw:frame>
        <draw:frame draw:style-name="gr102" draw:text-style-name="P16" draw:layer="layout" svg:width="4.632cm" svg:height="0.429cm" svg:x="6.394cm" svg:y="16.38cm">
          <draw:text-box>
            <text:p text:style-name="P1"><text:span text:style-name="T10">Consejo </text:span><text:span text:style-name="T10">Técnico </text:span><text:span text:style-name="T10">Escolar</text:span><text:span text:style-name="T11">.</text:span></text:p>
          </draw:text-box>
        </draw:frame>
        <draw:frame draw:style-name="gr103" draw:text-style-name="P16" draw:layer="layout" svg:width="4.989cm" svg:height="0.676cm" svg:x="6.394cm" svg:y="17.042cm">
          <draw:text-box>
            <text:p text:style-name="P1"><text:span text:style-name="T11">Descarga administrativa escolar.</text:span></text:p>
          </draw:text-box>
        </draw:frame>
        <draw:frame draw:style-name="gr104" draw:text-style-name="P16" draw:layer="layout" svg:width="6.754cm" svg:height="0.429cm" svg:x="6.394cm" svg:y="17.702cm">
          <draw:text-box>
            <text:p text:style-name="P1"><text:span text:style-name="T11">Aniversario de la Independencia de México.</text:span></text:p>
          </draw:text-box>
        </draw:frame>
        <draw:frame draw:style-name="gr105" draw:text-style-name="P16" draw:layer="layout" svg:width="6.026cm" svg:height="0.678cm" svg:x="6.394cm" svg:y="18.364cm">
          <draw:text-box>
            <text:p text:style-name="P1"><text:span text:style-name="T11">Aniversario </text:span><text:span text:style-name="T11">de la </text:span><text:span text:style-name="T11">Revolución </text:span><text:span text:style-name="T11">Mexicana.</text:span></text:p>
          </draw:text-box>
        </draw:frame>
        <draw:frame draw:style-name="gr102" draw:text-style-name="P16" draw:layer="layout" svg:width="5.433cm" svg:height="0.429cm" svg:x="6.394cm" svg:y="15.68cm">
          <draw:text-box>
            <text:p text:style-name="P1"><text:span text:style-name="T10">Aniv</text:span><text:span text:style-name="T10">ersari</text:span><text:span text:style-name="T10">o de </text:span><text:span text:style-name="T10">la </text:span><text:span text:style-name="T10">batall</text:span><text:span text:style-name="T10">a de </text:span><text:span text:style-name="T10">Pueb</text:span><text:span text:style-name="T10">la</text:span><text:span text:style-name="T11">.</text:span></text:p>
          </draw:text-box>
        </draw:frame>
        <draw:frame draw:style-name="gr94" draw:text-style-name="P15" draw:layer="layout" svg:width="1.657cm" svg:height="0.678cm" svg:x="0.992cm" svg:y="19.022cm">
          <draw:text-box>
            <text:p text:style-name="P14"><text:span text:style-name="T10">25 </text:span><text:span text:style-name="T10">sába</text:span><text:span text:style-name="T10">do</text:span></text:p>
          </draw:text-box>
        </draw:frame>
        <draw:frame draw:style-name="gr107" draw:text-style-name="P16" draw:layer="layout" svg:width="2.173cm" svg:height="0.429cm" svg:x="3.493cm" svg:y="19.022cm">
          <draw:text-box>
            <text:p text:style-name="P1"><text:span text:style-name="T10">Diciem</text:span><text:span text:style-name="T10">bre</text:span></text:p>
          </draw:text-box>
        </draw:frame>
        <draw:frame draw:style-name="gr105" draw:text-style-name="P16" draw:layer="layout" svg:width="5.869cm" svg:height="0.678cm" svg:x="6.394cm" svg:y="19.022cm">
          <draw:text-box>
            <text:p text:style-name="P1"><text:span text:style-name="T11">Cae </text:span><text:span text:style-name="T11">en </text:span><text:span text:style-name="T11">period</text:span><text:span text:style-name="T11">o de </text:span><text:span text:style-name="T11">vacaci</text:span><text:span text:style-name="T11">ones.</text:span></text:p>
          </draw:text-box>
        </draw:frame>
        <draw:custom-shape draw:style-name="gr108" draw:text-style-name="P8" draw:layer="layout" svg:width="5.273cm" svg:height="0.571cm" svg:x="4.532cm" svg:y="1.1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706cm" svg:y1="1.97cm" svg:x2="13.956cm" svg:y2="1.97cm">
          <text:p/>
        </draw:line>
        <draw:frame draw:style-name="gr109" draw:text-style-name="P4" draw:layer="layout" svg:width="4.65cm" svg:height="0.517cm" svg:x="4.921cm" svg:y="1.23cm">
          <draw:text-box>
            <text:p text:style-name="P1"><text:span text:style-name="T2">Dias </text:span><text:span text:style-name="T2">festiv</text:span><text:span text:style-name="T2">os </text:span><text:span text:style-name="T2">oblig</text:span><text:span text:style-name="T2">atori</text:span><text:span text:style-name="T2">os</text:span></text:p>
          </draw:text-box>
        </draw:frame>
        <draw:frame draw:style-name="gr1" draw:text-style-name="P18" draw:layer="layout" svg:width="2.669cm" svg:height="0.429cm" svg:x="1.065cm" svg:y="10.28cm">
          <draw:text-box>
            <text:p text:style-name="P17"><text:span text:style-name="T12"><text:s text:c="18"/></text:span><text:span text:style-name="T12"><text:s text:c="12"/></text:span></text:p>
          </draw:text-box>
        </draw:frame>
        <draw:frame draw:style-name="gr1" draw:text-style-name="P18" draw:layer="layout" svg:width="2.669cm" svg:height="0.429cm" svg:x="1.066cm" svg:y="10.281cm">
          <draw:text-box>
            <text:p text:style-name="P17"><text:span text:style-name="T12"><text:s text:c="16"/></text:span><text:span text:style-name="T12"><text:s text:c="14"/></text:span></text:p>
          </draw:text-box>
        </draw:frame>
        <draw:frame draw:style-name="gr41" draw:text-style-name="P19" draw:layer="layout" svg:width="0.874cm" svg:height="0.533cm" svg:x="1.55cm" svg:y="10.316cm">
          <draw:text-box>
            <text:p text:style-name="P17"><text:span text:style-name="T13">Día</text:span></text:p>
          </draw:text-box>
        </draw:frame>
        <draw:frame draw:style-name="gr42" draw:text-style-name="P19" draw:layer="layout" svg:width="1.327cm" svg:height="0.533cm" svg:x="4.45cm" svg:y="10.317cm">
          <draw:text-box>
            <text:p text:style-name="P17"><text:span text:style-name="T13">Mes</text:span></text:p>
          </draw:text-box>
        </draw:frame>
        <draw:frame draw:style-name="gr43" draw:text-style-name="P19" draw:layer="layout" svg:width="2.153cm" svg:height="0.533cm" svg:x="9.751cm" svg:y="10.318cm">
          <draw:text-box>
            <text:p text:style-name="P17"><text:span text:style-name="T13">Motivo</text:span></text:p>
          </draw:text-box>
        </draw:frame>
        <draw:custom-shape draw:style-name="gr108" draw:text-style-name="P8" draw:layer="layout" svg:width="5.273cm" svg:height="0.571cm" svg:x="4.532cm" svg:y="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706cm" svg:y1="10.074cm" svg:x2="13.956cm" svg:y2="10.074cm">
          <text:p/>
        </draw:line>
        <draw:frame draw:style-name="gr109" draw:text-style-name="P4" draw:layer="layout" svg:width="4.65cm" svg:height="0.517cm" svg:x="4.921cm" svg:y="9.334cm">
          <draw:text-box>
            <text:p text:style-name="P1"><text:span text:style-name="T2">Dias festivos escolares</text:span></text:p>
          </draw:text-box>
        </draw:frame>
        <draw:line draw:style-name="gr15" draw:text-style-name="P7" draw:layer="layout" svg:x1="3.203cm" svg:y1="7.566cm" svg:x2="3.203cm" svg:y2="2.766cm">
          <text:p/>
        </draw:line>
        <draw:line draw:style-name="gr15" draw:text-style-name="P7" draw:layer="layout" svg:x1="6.203cm" svg:y1="7.567cm" svg:x2="6.203cm" svg:y2="2.767cm">
          <text:p/>
        </draw:line>
        <draw:line draw:style-name="gr15" draw:text-style-name="P7" draw:layer="layout" svg:x1="3.203cm" svg:y1="19.517cm" svg:x2="3.203cm" svg:y2="10.867cm">
          <text:p/>
        </draw:line>
        <draw:line draw:style-name="gr15" draw:text-style-name="P7" draw:layer="layout" svg:x1="6.203cm" svg:y1="19.518cm" svg:x2="6.203cm" svg:y2="10.868cm">
          <text:p/>
        </draw:line>
        <draw:line draw:style-name="gr15" draw:text-style-name="P7" draw:layer="layout" svg:x1="0.7cm" svg:y1="10.87cm" svg:x2="13.95cm" svg:y2="10.87cm">
          <text:p/>
        </draw:line>
        <draw:line draw:style-name="gr15" draw:text-style-name="P7" draw:layer="layout" svg:x1="0.7cm" svg:y1="2.77cm" svg:x2="13.95cm" svg:y2="2.77cm">
          <text:p/>
        </draw:line>
        <draw:frame draw:style-name="gr1" draw:text-style-name="P18" draw:layer="layout" svg:width="2.669cm" svg:height="0.429cm" svg:x="1.066cm" svg:y="2.181cm">
          <draw:text-box>
            <text:p text:style-name="P17"><text:span text:style-name="T12"><text:s text:c="13"/></text:span><text:span text:style-name="T12"><text:s text:c="13"/></text:span><text:span text:style-name="T12"><text:s text:c="4"/></text:span></text:p>
          </draw:text-box>
        </draw:frame>
        <draw:frame draw:style-name="gr1" draw:text-style-name="P18" draw:layer="layout" svg:width="2.669cm" svg:height="0.429cm" svg:x="1.067cm" svg:y="2.182cm">
          <draw:text-box>
            <text:p text:style-name="P17"><text:span text:style-name="T12"><text:s text:c="13"/></text:span><text:span text:style-name="T12"><text:s text:c="13"/></text:span><text:span text:style-name="T12"><text:s text:c="4"/></text:span></text:p>
          </draw:text-box>
        </draw:frame>
        <draw:frame draw:style-name="gr41" draw:text-style-name="P19" draw:layer="layout" svg:width="0.874cm" svg:height="0.533cm" svg:x="1.551cm" svg:y="2.217cm">
          <draw:text-box>
            <text:p text:style-name="P17"><text:span text:style-name="T13">Día</text:span></text:p>
          </draw:text-box>
        </draw:frame>
        <draw:frame draw:style-name="gr42" draw:text-style-name="P19" draw:layer="layout" svg:width="1.327cm" svg:height="0.533cm" svg:x="4.451cm" svg:y="2.218cm">
          <draw:text-box>
            <text:p text:style-name="P17"><text:span text:style-name="T13">Mes</text:span></text:p>
          </draw:text-box>
        </draw:frame>
        <draw:frame draw:style-name="gr43" draw:text-style-name="P19" draw:layer="layout" svg:width="2.153cm" svg:height="0.533cm" svg:x="9.752cm" svg:y="2.219cm">
          <draw:text-box>
            <text:p text:style-name="P17"><text:span text:style-name="T13">Motivo</text:span></text:p>
          </draw:text-box>
        </draw:frame>
      </draw:page>
      <draw:page draw:name="page7" draw:style-name="dp1" draw:master-page-name="master-page79">
        <draw:line draw:style-name="gr2" draw:text-style-name="P3" draw:layer="layout" svg:x1="14.407cm" svg:y1="1.964cm" svg:x2="27.256cm" svg:y2="1.964cm">
          <text:p/>
        </draw:lin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38" draw:text-style-name="P4" draw:layer="layout" svg:width="0.861cm" svg:height="0.533cm" svg:x="15.95cm" svg:y="1.408cm">
          <draw:text-box>
            <text:p text:style-name="P1"><text:span text:style-name="T2">Abril</text:span></text:p>
          </draw:text-box>
        </draw:frame>
        <draw:frame draw:style-name="gr39" draw:text-style-name="P4" draw:layer="layout" svg:width="1.018cm" svg:height="0.533cm" svg:x="20.35cm" svg:y="1.409cm">
          <draw:text-box>
            <text:p text:style-name="P1"><text:span text:style-name="T2">Mayo</text:span></text:p>
          </draw:text-box>
        </draw:frame>
        <draw:frame draw:style-name="gr40" draw:text-style-name="P4" draw:layer="layout" svg:width="1.01cm" svg:height="0.533cm" svg:x="24.751cm" svg:y="1.41cm">
          <draw:text-box>
            <text:p text:style-name="P1"><text:span text:style-name="T2">Juni</text:span><text:span text:style-name="T2">o</text:span></text:p>
          </draw:text-box>
        </draw:frame>
      </draw:page>
      <draw:page draw:name="page8" draw:style-name="dp1" draw:master-page-name="master-page79">
        <draw:frame draw:style-name="gr110" draw:text-style-name="P2" draw:layer="layout" svg:width="2.869cm" svg:height="0.398cm" svg:x="1.365cm" svg:y="1.371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10" draw:text-style-name="P2" draw:layer="layout" svg:width="2.869cm" svg:height="0.398cm" svg:x="1.366cm" svg:y="1.372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11" draw:text-style-name="P4" draw:layer="layout" svg:width="1.894cm" svg:height="0.533cm" svg:x="1.9cm" svg:y="1.407cm">
          <draw:text-box>
            <text:p text:style-name="P1"><text:span text:style-name="T2">Lune</text:span><text:span text:style-name="T2">s</text:span></text:p>
          </draw:text-box>
        </draw:frame>
        <draw:frame draw:style-name="gr112" draw:text-style-name="P20" draw:layer="layout" svg:width="0.552cm" svg:height="0.687cm" svg:x="0.92cm" svg:y="1.41cm">
          <draw:text-box>
            <text:p text:style-name="P1"><text:span text:style-name="T14">18</text:span></text:p>
          </draw:text-box>
        </draw:frame>
        <draw:frame draw:style-name="gr113" draw:text-style-name="P5" draw:layer="layout" svg:width="2.917cm" svg:height="0.776cm" svg:x="0.92cm" svg:y="0.697cm">
          <draw:text-box>
            <text:p text:style-name="P1"><text:span text:style-name="T3">EN</text:span><text:span text:style-name="T3">ER</text:span><text:span text:style-name="T3">O</text:span></text:p>
          </draw:text-box>
        </draw:frame>
        <draw:frame draw:style-name="gr110" draw:text-style-name="P2" draw:layer="layout" svg:width="2.869cm" svg:height="0.398cm" svg:x="1.365cm" svg:y="6.372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10" draw:text-style-name="P2" draw:layer="layout" svg:width="2.869cm" svg:height="0.398cm" svg:x="1.366cm" svg:y="6.373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15" draw:text-style-name="P7" draw:layer="layout" svg:x1="7.567cm" svg:y1="2.36cm" svg:x2="13.94cm" svg:y2="2.36cm">
          <text:p/>
        </draw:line>
        <draw:line draw:style-name="gr15" draw:text-style-name="P7" draw:layer="layout" svg:x1="7.567cm" svg:y1="2.759cm" svg:x2="13.941cm" svg:y2="2.759cm">
          <text:p/>
        </draw:line>
        <draw:line draw:style-name="gr15" draw:text-style-name="P7" draw:layer="layout" svg:x1="7.567cm" svg:y1="3.159cm" svg:x2="13.941cm" svg:y2="3.159cm">
          <text:p/>
        </draw:line>
        <draw:line draw:style-name="gr15" draw:text-style-name="P7" draw:layer="layout" svg:x1="7.567cm" svg:y1="3.557cm" svg:x2="13.941cm" svg:y2="3.557cm">
          <text:p/>
        </draw:line>
        <draw:line draw:style-name="gr15" draw:text-style-name="P7" draw:layer="layout" svg:x1="7.567cm" svg:y1="3.957cm" svg:x2="13.941cm" svg:y2="3.957cm">
          <text:p/>
        </draw:line>
        <draw:line draw:style-name="gr15" draw:text-style-name="P7" draw:layer="layout" svg:x1="7.567cm" svg:y1="4.357cm" svg:x2="13.941cm" svg:y2="4.357cm">
          <text:p/>
        </draw:line>
        <draw:line draw:style-name="gr15" draw:text-style-name="P7" draw:layer="layout" svg:x1="7.567cm" svg:y1="4.756cm" svg:x2="13.941cm" svg:y2="4.756cm">
          <text:p/>
        </draw:line>
        <draw:line draw:style-name="gr15" draw:text-style-name="P7" draw:layer="layout" svg:x1="7.567cm" svg:y1="5.155cm" svg:x2="13.941cm" svg:y2="5.155cm">
          <text:p/>
        </draw:line>
        <draw:line draw:style-name="gr15" draw:text-style-name="P7" draw:layer="layout" svg:x1="7.567cm" svg:y1="5.554cm" svg:x2="13.941cm" svg:y2="5.554cm">
          <text:p/>
        </draw:line>
        <draw:line draw:style-name="gr15" draw:text-style-name="P7" draw:layer="layout" svg:x1="7.567cm" svg:y1="5.953cm" svg:x2="13.941cm" svg:y2="5.953cm">
          <text:p/>
        </draw:line>
        <draw:line draw:style-name="gr15" draw:text-style-name="P7" draw:layer="layout" svg:x1="7.567cm" svg:y1="6.353cm" svg:x2="13.941cm" svg:y2="6.353cm">
          <text:p/>
        </draw:line>
        <draw:frame draw:style-name="gr114" draw:text-style-name="P21" draw:layer="layout" svg:width="0.855cm" svg:height="0.408cm" svg:x="1.017cm" svg:y="2.13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.017cm" svg:y="2.53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.017cm" svg:y="2.929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.017cm" svg:y="3.329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.017cm" svg:y="3.727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.017cm" svg:y="4.127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.017cm" svg:y="4.526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.017cm" svg:y="4.925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.017cm" svg:y="5.324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.017cm" svg:y="5.724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.017cm" svg:y="6.123cm">
          <draw:text-box>
            <text:p text:style-name="P1"><text:span text:style-name="T15">13:00</text:span></text:p>
          </draw:text-box>
        </draw:frame>
        <draw:line draw:style-name="gr15" draw:text-style-name="P7" draw:layer="layout" svg:x1="0.967cm" svg:y1="2.361cm" svg:x2="7.34cm" svg:y2="2.361cm">
          <text:p/>
        </draw:line>
        <draw:line draw:style-name="gr15" draw:text-style-name="P7" draw:layer="layout" svg:x1="0.967cm" svg:y1="2.76cm" svg:x2="7.341cm" svg:y2="2.76cm">
          <text:p/>
        </draw:line>
        <draw:line draw:style-name="gr15" draw:text-style-name="P7" draw:layer="layout" svg:x1="0.967cm" svg:y1="3.16cm" svg:x2="7.341cm" svg:y2="3.16cm">
          <text:p/>
        </draw:line>
        <draw:line draw:style-name="gr15" draw:text-style-name="P7" draw:layer="layout" svg:x1="0.967cm" svg:y1="3.558cm" svg:x2="7.341cm" svg:y2="3.558cm">
          <text:p/>
        </draw:line>
        <draw:line draw:style-name="gr15" draw:text-style-name="P7" draw:layer="layout" svg:x1="0.967cm" svg:y1="3.958cm" svg:x2="7.341cm" svg:y2="3.958cm">
          <text:p/>
        </draw:line>
        <draw:line draw:style-name="gr15" draw:text-style-name="P7" draw:layer="layout" svg:x1="0.967cm" svg:y1="4.358cm" svg:x2="7.341cm" svg:y2="4.358cm">
          <text:p/>
        </draw:line>
        <draw:line draw:style-name="gr15" draw:text-style-name="P7" draw:layer="layout" svg:x1="0.967cm" svg:y1="4.757cm" svg:x2="7.341cm" svg:y2="4.757cm">
          <text:p/>
        </draw:line>
        <draw:line draw:style-name="gr15" draw:text-style-name="P7" draw:layer="layout" svg:x1="0.967cm" svg:y1="5.156cm" svg:x2="7.341cm" svg:y2="5.156cm">
          <text:p/>
        </draw:line>
        <draw:line draw:style-name="gr15" draw:text-style-name="P7" draw:layer="layout" svg:x1="0.967cm" svg:y1="5.555cm" svg:x2="7.341cm" svg:y2="5.555cm">
          <text:p/>
        </draw:line>
        <draw:line draw:style-name="gr15" draw:text-style-name="P7" draw:layer="layout" svg:x1="0.967cm" svg:y1="5.954cm" svg:x2="7.341cm" svg:y2="5.954cm">
          <text:p/>
        </draw:line>
        <draw:line draw:style-name="gr15" draw:text-style-name="P7" draw:layer="layout" svg:x1="0.967cm" svg:y1="6.354cm" svg:x2="7.341cm" svg:y2="6.354cm">
          <text:p/>
        </draw:line>
        <draw:frame draw:style-name="gr110" draw:text-style-name="P2" draw:layer="layout" svg:width="2.869cm" svg:height="0.398cm" svg:x="1.365cm" svg:y="6.471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10" draw:text-style-name="P2" draw:layer="layout" svg:width="2.869cm" svg:height="0.398cm" svg:x="1.366cm" svg:y="6.472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11" draw:text-style-name="P4" draw:layer="layout" svg:width="1.894cm" svg:height="0.533cm" svg:x="1.9cm" svg:y="6.507cm">
          <draw:text-box>
            <text:p text:style-name="P1"><text:span text:style-name="T2">Mart</text:span><text:span text:style-name="T2">es</text:span></text:p>
          </draw:text-box>
        </draw:frame>
        <draw:frame draw:style-name="gr124" draw:text-style-name="P20" draw:layer="layout" svg:width="0.54cm" svg:height="0.687cm" svg:x="0.92cm" svg:y="6.51cm">
          <draw:text-box>
            <text:p text:style-name="P1"><text:span text:style-name="T14">19</text:span></text:p>
          </draw:text-box>
        </draw:frame>
        <draw:frame draw:style-name="gr110" draw:text-style-name="P2" draw:layer="layout" svg:width="2.869cm" svg:height="0.398cm" svg:x="1.365cm" svg:y="11.572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10" draw:text-style-name="P2" draw:layer="layout" svg:width="2.869cm" svg:height="0.398cm" svg:x="1.366cm" svg:y="11.573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15" draw:text-style-name="P7" draw:layer="layout" svg:x1="7.567cm" svg:y1="7.46cm" svg:x2="13.94cm" svg:y2="7.46cm">
          <text:p/>
        </draw:line>
        <draw:line draw:style-name="gr15" draw:text-style-name="P7" draw:layer="layout" svg:x1="7.567cm" svg:y1="7.859cm" svg:x2="13.941cm" svg:y2="7.859cm">
          <text:p/>
        </draw:line>
        <draw:line draw:style-name="gr15" draw:text-style-name="P7" draw:layer="layout" svg:x1="7.567cm" svg:y1="8.259cm" svg:x2="13.941cm" svg:y2="8.259cm">
          <text:p/>
        </draw:line>
        <draw:line draw:style-name="gr15" draw:text-style-name="P7" draw:layer="layout" svg:x1="7.567cm" svg:y1="8.657cm" svg:x2="13.941cm" svg:y2="8.657cm">
          <text:p/>
        </draw:line>
        <draw:line draw:style-name="gr15" draw:text-style-name="P7" draw:layer="layout" svg:x1="7.567cm" svg:y1="9.057cm" svg:x2="13.941cm" svg:y2="9.057cm">
          <text:p/>
        </draw:line>
        <draw:line draw:style-name="gr15" draw:text-style-name="P7" draw:layer="layout" svg:x1="7.567cm" svg:y1="9.457cm" svg:x2="13.941cm" svg:y2="9.457cm">
          <text:p/>
        </draw:line>
        <draw:line draw:style-name="gr15" draw:text-style-name="P7" draw:layer="layout" svg:x1="7.567cm" svg:y1="9.856cm" svg:x2="13.941cm" svg:y2="9.856cm">
          <text:p/>
        </draw:line>
        <draw:line draw:style-name="gr15" draw:text-style-name="P7" draw:layer="layout" svg:x1="7.567cm" svg:y1="10.255cm" svg:x2="13.941cm" svg:y2="10.255cm">
          <text:p/>
        </draw:line>
        <draw:line draw:style-name="gr15" draw:text-style-name="P7" draw:layer="layout" svg:x1="7.567cm" svg:y1="10.654cm" svg:x2="13.941cm" svg:y2="10.654cm">
          <text:p/>
        </draw:line>
        <draw:line draw:style-name="gr15" draw:text-style-name="P7" draw:layer="layout" svg:x1="7.567cm" svg:y1="11.053cm" svg:x2="13.941cm" svg:y2="11.053cm">
          <text:p/>
        </draw:line>
        <draw:line draw:style-name="gr15" draw:text-style-name="P7" draw:layer="layout" svg:x1="7.567cm" svg:y1="11.453cm" svg:x2="13.941cm" svg:y2="11.453cm">
          <text:p/>
        </draw:line>
        <draw:line draw:style-name="gr15" draw:text-style-name="P7" draw:layer="layout" svg:x1="0.967cm" svg:y1="7.461cm" svg:x2="7.34cm" svg:y2="7.461cm">
          <text:p/>
        </draw:line>
        <draw:line draw:style-name="gr15" draw:text-style-name="P7" draw:layer="layout" svg:x1="0.967cm" svg:y1="7.86cm" svg:x2="7.341cm" svg:y2="7.86cm">
          <text:p/>
        </draw:line>
        <draw:line draw:style-name="gr15" draw:text-style-name="P7" draw:layer="layout" svg:x1="0.967cm" svg:y1="8.26cm" svg:x2="7.341cm" svg:y2="8.26cm">
          <text:p/>
        </draw:line>
        <draw:line draw:style-name="gr15" draw:text-style-name="P7" draw:layer="layout" svg:x1="0.967cm" svg:y1="8.658cm" svg:x2="7.341cm" svg:y2="8.658cm">
          <text:p/>
        </draw:line>
        <draw:line draw:style-name="gr15" draw:text-style-name="P7" draw:layer="layout" svg:x1="0.967cm" svg:y1="9.058cm" svg:x2="7.341cm" svg:y2="9.058cm">
          <text:p/>
        </draw:line>
        <draw:line draw:style-name="gr15" draw:text-style-name="P7" draw:layer="layout" svg:x1="0.967cm" svg:y1="9.458cm" svg:x2="7.341cm" svg:y2="9.458cm">
          <text:p/>
        </draw:line>
        <draw:line draw:style-name="gr15" draw:text-style-name="P7" draw:layer="layout" svg:x1="0.967cm" svg:y1="9.857cm" svg:x2="7.341cm" svg:y2="9.857cm">
          <text:p/>
        </draw:line>
        <draw:line draw:style-name="gr15" draw:text-style-name="P7" draw:layer="layout" svg:x1="0.967cm" svg:y1="10.256cm" svg:x2="7.341cm" svg:y2="10.256cm">
          <text:p/>
        </draw:line>
        <draw:line draw:style-name="gr15" draw:text-style-name="P7" draw:layer="layout" svg:x1="0.967cm" svg:y1="10.655cm" svg:x2="7.341cm" svg:y2="10.655cm">
          <text:p/>
        </draw:line>
        <draw:line draw:style-name="gr15" draw:text-style-name="P7" draw:layer="layout" svg:x1="0.967cm" svg:y1="11.054cm" svg:x2="7.341cm" svg:y2="11.054cm">
          <text:p/>
        </draw:line>
        <draw:line draw:style-name="gr15" draw:text-style-name="P7" draw:layer="layout" svg:x1="0.967cm" svg:y1="11.454cm" svg:x2="7.341cm" svg:y2="11.454cm">
          <text:p/>
        </draw:line>
        <draw:frame draw:style-name="gr110" draw:text-style-name="P2" draw:layer="layout" svg:width="2.869cm" svg:height="0.398cm" svg:x="1.365cm" svg:y="11.571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10" draw:text-style-name="P2" draw:layer="layout" svg:width="2.869cm" svg:height="0.398cm" svg:x="1.366cm" svg:y="11.572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11" draw:text-style-name="P4" draw:layer="layout" svg:width="1.894cm" svg:height="0.533cm" svg:x="1.9cm" svg:y="11.607cm">
          <draw:text-box>
            <text:p text:style-name="P1"><text:span text:style-name="T2">Miér</text:span><text:span text:style-name="T2">coles</text:span></text:p>
          </draw:text-box>
        </draw:frame>
        <draw:frame draw:style-name="gr125" draw:text-style-name="P20" draw:layer="layout" svg:width="0.557cm" svg:height="0.687cm" svg:x="0.92cm" svg:y="11.61cm">
          <draw:text-box>
            <text:p text:style-name="P1"><text:span text:style-name="T14">20</text:span></text:p>
          </draw:text-box>
        </draw:frame>
        <draw:line draw:style-name="gr15" draw:text-style-name="P7" draw:layer="layout" svg:x1="7.567cm" svg:y1="12.56cm" svg:x2="13.94cm" svg:y2="12.56cm">
          <text:p/>
        </draw:line>
        <draw:line draw:style-name="gr15" draw:text-style-name="P7" draw:layer="layout" svg:x1="7.567cm" svg:y1="12.959cm" svg:x2="13.941cm" svg:y2="12.959cm">
          <text:p/>
        </draw:line>
        <draw:line draw:style-name="gr15" draw:text-style-name="P7" draw:layer="layout" svg:x1="7.567cm" svg:y1="13.359cm" svg:x2="13.941cm" svg:y2="13.359cm">
          <text:p/>
        </draw:line>
        <draw:line draw:style-name="gr15" draw:text-style-name="P7" draw:layer="layout" svg:x1="7.567cm" svg:y1="13.757cm" svg:x2="13.941cm" svg:y2="13.757cm">
          <text:p/>
        </draw:line>
        <draw:line draw:style-name="gr15" draw:text-style-name="P7" draw:layer="layout" svg:x1="7.567cm" svg:y1="14.157cm" svg:x2="13.941cm" svg:y2="14.157cm">
          <text:p/>
        </draw:line>
        <draw:line draw:style-name="gr15" draw:text-style-name="P7" draw:layer="layout" svg:x1="7.567cm" svg:y1="14.557cm" svg:x2="13.941cm" svg:y2="14.557cm">
          <text:p/>
        </draw:line>
        <draw:line draw:style-name="gr15" draw:text-style-name="P7" draw:layer="layout" svg:x1="7.567cm" svg:y1="14.956cm" svg:x2="13.941cm" svg:y2="14.956cm">
          <text:p/>
        </draw:line>
        <draw:line draw:style-name="gr15" draw:text-style-name="P7" draw:layer="layout" svg:x1="7.567cm" svg:y1="15.355cm" svg:x2="13.941cm" svg:y2="15.355cm">
          <text:p/>
        </draw:line>
        <draw:line draw:style-name="gr15" draw:text-style-name="P7" draw:layer="layout" svg:x1="7.567cm" svg:y1="15.754cm" svg:x2="13.941cm" svg:y2="15.754cm">
          <text:p/>
        </draw:line>
        <draw:line draw:style-name="gr15" draw:text-style-name="P7" draw:layer="layout" svg:x1="7.567cm" svg:y1="16.153cm" svg:x2="13.941cm" svg:y2="16.153cm">
          <text:p/>
        </draw:line>
        <draw:line draw:style-name="gr15" draw:text-style-name="P7" draw:layer="layout" svg:x1="7.567cm" svg:y1="16.553cm" svg:x2="13.941cm" svg:y2="16.553cm">
          <text:p/>
        </draw:line>
        <draw:line draw:style-name="gr15" draw:text-style-name="P7" draw:layer="layout" svg:x1="0.967cm" svg:y1="12.561cm" svg:x2="7.34cm" svg:y2="12.561cm">
          <text:p/>
        </draw:line>
        <draw:line draw:style-name="gr15" draw:text-style-name="P7" draw:layer="layout" svg:x1="0.967cm" svg:y1="12.96cm" svg:x2="7.341cm" svg:y2="12.96cm">
          <text:p/>
        </draw:line>
        <draw:line draw:style-name="gr15" draw:text-style-name="P7" draw:layer="layout" svg:x1="0.967cm" svg:y1="13.36cm" svg:x2="7.341cm" svg:y2="13.36cm">
          <text:p/>
        </draw:line>
        <draw:line draw:style-name="gr15" draw:text-style-name="P7" draw:layer="layout" svg:x1="0.967cm" svg:y1="13.758cm" svg:x2="7.341cm" svg:y2="13.758cm">
          <text:p/>
        </draw:line>
        <draw:line draw:style-name="gr15" draw:text-style-name="P7" draw:layer="layout" svg:x1="0.967cm" svg:y1="14.158cm" svg:x2="7.341cm" svg:y2="14.158cm">
          <text:p/>
        </draw:line>
        <draw:line draw:style-name="gr15" draw:text-style-name="P7" draw:layer="layout" svg:x1="0.967cm" svg:y1="14.558cm" svg:x2="7.341cm" svg:y2="14.558cm">
          <text:p/>
        </draw:line>
        <draw:line draw:style-name="gr15" draw:text-style-name="P7" draw:layer="layout" svg:x1="0.967cm" svg:y1="14.957cm" svg:x2="7.341cm" svg:y2="14.957cm">
          <text:p/>
        </draw:line>
        <draw:line draw:style-name="gr15" draw:text-style-name="P7" draw:layer="layout" svg:x1="0.967cm" svg:y1="15.356cm" svg:x2="7.341cm" svg:y2="15.356cm">
          <text:p/>
        </draw:line>
        <draw:line draw:style-name="gr15" draw:text-style-name="P7" draw:layer="layout" svg:x1="0.967cm" svg:y1="15.755cm" svg:x2="7.341cm" svg:y2="15.755cm">
          <text:p/>
        </draw:line>
        <draw:line draw:style-name="gr15" draw:text-style-name="P7" draw:layer="layout" svg:x1="0.967cm" svg:y1="16.154cm" svg:x2="7.341cm" svg:y2="16.154cm">
          <text:p/>
        </draw:line>
        <draw:line draw:style-name="gr15" draw:text-style-name="P7" draw:layer="layout" svg:x1="0.967cm" svg:y1="16.554cm" svg:x2="7.341cm" svg:y2="16.554cm">
          <text:p/>
        </draw:line>
        <draw:frame draw:style-name="gr110" draw:text-style-name="P2" draw:layer="layout" svg:width="2.869cm" svg:height="0.398cm" svg:x="1.098cm" svg:y="20.77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10" draw:text-style-name="P2" draw:layer="layout" svg:width="2.869cm" svg:height="0.398cm" svg:x="1.099cm" svg:y="20.771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15" draw:text-style-name="P7" draw:layer="layout" svg:x1="2.222cm" svg:y1="17.258cm" svg:x2="13.972cm" svg:y2="17.258cm">
          <text:p/>
        </draw:line>
        <draw:line draw:style-name="gr15" draw:text-style-name="P7" draw:layer="layout" svg:x1="0.7cm" svg:y1="17.658cm" svg:x2="13.972cm" svg:y2="17.658cm">
          <text:p/>
        </draw:line>
        <draw:line draw:style-name="gr15" draw:text-style-name="P7" draw:layer="layout" svg:x1="0.7cm" svg:y1="18.056cm" svg:x2="13.972cm" svg:y2="18.056cm">
          <text:p/>
        </draw:line>
        <draw:line draw:style-name="gr15" draw:text-style-name="P7" draw:layer="layout" svg:x1="0.7cm" svg:y1="18.456cm" svg:x2="13.972cm" svg:y2="18.456cm">
          <text:p/>
        </draw:line>
        <draw:line draw:style-name="gr15" draw:text-style-name="P7" draw:layer="layout" svg:x1="0.7cm" svg:y1="18.856cm" svg:x2="13.972cm" svg:y2="18.856cm">
          <text:p/>
        </draw:line>
        <draw:line draw:style-name="gr15" draw:text-style-name="P7" draw:layer="layout" svg:x1="0.7cm" svg:y1="19.255cm" svg:x2="13.972cm" svg:y2="19.255cm">
          <text:p/>
        </draw:line>
        <draw:line draw:style-name="gr15" draw:text-style-name="P7" draw:layer="layout" svg:x1="0.7cm" svg:y1="19.654cm" svg:x2="13.972cm" svg:y2="19.654cm">
          <text:p/>
        </draw:line>
        <draw:line draw:style-name="gr15" draw:text-style-name="P7" draw:layer="layout" svg:x1="0.7cm" svg:y1="20.053cm" svg:x2="13.972cm" svg:y2="20.053cm">
          <text:p/>
        </draw:line>
        <draw:line draw:style-name="gr15" draw:text-style-name="P7" draw:layer="layout" svg:x1="0.7cm" svg:y1="20.452cm" svg:x2="13.972cm" svg:y2="20.452cm">
          <text:p/>
        </draw:line>
        <draw:frame draw:style-name="gr114" draw:text-style-name="P21" draw:layer="layout" svg:width="0.855cm" svg:height="0.408cm" svg:x="7.618cm" svg:y="2.131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7.618cm" svg:y="2.531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7.618cm" svg:y="2.93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7.618cm" svg:y="3.33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7.618cm" svg:y="3.728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7.618cm" svg:y="4.128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7.618cm" svg:y="4.527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7.618cm" svg:y="4.926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7.618cm" svg:y="5.325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7.618cm" svg:y="5.725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7.618cm" svg:y="6.124cm">
          <draw:text-box>
            <text:p text:style-name="P1"><text:span text:style-name="T15">18:30</text:span></text:p>
          </draw:text-box>
        </draw:frame>
        <draw:custom-shape draw:style-name="gr126" draw:text-style-name="P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7" draw:text-style-name="P22" draw:layer="layout" svg:width="1.211cm" svg:height="0.517cm" svg:x="0.967cm" svg:y="17.004cm">
          <draw:text-box>
            <text:p text:style-name="P1"><text:span text:style-name="T16">Nota</text:span><text:span text:style-name="T16">s</text:span></text:p>
          </draw:text-box>
        </draw:frame>
        <draw:frame draw:style-name="gr128" draw:text-style-name="P23" draw:layer="layout" svg:width="2.186cm" svg:height="0.556cm" svg:x="6.8cm" svg:y="1.208cm">
          <draw:text-box>
            <text:p text:style-name="P1"><text:span text:style-name="T17">Sem</text:span><text:span text:style-name="T17">ana </text:span><text:span text:style-name="T17">3</text:span></text:p>
          </draw:text-box>
        </draw:frame>
        <draw:frame draw:style-name="gr114" draw:text-style-name="P21" draw:layer="layout" svg:width="0.855cm" svg:height="0.408cm" svg:x="7.619cm" svg:y="7.23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7.619cm" svg:y="7.63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7.619cm" svg:y="8.029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7.619cm" svg:y="8.429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7.619cm" svg:y="8.827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7.619cm" svg:y="9.227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7.619cm" svg:y="9.626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7.619cm" svg:y="10.025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7.619cm" svg:y="10.424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7.619cm" svg:y="10.824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7.619cm" svg:y="11.223cm">
          <draw:text-box>
            <text:p text:style-name="P1"><text:span text:style-name="T15">18:30</text:span></text:p>
          </draw:text-box>
        </draw:frame>
        <draw:frame draw:style-name="gr114" draw:text-style-name="P21" draw:layer="layout" svg:width="0.855cm" svg:height="0.408cm" svg:x="7.619cm" svg:y="12.34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7.619cm" svg:y="12.74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7.619cm" svg:y="13.139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7.619cm" svg:y="13.539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7.619cm" svg:y="13.937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7.619cm" svg:y="14.337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7.619cm" svg:y="14.736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7.619cm" svg:y="15.135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7.619cm" svg:y="15.534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7.619cm" svg:y="15.934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7.619cm" svg:y="16.333cm">
          <draw:text-box>
            <text:p text:style-name="P1"><text:span text:style-name="T15">18:30</text:span></text:p>
          </draw:text-box>
        </draw:frame>
        <draw:frame draw:style-name="gr114" draw:text-style-name="P21" draw:layer="layout" svg:width="0.855cm" svg:height="0.408cm" svg:x="1.018cm" svg:y="7.23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.018cm" svg:y="7.63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.018cm" svg:y="8.029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.018cm" svg:y="8.429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.018cm" svg:y="8.827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.018cm" svg:y="9.227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.018cm" svg:y="9.626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.018cm" svg:y="10.025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.018cm" svg:y="10.424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.018cm" svg:y="10.824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.018cm" svg:y="11.223cm">
          <draw:text-box>
            <text:p text:style-name="P1"><text:span text:style-name="T15">13:00</text:span></text:p>
          </draw:text-box>
        </draw:frame>
        <draw:frame draw:style-name="gr114" draw:text-style-name="P21" draw:layer="layout" svg:width="0.855cm" svg:height="0.408cm" svg:x="1.018cm" svg:y="12.34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.018cm" svg:y="12.74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.018cm" svg:y="13.139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.018cm" svg:y="13.539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.018cm" svg:y="13.937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.018cm" svg:y="14.337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.018cm" svg:y="14.736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.018cm" svg:y="15.135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.018cm" svg:y="15.534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.018cm" svg:y="15.934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.018cm" svg:y="16.333cm">
          <draw:text-box>
            <text:p text:style-name="P1"><text:span text:style-name="T15">13:00</text:span></text:p>
          </draw:text-box>
        </draw:frame>
        <draw:custom-shape draw:style-name="gr126" draw:text-style-name="P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415cm" svg:height="0.398cm" svg:x="14.284cm" svg:y="20.773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" draw:text-style-name="P2" draw:layer="layout" svg:width="2.415cm" svg:height="0.398cm" svg:x="14.285cm" svg:y="20.774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15" draw:text-style-name="P7" draw:layer="layout" svg:x1="15.964cm" svg:y1="17.261cm" svg:x2="23.46cm" svg:y2="17.261cm">
          <text:p/>
        </draw:line>
        <draw:line draw:style-name="gr15" draw:text-style-name="P7" draw:layer="layout" svg:x1="14cm" svg:y1="17.661cm" svg:x2="23.46cm" svg:y2="17.661cm">
          <text:p/>
        </draw:line>
        <draw:line draw:style-name="gr15" draw:text-style-name="P7" draw:layer="layout" svg:x1="14cm" svg:y1="18.059cm" svg:x2="23.46cm" svg:y2="18.059cm">
          <text:p/>
        </draw:line>
        <draw:line draw:style-name="gr15" draw:text-style-name="P7" draw:layer="layout" svg:x1="14cm" svg:y1="18.459cm" svg:x2="23.46cm" svg:y2="18.459cm">
          <text:p/>
        </draw:line>
        <draw:line draw:style-name="gr15" draw:text-style-name="P7" draw:layer="layout" svg:x1="14cm" svg:y1="18.859cm" svg:x2="23.46cm" svg:y2="18.859cm">
          <text:p/>
        </draw:line>
        <draw:line draw:style-name="gr15" draw:text-style-name="P7" draw:layer="layout" svg:x1="14cm" svg:y1="19.258cm" svg:x2="23.46cm" svg:y2="19.258cm">
          <text:p/>
        </draw:line>
        <draw:line draw:style-name="gr15" draw:text-style-name="P7" draw:layer="layout" svg:x1="14cm" svg:y1="19.657cm" svg:x2="23.46cm" svg:y2="19.657cm">
          <text:p/>
        </draw:line>
        <draw:line draw:style-name="gr15" draw:text-style-name="P7" draw:layer="layout" svg:x1="14cm" svg:y1="20.056cm" svg:x2="23.46cm" svg:y2="20.056cm">
          <text:p/>
        </draw:line>
        <draw:line draw:style-name="gr15" draw:text-style-name="P7" draw:layer="layout" svg:x1="14cm" svg:y1="20.455cm" svg:x2="23.46cm" svg:y2="20.455cm">
          <text:p/>
        </draw:line>
        <draw:frame draw:style-name="gr129" draw:text-style-name="P2" draw:layer="layout" svg:width="2.782cm" svg:height="0.398cm" svg:x="15.046cm" svg:y="1.373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129" draw:text-style-name="P2" draw:layer="layout" svg:width="2.782cm" svg:height="0.398cm" svg:x="15.047cm" svg:y="1.374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30" draw:text-style-name="P4" draw:layer="layout" svg:width="1.837cm" svg:height="0.533cm" svg:x="15.565cm" svg:y="1.409cm">
          <draw:text-box>
            <text:p text:style-name="P1"><text:span text:style-name="T2">Juev</text:span><text:span text:style-name="T2">es</text:span></text:p>
          </draw:text-box>
        </draw:frame>
        <draw:frame draw:style-name="gr125" draw:text-style-name="P20" draw:layer="layout" svg:width="0.557cm" svg:height="0.687cm" svg:x="14.615cm" svg:y="1.412cm">
          <draw:text-box>
            <text:p text:style-name="P1"><text:span text:style-name="T14">7</text:span></text:p>
          </draw:text-box>
        </draw:frame>
        <draw:frame draw:style-name="gr131" draw:text-style-name="P25" draw:layer="layout" svg:width="1.543cm" svg:height="1.729cm" svg:x="25.56cm" svg:y="0.699cm">
          <draw:text-box>
            <text:p text:style-name="P24"><text:span text:style-name="T3">20</text:span><text:span text:style-name="T3">21</text:span></text:p>
          </draw:text-box>
        </draw:frame>
        <draw:frame draw:style-name="gr129" draw:text-style-name="P2" draw:layer="layout" svg:width="2.782cm" svg:height="0.398cm" svg:x="15.046cm" svg:y="6.374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29" draw:text-style-name="P2" draw:layer="layout" svg:width="2.782cm" svg:height="0.398cm" svg:x="15.047cm" svg:y="6.375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15" draw:text-style-name="P7" draw:layer="layout" svg:x1="21.06cm" svg:y1="2.362cm" svg:x2="27.24cm" svg:y2="2.362cm">
          <text:p/>
        </draw:line>
        <draw:line draw:style-name="gr15" draw:text-style-name="P7" draw:layer="layout" svg:x1="21.06cm" svg:y1="2.761cm" svg:x2="27.241cm" svg:y2="2.761cm">
          <text:p/>
        </draw:line>
        <draw:line draw:style-name="gr15" draw:text-style-name="P7" draw:layer="layout" svg:x1="21.06cm" svg:y1="3.161cm" svg:x2="27.241cm" svg:y2="3.161cm">
          <text:p/>
        </draw:line>
        <draw:line draw:style-name="gr15" draw:text-style-name="P7" draw:layer="layout" svg:x1="21.06cm" svg:y1="3.559cm" svg:x2="27.241cm" svg:y2="3.559cm">
          <text:p/>
        </draw:line>
        <draw:line draw:style-name="gr15" draw:text-style-name="P7" draw:layer="layout" svg:x1="21.06cm" svg:y1="3.959cm" svg:x2="27.241cm" svg:y2="3.959cm">
          <text:p/>
        </draw:line>
        <draw:line draw:style-name="gr15" draw:text-style-name="P7" draw:layer="layout" svg:x1="21.06cm" svg:y1="4.359cm" svg:x2="27.241cm" svg:y2="4.359cm">
          <text:p/>
        </draw:line>
        <draw:line draw:style-name="gr15" draw:text-style-name="P7" draw:layer="layout" svg:x1="21.06cm" svg:y1="4.758cm" svg:x2="27.241cm" svg:y2="4.758cm">
          <text:p/>
        </draw:line>
        <draw:line draw:style-name="gr15" draw:text-style-name="P7" draw:layer="layout" svg:x1="21.06cm" svg:y1="5.157cm" svg:x2="27.241cm" svg:y2="5.157cm">
          <text:p/>
        </draw:line>
        <draw:line draw:style-name="gr15" draw:text-style-name="P7" draw:layer="layout" svg:x1="21.06cm" svg:y1="5.556cm" svg:x2="27.241cm" svg:y2="5.556cm">
          <text:p/>
        </draw:line>
        <draw:line draw:style-name="gr15" draw:text-style-name="P7" draw:layer="layout" svg:x1="21.06cm" svg:y1="5.955cm" svg:x2="27.241cm" svg:y2="5.955cm">
          <text:p/>
        </draw:line>
        <draw:line draw:style-name="gr15" draw:text-style-name="P7" draw:layer="layout" svg:x1="21.06cm" svg:y1="6.355cm" svg:x2="27.241cm" svg:y2="6.355cm">
          <text:p/>
        </draw:line>
        <draw:line draw:style-name="gr15" draw:text-style-name="P7" draw:layer="layout" svg:x1="14.66cm" svg:y1="2.363cm" svg:x2="20.84cm" svg:y2="2.363cm">
          <text:p/>
        </draw:line>
        <draw:line draw:style-name="gr15" draw:text-style-name="P7" draw:layer="layout" svg:x1="14.66cm" svg:y1="2.762cm" svg:x2="20.841cm" svg:y2="2.762cm">
          <text:p/>
        </draw:line>
        <draw:line draw:style-name="gr15" draw:text-style-name="P7" draw:layer="layout" svg:x1="14.66cm" svg:y1="3.162cm" svg:x2="20.841cm" svg:y2="3.162cm">
          <text:p/>
        </draw:line>
        <draw:line draw:style-name="gr15" draw:text-style-name="P7" draw:layer="layout" svg:x1="14.66cm" svg:y1="3.56cm" svg:x2="20.841cm" svg:y2="3.56cm">
          <text:p/>
        </draw:line>
        <draw:line draw:style-name="gr15" draw:text-style-name="P7" draw:layer="layout" svg:x1="14.66cm" svg:y1="3.96cm" svg:x2="20.841cm" svg:y2="3.96cm">
          <text:p/>
        </draw:line>
        <draw:line draw:style-name="gr15" draw:text-style-name="P7" draw:layer="layout" svg:x1="14.66cm" svg:y1="4.36cm" svg:x2="20.841cm" svg:y2="4.36cm">
          <text:p/>
        </draw:line>
        <draw:line draw:style-name="gr15" draw:text-style-name="P7" draw:layer="layout" svg:x1="14.66cm" svg:y1="4.759cm" svg:x2="20.841cm" svg:y2="4.759cm">
          <text:p/>
        </draw:line>
        <draw:line draw:style-name="gr15" draw:text-style-name="P7" draw:layer="layout" svg:x1="14.66cm" svg:y1="5.158cm" svg:x2="20.841cm" svg:y2="5.158cm">
          <text:p/>
        </draw:line>
        <draw:line draw:style-name="gr15" draw:text-style-name="P7" draw:layer="layout" svg:x1="14.66cm" svg:y1="5.557cm" svg:x2="20.841cm" svg:y2="5.557cm">
          <text:p/>
        </draw:line>
        <draw:line draw:style-name="gr15" draw:text-style-name="P7" draw:layer="layout" svg:x1="14.66cm" svg:y1="5.956cm" svg:x2="20.841cm" svg:y2="5.956cm">
          <text:p/>
        </draw:line>
        <draw:line draw:style-name="gr15" draw:text-style-name="P7" draw:layer="layout" svg:x1="14.66cm" svg:y1="6.356cm" svg:x2="20.841cm" svg:y2="6.356cm">
          <text:p/>
        </draw:line>
        <draw:frame draw:style-name="gr129" draw:text-style-name="P2" draw:layer="layout" svg:width="2.782cm" svg:height="0.398cm" svg:x="15.046cm" svg:y="6.473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129" draw:text-style-name="P2" draw:layer="layout" svg:width="2.782cm" svg:height="0.398cm" svg:x="15.047cm" svg:y="6.474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30" draw:text-style-name="P4" draw:layer="layout" svg:width="1.837cm" svg:height="0.533cm" svg:x="15.565cm" svg:y="6.509cm">
          <draw:text-box>
            <text:p text:style-name="P1"><text:span text:style-name="T2">Viern</text:span><text:span text:style-name="T2">es</text:span></text:p>
          </draw:text-box>
        </draw:frame>
        <draw:frame draw:style-name="gr125" draw:text-style-name="P20" draw:layer="layout" svg:width="0.557cm" svg:height="0.687cm" svg:x="14.615cm" svg:y="6.512cm">
          <draw:text-box>
            <text:p text:style-name="P1"><text:span text:style-name="T14">8</text:span></text:p>
          </draw:text-box>
        </draw:frame>
        <draw:frame draw:style-name="gr129" draw:text-style-name="P2" draw:layer="layout" svg:width="2.782cm" svg:height="0.398cm" svg:x="15.046cm" svg:y="11.574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29" draw:text-style-name="P2" draw:layer="layout" svg:width="2.782cm" svg:height="0.398cm" svg:x="15.047cm" svg:y="11.575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15" draw:text-style-name="P7" draw:layer="layout" svg:x1="21.06cm" svg:y1="7.462cm" svg:x2="27.24cm" svg:y2="7.462cm">
          <text:p/>
        </draw:line>
        <draw:line draw:style-name="gr15" draw:text-style-name="P7" draw:layer="layout" svg:x1="21.06cm" svg:y1="7.861cm" svg:x2="27.241cm" svg:y2="7.861cm">
          <text:p/>
        </draw:line>
        <draw:line draw:style-name="gr15" draw:text-style-name="P7" draw:layer="layout" svg:x1="21.06cm" svg:y1="8.261cm" svg:x2="27.241cm" svg:y2="8.261cm">
          <text:p/>
        </draw:line>
        <draw:line draw:style-name="gr15" draw:text-style-name="P7" draw:layer="layout" svg:x1="21.06cm" svg:y1="8.659cm" svg:x2="27.241cm" svg:y2="8.659cm">
          <text:p/>
        </draw:line>
        <draw:line draw:style-name="gr15" draw:text-style-name="P7" draw:layer="layout" svg:x1="21.06cm" svg:y1="9.059cm" svg:x2="27.241cm" svg:y2="9.059cm">
          <text:p/>
        </draw:line>
        <draw:line draw:style-name="gr15" draw:text-style-name="P7" draw:layer="layout" svg:x1="21.06cm" svg:y1="9.459cm" svg:x2="27.241cm" svg:y2="9.459cm">
          <text:p/>
        </draw:line>
        <draw:line draw:style-name="gr15" draw:text-style-name="P7" draw:layer="layout" svg:x1="21.06cm" svg:y1="9.858cm" svg:x2="27.241cm" svg:y2="9.858cm">
          <text:p/>
        </draw:line>
        <draw:line draw:style-name="gr15" draw:text-style-name="P7" draw:layer="layout" svg:x1="21.06cm" svg:y1="10.257cm" svg:x2="27.241cm" svg:y2="10.257cm">
          <text:p/>
        </draw:line>
        <draw:line draw:style-name="gr15" draw:text-style-name="P7" draw:layer="layout" svg:x1="21.06cm" svg:y1="10.656cm" svg:x2="27.241cm" svg:y2="10.656cm">
          <text:p/>
        </draw:line>
        <draw:line draw:style-name="gr15" draw:text-style-name="P7" draw:layer="layout" svg:x1="21.06cm" svg:y1="11.055cm" svg:x2="27.241cm" svg:y2="11.055cm">
          <text:p/>
        </draw:line>
        <draw:line draw:style-name="gr15" draw:text-style-name="P7" draw:layer="layout" svg:x1="21.06cm" svg:y1="11.455cm" svg:x2="27.241cm" svg:y2="11.455cm">
          <text:p/>
        </draw:line>
        <draw:line draw:style-name="gr15" draw:text-style-name="P26" draw:layer="layout" svg:x1="14.66cm" svg:y1="7.463cm" svg:x2="20.84cm" svg:y2="7.463cm">
          <text:p/>
        </draw:line>
        <draw:line draw:style-name="gr15" draw:text-style-name="P26" draw:layer="layout" svg:x1="14.66cm" svg:y1="7.862cm" svg:x2="20.841cm" svg:y2="7.862cm">
          <text:p/>
        </draw:line>
        <draw:line draw:style-name="gr15" draw:text-style-name="P26" draw:layer="layout" svg:x1="14.66cm" svg:y1="8.262cm" svg:x2="20.841cm" svg:y2="8.262cm">
          <text:p/>
        </draw:line>
        <draw:line draw:style-name="gr15" draw:text-style-name="P26" draw:layer="layout" svg:x1="14.66cm" svg:y1="8.66cm" svg:x2="20.841cm" svg:y2="8.66cm">
          <text:p/>
        </draw:line>
        <draw:line draw:style-name="gr15" draw:text-style-name="P26" draw:layer="layout" svg:x1="14.66cm" svg:y1="9.06cm" svg:x2="20.841cm" svg:y2="9.06cm">
          <text:p/>
        </draw:line>
        <draw:line draw:style-name="gr15" draw:text-style-name="P26" draw:layer="layout" svg:x1="14.66cm" svg:y1="9.46cm" svg:x2="20.841cm" svg:y2="9.46cm">
          <text:p/>
        </draw:line>
        <draw:line draw:style-name="gr15" draw:text-style-name="P26" draw:layer="layout" svg:x1="14.66cm" svg:y1="9.859cm" svg:x2="20.841cm" svg:y2="9.859cm">
          <text:p/>
        </draw:line>
        <draw:line draw:style-name="gr15" draw:text-style-name="P26" draw:layer="layout" svg:x1="14.66cm" svg:y1="10.258cm" svg:x2="20.841cm" svg:y2="10.258cm">
          <text:p/>
        </draw:line>
        <draw:line draw:style-name="gr15" draw:text-style-name="P26" draw:layer="layout" svg:x1="14.66cm" svg:y1="10.657cm" svg:x2="20.841cm" svg:y2="10.657cm">
          <text:p/>
        </draw:line>
        <draw:line draw:style-name="gr15" draw:text-style-name="P26" draw:layer="layout" svg:x1="14.66cm" svg:y1="11.056cm" svg:x2="20.841cm" svg:y2="11.056cm">
          <text:p/>
        </draw:line>
        <draw:line draw:style-name="gr15" draw:text-style-name="P26" draw:layer="layout" svg:x1="14.66cm" svg:y1="11.456cm" svg:x2="20.841cm" svg:y2="11.456cm">
          <text:p/>
        </draw:line>
        <draw:frame draw:style-name="gr129" draw:text-style-name="P2" draw:layer="layout" svg:width="2.782cm" svg:height="0.398cm" svg:x="15.046cm" svg:y="11.573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129" draw:text-style-name="P2" draw:layer="layout" svg:width="2.782cm" svg:height="0.398cm" svg:x="15.047cm" svg:y="11.574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30" draw:text-style-name="P4" draw:layer="layout" svg:width="1.837cm" svg:height="0.533cm" svg:x="15.565cm" svg:y="11.609cm">
          <draw:text-box>
            <text:p text:style-name="P1"><text:span text:style-name="T2">Sába</text:span><text:span text:style-name="T2">do</text:span></text:p>
          </draw:text-box>
        </draw:frame>
        <draw:frame draw:style-name="gr132" draw:text-style-name="P20" draw:layer="layout" svg:width="0.518cm" svg:height="0.687cm" svg:x="14.615cm" svg:y="11.612cm">
          <draw:text-box>
            <text:p text:style-name="P1"><text:span text:style-name="T14">9</text:span></text:p>
          </draw:text-box>
        </draw:frame>
        <draw:line draw:style-name="gr15" draw:text-style-name="P7" draw:layer="layout" svg:x1="21.06cm" svg:y1="12.562cm" svg:x2="27.24cm" svg:y2="12.562cm">
          <text:p/>
        </draw:line>
        <draw:line draw:style-name="gr15" draw:text-style-name="P7" draw:layer="layout" svg:x1="21.06cm" svg:y1="12.961cm" svg:x2="27.241cm" svg:y2="12.961cm">
          <text:p/>
        </draw:line>
        <draw:line draw:style-name="gr15" draw:text-style-name="P7" draw:layer="layout" svg:x1="21.06cm" svg:y1="13.361cm" svg:x2="27.241cm" svg:y2="13.361cm">
          <text:p/>
        </draw:line>
        <draw:line draw:style-name="gr15" draw:text-style-name="P7" draw:layer="layout" svg:x1="21.06cm" svg:y1="13.759cm" svg:x2="27.241cm" svg:y2="13.759cm">
          <text:p/>
        </draw:line>
        <draw:line draw:style-name="gr15" draw:text-style-name="P7" draw:layer="layout" svg:x1="21.06cm" svg:y1="14.159cm" svg:x2="27.241cm" svg:y2="14.159cm">
          <text:p/>
        </draw:line>
        <draw:line draw:style-name="gr15" draw:text-style-name="P7" draw:layer="layout" svg:x1="21.06cm" svg:y1="14.559cm" svg:x2="27.241cm" svg:y2="14.559cm">
          <text:p/>
        </draw:line>
        <draw:line draw:style-name="gr15" draw:text-style-name="P7" draw:layer="layout" svg:x1="21.06cm" svg:y1="14.958cm" svg:x2="27.241cm" svg:y2="14.958cm">
          <text:p/>
        </draw:line>
        <draw:line draw:style-name="gr15" draw:text-style-name="P7" draw:layer="layout" svg:x1="21.06cm" svg:y1="15.357cm" svg:x2="27.241cm" svg:y2="15.357cm">
          <text:p/>
        </draw:line>
        <draw:line draw:style-name="gr15" draw:text-style-name="P7" draw:layer="layout" svg:x1="21.06cm" svg:y1="15.756cm" svg:x2="27.241cm" svg:y2="15.756cm">
          <text:p/>
        </draw:line>
        <draw:line draw:style-name="gr15" draw:text-style-name="P7" draw:layer="layout" svg:x1="21.06cm" svg:y1="16.155cm" svg:x2="27.241cm" svg:y2="16.155cm">
          <text:p/>
        </draw:line>
        <draw:line draw:style-name="gr15" draw:text-style-name="P27" draw:layer="layout" svg:x1="14.66cm" svg:y1="12.563cm" svg:x2="20.84cm" svg:y2="12.563cm">
          <text:p/>
        </draw:line>
        <draw:line draw:style-name="gr15" draw:text-style-name="P27" draw:layer="layout" svg:x1="14.66cm" svg:y1="12.962cm" svg:x2="20.841cm" svg:y2="12.962cm">
          <text:p/>
        </draw:line>
        <draw:line draw:style-name="gr15" draw:text-style-name="P27" draw:layer="layout" svg:x1="14.66cm" svg:y1="13.362cm" svg:x2="20.841cm" svg:y2="13.362cm">
          <text:p/>
        </draw:line>
        <draw:line draw:style-name="gr15" draw:text-style-name="P27" draw:layer="layout" svg:x1="14.66cm" svg:y1="13.76cm" svg:x2="20.841cm" svg:y2="13.76cm">
          <text:p/>
        </draw:line>
        <draw:line draw:style-name="gr15" draw:text-style-name="P27" draw:layer="layout" svg:x1="14.66cm" svg:y1="14.16cm" svg:x2="20.841cm" svg:y2="14.16cm">
          <text:p/>
        </draw:line>
        <draw:line draw:style-name="gr15" draw:text-style-name="P27" draw:layer="layout" svg:x1="14.66cm" svg:y1="14.56cm" svg:x2="20.841cm" svg:y2="14.56cm">
          <text:p/>
        </draw:line>
        <draw:line draw:style-name="gr15" draw:text-style-name="P27" draw:layer="layout" svg:x1="14.66cm" svg:y1="14.959cm" svg:x2="20.841cm" svg:y2="14.959cm">
          <text:p/>
        </draw:line>
        <draw:line draw:style-name="gr15" draw:text-style-name="P27" draw:layer="layout" svg:x1="14.66cm" svg:y1="15.358cm" svg:x2="20.841cm" svg:y2="15.358cm">
          <text:p/>
        </draw:line>
        <draw:line draw:style-name="gr15" draw:text-style-name="P27" draw:layer="layout" svg:x1="14.66cm" svg:y1="15.757cm" svg:x2="20.841cm" svg:y2="15.757cm">
          <text:p/>
        </draw:line>
        <draw:line draw:style-name="gr15" draw:text-style-name="P27" draw:layer="layout" svg:x1="14.66cm" svg:y1="16.156cm" svg:x2="20.841cm" svg:y2="16.156cm">
          <text:p/>
        </draw:line>
        <draw:frame draw:style-name="gr133" draw:text-style-name="P4" draw:layer="layout" svg:width="1.836cm" svg:height="0.533cm" svg:x="22.043cm" svg:y="11.61cm">
          <draw:text-box>
            <text:p text:style-name="P1"><text:span text:style-name="T2">Domi</text:span><text:span text:style-name="T2">ngo</text:span></text:p>
          </draw:text-box>
        </draw:frame>
        <draw:frame draw:style-name="gr112" draw:text-style-name="P20" draw:layer="layout" svg:width="0.552cm" svg:height="0.687cm" svg:x="21.092cm" svg:y="11.613cm">
          <draw:text-box>
            <text:p text:style-name="P1"><text:span text:style-name="T14">10</text:span></text:p>
          </draw:text-box>
        </draw:frame>
        <draw:frame draw:style-name="gr127" draw:text-style-name="P22" draw:layer="layout" svg:width="1.211cm" svg:height="0.517cm" svg:x="14.667cm" svg:y="17.006cm">
          <draw:text-box>
            <text:p text:style-name="P1"><text:span text:style-name="T16">Nota</text:span><text:span text:style-name="T16">s</text:span></text:p>
          </draw:text-box>
        </draw:frame>
        <draw:line draw:style-name="gr15" draw:text-style-name="P27" draw:layer="layout" svg:x1="14.661cm" svg:y1="16.552cm" svg:x2="20.842cm" svg:y2="16.552cm">
          <text:p/>
        </draw:line>
        <draw:line draw:style-name="gr15" draw:text-style-name="P7" draw:layer="layout" svg:x1="21.061cm" svg:y1="16.552cm" svg:x2="27.242cm" svg:y2="16.552cm">
          <text:p/>
        </draw:line>
        <draw:frame draw:style-name="gr114" draw:text-style-name="P21" draw:layer="layout" svg:width="0.855cm" svg:height="0.408cm" svg:x="14.71cm" svg:y="2.133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4.71cm" svg:y="2.533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4.71cm" svg:y="2.932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4.71cm" svg:y="3.332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4.71cm" svg:y="3.73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4.71cm" svg:y="4.13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4.71cm" svg:y="4.529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4.71cm" svg:y="4.928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4.71cm" svg:y="5.327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4.71cm" svg:y="5.727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4.71cm" svg:y="6.126cm">
          <draw:text-box>
            <text:p text:style-name="P1"><text:span text:style-name="T15">13:00</text:span></text:p>
          </draw:text-box>
        </draw:frame>
        <draw:frame draw:style-name="gr114" draw:text-style-name="P21" draw:layer="layout" svg:width="0.855cm" svg:height="0.408cm" svg:x="14.711cm" svg:y="7.232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4.711cm" svg:y="7.632cm">
          <draw:text-box>
            <text:p text:style-name="P1"><text:span text:style-name="T15">8:30 <text:s text:c="2"/></text:span></text:p>
          </draw:text-box>
        </draw:frame>
        <draw:frame draw:style-name="gr116" draw:text-style-name="P21" draw:layer="layout" svg:width="0.624cm" svg:height="0.408cm" svg:x="14.711cm" svg:y="8.031cm">
          <draw:text-box>
            <text:p text:style-name="P1"><text:span text:style-name="T15">9:00</text:span></text:p>
          </draw:text-box>
        </draw:frame>
        <draw:frame draw:style-name="gr117" draw:text-style-name="P21" draw:layer="layout" svg:width="0.733cm" svg:height="0.408cm" svg:x="14.711cm" svg:y="8.431cm">
          <draw:text-box>
            <text:p text:style-name="P1"><text:span text:style-name="T15">9:30</text:span></text:p>
          </draw:text-box>
        </draw:frame>
        <draw:frame draw:style-name="gr118" draw:text-style-name="P21" draw:layer="layout" svg:width="0.717cm" svg:height="0.408cm" svg:x="14.711cm" svg:y="8.829cm">
          <draw:text-box>
            <text:p text:style-name="P1"><text:span text:style-name="T15">10:00</text:span></text:p>
          </draw:text-box>
        </draw:frame>
        <draw:frame draw:style-name="gr119" draw:text-style-name="P21" draw:layer="layout" svg:width="0.648cm" svg:height="0.409cm" svg:x="14.711cm" svg:y="9.229cm">
          <draw:text-box>
            <text:p text:style-name="P1"><text:span text:style-name="T15">10:30</text:span></text:p>
          </draw:text-box>
        </draw:frame>
        <draw:frame draw:style-name="gr120" draw:text-style-name="P21" draw:layer="layout" svg:width="0.632cm" svg:height="0.408cm" svg:x="14.711cm" svg:y="9.628cm">
          <draw:text-box>
            <text:p text:style-name="P1"><text:span text:style-name="T15">11:00</text:span></text:p>
          </draw:text-box>
        </draw:frame>
        <draw:frame draw:style-name="gr121" draw:text-style-name="P21" draw:layer="layout" svg:width="0.726cm" svg:height="0.408cm" svg:x="14.711cm" svg:y="10.027cm">
          <draw:text-box>
            <text:p text:style-name="P1"><text:span text:style-name="T15">11:30</text:span></text:p>
          </draw:text-box>
        </draw:frame>
        <draw:frame draw:style-name="gr122" draw:text-style-name="P21" draw:layer="layout" svg:width="0.709cm" svg:height="0.409cm" svg:x="14.711cm" svg:y="10.426cm">
          <draw:text-box>
            <text:p text:style-name="P1"><text:span text:style-name="T15">12:00</text:span></text:p>
          </draw:text-box>
        </draw:frame>
        <draw:frame draw:style-name="gr118" draw:text-style-name="P21" draw:layer="layout" svg:width="0.717cm" svg:height="0.408cm" svg:x="14.711cm" svg:y="10.826cm">
          <draw:text-box>
            <text:p text:style-name="P1"><text:span text:style-name="T15">12:30</text:span></text:p>
          </draw:text-box>
        </draw:frame>
        <draw:frame draw:style-name="gr123" draw:text-style-name="P21" draw:layer="layout" svg:width="0.701cm" svg:height="0.408cm" svg:x="14.711cm" svg:y="11.225cm">
          <draw:text-box>
            <text:p text:style-name="P1"><text:span text:style-name="T15">13:00</text:span></text:p>
          </draw:text-box>
        </draw:frame>
        <draw:frame draw:style-name="gr114" draw:text-style-name="P21" draw:layer="layout" svg:width="0.855cm" svg:height="0.408cm" svg:x="14.711cm" svg:y="12.342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14.711cm" svg:y="12.742cm">
          <draw:text-box>
            <text:p text:style-name="P1"><text:span text:style-name="T15">9:00 <text:s text:c="2"/></text:span></text:p>
          </draw:text-box>
        </draw:frame>
        <draw:frame draw:style-name="gr116" draw:text-style-name="P21" draw:layer="layout" svg:width="0.624cm" svg:height="0.408cm" svg:x="14.711cm" svg:y="13.141cm">
          <draw:text-box>
            <text:p text:style-name="P1"><text:span text:style-name="T15">10:00</text:span></text:p>
          </draw:text-box>
        </draw:frame>
        <draw:frame draw:style-name="gr117" draw:text-style-name="P21" draw:layer="layout" svg:width="0.733cm" svg:height="0.408cm" svg:x="14.711cm" svg:y="13.541cm">
          <draw:text-box>
            <text:p text:style-name="P1"><text:span text:style-name="T15">11:00</text:span></text:p>
          </draw:text-box>
        </draw:frame>
        <draw:frame draw:style-name="gr118" draw:text-style-name="P21" draw:layer="layout" svg:width="0.717cm" svg:height="0.408cm" svg:x="14.711cm" svg:y="13.939cm">
          <draw:text-box>
            <text:p text:style-name="P1"><text:span text:style-name="T15">12:00</text:span></text:p>
          </draw:text-box>
        </draw:frame>
        <draw:frame draw:style-name="gr119" draw:text-style-name="P21" draw:layer="layout" svg:width="0.648cm" svg:height="0.409cm" svg:x="14.711cm" svg:y="14.339cm">
          <draw:text-box>
            <text:p text:style-name="P1"><text:span text:style-name="T15">13:00</text:span></text:p>
          </draw:text-box>
        </draw:frame>
        <draw:frame draw:style-name="gr120" draw:text-style-name="P21" draw:layer="layout" svg:width="0.632cm" svg:height="0.408cm" svg:x="14.711cm" svg:y="14.738cm">
          <draw:text-box>
            <text:p text:style-name="P1"><text:span text:style-name="T15">14:00</text:span></text:p>
          </draw:text-box>
        </draw:frame>
        <draw:frame draw:style-name="gr121" draw:text-style-name="P21" draw:layer="layout" svg:width="0.726cm" svg:height="0.408cm" svg:x="14.711cm" svg:y="15.137cm">
          <draw:text-box>
            <text:p text:style-name="P1"><text:span text:style-name="T15">15:00</text:span></text:p>
          </draw:text-box>
        </draw:frame>
        <draw:frame draw:style-name="gr122" draw:text-style-name="P21" draw:layer="layout" svg:width="0.709cm" svg:height="0.409cm" svg:x="14.711cm" svg:y="15.536cm">
          <draw:text-box>
            <text:p text:style-name="P1"><text:span text:style-name="T15">16:00</text:span></text:p>
          </draw:text-box>
        </draw:frame>
        <draw:frame draw:style-name="gr118" draw:text-style-name="P21" draw:layer="layout" svg:width="0.717cm" svg:height="0.408cm" svg:x="14.711cm" svg:y="15.936cm">
          <draw:text-box>
            <text:p text:style-name="P1"><text:span text:style-name="T15">17:00</text:span></text:p>
          </draw:text-box>
        </draw:frame>
        <draw:frame draw:style-name="gr123" draw:text-style-name="P21" draw:layer="layout" svg:width="0.701cm" svg:height="0.408cm" svg:x="14.711cm" svg:y="16.335cm">
          <draw:text-box>
            <text:p text:style-name="P1"><text:span text:style-name="T15">18:00</text:span></text:p>
          </draw:text-box>
        </draw:frame>
        <draw:frame draw:style-name="gr114" draw:text-style-name="P21" draw:layer="layout" svg:width="0.855cm" svg:height="0.408cm" svg:x="21.11cm" svg:y="7.232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21.11cm" svg:y="7.632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21.11cm" svg:y="8.031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21.11cm" svg:y="8.431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21.11cm" svg:y="8.829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21.11cm" svg:y="9.229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21.11cm" svg:y="9.628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21.11cm" svg:y="10.027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21.11cm" svg:y="10.426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21.11cm" svg:y="10.826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21.11cm" svg:y="11.225cm">
          <draw:text-box>
            <text:p text:style-name="P1"><text:span text:style-name="T15">18:30</text:span></text:p>
          </draw:text-box>
        </draw:frame>
        <draw:frame draw:style-name="gr114" draw:text-style-name="P21" draw:layer="layout" svg:width="0.855cm" svg:height="0.408cm" svg:x="21.11cm" svg:y="2.132cm">
          <draw:text-box>
            <text:p text:style-name="P1"><text:span text:style-name="T15">13:30 <text:s text:c="2"/></text:span></text:p>
          </draw:text-box>
        </draw:frame>
        <draw:frame draw:style-name="gr115" draw:text-style-name="P21" draw:layer="layout" svg:width="0.839cm" svg:height="0.408cm" svg:x="21.11cm" svg:y="2.532cm">
          <draw:text-box>
            <text:p text:style-name="P1"><text:span text:style-name="T15">14:00 <text:s text:c="2"/></text:span></text:p>
          </draw:text-box>
        </draw:frame>
        <draw:frame draw:style-name="gr116" draw:text-style-name="P21" draw:layer="layout" svg:width="0.624cm" svg:height="0.408cm" svg:x="21.11cm" svg:y="2.931cm">
          <draw:text-box>
            <text:p text:style-name="P1"><text:span text:style-name="T15">14:30</text:span></text:p>
          </draw:text-box>
        </draw:frame>
        <draw:frame draw:style-name="gr117" draw:text-style-name="P21" draw:layer="layout" svg:width="0.733cm" svg:height="0.408cm" svg:x="21.11cm" svg:y="3.331cm">
          <draw:text-box>
            <text:p text:style-name="P1"><text:span text:style-name="T15">15:00</text:span></text:p>
          </draw:text-box>
        </draw:frame>
        <draw:frame draw:style-name="gr118" draw:text-style-name="P21" draw:layer="layout" svg:width="0.717cm" svg:height="0.408cm" svg:x="21.11cm" svg:y="3.729cm">
          <draw:text-box>
            <text:p text:style-name="P1"><text:span text:style-name="T15">15:30</text:span></text:p>
          </draw:text-box>
        </draw:frame>
        <draw:frame draw:style-name="gr119" draw:text-style-name="P21" draw:layer="layout" svg:width="0.648cm" svg:height="0.409cm" svg:x="21.11cm" svg:y="4.129cm">
          <draw:text-box>
            <text:p text:style-name="P1"><text:span text:style-name="T15">16:00</text:span></text:p>
          </draw:text-box>
        </draw:frame>
        <draw:frame draw:style-name="gr120" draw:text-style-name="P21" draw:layer="layout" svg:width="0.632cm" svg:height="0.408cm" svg:x="21.11cm" svg:y="4.528cm">
          <draw:text-box>
            <text:p text:style-name="P1"><text:span text:style-name="T15">16:30</text:span></text:p>
          </draw:text-box>
        </draw:frame>
        <draw:frame draw:style-name="gr121" draw:text-style-name="P21" draw:layer="layout" svg:width="0.726cm" svg:height="0.408cm" svg:x="21.11cm" svg:y="4.927cm">
          <draw:text-box>
            <text:p text:style-name="P1"><text:span text:style-name="T15">17:00</text:span></text:p>
          </draw:text-box>
        </draw:frame>
        <draw:frame draw:style-name="gr122" draw:text-style-name="P21" draw:layer="layout" svg:width="0.709cm" svg:height="0.409cm" svg:x="21.11cm" svg:y="5.326cm">
          <draw:text-box>
            <text:p text:style-name="P1"><text:span text:style-name="T15">17:30</text:span></text:p>
          </draw:text-box>
        </draw:frame>
        <draw:frame draw:style-name="gr118" draw:text-style-name="P21" draw:layer="layout" svg:width="0.717cm" svg:height="0.408cm" svg:x="21.11cm" svg:y="5.726cm">
          <draw:text-box>
            <text:p text:style-name="P1"><text:span text:style-name="T15">18:00</text:span></text:p>
          </draw:text-box>
        </draw:frame>
        <draw:frame draw:style-name="gr123" draw:text-style-name="P21" draw:layer="layout" svg:width="0.701cm" svg:height="0.408cm" svg:x="21.11cm" svg:y="6.125cm">
          <draw:text-box>
            <text:p text:style-name="P1"><text:span text:style-name="T15">18:30</text:span></text:p>
          </draw:text-box>
        </draw:frame>
        <draw:frame draw:style-name="gr114" draw:text-style-name="P21" draw:layer="layout" svg:width="0.855cm" svg:height="0.408cm" svg:x="21.11cm" svg:y="12.343cm">
          <draw:text-box>
            <text:p text:style-name="P1"><text:span text:style-name="T15">8:00 <text:s text:c="2"/></text:span></text:p>
          </draw:text-box>
        </draw:frame>
        <draw:frame draw:style-name="gr115" draw:text-style-name="P21" draw:layer="layout" svg:width="0.839cm" svg:height="0.408cm" svg:x="21.11cm" svg:y="12.743cm">
          <draw:text-box>
            <text:p text:style-name="P1"><text:span text:style-name="T15">9:00 <text:s text:c="2"/></text:span></text:p>
          </draw:text-box>
        </draw:frame>
        <draw:frame draw:style-name="gr116" draw:text-style-name="P21" draw:layer="layout" svg:width="0.624cm" svg:height="0.408cm" svg:x="21.11cm" svg:y="13.142cm">
          <draw:text-box>
            <text:p text:style-name="P1"><text:span text:style-name="T15">10:00</text:span></text:p>
          </draw:text-box>
        </draw:frame>
        <draw:frame draw:style-name="gr117" draw:text-style-name="P21" draw:layer="layout" svg:width="0.733cm" svg:height="0.408cm" svg:x="21.11cm" svg:y="13.542cm">
          <draw:text-box>
            <text:p text:style-name="P1"><text:span text:style-name="T15">11:00</text:span></text:p>
          </draw:text-box>
        </draw:frame>
        <draw:frame draw:style-name="gr118" draw:text-style-name="P21" draw:layer="layout" svg:width="0.717cm" svg:height="0.408cm" svg:x="21.11cm" svg:y="13.94cm">
          <draw:text-box>
            <text:p text:style-name="P1"><text:span text:style-name="T15">12:00</text:span></text:p>
          </draw:text-box>
        </draw:frame>
        <draw:frame draw:style-name="gr119" draw:text-style-name="P21" draw:layer="layout" svg:width="0.648cm" svg:height="0.409cm" svg:x="21.11cm" svg:y="14.34cm">
          <draw:text-box>
            <text:p text:style-name="P1"><text:span text:style-name="T15">13:00</text:span></text:p>
          </draw:text-box>
        </draw:frame>
        <draw:frame draw:style-name="gr120" draw:text-style-name="P21" draw:layer="layout" svg:width="0.632cm" svg:height="0.408cm" svg:x="21.11cm" svg:y="14.739cm">
          <draw:text-box>
            <text:p text:style-name="P1"><text:span text:style-name="T15">14:00</text:span></text:p>
          </draw:text-box>
        </draw:frame>
        <draw:frame draw:style-name="gr121" draw:text-style-name="P21" draw:layer="layout" svg:width="0.726cm" svg:height="0.408cm" svg:x="21.11cm" svg:y="15.138cm">
          <draw:text-box>
            <text:p text:style-name="P1"><text:span text:style-name="T15">15:00</text:span></text:p>
          </draw:text-box>
        </draw:frame>
        <draw:frame draw:style-name="gr122" draw:text-style-name="P21" draw:layer="layout" svg:width="0.709cm" svg:height="0.409cm" svg:x="21.11cm" svg:y="15.537cm">
          <draw:text-box>
            <text:p text:style-name="P1"><text:span text:style-name="T15">16:00</text:span></text:p>
          </draw:text-box>
        </draw:frame>
        <draw:frame draw:style-name="gr118" draw:text-style-name="P21" draw:layer="layout" svg:width="0.717cm" svg:height="0.408cm" svg:x="21.11cm" svg:y="15.937cm">
          <draw:text-box>
            <text:p text:style-name="P1"><text:span text:style-name="T15">17:00</text:span></text:p>
          </draw:text-box>
        </draw:frame>
        <draw:frame draw:style-name="gr123" draw:text-style-name="P21" draw:layer="layout" svg:width="0.701cm" svg:height="0.408cm" svg:x="21.11cm" svg:y="16.336cm">
          <draw:text-box>
            <text:p text:style-name="P1"><text:span text:style-name="T15">18:00</text:span></text:p>
          </draw:text-box>
        </draw:frame>
      </draw:page>
      <draw:page draw:name="page9" draw:style-name="dp1" draw:master-page-name="master-page79">
        <draw:line draw:style-name="gr15" draw:text-style-name="P7" draw:layer="layout" svg:x1="1.22cm" svg:y1="2.42cm" svg:x2="4.02cm" svg:y2="2.42cm">
          <text:p/>
        </draw:line>
        <draw:line draw:style-name="gr15" draw:text-style-name="P7" draw:layer="layout" svg:x1="1.22cm" svg:y1="2.99cm" svg:x2="4.02cm" svg:y2="2.99cm">
          <text:p/>
        </draw:line>
        <draw:line draw:style-name="gr15" draw:text-style-name="P7" draw:layer="layout" svg:x1="1.22cm" svg:y1="3.56cm" svg:x2="4.02cm" svg:y2="3.56cm">
          <text:p/>
        </draw:line>
        <draw:line draw:style-name="gr15" draw:text-style-name="P7" draw:layer="layout" svg:x1="1.22cm" svg:y1="4.129cm" svg:x2="4.02cm" svg:y2="4.129cm">
          <text:p/>
        </draw:line>
        <draw:line draw:style-name="gr15" draw:text-style-name="P7" draw:layer="layout" svg:x1="1.22cm" svg:y1="4.7cm" svg:x2="4.02cm" svg:y2="4.7cm">
          <text:p/>
        </draw:line>
        <draw:line draw:style-name="gr15" draw:text-style-name="P7" draw:layer="layout" svg:x1="1.22cm" svg:y1="5.272cm" svg:x2="4.02cm" svg:y2="5.272cm">
          <text:p/>
        </draw:line>
        <draw:line draw:style-name="gr15" draw:text-style-name="P7" draw:layer="layout" svg:x1="1.22cm" svg:y1="5.841cm" svg:x2="4.02cm" svg:y2="5.841cm">
          <text:p/>
        </draw:line>
        <draw:line draw:style-name="gr15" draw:text-style-name="P7" draw:layer="layout" svg:x1="1.22cm" svg:y1="6.411cm" svg:x2="4.02cm" svg:y2="6.411cm">
          <text:p/>
        </draw:line>
        <draw:line draw:style-name="gr15" draw:text-style-name="P7" draw:layer="layout" svg:x1="1.22cm" svg:y1="6.98cm" svg:x2="4.02cm" svg:y2="6.98cm">
          <text:p/>
        </draw:line>
        <draw:line draw:style-name="gr15" draw:text-style-name="P7" draw:layer="layout" svg:x1="4.191cm" svg:y1="2.42cm" svg:x2="5.682cm" svg:y2="2.42cm">
          <text:p/>
        </draw:line>
        <draw:line draw:style-name="gr15" draw:text-style-name="P7" draw:layer="layout" svg:x1="4.191cm" svg:y1="2.99cm" svg:x2="5.683cm" svg:y2="2.99cm">
          <text:p/>
        </draw:line>
        <draw:line draw:style-name="gr15" draw:text-style-name="P7" draw:layer="layout" svg:x1="4.191cm" svg:y1="3.56cm" svg:x2="5.683cm" svg:y2="3.56cm">
          <text:p/>
        </draw:line>
        <draw:line draw:style-name="gr15" draw:text-style-name="P7" draw:layer="layout" svg:x1="4.191cm" svg:y1="4.129cm" svg:x2="5.683cm" svg:y2="4.129cm">
          <text:p/>
        </draw:line>
        <draw:line draw:style-name="gr15" draw:text-style-name="P7" draw:layer="layout" svg:x1="4.191cm" svg:y1="4.7cm" svg:x2="5.683cm" svg:y2="4.7cm">
          <text:p/>
        </draw:line>
        <draw:line draw:style-name="gr15" draw:text-style-name="P7" draw:layer="layout" svg:x1="4.191cm" svg:y1="5.272cm" svg:x2="5.683cm" svg:y2="5.272cm">
          <text:p/>
        </draw:line>
        <draw:line draw:style-name="gr15" draw:text-style-name="P7" draw:layer="layout" svg:x1="4.191cm" svg:y1="5.841cm" svg:x2="5.683cm" svg:y2="5.841cm">
          <text:p/>
        </draw:line>
        <draw:line draw:style-name="gr15" draw:text-style-name="P7" draw:layer="layout" svg:x1="4.191cm" svg:y1="6.411cm" svg:x2="5.683cm" svg:y2="6.411cm">
          <text:p/>
        </draw:line>
        <draw:line draw:style-name="gr15" draw:text-style-name="P7" draw:layer="layout" svg:x1="4.191cm" svg:y1="6.98cm" svg:x2="5.683cm" svg:y2="6.98cm">
          <text:p/>
        </draw:line>
        <draw:line draw:style-name="gr15" draw:text-style-name="P7" draw:layer="layout" svg:x1="5.86cm" svg:y1="2.42cm" svg:x2="7.351cm" svg:y2="2.42cm">
          <text:p/>
        </draw:line>
        <draw:line draw:style-name="gr15" draw:text-style-name="P7" draw:layer="layout" svg:x1="5.86cm" svg:y1="2.99cm" svg:x2="7.352cm" svg:y2="2.99cm">
          <text:p/>
        </draw:line>
        <draw:line draw:style-name="gr15" draw:text-style-name="P7" draw:layer="layout" svg:x1="5.86cm" svg:y1="3.56cm" svg:x2="7.352cm" svg:y2="3.56cm">
          <text:p/>
        </draw:line>
        <draw:line draw:style-name="gr15" draw:text-style-name="P7" draw:layer="layout" svg:x1="5.86cm" svg:y1="4.129cm" svg:x2="7.352cm" svg:y2="4.129cm">
          <text:p/>
        </draw:line>
        <draw:line draw:style-name="gr15" draw:text-style-name="P7" draw:layer="layout" svg:x1="5.86cm" svg:y1="4.7cm" svg:x2="7.352cm" svg:y2="4.7cm">
          <text:p/>
        </draw:line>
        <draw:line draw:style-name="gr15" draw:text-style-name="P7" draw:layer="layout" svg:x1="5.86cm" svg:y1="5.272cm" svg:x2="7.352cm" svg:y2="5.272cm">
          <text:p/>
        </draw:line>
        <draw:line draw:style-name="gr15" draw:text-style-name="P7" draw:layer="layout" svg:x1="5.86cm" svg:y1="5.841cm" svg:x2="7.352cm" svg:y2="5.841cm">
          <text:p/>
        </draw:line>
        <draw:line draw:style-name="gr15" draw:text-style-name="P7" draw:layer="layout" svg:x1="5.86cm" svg:y1="6.411cm" svg:x2="7.352cm" svg:y2="6.411cm">
          <text:p/>
        </draw:line>
        <draw:line draw:style-name="gr15" draw:text-style-name="P7" draw:layer="layout" svg:x1="5.86cm" svg:y1="6.98cm" svg:x2="7.352cm" svg:y2="6.98cm">
          <text:p/>
        </draw:line>
        <draw:line draw:style-name="gr15" draw:text-style-name="P7" draw:layer="layout" svg:x1="2.457cm" svg:y1="7.559cm" svg:x2="7.351cm" svg:y2="7.559cm">
          <text:p/>
        </draw:line>
        <draw:line draw:style-name="gr2" draw:text-style-name="P3" draw:layer="layout" svg:x1="-4.79cm" svg:y1="16.756cm" svg:x2="-4.79cm" svg:y2="3.506cm">
          <text:p/>
        </draw:line>
        <draw:frame draw:style-name="gr134" draw:text-style-name="P6" draw:layer="layout" svg:width="2.445cm" svg:height="0.582cm" svg:x="1.273cm" svg:y="2.657cm">
          <draw:text-box>
            <text:p text:style-name="P1"><text:span text:style-name="T4">Alquiler </text:span><text:span text:style-name="T4">/ </text:span><text:span text:style-name="T4">Hipotéc</text:span><text:span text:style-name="T4">a <text:s/></text:span></text:p>
          </draw:text-box>
        </draw:frame>
        <draw:frame draw:style-name="gr135" draw:text-style-name="P6" draw:layer="layout" svg:width="0.667cm" svg:height="0.583cm" svg:x="1.245cm" svg:y="3.227cm">
          <draw:text-box>
            <text:p text:style-name="P1"><text:span text:style-name="T4">Luz <text:s text:c="2"/></text:span></text:p>
          </draw:text-box>
        </draw:frame>
        <draw:frame draw:style-name="gr135" draw:text-style-name="P6" draw:layer="layout" svg:width="0.667cm" svg:height="0.583cm" svg:x="1.245cm" svg:y="3.797cm">
          <draw:text-box>
            <text:p text:style-name="P1"><text:span text:style-name="T4">Agua</text:span></text:p>
          </draw:text-box>
        </draw:frame>
        <draw:frame draw:style-name="gr136" draw:text-style-name="P6" draw:layer="layout" svg:width="0.495cm" svg:height="0.583cm" svg:x="1.245cm" svg:y="4.368cm">
          <draw:text-box>
            <text:p text:style-name="P1"><text:span text:style-name="T4">Gas</text:span></text:p>
          </draw:text-box>
        </draw:frame>
        <draw:frame draw:style-name="gr137" draw:text-style-name="P6" draw:layer="layout" svg:width="1.13cm" svg:height="0.583cm" svg:x="1.245cm" svg:y="4.937cm">
          <draw:text-box>
            <text:p text:style-name="P1"><text:span text:style-name="T4">Teléfon</text:span><text:span text:style-name="T4">o</text:span></text:p>
          </draw:text-box>
        </draw:frame>
        <draw:frame draw:style-name="gr138" draw:text-style-name="P6" draw:layer="layout" svg:width="1.575cm" svg:height="0.584cm" svg:x="1.245cm" svg:y="5.508cm">
          <draw:text-box>
            <text:p text:style-name="P1"><text:span text:style-name="T4">TV / </text:span><text:span text:style-name="T4">Internet</text:span></text:p>
          </draw:text-box>
        </draw:frame>
        <draw:frame draw:style-name="gr139" draw:text-style-name="P6" draw:layer="layout" svg:width="1.873cm" svg:height="0.583cm" svg:x="1.245cm" svg:y="6.078cm">
          <draw:text-box>
            <text:p text:style-name="P1"><text:span text:style-name="T4">+</text:span></text:p>
          </draw:text-box>
        </draw:frame>
        <draw:frame draw:style-name="gr140" draw:text-style-name="P6" draw:layer="layout" svg:width="1.211cm" svg:height="0.583cm" svg:x="1.245cm" svg:y="6.648cm">
          <draw:text-box>
            <text:p text:style-name="P1"><text:span text:style-name="T4">+</text:span></text:p>
          </draw:text-box>
        </draw:frame>
        <draw:frame draw:style-name="gr141" draw:text-style-name="P6" draw:layer="layout" svg:width="1.779cm" svg:height="0.348cm" svg:x="1.245cm" svg:y="7.226cm">
          <draw:text-box>
            <text:p text:style-name="P1"><text:span text:style-name="T4">Subtotal</text:span></text:p>
          </draw:text-box>
        </draw:frame>
        <draw:frame draw:style-name="gr142" draw:text-style-name="P6" draw:layer="layout" svg:width="0.73cm" svg:height="0.583cm" svg:x="1.274cm" svg:y="2.091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2.092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6.275cm" svg:y="2.093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2.421cm" svg:x2="10.41cm" svg:y2="2.421cm">
          <text:p/>
        </draw:line>
        <draw:line draw:style-name="gr15" draw:text-style-name="P7" draw:layer="layout" svg:x1="7.61cm" svg:y1="2.992cm" svg:x2="10.41cm" svg:y2="2.992cm">
          <text:p/>
        </draw:line>
        <draw:line draw:style-name="gr15" draw:text-style-name="P7" draw:layer="layout" svg:x1="7.61cm" svg:y1="3.562cm" svg:x2="10.41cm" svg:y2="3.562cm">
          <text:p/>
        </draw:line>
        <draw:line draw:style-name="gr15" draw:text-style-name="P7" draw:layer="layout" svg:x1="7.61cm" svg:y1="4.131cm" svg:x2="10.41cm" svg:y2="4.131cm">
          <text:p/>
        </draw:line>
        <draw:line draw:style-name="gr15" draw:text-style-name="P7" draw:layer="layout" svg:x1="7.61cm" svg:y1="4.702cm" svg:x2="10.41cm" svg:y2="4.702cm">
          <text:p/>
        </draw:line>
        <draw:line draw:style-name="gr15" draw:text-style-name="P7" draw:layer="layout" svg:x1="7.61cm" svg:y1="5.274cm" svg:x2="10.41cm" svg:y2="5.274cm">
          <text:p/>
        </draw:line>
        <draw:line draw:style-name="gr15" draw:text-style-name="P7" draw:layer="layout" svg:x1="7.61cm" svg:y1="5.843cm" svg:x2="10.41cm" svg:y2="5.843cm">
          <text:p/>
        </draw:line>
        <draw:line draw:style-name="gr15" draw:text-style-name="P7" draw:layer="layout" svg:x1="7.61cm" svg:y1="6.413cm" svg:x2="10.41cm" svg:y2="6.413cm">
          <text:p/>
        </draw:line>
        <draw:line draw:style-name="gr15" draw:text-style-name="P7" draw:layer="layout" svg:x1="7.61cm" svg:y1="6.982cm" svg:x2="10.41cm" svg:y2="6.982cm">
          <text:p/>
        </draw:line>
        <draw:line draw:style-name="gr15" draw:text-style-name="P7" draw:layer="layout" svg:x1="10.581cm" svg:y1="2.421cm" svg:x2="12.072cm" svg:y2="2.421cm">
          <text:p/>
        </draw:line>
        <draw:line draw:style-name="gr15" draw:text-style-name="P7" draw:layer="layout" svg:x1="10.581cm" svg:y1="2.992cm" svg:x2="12.073cm" svg:y2="2.992cm">
          <text:p/>
        </draw:line>
        <draw:line draw:style-name="gr15" draw:text-style-name="P7" draw:layer="layout" svg:x1="10.581cm" svg:y1="3.562cm" svg:x2="12.073cm" svg:y2="3.562cm">
          <text:p/>
        </draw:line>
        <draw:line draw:style-name="gr15" draw:text-style-name="P7" draw:layer="layout" svg:x1="10.581cm" svg:y1="4.131cm" svg:x2="12.073cm" svg:y2="4.131cm">
          <text:p/>
        </draw:line>
        <draw:line draw:style-name="gr15" draw:text-style-name="P7" draw:layer="layout" svg:x1="10.581cm" svg:y1="4.702cm" svg:x2="12.073cm" svg:y2="4.702cm">
          <text:p/>
        </draw:line>
        <draw:line draw:style-name="gr15" draw:text-style-name="P7" draw:layer="layout" svg:x1="10.581cm" svg:y1="5.274cm" svg:x2="12.073cm" svg:y2="5.274cm">
          <text:p/>
        </draw:line>
        <draw:line draw:style-name="gr15" draw:text-style-name="P7" draw:layer="layout" svg:x1="10.581cm" svg:y1="5.843cm" svg:x2="12.073cm" svg:y2="5.843cm">
          <text:p/>
        </draw:line>
        <draw:line draw:style-name="gr15" draw:text-style-name="P7" draw:layer="layout" svg:x1="10.581cm" svg:y1="6.413cm" svg:x2="12.073cm" svg:y2="6.413cm">
          <text:p/>
        </draw:line>
        <draw:line draw:style-name="gr15" draw:text-style-name="P7" draw:layer="layout" svg:x1="10.581cm" svg:y1="6.982cm" svg:x2="12.073cm" svg:y2="6.982cm">
          <text:p/>
        </draw:line>
        <draw:line draw:style-name="gr15" draw:text-style-name="P7" draw:layer="layout" svg:x1="12.25cm" svg:y1="2.421cm" svg:x2="13.741cm" svg:y2="2.421cm">
          <text:p/>
        </draw:line>
        <draw:line draw:style-name="gr15" draw:text-style-name="P7" draw:layer="layout" svg:x1="12.25cm" svg:y1="2.992cm" svg:x2="13.742cm" svg:y2="2.992cm">
          <text:p/>
        </draw:line>
        <draw:line draw:style-name="gr15" draw:text-style-name="P7" draw:layer="layout" svg:x1="12.25cm" svg:y1="3.562cm" svg:x2="13.742cm" svg:y2="3.562cm">
          <text:p/>
        </draw:line>
        <draw:line draw:style-name="gr15" draw:text-style-name="P7" draw:layer="layout" svg:x1="12.25cm" svg:y1="4.131cm" svg:x2="13.742cm" svg:y2="4.131cm">
          <text:p/>
        </draw:line>
        <draw:line draw:style-name="gr15" draw:text-style-name="P7" draw:layer="layout" svg:x1="12.25cm" svg:y1="4.702cm" svg:x2="13.742cm" svg:y2="4.702cm">
          <text:p/>
        </draw:line>
        <draw:line draw:style-name="gr15" draw:text-style-name="P7" draw:layer="layout" svg:x1="12.25cm" svg:y1="5.274cm" svg:x2="13.742cm" svg:y2="5.274cm">
          <text:p/>
        </draw:line>
        <draw:line draw:style-name="gr15" draw:text-style-name="P7" draw:layer="layout" svg:x1="12.25cm" svg:y1="5.843cm" svg:x2="13.742cm" svg:y2="5.843cm">
          <text:p/>
        </draw:line>
        <draw:line draw:style-name="gr15" draw:text-style-name="P7" draw:layer="layout" svg:x1="12.25cm" svg:y1="6.413cm" svg:x2="13.742cm" svg:y2="6.413cm">
          <text:p/>
        </draw:line>
        <draw:line draw:style-name="gr15" draw:text-style-name="P7" draw:layer="layout" svg:x1="12.25cm" svg:y1="6.982cm" svg:x2="13.742cm" svg:y2="6.982cm">
          <text:p/>
        </draw:line>
        <draw:frame draw:style-name="gr145" draw:text-style-name="P6" draw:layer="layout" svg:width="0.645cm" svg:height="0.583cm" svg:x="7.663cm" svg:y="2.658cm">
          <draw:text-box>
            <text:p text:style-name="P1"><text:span text:style-name="T4">Ropa</text:span></text:p>
          </draw:text-box>
        </draw:frame>
        <draw:frame draw:style-name="gr146" draw:text-style-name="P6" draw:layer="layout" svg:width="2.415cm" svg:height="0.583cm" svg:x="7.635cm" svg:y="3.229cm">
          <draw:text-box>
            <text:p text:style-name="P1"><text:span text:style-name="T4">Cuidad</text:span><text:span text:style-name="T4">o </text:span><text:span text:style-name="T4">person</text:span><text:span text:style-name="T4">al <text:s text:c="2"/></text:span></text:p>
          </draw:text-box>
        </draw:frame>
        <draw:frame draw:style-name="gr147" draw:text-style-name="P6" draw:layer="layout" svg:width="1.175cm" svg:height="0.583cm" svg:x="7.635cm" svg:y="3.799cm">
          <draw:text-box>
            <text:p text:style-name="P1"><text:span text:style-name="T4">Mascot</text:span><text:span text:style-name="T4">as</text:span></text:p>
          </draw:text-box>
        </draw:frame>
        <draw:frame draw:style-name="gr148" draw:text-style-name="P6" draw:layer="layout" svg:width="2.241cm" svg:height="0.583cm" svg:x="7.635cm" svg:y="4.37cm">
          <draw:text-box>
            <text:p text:style-name="P1"><text:span text:style-name="T4">Estética </text:span><text:span text:style-name="T4">/ </text:span><text:span text:style-name="T4">barberí</text:span><text:span text:style-name="T4">a</text:span></text:p>
          </draw:text-box>
        </draw:frame>
        <draw:frame draw:style-name="gr137" draw:text-style-name="P6" draw:layer="layout" svg:width="1.13cm" svg:height="0.583cm" svg:x="7.635cm" svg:y="4.939cm">
          <draw:text-box>
            <text:p text:style-name="P1"><text:span text:style-name="T4">+</text:span></text:p>
          </draw:text-box>
        </draw:frame>
        <draw:frame draw:style-name="gr138" draw:text-style-name="P6" draw:layer="layout" svg:width="1.575cm" svg:height="0.584cm" svg:x="7.635cm" svg:y="5.51cm">
          <draw:text-box>
            <text:p text:style-name="P1"><text:span text:style-name="T4">+</text:span></text:p>
          </draw:text-box>
        </draw:frame>
        <draw:frame draw:style-name="gr139" draw:text-style-name="P6" draw:layer="layout" svg:width="1.873cm" svg:height="0.583cm" svg:x="7.635cm" svg:y="6.08cm">
          <draw:text-box>
            <text:p text:style-name="P1"><text:span text:style-name="T4">+</text:span></text:p>
          </draw:text-box>
        </draw:frame>
        <draw:frame draw:style-name="gr149" draw:text-style-name="P6" draw:layer="layout" svg:width="1.211cm" svg:height="0.582cm" svg:x="7.635cm" svg:y="6.65cm">
          <draw:text-box>
            <text:p text:style-name="P1"><text:span text:style-name="T4">+</text:span></text:p>
          </draw:text-box>
        </draw:frame>
        <draw:frame draw:style-name="gr150" draw:text-style-name="P6" draw:layer="layout" svg:width="1.909cm" svg:height="0.348cm" svg:x="7.635cm" svg:y="7.228cm">
          <draw:text-box>
            <text:p text:style-name="P1"><text:span text:style-name="T4">Subtotal</text:span></text:p>
          </draw:text-box>
        </draw:frame>
        <draw:frame draw:style-name="gr151" draw:text-style-name="P6" draw:layer="layout" svg:width="0.73cm" svg:height="0.582cm" svg:x="7.664cm" svg:y="2.093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2.094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12.665cm" svg:y="2.095cm">
          <draw:text-box>
            <text:p text:style-name="P1"><text:span text:style-name="T4">Real</text:span></text:p>
          </draw:text-box>
        </draw:frame>
        <draw:line draw:style-name="gr2" draw:text-style-name="P3" draw:layer="layout" svg:x1="0.7cm" svg:y1="8.25cm" svg:x2="13.95cm" svg:y2="8.25cm">
          <text:p/>
        </draw:line>
        <draw:line draw:style-name="gr15" draw:text-style-name="P7" draw:layer="layout" svg:x1="1.22cm" svg:y1="8.739cm" svg:x2="4.02cm" svg:y2="8.739cm">
          <text:p/>
        </draw:line>
        <draw:line draw:style-name="gr15" draw:text-style-name="P7" draw:layer="layout" svg:x1="1.22cm" svg:y1="9.309cm" svg:x2="4.02cm" svg:y2="9.309cm">
          <text:p/>
        </draw:line>
        <draw:line draw:style-name="gr15" draw:text-style-name="P7" draw:layer="layout" svg:x1="1.22cm" svg:y1="9.88cm" svg:x2="4.02cm" svg:y2="9.88cm">
          <text:p/>
        </draw:line>
        <draw:line draw:style-name="gr15" draw:text-style-name="P7" draw:layer="layout" svg:x1="1.22cm" svg:y1="10.448cm" svg:x2="4.02cm" svg:y2="10.448cm">
          <text:p/>
        </draw:line>
        <draw:line draw:style-name="gr15" draw:text-style-name="P7" draw:layer="layout" svg:x1="1.22cm" svg:y1="11.02cm" svg:x2="4.02cm" svg:y2="11.02cm">
          <text:p/>
        </draw:line>
        <draw:line draw:style-name="gr15" draw:text-style-name="P7" draw:layer="layout" svg:x1="1.22cm" svg:y1="11.591cm" svg:x2="4.02cm" svg:y2="11.591cm">
          <text:p/>
        </draw:line>
        <draw:line draw:style-name="gr15" draw:text-style-name="P7" draw:layer="layout" svg:x1="4.191cm" svg:y1="8.739cm" svg:x2="5.682cm" svg:y2="8.739cm">
          <text:p/>
        </draw:line>
        <draw:line draw:style-name="gr15" draw:text-style-name="P7" draw:layer="layout" svg:x1="4.191cm" svg:y1="9.309cm" svg:x2="5.683cm" svg:y2="9.309cm">
          <text:p/>
        </draw:line>
        <draw:line draw:style-name="gr15" draw:text-style-name="P7" draw:layer="layout" svg:x1="4.191cm" svg:y1="9.88cm" svg:x2="5.683cm" svg:y2="9.88cm">
          <text:p/>
        </draw:line>
        <draw:line draw:style-name="gr15" draw:text-style-name="P7" draw:layer="layout" svg:x1="4.191cm" svg:y1="10.448cm" svg:x2="5.683cm" svg:y2="10.448cm">
          <text:p/>
        </draw:line>
        <draw:line draw:style-name="gr15" draw:text-style-name="P7" draw:layer="layout" svg:x1="4.191cm" svg:y1="11.02cm" svg:x2="5.683cm" svg:y2="11.02cm">
          <text:p/>
        </draw:line>
        <draw:line draw:style-name="gr15" draw:text-style-name="P7" draw:layer="layout" svg:x1="4.191cm" svg:y1="11.591cm" svg:x2="5.683cm" svg:y2="11.591cm">
          <text:p/>
        </draw:line>
        <draw:line draw:style-name="gr15" draw:text-style-name="P7" draw:layer="layout" svg:x1="5.86cm" svg:y1="8.739cm" svg:x2="7.351cm" svg:y2="8.739cm">
          <text:p/>
        </draw:line>
        <draw:line draw:style-name="gr15" draw:text-style-name="P7" draw:layer="layout" svg:x1="5.86cm" svg:y1="9.309cm" svg:x2="7.352cm" svg:y2="9.309cm">
          <text:p/>
        </draw:line>
        <draw:line draw:style-name="gr15" draw:text-style-name="P7" draw:layer="layout" svg:x1="5.86cm" svg:y1="9.88cm" svg:x2="7.352cm" svg:y2="9.88cm">
          <text:p/>
        </draw:line>
        <draw:line draw:style-name="gr15" draw:text-style-name="P7" draw:layer="layout" svg:x1="5.86cm" svg:y1="10.448cm" svg:x2="7.352cm" svg:y2="10.448cm">
          <text:p/>
        </draw:line>
        <draw:line draw:style-name="gr15" draw:text-style-name="P7" draw:layer="layout" svg:x1="5.86cm" svg:y1="11.02cm" svg:x2="7.352cm" svg:y2="11.02cm">
          <text:p/>
        </draw:line>
        <draw:line draw:style-name="gr15" draw:text-style-name="P7" draw:layer="layout" svg:x1="5.86cm" svg:y1="11.591cm" svg:x2="7.352cm" svg:y2="11.591cm">
          <text:p/>
        </draw:line>
        <draw:frame draw:style-name="gr153" draw:text-style-name="P6" draw:layer="layout" svg:width="1.979cm" svg:height="0.583cm" svg:x="1.273cm" svg:y="8.976cm">
          <draw:text-box>
            <text:p text:style-name="P1"><text:span text:style-name="T4">Superm</text:span><text:span text:style-name="T4">ercado <text:s/></text:span></text:p>
          </draw:text-box>
        </draw:frame>
        <draw:frame draw:style-name="gr154" draw:text-style-name="P6" draw:layer="layout" svg:width="1.031cm" svg:height="0.583cm" svg:x="1.245cm" svg:y="9.546cm">
          <draw:text-box>
            <text:p text:style-name="P1"><text:span text:style-name="T4">Snacks <text:s/></text:span></text:p>
          </draw:text-box>
        </draw:frame>
        <draw:frame draw:style-name="gr155" draw:text-style-name="P6" draw:layer="layout" svg:width="2.36cm" svg:height="0.582cm" svg:x="1.245cm" svg:y="10.117cm">
          <draw:text-box>
            <text:p text:style-name="P1"><text:span text:style-name="T4">Comida </text:span><text:span text:style-name="T4">a </text:span><text:span text:style-name="T4">domicili</text:span><text:span text:style-name="T4">o</text:span></text:p>
          </draw:text-box>
        </draw:frame>
        <draw:frame draw:style-name="gr156" draw:text-style-name="P6" draw:layer="layout" svg:width="2.707cm" svg:height="0.583cm" svg:x="1.245cm" svg:y="10.687cm">
          <draw:text-box>
            <text:p text:style-name="P1"><text:span text:style-name="T4">Comida </text:span><text:span text:style-name="T4">fuera </text:span><text:span text:style-name="T4">de casa</text:span></text:p>
          </draw:text-box>
        </draw:frame>
        <draw:frame draw:style-name="gr157" draw:text-style-name="P6" draw:layer="layout" svg:width="1.13cm" svg:height="0.582cm" svg:x="1.245cm" svg:y="11.257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1.274cm" svg:y="8.41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8.411cm">
          <draw:text-box>
            <text:p text:style-name="P1"><text:span text:style-name="T4">Presup</text:span><text:span text:style-name="T4">uestado</text:span></text:p>
          </draw:text-box>
        </draw:frame>
        <draw:frame draw:style-name="gr158" draw:text-style-name="P6" draw:layer="layout" svg:width="0.562cm" svg:height="0.583cm" svg:x="6.275cm" svg:y="8.412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8.741cm" svg:x2="10.41cm" svg:y2="8.741cm">
          <text:p/>
        </draw:line>
        <draw:line draw:style-name="gr15" draw:text-style-name="P7" draw:layer="layout" svg:x1="7.61cm" svg:y1="9.311cm" svg:x2="10.41cm" svg:y2="9.311cm">
          <text:p/>
        </draw:line>
        <draw:line draw:style-name="gr15" draw:text-style-name="P7" draw:layer="layout" svg:x1="7.61cm" svg:y1="9.882cm" svg:x2="10.41cm" svg:y2="9.882cm">
          <text:p/>
        </draw:line>
        <draw:line draw:style-name="gr15" draw:text-style-name="P7" draw:layer="layout" svg:x1="7.61cm" svg:y1="10.45cm" svg:x2="10.41cm" svg:y2="10.45cm">
          <text:p/>
        </draw:line>
        <draw:line draw:style-name="gr15" draw:text-style-name="P7" draw:layer="layout" svg:x1="7.61cm" svg:y1="11.021cm" svg:x2="10.41cm" svg:y2="11.021cm">
          <text:p/>
        </draw:line>
        <draw:line draw:style-name="gr15" draw:text-style-name="P7" draw:layer="layout" svg:x1="7.61cm" svg:y1="11.593cm" svg:x2="10.41cm" svg:y2="11.593cm">
          <text:p/>
        </draw:line>
        <draw:line draw:style-name="gr15" draw:text-style-name="P7" draw:layer="layout" svg:x1="10.581cm" svg:y1="8.741cm" svg:x2="12.072cm" svg:y2="8.741cm">
          <text:p/>
        </draw:line>
        <draw:line draw:style-name="gr15" draw:text-style-name="P7" draw:layer="layout" svg:x1="10.581cm" svg:y1="9.311cm" svg:x2="12.073cm" svg:y2="9.311cm">
          <text:p/>
        </draw:line>
        <draw:line draw:style-name="gr15" draw:text-style-name="P7" draw:layer="layout" svg:x1="10.581cm" svg:y1="9.882cm" svg:x2="12.073cm" svg:y2="9.882cm">
          <text:p/>
        </draw:line>
        <draw:line draw:style-name="gr15" draw:text-style-name="P7" draw:layer="layout" svg:x1="10.581cm" svg:y1="10.45cm" svg:x2="12.073cm" svg:y2="10.45cm">
          <text:p/>
        </draw:line>
        <draw:line draw:style-name="gr15" draw:text-style-name="P7" draw:layer="layout" svg:x1="10.581cm" svg:y1="11.021cm" svg:x2="12.073cm" svg:y2="11.021cm">
          <text:p/>
        </draw:line>
        <draw:line draw:style-name="gr15" draw:text-style-name="P7" draw:layer="layout" svg:x1="10.581cm" svg:y1="11.593cm" svg:x2="12.073cm" svg:y2="11.593cm">
          <text:p/>
        </draw:line>
        <draw:line draw:style-name="gr15" draw:text-style-name="P7" draw:layer="layout" svg:x1="12.25cm" svg:y1="8.741cm" svg:x2="13.741cm" svg:y2="8.741cm">
          <text:p/>
        </draw:line>
        <draw:line draw:style-name="gr15" draw:text-style-name="P7" draw:layer="layout" svg:x1="12.25cm" svg:y1="9.311cm" svg:x2="13.742cm" svg:y2="9.311cm">
          <text:p/>
        </draw:line>
        <draw:line draw:style-name="gr15" draw:text-style-name="P7" draw:layer="layout" svg:x1="12.25cm" svg:y1="9.882cm" svg:x2="13.742cm" svg:y2="9.882cm">
          <text:p/>
        </draw:line>
        <draw:line draw:style-name="gr15" draw:text-style-name="P7" draw:layer="layout" svg:x1="12.25cm" svg:y1="10.45cm" svg:x2="13.742cm" svg:y2="10.45cm">
          <text:p/>
        </draw:line>
        <draw:line draw:style-name="gr15" draw:text-style-name="P7" draw:layer="layout" svg:x1="12.25cm" svg:y1="11.021cm" svg:x2="13.742cm" svg:y2="11.021cm">
          <text:p/>
        </draw:line>
        <draw:line draw:style-name="gr15" draw:text-style-name="P7" draw:layer="layout" svg:x1="12.25cm" svg:y1="11.593cm" svg:x2="13.742cm" svg:y2="11.593cm">
          <text:p/>
        </draw:line>
        <draw:frame draw:style-name="gr159" draw:text-style-name="P6" draw:layer="layout" svg:width="2.322cm" svg:height="0.582cm" svg:x="7.663cm" svg:y="8.978cm">
          <draw:text-box>
            <text:p text:style-name="P1"><text:span text:style-name="T4">Présta</text:span><text:span text:style-name="T4">mo </text:span><text:span text:style-name="T4">bancari</text:span><text:span text:style-name="T4">o</text:span></text:p>
          </draw:text-box>
        </draw:frame>
        <draw:frame draw:style-name="gr160" draw:text-style-name="P6" draw:layer="layout" svg:width="2.474cm" svg:height="0.695cm" svg:x="7.635cm" svg:y="9.548cm">
          <draw:text-box>
            <text:p text:style-name="P1"><text:span text:style-name="T4">Tarjetas </text:span><text:span text:style-name="T4">de </text:span><text:span text:style-name="T4">crédito <text:s/></text:span></text:p>
          </draw:text-box>
        </draw:frame>
        <draw:frame draw:style-name="gr161" draw:text-style-name="P6" draw:layer="layout" svg:width="2.131cm" svg:height="0.582cm" svg:x="7.635cm" svg:y="10.119cm">
          <draw:text-box>
            <text:p text:style-name="P1"><text:span text:style-name="T4">Depart</text:span><text:span text:style-name="T4">amental</text:span><text:span text:style-name="T4">es</text:span></text:p>
          </draw:text-box>
        </draw:frame>
        <draw:frame draw:style-name="gr136" draw:text-style-name="P6" draw:layer="layout" svg:width="0.495cm" svg:height="0.583cm" svg:x="7.635cm" svg:y="10.689cm">
          <draw:text-box>
            <text:p text:style-name="P1"><text:span text:style-name="T4">+</text:span></text:p>
          </draw:text-box>
        </draw:frame>
        <draw:frame draw:style-name="gr157" draw:text-style-name="P6" draw:layer="layout" svg:width="1.13cm" svg:height="0.582cm" svg:x="7.635cm" svg:y="11.259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7.664cm" svg:y="8.412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10.564cm" svg:y="8.413cm">
          <draw:text-box>
            <text:p text:style-name="P1"><text:span text:style-name="T4">Presup</text:span><text:span text:style-name="T4">uestado</text:span></text:p>
          </draw:text-box>
        </draw:frame>
        <draw:frame draw:style-name="gr158" draw:text-style-name="P6" draw:layer="layout" svg:width="0.562cm" svg:height="0.583cm" svg:x="12.665cm" svg:y="8.414cm">
          <draw:text-box>
            <text:p text:style-name="P1"><text:span text:style-name="T4">Real</text:span></text:p>
          </draw:text-box>
        </draw:frame>
        <draw:frame draw:style-name="gr162" draw:text-style-name="P4" draw:layer="layout" svg:width="1.518cm" svg:height="0.517cm" svg:x="3.92cm" svg:y="7.728cm">
          <draw:text-box>
            <text:p text:style-name="P1"><text:span text:style-name="T2">Comi</text:span><text:span text:style-name="T2">da</text:span></text:p>
          </draw:text-box>
        </draw:frame>
        <draw:frame draw:style-name="gr163" draw:text-style-name="P4" draw:layer="layout" svg:width="2.195cm" svg:height="0.517cm" svg:x="9.947cm" svg:y="7.729cm">
          <draw:text-box>
            <text:p text:style-name="P1"><text:span text:style-name="T2">Crédi</text:span><text:span text:style-name="T2">tos</text:span></text:p>
          </draw:text-box>
        </draw:frame>
        <draw:frame draw:style-name="gr141" draw:text-style-name="P6" draw:layer="layout" svg:width="1.779cm" svg:height="0.348cm" svg:x="2.946cm" svg:y="7.226cm">
          <draw:text-box>
            <text:p text:style-name="P1"><text:span text:style-name="T4">$</text:span></text:p>
          </draw:text-box>
        </draw:frame>
        <draw:line draw:style-name="gr15" draw:text-style-name="P7" draw:layer="layout" svg:x1="8.857cm" svg:y1="7.562cm" svg:x2="13.751cm" svg:y2="7.562cm">
          <text:p/>
        </draw:line>
        <draw:frame draw:style-name="gr141" draw:text-style-name="P6" draw:layer="layout" svg:width="1.779cm" svg:height="0.348cm" svg:x="9.346cm" svg:y="7.229cm">
          <draw:text-box>
            <text:p text:style-name="P1"><text:span text:style-name="T4">$</text:span></text:p>
          </draw:text-box>
        </draw:frame>
        <draw:line draw:style-name="gr15" draw:text-style-name="P7" draw:layer="layout" svg:x1="2.458cm" svg:y1="12.16cm" svg:x2="7.352cm" svg:y2="12.16cm">
          <text:p/>
        </draw:line>
        <draw:frame draw:style-name="gr141" draw:text-style-name="P6" draw:layer="layout" svg:width="1.779cm" svg:height="0.348cm" svg:x="1.246cm" svg:y="11.827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11.829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11.827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2.163cm" svg:x2="13.752cm" svg:y2="12.163cm">
          <text:p/>
        </draw:line>
        <draw:frame draw:style-name="gr141" draw:text-style-name="P6" draw:layer="layout" svg:width="1.779cm" svg:height="0.348cm" svg:x="9.347cm" svg:y="11.8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2.877cm" svg:x2="13.95cm" svg:y2="12.877cm">
          <text:p/>
        </draw:line>
        <draw:line draw:style-name="gr15" draw:text-style-name="P7" draw:layer="layout" svg:x1="1.22cm" svg:y1="13.367cm" svg:x2="4.02cm" svg:y2="13.367cm">
          <text:p/>
        </draw:line>
        <draw:line draw:style-name="gr15" draw:text-style-name="P7" draw:layer="layout" svg:x1="1.22cm" svg:y1="13.937cm" svg:x2="4.02cm" svg:y2="13.937cm">
          <text:p/>
        </draw:line>
        <draw:line draw:style-name="gr15" draw:text-style-name="P7" draw:layer="layout" svg:x1="1.22cm" svg:y1="14.507cm" svg:x2="4.02cm" svg:y2="14.507cm">
          <text:p/>
        </draw:line>
        <draw:line draw:style-name="gr15" draw:text-style-name="P7" draw:layer="layout" svg:x1="1.22cm" svg:y1="15.076cm" svg:x2="4.02cm" svg:y2="15.076cm">
          <text:p/>
        </draw:line>
        <draw:line draw:style-name="gr15" draw:text-style-name="P7" draw:layer="layout" svg:x1="1.22cm" svg:y1="15.647cm" svg:x2="4.02cm" svg:y2="15.647cm">
          <text:p/>
        </draw:line>
        <draw:line draw:style-name="gr15" draw:text-style-name="P7" draw:layer="layout" svg:x1="4.191cm" svg:y1="13.367cm" svg:x2="5.682cm" svg:y2="13.367cm">
          <text:p/>
        </draw:line>
        <draw:line draw:style-name="gr15" draw:text-style-name="P7" draw:layer="layout" svg:x1="4.191cm" svg:y1="13.937cm" svg:x2="5.683cm" svg:y2="13.937cm">
          <text:p/>
        </draw:line>
        <draw:line draw:style-name="gr15" draw:text-style-name="P7" draw:layer="layout" svg:x1="4.191cm" svg:y1="14.507cm" svg:x2="5.683cm" svg:y2="14.507cm">
          <text:p/>
        </draw:line>
        <draw:line draw:style-name="gr15" draw:text-style-name="P7" draw:layer="layout" svg:x1="4.191cm" svg:y1="15.076cm" svg:x2="5.683cm" svg:y2="15.076cm">
          <text:p/>
        </draw:line>
        <draw:line draw:style-name="gr15" draw:text-style-name="P7" draw:layer="layout" svg:x1="4.191cm" svg:y1="15.647cm" svg:x2="5.683cm" svg:y2="15.647cm">
          <text:p/>
        </draw:line>
        <draw:line draw:style-name="gr15" draw:text-style-name="P7" draw:layer="layout" svg:x1="5.86cm" svg:y1="13.367cm" svg:x2="7.351cm" svg:y2="13.367cm">
          <text:p/>
        </draw:line>
        <draw:line draw:style-name="gr15" draw:text-style-name="P7" draw:layer="layout" svg:x1="5.86cm" svg:y1="13.937cm" svg:x2="7.352cm" svg:y2="13.937cm">
          <text:p/>
        </draw:line>
        <draw:line draw:style-name="gr15" draw:text-style-name="P7" draw:layer="layout" svg:x1="5.86cm" svg:y1="14.507cm" svg:x2="7.352cm" svg:y2="14.507cm">
          <text:p/>
        </draw:line>
        <draw:line draw:style-name="gr15" draw:text-style-name="P7" draw:layer="layout" svg:x1="5.86cm" svg:y1="15.076cm" svg:x2="7.352cm" svg:y2="15.076cm">
          <text:p/>
        </draw:line>
        <draw:line draw:style-name="gr15" draw:text-style-name="P7" draw:layer="layout" svg:x1="5.86cm" svg:y1="15.647cm" svg:x2="7.352cm" svg:y2="15.647cm">
          <text:p/>
        </draw:line>
        <draw:frame draw:style-name="gr164" draw:text-style-name="P6" draw:layer="layout" svg:width="0.899cm" svg:height="0.582cm" svg:x="1.273cm" svg:y="13.604cm">
          <draw:text-box>
            <text:p text:style-name="P1"><text:span text:style-name="T4">Seguro</text:span></text:p>
          </draw:text-box>
        </draw:frame>
        <draw:frame draw:style-name="gr165" draw:text-style-name="P6" draw:layer="layout" svg:width="1.128cm" svg:height="0.583cm" svg:x="1.245cm" svg:y="14.174cm">
          <draw:text-box>
            <text:p text:style-name="P1"><text:span text:style-name="T4">Farmaci</text:span><text:span text:style-name="T4">a</text:span></text:p>
          </draw:text-box>
        </draw:frame>
        <draw:frame draw:style-name="gr135" draw:text-style-name="P6" draw:layer="layout" svg:width="0.667cm" svg:height="0.583cm" svg:x="1.245cm" svg:y="14.744cm">
          <draw:text-box>
            <text:p text:style-name="P1"><text:span text:style-name="T4">+</text:span></text:p>
          </draw:text-box>
        </draw:frame>
        <draw:frame draw:style-name="gr136" draw:text-style-name="P6" draw:layer="layout" svg:width="0.495cm" svg:height="0.583cm" svg:x="1.245cm" svg:y="15.315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1.274cm" svg:y="13.038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13.039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6.275cm" svg:y="13.04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3.368cm" svg:x2="10.41cm" svg:y2="13.368cm">
          <text:p/>
        </draw:line>
        <draw:line draw:style-name="gr15" draw:text-style-name="P7" draw:layer="layout" svg:x1="7.61cm" svg:y1="13.939cm" svg:x2="10.41cm" svg:y2="13.939cm">
          <text:p/>
        </draw:line>
        <draw:line draw:style-name="gr15" draw:text-style-name="P7" draw:layer="layout" svg:x1="7.61cm" svg:y1="14.509cm" svg:x2="10.41cm" svg:y2="14.509cm">
          <text:p/>
        </draw:line>
        <draw:line draw:style-name="gr15" draw:text-style-name="P7" draw:layer="layout" svg:x1="7.61cm" svg:y1="15.078cm" svg:x2="10.41cm" svg:y2="15.078cm">
          <text:p/>
        </draw:line>
        <draw:line draw:style-name="gr15" draw:text-style-name="P7" draw:layer="layout" svg:x1="7.61cm" svg:y1="15.649cm" svg:x2="10.41cm" svg:y2="15.649cm">
          <text:p/>
        </draw:line>
        <draw:line draw:style-name="gr15" draw:text-style-name="P7" draw:layer="layout" svg:x1="10.581cm" svg:y1="13.368cm" svg:x2="12.072cm" svg:y2="13.368cm">
          <text:p/>
        </draw:line>
        <draw:line draw:style-name="gr15" draw:text-style-name="P7" draw:layer="layout" svg:x1="10.581cm" svg:y1="13.939cm" svg:x2="12.073cm" svg:y2="13.939cm">
          <text:p/>
        </draw:line>
        <draw:line draw:style-name="gr15" draw:text-style-name="P7" draw:layer="layout" svg:x1="10.581cm" svg:y1="14.509cm" svg:x2="12.073cm" svg:y2="14.509cm">
          <text:p/>
        </draw:line>
        <draw:line draw:style-name="gr15" draw:text-style-name="P7" draw:layer="layout" svg:x1="10.581cm" svg:y1="15.078cm" svg:x2="12.073cm" svg:y2="15.078cm">
          <text:p/>
        </draw:line>
        <draw:line draw:style-name="gr15" draw:text-style-name="P7" draw:layer="layout" svg:x1="10.581cm" svg:y1="15.649cm" svg:x2="12.073cm" svg:y2="15.649cm">
          <text:p/>
        </draw:line>
        <draw:line draw:style-name="gr15" draw:text-style-name="P7" draw:layer="layout" svg:x1="12.25cm" svg:y1="13.368cm" svg:x2="13.741cm" svg:y2="13.368cm">
          <text:p/>
        </draw:line>
        <draw:line draw:style-name="gr15" draw:text-style-name="P7" draw:layer="layout" svg:x1="12.25cm" svg:y1="13.939cm" svg:x2="13.742cm" svg:y2="13.939cm">
          <text:p/>
        </draw:line>
        <draw:line draw:style-name="gr15" draw:text-style-name="P7" draw:layer="layout" svg:x1="12.25cm" svg:y1="14.509cm" svg:x2="13.742cm" svg:y2="14.509cm">
          <text:p/>
        </draw:line>
        <draw:line draw:style-name="gr15" draw:text-style-name="P7" draw:layer="layout" svg:x1="12.25cm" svg:y1="15.078cm" svg:x2="13.742cm" svg:y2="15.078cm">
          <text:p/>
        </draw:line>
        <draw:line draw:style-name="gr15" draw:text-style-name="P7" draw:layer="layout" svg:x1="12.25cm" svg:y1="15.649cm" svg:x2="13.742cm" svg:y2="15.649cm">
          <text:p/>
        </draw:line>
        <draw:frame draw:style-name="gr166" draw:text-style-name="P6" draw:layer="layout" svg:width="2.068cm" svg:height="0.583cm" svg:x="7.663cm" svg:y="13.605cm">
          <draw:text-box>
            <text:p text:style-name="P1"><text:span text:style-name="T4">Eventos </text:span><text:span text:style-name="T4">sociales</text:span></text:p>
          </draw:text-box>
        </draw:frame>
        <draw:frame draw:style-name="gr167" draw:text-style-name="P6" draw:layer="layout" svg:width="1.196cm" svg:height="0.583cm" svg:x="7.635cm" svg:y="14.176cm">
          <draw:text-box>
            <text:p text:style-name="P1"><text:span text:style-name="T4">Hobbie</text:span><text:span text:style-name="T4">s <text:s/></text:span></text:p>
          </draw:text-box>
        </draw:frame>
        <draw:frame draw:style-name="gr135" draw:text-style-name="P6" draw:layer="layout" svg:width="0.667cm" svg:height="0.583cm" svg:x="7.635cm" svg:y="14.746cm">
          <draw:text-box>
            <text:p text:style-name="P1"><text:span text:style-name="T4">+</text:span></text:p>
          </draw:text-box>
        </draw:frame>
        <draw:frame draw:style-name="gr168" draw:text-style-name="P6" draw:layer="layout" svg:width="0.495cm" svg:height="0.582cm" svg:x="7.635cm" svg:y="15.317cm">
          <draw:text-box>
            <text:p text:style-name="P1"><text:span text:style-name="T4">+</text:span></text:p>
          </draw:text-box>
        </draw:frame>
        <draw:frame draw:style-name="gr151" draw:text-style-name="P6" draw:layer="layout" svg:width="0.73cm" svg:height="0.582cm" svg:x="7.664cm" svg:y="13.04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13.041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12.665cm" svg:y="13.042cm">
          <draw:text-box>
            <text:p text:style-name="P1"><text:span text:style-name="T4">Real</text:span></text:p>
          </draw:text-box>
        </draw:frame>
        <draw:frame draw:style-name="gr162" draw:text-style-name="P4" draw:layer="layout" svg:width="1.518cm" svg:height="0.517cm" svg:x="3.92cm" svg:y="12.356cm">
          <draw:text-box>
            <text:p text:style-name="P1"><text:span text:style-name="T2">Salu</text:span><text:span text:style-name="T2">d</text:span></text:p>
          </draw:text-box>
        </draw:frame>
        <draw:frame draw:style-name="gr169" draw:text-style-name="P4" draw:layer="layout" svg:width="2.94cm" svg:height="0.517cm" svg:x="9.947cm" svg:y="12.357cm">
          <draw:text-box>
            <text:p text:style-name="P1"><text:span text:style-name="T2">Entre</text:span><text:span text:style-name="T2">teni</text:span><text:span text:style-name="T2">mien</text:span><text:span text:style-name="T2">to</text:span></text:p>
          </draw:text-box>
        </draw:frame>
        <draw:line draw:style-name="gr15" draw:text-style-name="P7" draw:layer="layout" svg:x1="2.458cm" svg:y1="16.155cm" svg:x2="7.352cm" svg:y2="16.155cm">
          <text:p/>
        </draw:line>
        <draw:frame draw:style-name="gr141" draw:text-style-name="P6" draw:layer="layout" svg:width="1.779cm" svg:height="0.348cm" svg:x="1.246cm" svg:y="15.822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15.824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15.822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6.158cm" svg:x2="13.752cm" svg:y2="16.158cm">
          <text:p/>
        </draw:line>
        <draw:frame draw:style-name="gr141" draw:text-style-name="P6" draw:layer="layout" svg:width="1.779cm" svg:height="0.348cm" svg:x="9.347cm" svg:y="15.825cm">
          <draw:text-box>
            <text:p text:style-name="P1"><text:span text:style-name="T4">$</text:span></text:p>
          </draw:text-box>
        </draw:frame>
        <draw:line draw:style-name="gr15" draw:text-style-name="P7" draw:layer="layout" svg:x1="1.22cm" svg:y1="17.361cm" svg:x2="4.02cm" svg:y2="17.361cm">
          <text:p/>
        </draw:line>
        <draw:line draw:style-name="gr15" draw:text-style-name="P7" draw:layer="layout" svg:x1="1.22cm" svg:y1="17.932cm" svg:x2="4.02cm" svg:y2="17.932cm">
          <text:p/>
        </draw:line>
        <draw:line draw:style-name="gr15" draw:text-style-name="P7" draw:layer="layout" svg:x1="1.22cm" svg:y1="18.502cm" svg:x2="4.02cm" svg:y2="18.502cm">
          <text:p/>
        </draw:line>
        <draw:line draw:style-name="gr15" draw:text-style-name="P7" draw:layer="layout" svg:x1="1.22cm" svg:y1="19.071cm" svg:x2="4.02cm" svg:y2="19.071cm">
          <text:p/>
        </draw:line>
        <draw:line draw:style-name="gr15" draw:text-style-name="P7" draw:layer="layout" svg:x1="1.22cm" svg:y1="19.642cm" svg:x2="4.02cm" svg:y2="19.642cm">
          <text:p/>
        </draw:line>
        <draw:line draw:style-name="gr15" draw:text-style-name="P7" draw:layer="layout" svg:x1="1.22cm" svg:y1="20.214cm" svg:x2="4.02cm" svg:y2="20.214cm">
          <text:p/>
        </draw:line>
        <draw:line draw:style-name="gr15" draw:text-style-name="P7" draw:layer="layout" svg:x1="4.191cm" svg:y1="17.361cm" svg:x2="5.682cm" svg:y2="17.361cm">
          <text:p/>
        </draw:line>
        <draw:line draw:style-name="gr15" draw:text-style-name="P7" draw:layer="layout" svg:x1="4.191cm" svg:y1="17.932cm" svg:x2="5.683cm" svg:y2="17.932cm">
          <text:p/>
        </draw:line>
        <draw:line draw:style-name="gr15" draw:text-style-name="P7" draw:layer="layout" svg:x1="4.191cm" svg:y1="18.502cm" svg:x2="5.683cm" svg:y2="18.502cm">
          <text:p/>
        </draw:line>
        <draw:line draw:style-name="gr15" draw:text-style-name="P7" draw:layer="layout" svg:x1="4.191cm" svg:y1="19.071cm" svg:x2="5.683cm" svg:y2="19.071cm">
          <text:p/>
        </draw:line>
        <draw:line draw:style-name="gr15" draw:text-style-name="P7" draw:layer="layout" svg:x1="4.191cm" svg:y1="19.642cm" svg:x2="5.683cm" svg:y2="19.642cm">
          <text:p/>
        </draw:line>
        <draw:line draw:style-name="gr15" draw:text-style-name="P7" draw:layer="layout" svg:x1="4.191cm" svg:y1="20.214cm" svg:x2="5.683cm" svg:y2="20.214cm">
          <text:p/>
        </draw:line>
        <draw:line draw:style-name="gr15" draw:text-style-name="P7" draw:layer="layout" svg:x1="5.86cm" svg:y1="17.361cm" svg:x2="7.351cm" svg:y2="17.361cm">
          <text:p/>
        </draw:line>
        <draw:line draw:style-name="gr15" draw:text-style-name="P7" draw:layer="layout" svg:x1="5.86cm" svg:y1="17.932cm" svg:x2="7.352cm" svg:y2="17.932cm">
          <text:p/>
        </draw:line>
        <draw:line draw:style-name="gr15" draw:text-style-name="P7" draw:layer="layout" svg:x1="5.86cm" svg:y1="18.502cm" svg:x2="7.352cm" svg:y2="18.502cm">
          <text:p/>
        </draw:line>
        <draw:line draw:style-name="gr15" draw:text-style-name="P7" draw:layer="layout" svg:x1="5.86cm" svg:y1="19.071cm" svg:x2="7.352cm" svg:y2="19.071cm">
          <text:p/>
        </draw:line>
        <draw:line draw:style-name="gr15" draw:text-style-name="P7" draw:layer="layout" svg:x1="5.86cm" svg:y1="19.642cm" svg:x2="7.352cm" svg:y2="19.642cm">
          <text:p/>
        </draw:line>
        <draw:line draw:style-name="gr15" draw:text-style-name="P7" draw:layer="layout" svg:x1="5.86cm" svg:y1="20.214cm" svg:x2="7.352cm" svg:y2="20.214cm">
          <text:p/>
        </draw:line>
        <draw:frame draw:style-name="gr170" draw:text-style-name="P6" draw:layer="layout" svg:width="2.758cm" svg:height="0.582cm" svg:x="1.273cm" svg:y="17.599cm">
          <draw:text-box>
            <text:p text:style-name="P1"><text:span text:style-name="T4">Mensua</text:span><text:span text:style-name="T4">lidad </text:span><text:span text:style-name="T4">del auto</text:span></text:p>
          </draw:text-box>
        </draw:frame>
        <draw:frame draw:style-name="gr171" draw:text-style-name="P6" draw:layer="layout" svg:width="0.971cm" svg:height="0.583cm" svg:x="1.245cm" svg:y="18.169cm">
          <draw:text-box>
            <text:p text:style-name="P1"><text:span text:style-name="T4">Seguro </text:span></text:p>
          </draw:text-box>
        </draw:frame>
        <draw:frame draw:style-name="gr172" draw:text-style-name="P6" draw:layer="layout" svg:width="1.077cm" svg:height="0.583cm" svg:x="1.245cm" svg:y="18.739cm">
          <draw:text-box>
            <text:p text:style-name="P1"><text:span text:style-name="T4">Gasolin</text:span><text:span text:style-name="T4">a</text:span></text:p>
          </draw:text-box>
        </draw:frame>
        <draw:frame draw:style-name="gr173" draw:text-style-name="P6" draw:layer="layout" svg:width="1.856cm" svg:height="0.583cm" svg:x="1.245cm" svg:y="19.31cm">
          <draw:text-box>
            <text:p text:style-name="P1"><text:span text:style-name="T4">Manteni</text:span><text:span text:style-name="T4">miento</text:span></text:p>
          </draw:text-box>
        </draw:frame>
        <draw:frame draw:style-name="gr174" draw:text-style-name="P6" draw:layer="layout" svg:width="2.271cm" svg:height="0.583cm" svg:x="1.245cm" svg:y="19.879cm">
          <draw:text-box>
            <text:p text:style-name="P1"><text:span text:style-name="T4">Metro / </text:span><text:span text:style-name="T4">Uber / </text:span><text:span text:style-name="T4">Bus</text:span></text:p>
          </draw:text-box>
        </draw:frame>
        <draw:frame draw:style-name="gr142" draw:text-style-name="P6" draw:layer="layout" svg:width="0.73cm" svg:height="0.583cm" svg:x="1.274cm" svg:y="17.033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4.174cm" svg:y="17.034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6.275cm" svg:y="17.035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7.363cm" svg:x2="10.41cm" svg:y2="17.363cm">
          <text:p/>
        </draw:line>
        <draw:line draw:style-name="gr15" draw:text-style-name="P7" draw:layer="layout" svg:x1="7.61cm" svg:y1="17.934cm" svg:x2="10.41cm" svg:y2="17.934cm">
          <text:p/>
        </draw:line>
        <draw:line draw:style-name="gr15" draw:text-style-name="P7" draw:layer="layout" svg:x1="7.61cm" svg:y1="18.504cm" svg:x2="10.41cm" svg:y2="18.504cm">
          <text:p/>
        </draw:line>
        <draw:line draw:style-name="gr15" draw:text-style-name="P7" draw:layer="layout" svg:x1="7.61cm" svg:y1="19.073cm" svg:x2="10.41cm" svg:y2="19.073cm">
          <text:p/>
        </draw:line>
        <draw:line draw:style-name="gr15" draw:text-style-name="P7" draw:layer="layout" svg:x1="7.61cm" svg:y1="19.644cm" svg:x2="10.41cm" svg:y2="19.644cm">
          <text:p/>
        </draw:line>
        <draw:line draw:style-name="gr15" draw:text-style-name="P7" draw:layer="layout" svg:x1="7.61cm" svg:y1="20.216cm" svg:x2="10.41cm" svg:y2="20.216cm">
          <text:p/>
        </draw:line>
        <draw:line draw:style-name="gr15" draw:text-style-name="P7" draw:layer="layout" svg:x1="10.581cm" svg:y1="17.363cm" svg:x2="12.072cm" svg:y2="17.363cm">
          <text:p/>
        </draw:line>
        <draw:line draw:style-name="gr15" draw:text-style-name="P7" draw:layer="layout" svg:x1="10.581cm" svg:y1="17.934cm" svg:x2="12.073cm" svg:y2="17.934cm">
          <text:p/>
        </draw:line>
        <draw:line draw:style-name="gr15" draw:text-style-name="P7" draw:layer="layout" svg:x1="10.581cm" svg:y1="18.504cm" svg:x2="12.073cm" svg:y2="18.504cm">
          <text:p/>
        </draw:line>
        <draw:line draw:style-name="gr15" draw:text-style-name="P7" draw:layer="layout" svg:x1="10.581cm" svg:y1="19.073cm" svg:x2="12.073cm" svg:y2="19.073cm">
          <text:p/>
        </draw:line>
        <draw:line draw:style-name="gr15" draw:text-style-name="P7" draw:layer="layout" svg:x1="10.581cm" svg:y1="19.644cm" svg:x2="12.073cm" svg:y2="19.644cm">
          <text:p/>
        </draw:line>
        <draw:line draw:style-name="gr15" draw:text-style-name="P7" draw:layer="layout" svg:x1="10.581cm" svg:y1="20.216cm" svg:x2="12.073cm" svg:y2="20.216cm">
          <text:p/>
        </draw:line>
        <draw:line draw:style-name="gr15" draw:text-style-name="P7" draw:layer="layout" svg:x1="12.25cm" svg:y1="17.363cm" svg:x2="13.741cm" svg:y2="17.363cm">
          <text:p/>
        </draw:line>
        <draw:line draw:style-name="gr15" draw:text-style-name="P7" draw:layer="layout" svg:x1="12.25cm" svg:y1="17.934cm" svg:x2="13.742cm" svg:y2="17.934cm">
          <text:p/>
        </draw:line>
        <draw:line draw:style-name="gr15" draw:text-style-name="P7" draw:layer="layout" svg:x1="12.25cm" svg:y1="18.504cm" svg:x2="13.742cm" svg:y2="18.504cm">
          <text:p/>
        </draw:line>
        <draw:line draw:style-name="gr15" draw:text-style-name="P7" draw:layer="layout" svg:x1="12.25cm" svg:y1="19.073cm" svg:x2="13.742cm" svg:y2="19.073cm">
          <text:p/>
        </draw:line>
        <draw:line draw:style-name="gr15" draw:text-style-name="P7" draw:layer="layout" svg:x1="12.25cm" svg:y1="19.644cm" svg:x2="13.742cm" svg:y2="19.644cm">
          <text:p/>
        </draw:line>
        <draw:line draw:style-name="gr15" draw:text-style-name="P7" draw:layer="layout" svg:x1="12.25cm" svg:y1="20.216cm" svg:x2="13.742cm" svg:y2="20.216cm">
          <text:p/>
        </draw:line>
        <draw:frame draw:style-name="gr175" draw:text-style-name="P6" draw:layer="layout" svg:width="2.322cm" svg:height="0.583cm" svg:x="7.663cm" svg:y="17.6cm">
          <draw:text-box>
            <text:p text:style-name="P1"><text:span text:style-name="T4">+</text:span></text:p>
          </draw:text-box>
        </draw:frame>
        <draw:frame draw:style-name="gr176" draw:text-style-name="P6" draw:layer="layout" svg:width="2.343cm" svg:height="0.583cm" svg:x="7.635cm" svg:y="18.171cm">
          <draw:text-box>
            <text:p text:style-name="P1"><text:span text:style-name="T4">+</text:span></text:p>
          </draw:text-box>
        </draw:frame>
        <draw:frame draw:style-name="gr177" draw:text-style-name="P6" draw:layer="layout" svg:width="2.131cm" svg:height="0.583cm" svg:x="7.635cm" svg:y="18.741cm">
          <draw:text-box>
            <text:p text:style-name="P1"><text:span text:style-name="T4">+</text:span></text:p>
          </draw:text-box>
        </draw:frame>
        <draw:frame draw:style-name="gr168" draw:text-style-name="P6" draw:layer="layout" svg:width="0.495cm" svg:height="0.582cm" svg:x="7.635cm" svg:y="19.312cm">
          <draw:text-box>
            <text:p text:style-name="P1"><text:span text:style-name="T4">+</text:span></text:p>
          </draw:text-box>
        </draw:frame>
        <draw:frame draw:style-name="gr137" draw:text-style-name="P6" draw:layer="layout" svg:width="1.13cm" svg:height="0.583cm" svg:x="7.635cm" svg:y="19.881cm">
          <draw:text-box>
            <text:p text:style-name="P1"><text:span text:style-name="T4">+</text:span></text:p>
          </draw:text-box>
        </draw:frame>
        <draw:frame draw:style-name="gr151" draw:text-style-name="P6" draw:layer="layout" svg:width="0.73cm" svg:height="0.582cm" svg:x="7.664cm" svg:y="17.035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17.036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12.665cm" svg:y="17.037cm">
          <draw:text-box>
            <text:p text:style-name="P1"><text:span text:style-name="T4">Real</text:span></text:p>
          </draw:text-box>
        </draw:frame>
        <draw:frame draw:style-name="gr178" draw:text-style-name="P4" draw:layer="layout" svg:width="2.021cm" svg:height="0.517cm" svg:x="3.92cm" svg:y="16.351cm">
          <draw:text-box>
            <text:p text:style-name="P1"><text:span text:style-name="T2">Trans</text:span><text:span text:style-name="T2">porte</text:span></text:p>
          </draw:text-box>
        </draw:frame>
        <draw:frame draw:style-name="gr163" draw:text-style-name="P4" draw:layer="layout" svg:width="2.195cm" svg:height="0.517cm" svg:x="9.947cm" svg:y="16.352cm">
          <draw:text-box>
            <text:p text:style-name="P1"><text:span text:style-name="T2">Otros</text:span></text:p>
          </draw:text-box>
        </draw:frame>
        <draw:line draw:style-name="gr15" draw:text-style-name="P7" draw:layer="layout" svg:x1="2.458cm" svg:y1="20.783cm" svg:x2="7.352cm" svg:y2="20.783cm">
          <text:p/>
        </draw:line>
        <draw:frame draw:style-name="gr141" draw:text-style-name="P6" draw:layer="layout" svg:width="1.779cm" svg:height="0.348cm" svg:x="1.246cm" svg:y="20.45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20.452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20.45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20.786cm" svg:x2="13.752cm" svg:y2="20.786cm">
          <text:p/>
        </draw:line>
        <draw:frame draw:style-name="gr141" draw:text-style-name="P6" draw:layer="layout" svg:width="1.779cm" svg:height="0.348cm" svg:x="9.347cm" svg:y="20.45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6.849cm" svg:x2="13.95cm" svg:y2="16.849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179" draw:text-style-name="P5" draw:layer="layout" svg:width="6.136cm" svg:height="0.776cm" svg:x="0.92cm" svg:y="0.702cm">
          <draw:text-box>
            <text:p text:style-name="P1"><text:span text:style-name="T3">Pre</text:span><text:span text:style-name="T3">su</text:span><text:span text:style-name="T3">pu</text:span><text:span text:style-name="T3">est</text:span><text:span text:style-name="T3">o </text:span><text:span text:style-name="T3">me</text:span><text:span text:style-name="T3">ns</text:span><text:span text:style-name="T3">ual</text:span></text:p>
          </draw:text-box>
        </draw:frame>
        <draw:frame draw:style-name="gr162" draw:text-style-name="P4" draw:layer="layout" svg:width="1.518cm" svg:height="0.517cm" svg:x="3.921cm" svg:y="1.426cm">
          <draw:text-box>
            <text:p text:style-name="P1"><text:span text:style-name="T2">Casa</text:span></text:p>
          </draw:text-box>
        </draw:frame>
        <draw:frame draw:style-name="gr163" draw:text-style-name="P4" draw:layer="layout" svg:width="2.195cm" svg:height="0.517cm" svg:x="9.948cm" svg:y="1.427cm">
          <draw:text-box>
            <text:p text:style-name="P1"><text:span text:style-name="T2">Pers</text:span><text:span text:style-name="T2">onal</text:span></text:p>
          </draw:text-box>
        </draw:frame>
        <draw:line draw:style-name="gr15" draw:text-style-name="P7" draw:layer="layout" svg:x1="14.514cm" svg:y1="2.42cm" svg:x2="18.932cm" svg:y2="2.42cm">
          <text:p/>
        </draw:line>
        <draw:line draw:style-name="gr15" draw:text-style-name="P7" draw:layer="layout" svg:x1="14.514cm" svg:y1="2.99cm" svg:x2="18.933cm" svg:y2="2.99cm">
          <text:p/>
        </draw:line>
        <draw:line draw:style-name="gr15" draw:text-style-name="P7" draw:layer="layout" svg:x1="14.514cm" svg:y1="3.56cm" svg:x2="18.933cm" svg:y2="3.56cm">
          <text:p/>
        </draw:line>
        <draw:line draw:style-name="gr15" draw:text-style-name="P7" draw:layer="layout" svg:x1="14.514cm" svg:y1="4.129cm" svg:x2="18.933cm" svg:y2="4.129cm">
          <text:p/>
        </draw:line>
        <draw:line draw:style-name="gr15" draw:text-style-name="P7" draw:layer="layout" svg:x1="14.514cm" svg:y1="4.7cm" svg:x2="18.933cm" svg:y2="4.7cm">
          <text:p/>
        </draw:line>
        <draw:line draw:style-name="gr15" draw:text-style-name="P7" draw:layer="layout" svg:x1="14.514cm" svg:y1="5.272cm" svg:x2="18.933cm" svg:y2="5.272cm">
          <text:p/>
        </draw:line>
        <draw:line draw:style-name="gr15" draw:text-style-name="P7" draw:layer="layout" svg:x1="19.154cm" svg:y1="2.42cm" svg:x2="20.645cm" svg:y2="2.42cm">
          <text:p/>
        </draw:line>
        <draw:line draw:style-name="gr15" draw:text-style-name="P7" draw:layer="layout" svg:x1="19.154cm" svg:y1="2.99cm" svg:x2="20.646cm" svg:y2="2.99cm">
          <text:p/>
        </draw:line>
        <draw:line draw:style-name="gr15" draw:text-style-name="P7" draw:layer="layout" svg:x1="19.154cm" svg:y1="3.56cm" svg:x2="20.646cm" svg:y2="3.56cm">
          <text:p/>
        </draw:line>
        <draw:line draw:style-name="gr15" draw:text-style-name="P7" draw:layer="layout" svg:x1="19.154cm" svg:y1="4.129cm" svg:x2="20.646cm" svg:y2="4.129cm">
          <text:p/>
        </draw:line>
        <draw:line draw:style-name="gr15" draw:text-style-name="P7" draw:layer="layout" svg:x1="19.154cm" svg:y1="4.7cm" svg:x2="20.646cm" svg:y2="4.7cm">
          <text:p/>
        </draw:line>
        <draw:line draw:style-name="gr15" draw:text-style-name="P7" draw:layer="layout" svg:x1="19.15cm" svg:y1="5.272cm" svg:x2="20.642cm" svg:y2="5.272cm">
          <text:p/>
        </draw:line>
        <draw:line draw:style-name="gr15" draw:text-style-name="P7" draw:layer="layout" svg:x1="20.904cm" svg:y1="2.421cm" svg:x2="25.346cm" svg:y2="2.421cm">
          <text:p/>
        </draw:line>
        <draw:line draw:style-name="gr15" draw:text-style-name="P7" draw:layer="layout" svg:x1="20.904cm" svg:y1="2.992cm" svg:x2="25.347cm" svg:y2="2.992cm">
          <text:p/>
        </draw:line>
        <draw:line draw:style-name="gr15" draw:text-style-name="P7" draw:layer="layout" svg:x1="20.904cm" svg:y1="3.562cm" svg:x2="25.347cm" svg:y2="3.562cm">
          <text:p/>
        </draw:line>
        <draw:line draw:style-name="gr15" draw:text-style-name="P7" draw:layer="layout" svg:x1="20.904cm" svg:y1="4.131cm" svg:x2="25.347cm" svg:y2="4.131cm">
          <text:p/>
        </draw:line>
        <draw:line draw:style-name="gr15" draw:text-style-name="P7" draw:layer="layout" svg:x1="20.904cm" svg:y1="4.702cm" svg:x2="25.347cm" svg:y2="4.702cm">
          <text:p/>
        </draw:line>
        <draw:line draw:style-name="gr15" draw:text-style-name="P7" draw:layer="layout" svg:x1="20.904cm" svg:y1="5.27cm" svg:x2="25.347cm" svg:y2="5.27cm">
          <text:p/>
        </draw:line>
        <draw:line draw:style-name="gr15" draw:text-style-name="P7" draw:layer="layout" svg:x1="25.544cm" svg:y1="2.421cm" svg:x2="27.035cm" svg:y2="2.421cm">
          <text:p/>
        </draw:line>
        <draw:line draw:style-name="gr15" draw:text-style-name="P7" draw:layer="layout" svg:x1="25.544cm" svg:y1="2.992cm" svg:x2="27.036cm" svg:y2="2.992cm">
          <text:p/>
        </draw:line>
        <draw:line draw:style-name="gr15" draw:text-style-name="P7" draw:layer="layout" svg:x1="25.544cm" svg:y1="3.562cm" svg:x2="27.036cm" svg:y2="3.562cm">
          <text:p/>
        </draw:line>
        <draw:line draw:style-name="gr15" draw:text-style-name="P7" draw:layer="layout" svg:x1="25.544cm" svg:y1="4.131cm" svg:x2="27.036cm" svg:y2="4.131cm">
          <text:p/>
        </draw:line>
        <draw:line draw:style-name="gr15" draw:text-style-name="P7" draw:layer="layout" svg:x1="25.544cm" svg:y1="4.702cm" svg:x2="27.036cm" svg:y2="4.702cm">
          <text:p/>
        </draw:line>
        <draw:line draw:style-name="gr15" draw:text-style-name="P7" draw:layer="layout" svg:x1="25.544cm" svg:y1="5.274cm" svg:x2="27.036cm" svg:y2="5.274cm">
          <text:p/>
        </draw:line>
        <draw:frame draw:style-name="gr180" draw:text-style-name="P4" draw:layer="layout" svg:width="1.594cm" svg:height="0.517cm" svg:x="15.815cm" svg:y="1.426cm">
          <draw:text-box>
            <text:p text:style-name="P1"><text:span text:style-name="T2">Ingre</text:span><text:span text:style-name="T2">sos</text:span></text:p>
          </draw:text-box>
        </draw:frame>
        <draw:frame draw:style-name="gr163" draw:text-style-name="P4" draw:layer="layout" svg:width="2.195cm" svg:height="0.517cm" svg:x="22.542cm" svg:y="1.427cm">
          <draw:text-box>
            <text:p text:style-name="P1"><text:span text:style-name="T2">Ahor</text:span><text:span text:style-name="T2">ros</text:span></text:p>
          </draw:text-box>
        </draw:frame>
        <draw:line draw:style-name="gr2" draw:text-style-name="P3" draw:layer="layout" svg:x1="20.9cm" svg:y1="1.964cm" svg:x2="27.236cm" svg:y2="1.964cm">
          <text:p/>
        </draw:line>
        <draw:frame draw:style-name="gr162" draw:text-style-name="P4" draw:layer="layout" svg:width="1.518cm" svg:height="0.517cm" svg:x="19.315cm" svg:y="1.426cm">
          <draw:text-box>
            <text:p text:style-name="P1"><text:span text:style-name="T2">Mont</text:span><text:span text:style-name="T2">o</text:span></text:p>
          </draw:text-box>
        </draw:frame>
        <draw:frame draw:style-name="gr163" draw:text-style-name="P4" draw:layer="layout" svg:width="2.195cm" svg:height="0.517cm" svg:x="25.742cm" svg:y="1.427cm">
          <draw:text-box>
            <text:p text:style-name="P1"><text:span text:style-name="T2">Mont</text:span><text:span text:style-name="T2">o</text:span></text:p>
          </draw:text-box>
        </draw:frame>
        <draw:line draw:style-name="gr2" draw:text-style-name="P3" draw:layer="layout" svg:x1="14.41cm" svg:y1="1.964cm" svg:x2="20.638cm" svg:y2="1.964cm">
          <text:p/>
        </draw:line>
        <draw:line draw:style-name="gr2" draw:text-style-name="P3" draw:layer="layout" svg:x1="14.41cm" svg:y1="6.055cm" svg:x2="27.24cm" svg:y2="6.055cm">
          <text:p/>
        </draw:line>
        <draw:frame draw:style-name="gr181" draw:text-style-name="P4" draw:layer="layout" svg:width="4.925cm" svg:height="0.517cm" svg:x="18.32cm" svg:y="5.533cm">
          <draw:text-box>
            <text:p text:style-name="P1"><text:span text:style-name="T2">Cont</text:span><text:span text:style-name="T2">rol </text:span><text:span text:style-name="T2">de </text:span><text:span text:style-name="T2">gasto</text:span><text:span text:style-name="T2">s </text:span><text:span text:style-name="T2">horm</text:span><text:span text:style-name="T2">iga</text:span></text:p>
          </draw:text-box>
        </draw:frame>
        <draw:line draw:style-name="gr15" draw:text-style-name="P7" draw:layer="layout" svg:x1="15.163cm" svg:y1="6.52cm" svg:x2="20.646cm" svg:y2="6.52cm">
          <text:p/>
        </draw:line>
        <draw:line draw:style-name="gr15" draw:text-style-name="P7" draw:layer="layout" svg:x1="15.163cm" svg:y1="7.09cm" svg:x2="20.647cm" svg:y2="7.09cm">
          <text:p/>
        </draw:line>
        <draw:line draw:style-name="gr15" draw:text-style-name="P7" draw:layer="layout" svg:x1="15.163cm" svg:y1="7.66cm" svg:x2="20.647cm" svg:y2="7.66cm">
          <text:p/>
        </draw:line>
        <draw:line draw:style-name="gr15" draw:text-style-name="P7" draw:layer="layout" svg:x1="15.163cm" svg:y1="8.229cm" svg:x2="20.647cm" svg:y2="8.229cm">
          <text:p/>
        </draw:line>
        <draw:line draw:style-name="gr15" draw:text-style-name="P7" draw:layer="layout" svg:x1="15.163cm" svg:y1="8.8cm" svg:x2="20.647cm" svg:y2="8.8cm">
          <text:p/>
        </draw:line>
        <draw:line draw:style-name="gr15" draw:text-style-name="P7" draw:layer="layout" svg:x1="15.148cm" svg:y1="9.372cm" svg:x2="20.632cm" svg:y2="9.372cm">
          <text:p/>
        </draw:line>
        <draw:custom-shape draw:style-name="gr182" draw:text-style-name="P28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13cm" svg:y1="6.519cm" svg:x2="27.096cm" svg:y2="6.519cm">
          <text:p/>
        </draw:line>
        <draw:line draw:style-name="gr15" draw:text-style-name="P7" draw:layer="layout" svg:x1="21.613cm" svg:y1="7.089cm" svg:x2="27.097cm" svg:y2="7.089cm">
          <text:p/>
        </draw:line>
        <draw:line draw:style-name="gr15" draw:text-style-name="P7" draw:layer="layout" svg:x1="21.613cm" svg:y1="7.659cm" svg:x2="27.097cm" svg:y2="7.659cm">
          <text:p/>
        </draw:line>
        <draw:line draw:style-name="gr15" draw:text-style-name="P7" draw:layer="layout" svg:x1="21.613cm" svg:y1="8.228cm" svg:x2="27.097cm" svg:y2="8.228cm">
          <text:p/>
        </draw:line>
        <draw:line draw:style-name="gr15" draw:text-style-name="P7" draw:layer="layout" svg:x1="21.613cm" svg:y1="8.799cm" svg:x2="27.097cm" svg:y2="8.799cm">
          <text:p/>
        </draw:line>
        <draw:line draw:style-name="gr15" draw:text-style-name="P7" draw:layer="layout" svg:x1="21.598cm" svg:y1="9.371cm" svg:x2="27.082cm" svg:y2="9.371cm">
          <text:p/>
        </draw:line>
        <draw:custom-shape draw:style-name="gr182" draw:text-style-name="P28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0.158cm" svg:x2="27.24cm" svg:y2="10.158cm">
          <text:p/>
        </draw:line>
        <draw:frame draw:style-name="gr183" draw:text-style-name="P4" draw:layer="layout" svg:width="3.537cm" svg:height="0.517cm" svg:x="19.32cm" svg:y="9.636cm">
          <draw:text-box>
            <text:p text:style-name="P1"><text:span text:style-name="T2">Cosa</text:span><text:span text:style-name="T2">s por </text:span><text:span text:style-name="T2">com</text:span><text:span text:style-name="T2">prar</text:span></text:p>
          </draw:text-box>
        </draw:frame>
        <draw:line draw:style-name="gr15" draw:text-style-name="P7" draw:layer="layout" svg:x1="15.158cm" svg:y1="10.623cm" svg:x2="18.932cm" svg:y2="10.623cm">
          <text:p/>
        </draw:line>
        <draw:line draw:style-name="gr15" draw:text-style-name="P7" draw:layer="layout" svg:x1="15.158cm" svg:y1="11.193cm" svg:x2="18.933cm" svg:y2="11.193cm">
          <text:p/>
        </draw:line>
        <draw:line draw:style-name="gr15" draw:text-style-name="P7" draw:layer="layout" svg:x1="15.158cm" svg:y1="11.763cm" svg:x2="18.933cm" svg:y2="11.763cm">
          <text:p/>
        </draw:line>
        <draw:line draw:style-name="gr15" draw:text-style-name="P7" draw:layer="layout" svg:x1="15.158cm" svg:y1="12.332cm" svg:x2="18.933cm" svg:y2="12.332cm">
          <text:p/>
        </draw:line>
        <draw:line draw:style-name="gr15" draw:text-style-name="P7" draw:layer="layout" svg:x1="15.158cm" svg:y1="12.903cm" svg:x2="18.933cm" svg:y2="12.903cm">
          <text:p/>
        </draw:line>
        <draw:line draw:style-name="gr15" draw:text-style-name="P7" draw:layer="layout" svg:x1="15.148cm" svg:y1="13.475cm" svg:x2="18.923cm" svg:y2="13.475cm">
          <text:p/>
        </draw:line>
        <draw:custom-shape draw:style-name="gr182" draw:text-style-name="P28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08cm" svg:y1="10.622cm" svg:x2="25.346cm" svg:y2="10.622cm">
          <text:p/>
        </draw:line>
        <draw:line draw:style-name="gr15" draw:text-style-name="P7" draw:layer="layout" svg:x1="21.608cm" svg:y1="11.192cm" svg:x2="25.347cm" svg:y2="11.192cm">
          <text:p/>
        </draw:line>
        <draw:line draw:style-name="gr15" draw:text-style-name="P7" draw:layer="layout" svg:x1="21.608cm" svg:y1="11.762cm" svg:x2="25.347cm" svg:y2="11.762cm">
          <text:p/>
        </draw:line>
        <draw:line draw:style-name="gr15" draw:text-style-name="P7" draw:layer="layout" svg:x1="21.608cm" svg:y1="12.331cm" svg:x2="25.347cm" svg:y2="12.331cm">
          <text:p/>
        </draw:line>
        <draw:line draw:style-name="gr15" draw:text-style-name="P7" draw:layer="layout" svg:x1="21.608cm" svg:y1="12.902cm" svg:x2="25.347cm" svg:y2="12.902cm">
          <text:p/>
        </draw:line>
        <draw:line draw:style-name="gr15" draw:text-style-name="P7" draw:layer="layout" svg:x1="21.598cm" svg:y1="13.474cm" svg:x2="25.337cm" svg:y2="13.474cm">
          <text:p/>
        </draw:line>
        <draw:custom-shape draw:style-name="gr182" draw:text-style-name="P28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9.154cm" svg:y1="10.623cm" svg:x2="20.64cm" svg:y2="10.623cm">
          <text:p/>
        </draw:line>
        <draw:line draw:style-name="gr15" draw:text-style-name="P7" draw:layer="layout" svg:x1="19.154cm" svg:y1="11.193cm" svg:x2="20.64cm" svg:y2="11.193cm">
          <text:p/>
        </draw:line>
        <draw:line draw:style-name="gr15" draw:text-style-name="P7" draw:layer="layout" svg:x1="19.154cm" svg:y1="11.763cm" svg:x2="20.64cm" svg:y2="11.763cm">
          <text:p/>
        </draw:line>
        <draw:line draw:style-name="gr15" draw:text-style-name="P7" draw:layer="layout" svg:x1="19.154cm" svg:y1="12.332cm" svg:x2="20.64cm" svg:y2="12.332cm">
          <text:p/>
        </draw:line>
        <draw:line draw:style-name="gr15" draw:text-style-name="P7" draw:layer="layout" svg:x1="19.154cm" svg:y1="12.903cm" svg:x2="20.64cm" svg:y2="12.903cm">
          <text:p/>
        </draw:line>
        <draw:line draw:style-name="gr15" draw:text-style-name="P7" draw:layer="layout" svg:x1="19.15cm" svg:y1="13.475cm" svg:x2="20.636cm" svg:y2="13.475cm">
          <text:p/>
        </draw:line>
        <draw:line draw:style-name="gr15" draw:text-style-name="P7" draw:layer="layout" svg:x1="25.544cm" svg:y1="10.623cm" svg:x2="27.03cm" svg:y2="10.623cm">
          <text:p/>
        </draw:line>
        <draw:line draw:style-name="gr15" draw:text-style-name="P7" draw:layer="layout" svg:x1="25.544cm" svg:y1="11.193cm" svg:x2="27.03cm" svg:y2="11.193cm">
          <text:p/>
        </draw:line>
        <draw:line draw:style-name="gr15" draw:text-style-name="P7" draw:layer="layout" svg:x1="25.544cm" svg:y1="11.763cm" svg:x2="27.03cm" svg:y2="11.763cm">
          <text:p/>
        </draw:line>
        <draw:line draw:style-name="gr15" draw:text-style-name="P7" draw:layer="layout" svg:x1="25.544cm" svg:y1="12.332cm" svg:x2="27.03cm" svg:y2="12.332cm">
          <text:p/>
        </draw:line>
        <draw:line draw:style-name="gr15" draw:text-style-name="P7" draw:layer="layout" svg:x1="25.544cm" svg:y1="12.903cm" svg:x2="27.03cm" svg:y2="12.903cm">
          <text:p/>
        </draw:line>
        <draw:line draw:style-name="gr15" draw:text-style-name="P7" draw:layer="layout" svg:x1="25.54cm" svg:y1="13.475cm" svg:x2="27.026cm" svg:y2="13.475cm">
          <text:p/>
        </draw:line>
        <draw:frame draw:style-name="gr184" draw:text-style-name="P6" draw:layer="layout" svg:width="0.457cm" svg:height="0.348cm" svg:x="19.247cm" svg:y="2.0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2.6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3.2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3.7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4.3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4.9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cm" svg:y="2.0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2.6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3.2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3.7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4.3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4.9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7cm" svg:y="10.2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0.8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1.4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1.9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2.5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3.1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cm" svg:y="10.2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0.8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1.4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1.9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2.5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3.12cm">
          <draw:text-box>
            <text:p text:style-name="P1"><text:span text:style-name="T4">$</text:span></text:p>
          </draw:text-box>
        </draw:frame>
        <draw:custom-shape draw:style-name="gr185" draw:text-style-name="P28" draw:layer="layout" svg:width="3.77cm" svg:height="1.867cm" svg:x="14.75cm" svg:y="15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28" draw:layer="layout" svg:width="3.771cm" svg:height="1.867cm" svg:x="18.999cm" svg:y="15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8" draw:layer="layout" svg:width="3.77cm" svg:height="1.867cm" svg:x="23.249cm" svg:y="15.6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master-page79">
        <draw:custom-shape draw:style-name="gr187" draw:text-style-name="P8" draw:layer="layout" svg:width="3.358cm" svg:height="0.578cm" svg:x="14.8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9" draw:layer="layout" svg:width="0.481cm" svg:height="0.507cm" svg:x="17.9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9" draw:layer="layout" svg:width="0.481cm" svg:height="0.499cm" svg:x="14.5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" draw:layer="layout" svg:width="3.853cm" svg:height="0.337cm" svg:x="14.5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22cm" svg:y1="2.42cm" svg:x2="4.02cm" svg:y2="2.42cm">
          <text:p/>
        </draw:line>
        <draw:line draw:style-name="gr15" draw:text-style-name="P7" draw:layer="layout" svg:x1="1.22cm" svg:y1="2.99cm" svg:x2="4.02cm" svg:y2="2.99cm">
          <text:p/>
        </draw:line>
        <draw:line draw:style-name="gr15" draw:text-style-name="P7" draw:layer="layout" svg:x1="1.22cm" svg:y1="3.56cm" svg:x2="4.02cm" svg:y2="3.56cm">
          <text:p/>
        </draw:line>
        <draw:line draw:style-name="gr15" draw:text-style-name="P7" draw:layer="layout" svg:x1="1.22cm" svg:y1="4.129cm" svg:x2="4.02cm" svg:y2="4.129cm">
          <text:p/>
        </draw:line>
        <draw:line draw:style-name="gr15" draw:text-style-name="P7" draw:layer="layout" svg:x1="1.22cm" svg:y1="4.7cm" svg:x2="4.02cm" svg:y2="4.7cm">
          <text:p/>
        </draw:line>
        <draw:line draw:style-name="gr15" draw:text-style-name="P7" draw:layer="layout" svg:x1="1.22cm" svg:y1="5.272cm" svg:x2="4.02cm" svg:y2="5.272cm">
          <text:p/>
        </draw:line>
        <draw:line draw:style-name="gr15" draw:text-style-name="P7" draw:layer="layout" svg:x1="1.22cm" svg:y1="5.841cm" svg:x2="4.02cm" svg:y2="5.841cm">
          <text:p/>
        </draw:line>
        <draw:line draw:style-name="gr15" draw:text-style-name="P7" draw:layer="layout" svg:x1="1.22cm" svg:y1="6.411cm" svg:x2="4.02cm" svg:y2="6.411cm">
          <text:p/>
        </draw:line>
        <draw:line draw:style-name="gr15" draw:text-style-name="P7" draw:layer="layout" svg:x1="1.22cm" svg:y1="6.98cm" svg:x2="4.02cm" svg:y2="6.98cm">
          <text:p/>
        </draw:line>
        <draw:line draw:style-name="gr15" draw:text-style-name="P7" draw:layer="layout" svg:x1="4.191cm" svg:y1="2.42cm" svg:x2="5.682cm" svg:y2="2.42cm">
          <text:p/>
        </draw:line>
        <draw:line draw:style-name="gr15" draw:text-style-name="P7" draw:layer="layout" svg:x1="4.191cm" svg:y1="2.99cm" svg:x2="5.683cm" svg:y2="2.99cm">
          <text:p/>
        </draw:line>
        <draw:line draw:style-name="gr15" draw:text-style-name="P7" draw:layer="layout" svg:x1="4.191cm" svg:y1="3.56cm" svg:x2="5.683cm" svg:y2="3.56cm">
          <text:p/>
        </draw:line>
        <draw:line draw:style-name="gr15" draw:text-style-name="P7" draw:layer="layout" svg:x1="4.191cm" svg:y1="4.129cm" svg:x2="5.683cm" svg:y2="4.129cm">
          <text:p/>
        </draw:line>
        <draw:line draw:style-name="gr15" draw:text-style-name="P7" draw:layer="layout" svg:x1="4.191cm" svg:y1="4.7cm" svg:x2="5.683cm" svg:y2="4.7cm">
          <text:p/>
        </draw:line>
        <draw:line draw:style-name="gr15" draw:text-style-name="P7" draw:layer="layout" svg:x1="4.191cm" svg:y1="5.272cm" svg:x2="5.683cm" svg:y2="5.272cm">
          <text:p/>
        </draw:line>
        <draw:line draw:style-name="gr15" draw:text-style-name="P7" draw:layer="layout" svg:x1="4.191cm" svg:y1="5.841cm" svg:x2="5.683cm" svg:y2="5.841cm">
          <text:p/>
        </draw:line>
        <draw:line draw:style-name="gr15" draw:text-style-name="P7" draw:layer="layout" svg:x1="4.191cm" svg:y1="6.411cm" svg:x2="5.683cm" svg:y2="6.411cm">
          <text:p/>
        </draw:line>
        <draw:line draw:style-name="gr15" draw:text-style-name="P7" draw:layer="layout" svg:x1="4.191cm" svg:y1="6.98cm" svg:x2="5.683cm" svg:y2="6.98cm">
          <text:p/>
        </draw:line>
        <draw:line draw:style-name="gr15" draw:text-style-name="P7" draw:layer="layout" svg:x1="5.86cm" svg:y1="2.42cm" svg:x2="7.351cm" svg:y2="2.42cm">
          <text:p/>
        </draw:line>
        <draw:line draw:style-name="gr15" draw:text-style-name="P7" draw:layer="layout" svg:x1="5.86cm" svg:y1="2.99cm" svg:x2="7.352cm" svg:y2="2.99cm">
          <text:p/>
        </draw:line>
        <draw:line draw:style-name="gr15" draw:text-style-name="P7" draw:layer="layout" svg:x1="5.86cm" svg:y1="3.56cm" svg:x2="7.352cm" svg:y2="3.56cm">
          <text:p/>
        </draw:line>
        <draw:line draw:style-name="gr15" draw:text-style-name="P7" draw:layer="layout" svg:x1="5.86cm" svg:y1="4.129cm" svg:x2="7.352cm" svg:y2="4.129cm">
          <text:p/>
        </draw:line>
        <draw:line draw:style-name="gr15" draw:text-style-name="P7" draw:layer="layout" svg:x1="5.86cm" svg:y1="4.7cm" svg:x2="7.352cm" svg:y2="4.7cm">
          <text:p/>
        </draw:line>
        <draw:line draw:style-name="gr15" draw:text-style-name="P7" draw:layer="layout" svg:x1="5.86cm" svg:y1="5.272cm" svg:x2="7.352cm" svg:y2="5.272cm">
          <text:p/>
        </draw:line>
        <draw:line draw:style-name="gr15" draw:text-style-name="P7" draw:layer="layout" svg:x1="5.86cm" svg:y1="5.841cm" svg:x2="7.352cm" svg:y2="5.841cm">
          <text:p/>
        </draw:line>
        <draw:line draw:style-name="gr15" draw:text-style-name="P7" draw:layer="layout" svg:x1="5.86cm" svg:y1="6.411cm" svg:x2="7.352cm" svg:y2="6.411cm">
          <text:p/>
        </draw:line>
        <draw:line draw:style-name="gr15" draw:text-style-name="P7" draw:layer="layout" svg:x1="5.86cm" svg:y1="6.98cm" svg:x2="7.352cm" svg:y2="6.98cm">
          <text:p/>
        </draw:line>
        <draw:line draw:style-name="gr15" draw:text-style-name="P7" draw:layer="layout" svg:x1="2.457cm" svg:y1="7.559cm" svg:x2="7.351cm" svg:y2="7.559cm">
          <text:p/>
        </draw:line>
        <draw:line draw:style-name="gr2" draw:text-style-name="P3" draw:layer="layout" svg:x1="-4.79cm" svg:y1="16.756cm" svg:x2="-4.79cm" svg:y2="3.506cm">
          <text:p/>
        </draw:line>
        <draw:frame draw:style-name="gr134" draw:text-style-name="P6" draw:layer="layout" svg:width="2.445cm" svg:height="0.582cm" svg:x="1.273cm" svg:y="2.657cm">
          <draw:text-box>
            <text:p text:style-name="P1"><text:span text:style-name="T4">Alquiler </text:span><text:span text:style-name="T4">/ </text:span><text:span text:style-name="T4">Hipotéc</text:span><text:span text:style-name="T4">a <text:s/></text:span></text:p>
          </draw:text-box>
        </draw:frame>
        <draw:frame draw:style-name="gr135" draw:text-style-name="P6" draw:layer="layout" svg:width="0.667cm" svg:height="0.583cm" svg:x="1.245cm" svg:y="3.227cm">
          <draw:text-box>
            <text:p text:style-name="P1"><text:span text:style-name="T4">Luz <text:s text:c="2"/></text:span></text:p>
          </draw:text-box>
        </draw:frame>
        <draw:frame draw:style-name="gr135" draw:text-style-name="P6" draw:layer="layout" svg:width="0.667cm" svg:height="0.583cm" svg:x="1.245cm" svg:y="3.797cm">
          <draw:text-box>
            <text:p text:style-name="P1"><text:span text:style-name="T4">Agua</text:span></text:p>
          </draw:text-box>
        </draw:frame>
        <draw:frame draw:style-name="gr136" draw:text-style-name="P6" draw:layer="layout" svg:width="0.495cm" svg:height="0.583cm" svg:x="1.245cm" svg:y="4.368cm">
          <draw:text-box>
            <text:p text:style-name="P1"><text:span text:style-name="T4">Gas</text:span></text:p>
          </draw:text-box>
        </draw:frame>
        <draw:frame draw:style-name="gr137" draw:text-style-name="P6" draw:layer="layout" svg:width="1.13cm" svg:height="0.583cm" svg:x="1.245cm" svg:y="4.937cm">
          <draw:text-box>
            <text:p text:style-name="P1"><text:span text:style-name="T4">Teléfon</text:span><text:span text:style-name="T4">o</text:span></text:p>
          </draw:text-box>
        </draw:frame>
        <draw:frame draw:style-name="gr138" draw:text-style-name="P6" draw:layer="layout" svg:width="1.575cm" svg:height="0.584cm" svg:x="1.245cm" svg:y="5.508cm">
          <draw:text-box>
            <text:p text:style-name="P1"><text:span text:style-name="T4">TV / </text:span><text:span text:style-name="T4">Internet</text:span></text:p>
          </draw:text-box>
        </draw:frame>
        <draw:frame draw:style-name="gr139" draw:text-style-name="P6" draw:layer="layout" svg:width="1.873cm" svg:height="0.583cm" svg:x="1.245cm" svg:y="6.078cm">
          <draw:text-box>
            <text:p text:style-name="P1"><text:span text:style-name="T4">+</text:span></text:p>
          </draw:text-box>
        </draw:frame>
        <draw:frame draw:style-name="gr140" draw:text-style-name="P6" draw:layer="layout" svg:width="1.211cm" svg:height="0.583cm" svg:x="1.245cm" svg:y="6.648cm">
          <draw:text-box>
            <text:p text:style-name="P1"><text:span text:style-name="T4">+</text:span></text:p>
          </draw:text-box>
        </draw:frame>
        <draw:frame draw:style-name="gr141" draw:text-style-name="P6" draw:layer="layout" svg:width="1.779cm" svg:height="0.348cm" svg:x="1.245cm" svg:y="7.226cm">
          <draw:text-box>
            <text:p text:style-name="P1"><text:span text:style-name="T4">Subtotal</text:span></text:p>
          </draw:text-box>
        </draw:frame>
        <draw:frame draw:style-name="gr142" draw:text-style-name="P6" draw:layer="layout" svg:width="0.73cm" svg:height="0.583cm" svg:x="1.274cm" svg:y="2.091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2.092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6.275cm" svg:y="2.093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2.421cm" svg:x2="10.41cm" svg:y2="2.421cm">
          <text:p/>
        </draw:line>
        <draw:line draw:style-name="gr15" draw:text-style-name="P7" draw:layer="layout" svg:x1="7.61cm" svg:y1="2.992cm" svg:x2="10.41cm" svg:y2="2.992cm">
          <text:p/>
        </draw:line>
        <draw:line draw:style-name="gr15" draw:text-style-name="P7" draw:layer="layout" svg:x1="7.61cm" svg:y1="3.562cm" svg:x2="10.41cm" svg:y2="3.562cm">
          <text:p/>
        </draw:line>
        <draw:line draw:style-name="gr15" draw:text-style-name="P7" draw:layer="layout" svg:x1="7.61cm" svg:y1="4.131cm" svg:x2="10.41cm" svg:y2="4.131cm">
          <text:p/>
        </draw:line>
        <draw:line draw:style-name="gr15" draw:text-style-name="P7" draw:layer="layout" svg:x1="7.61cm" svg:y1="4.702cm" svg:x2="10.41cm" svg:y2="4.702cm">
          <text:p/>
        </draw:line>
        <draw:line draw:style-name="gr15" draw:text-style-name="P7" draw:layer="layout" svg:x1="7.61cm" svg:y1="5.274cm" svg:x2="10.41cm" svg:y2="5.274cm">
          <text:p/>
        </draw:line>
        <draw:line draw:style-name="gr15" draw:text-style-name="P7" draw:layer="layout" svg:x1="7.61cm" svg:y1="5.843cm" svg:x2="10.41cm" svg:y2="5.843cm">
          <text:p/>
        </draw:line>
        <draw:line draw:style-name="gr15" draw:text-style-name="P7" draw:layer="layout" svg:x1="7.61cm" svg:y1="6.413cm" svg:x2="10.41cm" svg:y2="6.413cm">
          <text:p/>
        </draw:line>
        <draw:line draw:style-name="gr15" draw:text-style-name="P7" draw:layer="layout" svg:x1="7.61cm" svg:y1="6.982cm" svg:x2="10.41cm" svg:y2="6.982cm">
          <text:p/>
        </draw:line>
        <draw:line draw:style-name="gr15" draw:text-style-name="P7" draw:layer="layout" svg:x1="10.581cm" svg:y1="2.421cm" svg:x2="12.072cm" svg:y2="2.421cm">
          <text:p/>
        </draw:line>
        <draw:line draw:style-name="gr15" draw:text-style-name="P7" draw:layer="layout" svg:x1="10.581cm" svg:y1="2.992cm" svg:x2="12.073cm" svg:y2="2.992cm">
          <text:p/>
        </draw:line>
        <draw:line draw:style-name="gr15" draw:text-style-name="P7" draw:layer="layout" svg:x1="10.581cm" svg:y1="3.562cm" svg:x2="12.073cm" svg:y2="3.562cm">
          <text:p/>
        </draw:line>
        <draw:line draw:style-name="gr15" draw:text-style-name="P7" draw:layer="layout" svg:x1="10.581cm" svg:y1="4.131cm" svg:x2="12.073cm" svg:y2="4.131cm">
          <text:p/>
        </draw:line>
        <draw:line draw:style-name="gr15" draw:text-style-name="P7" draw:layer="layout" svg:x1="10.581cm" svg:y1="4.702cm" svg:x2="12.073cm" svg:y2="4.702cm">
          <text:p/>
        </draw:line>
        <draw:line draw:style-name="gr15" draw:text-style-name="P7" draw:layer="layout" svg:x1="10.581cm" svg:y1="5.274cm" svg:x2="12.073cm" svg:y2="5.274cm">
          <text:p/>
        </draw:line>
        <draw:line draw:style-name="gr15" draw:text-style-name="P7" draw:layer="layout" svg:x1="10.581cm" svg:y1="5.843cm" svg:x2="12.073cm" svg:y2="5.843cm">
          <text:p/>
        </draw:line>
        <draw:line draw:style-name="gr15" draw:text-style-name="P7" draw:layer="layout" svg:x1="10.581cm" svg:y1="6.413cm" svg:x2="12.073cm" svg:y2="6.413cm">
          <text:p/>
        </draw:line>
        <draw:line draw:style-name="gr15" draw:text-style-name="P7" draw:layer="layout" svg:x1="10.581cm" svg:y1="6.982cm" svg:x2="12.073cm" svg:y2="6.982cm">
          <text:p/>
        </draw:line>
        <draw:line draw:style-name="gr15" draw:text-style-name="P7" draw:layer="layout" svg:x1="12.25cm" svg:y1="2.421cm" svg:x2="13.741cm" svg:y2="2.421cm">
          <text:p/>
        </draw:line>
        <draw:line draw:style-name="gr15" draw:text-style-name="P7" draw:layer="layout" svg:x1="12.25cm" svg:y1="2.992cm" svg:x2="13.742cm" svg:y2="2.992cm">
          <text:p/>
        </draw:line>
        <draw:line draw:style-name="gr15" draw:text-style-name="P7" draw:layer="layout" svg:x1="12.25cm" svg:y1="3.562cm" svg:x2="13.742cm" svg:y2="3.562cm">
          <text:p/>
        </draw:line>
        <draw:line draw:style-name="gr15" draw:text-style-name="P7" draw:layer="layout" svg:x1="12.25cm" svg:y1="4.131cm" svg:x2="13.742cm" svg:y2="4.131cm">
          <text:p/>
        </draw:line>
        <draw:line draw:style-name="gr15" draw:text-style-name="P7" draw:layer="layout" svg:x1="12.25cm" svg:y1="4.702cm" svg:x2="13.742cm" svg:y2="4.702cm">
          <text:p/>
        </draw:line>
        <draw:line draw:style-name="gr15" draw:text-style-name="P7" draw:layer="layout" svg:x1="12.25cm" svg:y1="5.274cm" svg:x2="13.742cm" svg:y2="5.274cm">
          <text:p/>
        </draw:line>
        <draw:line draw:style-name="gr15" draw:text-style-name="P7" draw:layer="layout" svg:x1="12.25cm" svg:y1="5.843cm" svg:x2="13.742cm" svg:y2="5.843cm">
          <text:p/>
        </draw:line>
        <draw:line draw:style-name="gr15" draw:text-style-name="P7" draw:layer="layout" svg:x1="12.25cm" svg:y1="6.413cm" svg:x2="13.742cm" svg:y2="6.413cm">
          <text:p/>
        </draw:line>
        <draw:line draw:style-name="gr15" draw:text-style-name="P7" draw:layer="layout" svg:x1="12.25cm" svg:y1="6.982cm" svg:x2="13.742cm" svg:y2="6.982cm">
          <text:p/>
        </draw:line>
        <draw:frame draw:style-name="gr145" draw:text-style-name="P6" draw:layer="layout" svg:width="0.645cm" svg:height="0.583cm" svg:x="7.663cm" svg:y="2.658cm">
          <draw:text-box>
            <text:p text:style-name="P1"><text:span text:style-name="T4">Ropa</text:span></text:p>
          </draw:text-box>
        </draw:frame>
        <draw:frame draw:style-name="gr146" draw:text-style-name="P6" draw:layer="layout" svg:width="2.415cm" svg:height="0.583cm" svg:x="7.635cm" svg:y="3.229cm">
          <draw:text-box>
            <text:p text:style-name="P1"><text:span text:style-name="T4">Cuidad</text:span><text:span text:style-name="T4">o </text:span><text:span text:style-name="T4">person</text:span><text:span text:style-name="T4">al <text:s text:c="2"/></text:span></text:p>
          </draw:text-box>
        </draw:frame>
        <draw:frame draw:style-name="gr147" draw:text-style-name="P6" draw:layer="layout" svg:width="1.175cm" svg:height="0.583cm" svg:x="7.635cm" svg:y="3.799cm">
          <draw:text-box>
            <text:p text:style-name="P1"><text:span text:style-name="T4">Mascot</text:span><text:span text:style-name="T4">as</text:span></text:p>
          </draw:text-box>
        </draw:frame>
        <draw:frame draw:style-name="gr148" draw:text-style-name="P6" draw:layer="layout" svg:width="2.241cm" svg:height="0.583cm" svg:x="7.635cm" svg:y="4.37cm">
          <draw:text-box>
            <text:p text:style-name="P1"><text:span text:style-name="T4">Estética </text:span><text:span text:style-name="T4">/ </text:span><text:span text:style-name="T4">barberí</text:span><text:span text:style-name="T4">a</text:span></text:p>
          </draw:text-box>
        </draw:frame>
        <draw:frame draw:style-name="gr137" draw:text-style-name="P6" draw:layer="layout" svg:width="1.13cm" svg:height="0.583cm" svg:x="7.635cm" svg:y="4.939cm">
          <draw:text-box>
            <text:p text:style-name="P1"><text:span text:style-name="T4">+</text:span></text:p>
          </draw:text-box>
        </draw:frame>
        <draw:frame draw:style-name="gr138" draw:text-style-name="P6" draw:layer="layout" svg:width="1.575cm" svg:height="0.584cm" svg:x="7.635cm" svg:y="5.51cm">
          <draw:text-box>
            <text:p text:style-name="P1"><text:span text:style-name="T4">+</text:span></text:p>
          </draw:text-box>
        </draw:frame>
        <draw:frame draw:style-name="gr139" draw:text-style-name="P6" draw:layer="layout" svg:width="1.873cm" svg:height="0.583cm" svg:x="7.635cm" svg:y="6.08cm">
          <draw:text-box>
            <text:p text:style-name="P1"><text:span text:style-name="T4">+</text:span></text:p>
          </draw:text-box>
        </draw:frame>
        <draw:frame draw:style-name="gr149" draw:text-style-name="P6" draw:layer="layout" svg:width="1.211cm" svg:height="0.582cm" svg:x="7.635cm" svg:y="6.65cm">
          <draw:text-box>
            <text:p text:style-name="P1"><text:span text:style-name="T4">+</text:span></text:p>
          </draw:text-box>
        </draw:frame>
        <draw:frame draw:style-name="gr150" draw:text-style-name="P6" draw:layer="layout" svg:width="1.909cm" svg:height="0.348cm" svg:x="7.635cm" svg:y="7.228cm">
          <draw:text-box>
            <text:p text:style-name="P1"><text:span text:style-name="T4">Subtotal</text:span></text:p>
          </draw:text-box>
        </draw:frame>
        <draw:frame draw:style-name="gr151" draw:text-style-name="P6" draw:layer="layout" svg:width="0.73cm" svg:height="0.582cm" svg:x="7.664cm" svg:y="2.093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2.094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12.665cm" svg:y="2.095cm">
          <draw:text-box>
            <text:p text:style-name="P1"><text:span text:style-name="T4">Real</text:span></text:p>
          </draw:text-box>
        </draw:frame>
        <draw:line draw:style-name="gr2" draw:text-style-name="P3" draw:layer="layout" svg:x1="0.7cm" svg:y1="8.25cm" svg:x2="13.95cm" svg:y2="8.25cm">
          <text:p/>
        </draw:line>
        <draw:line draw:style-name="gr15" draw:text-style-name="P7" draw:layer="layout" svg:x1="1.22cm" svg:y1="8.739cm" svg:x2="4.02cm" svg:y2="8.739cm">
          <text:p/>
        </draw:line>
        <draw:line draw:style-name="gr15" draw:text-style-name="P7" draw:layer="layout" svg:x1="1.22cm" svg:y1="9.309cm" svg:x2="4.02cm" svg:y2="9.309cm">
          <text:p/>
        </draw:line>
        <draw:line draw:style-name="gr15" draw:text-style-name="P7" draw:layer="layout" svg:x1="1.22cm" svg:y1="9.88cm" svg:x2="4.02cm" svg:y2="9.88cm">
          <text:p/>
        </draw:line>
        <draw:line draw:style-name="gr15" draw:text-style-name="P7" draw:layer="layout" svg:x1="1.22cm" svg:y1="10.448cm" svg:x2="4.02cm" svg:y2="10.448cm">
          <text:p/>
        </draw:line>
        <draw:line draw:style-name="gr15" draw:text-style-name="P7" draw:layer="layout" svg:x1="1.22cm" svg:y1="11.02cm" svg:x2="4.02cm" svg:y2="11.02cm">
          <text:p/>
        </draw:line>
        <draw:line draw:style-name="gr15" draw:text-style-name="P7" draw:layer="layout" svg:x1="1.22cm" svg:y1="11.591cm" svg:x2="4.02cm" svg:y2="11.591cm">
          <text:p/>
        </draw:line>
        <draw:line draw:style-name="gr15" draw:text-style-name="P7" draw:layer="layout" svg:x1="4.191cm" svg:y1="8.739cm" svg:x2="5.682cm" svg:y2="8.739cm">
          <text:p/>
        </draw:line>
        <draw:line draw:style-name="gr15" draw:text-style-name="P7" draw:layer="layout" svg:x1="4.191cm" svg:y1="9.309cm" svg:x2="5.683cm" svg:y2="9.309cm">
          <text:p/>
        </draw:line>
        <draw:line draw:style-name="gr15" draw:text-style-name="P7" draw:layer="layout" svg:x1="4.191cm" svg:y1="9.88cm" svg:x2="5.683cm" svg:y2="9.88cm">
          <text:p/>
        </draw:line>
        <draw:line draw:style-name="gr15" draw:text-style-name="P7" draw:layer="layout" svg:x1="4.191cm" svg:y1="10.448cm" svg:x2="5.683cm" svg:y2="10.448cm">
          <text:p/>
        </draw:line>
        <draw:line draw:style-name="gr15" draw:text-style-name="P7" draw:layer="layout" svg:x1="4.191cm" svg:y1="11.02cm" svg:x2="5.683cm" svg:y2="11.02cm">
          <text:p/>
        </draw:line>
        <draw:line draw:style-name="gr15" draw:text-style-name="P7" draw:layer="layout" svg:x1="4.191cm" svg:y1="11.591cm" svg:x2="5.683cm" svg:y2="11.591cm">
          <text:p/>
        </draw:line>
        <draw:line draw:style-name="gr15" draw:text-style-name="P7" draw:layer="layout" svg:x1="5.86cm" svg:y1="8.739cm" svg:x2="7.351cm" svg:y2="8.739cm">
          <text:p/>
        </draw:line>
        <draw:line draw:style-name="gr15" draw:text-style-name="P7" draw:layer="layout" svg:x1="5.86cm" svg:y1="9.309cm" svg:x2="7.352cm" svg:y2="9.309cm">
          <text:p/>
        </draw:line>
        <draw:line draw:style-name="gr15" draw:text-style-name="P7" draw:layer="layout" svg:x1="5.86cm" svg:y1="9.88cm" svg:x2="7.352cm" svg:y2="9.88cm">
          <text:p/>
        </draw:line>
        <draw:line draw:style-name="gr15" draw:text-style-name="P7" draw:layer="layout" svg:x1="5.86cm" svg:y1="10.448cm" svg:x2="7.352cm" svg:y2="10.448cm">
          <text:p/>
        </draw:line>
        <draw:line draw:style-name="gr15" draw:text-style-name="P7" draw:layer="layout" svg:x1="5.86cm" svg:y1="11.02cm" svg:x2="7.352cm" svg:y2="11.02cm">
          <text:p/>
        </draw:line>
        <draw:line draw:style-name="gr15" draw:text-style-name="P7" draw:layer="layout" svg:x1="5.86cm" svg:y1="11.591cm" svg:x2="7.352cm" svg:y2="11.591cm">
          <text:p/>
        </draw:line>
        <draw:frame draw:style-name="gr153" draw:text-style-name="P6" draw:layer="layout" svg:width="1.979cm" svg:height="0.583cm" svg:x="1.273cm" svg:y="8.976cm">
          <draw:text-box>
            <text:p text:style-name="P1"><text:span text:style-name="T4">Superm</text:span><text:span text:style-name="T4">ercado <text:s/></text:span></text:p>
          </draw:text-box>
        </draw:frame>
        <draw:frame draw:style-name="gr154" draw:text-style-name="P6" draw:layer="layout" svg:width="1.031cm" svg:height="0.583cm" svg:x="1.245cm" svg:y="9.546cm">
          <draw:text-box>
            <text:p text:style-name="P1"><text:span text:style-name="T4">Snacks <text:s/></text:span></text:p>
          </draw:text-box>
        </draw:frame>
        <draw:frame draw:style-name="gr155" draw:text-style-name="P6" draw:layer="layout" svg:width="2.36cm" svg:height="0.582cm" svg:x="1.245cm" svg:y="10.117cm">
          <draw:text-box>
            <text:p text:style-name="P1"><text:span text:style-name="T4">Comida </text:span><text:span text:style-name="T4">a </text:span><text:span text:style-name="T4">domicili</text:span><text:span text:style-name="T4">o</text:span></text:p>
          </draw:text-box>
        </draw:frame>
        <draw:frame draw:style-name="gr156" draw:text-style-name="P6" draw:layer="layout" svg:width="2.707cm" svg:height="0.583cm" svg:x="1.245cm" svg:y="10.687cm">
          <draw:text-box>
            <text:p text:style-name="P1"><text:span text:style-name="T4">Comida </text:span><text:span text:style-name="T4">fuera </text:span><text:span text:style-name="T4">de casa</text:span></text:p>
          </draw:text-box>
        </draw:frame>
        <draw:frame draw:style-name="gr157" draw:text-style-name="P6" draw:layer="layout" svg:width="1.13cm" svg:height="0.582cm" svg:x="1.245cm" svg:y="11.257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1.274cm" svg:y="8.41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8.411cm">
          <draw:text-box>
            <text:p text:style-name="P1"><text:span text:style-name="T4">Presup</text:span><text:span text:style-name="T4">uestado</text:span></text:p>
          </draw:text-box>
        </draw:frame>
        <draw:frame draw:style-name="gr158" draw:text-style-name="P6" draw:layer="layout" svg:width="0.562cm" svg:height="0.583cm" svg:x="6.275cm" svg:y="8.412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8.741cm" svg:x2="10.41cm" svg:y2="8.741cm">
          <text:p/>
        </draw:line>
        <draw:line draw:style-name="gr15" draw:text-style-name="P7" draw:layer="layout" svg:x1="7.61cm" svg:y1="9.311cm" svg:x2="10.41cm" svg:y2="9.311cm">
          <text:p/>
        </draw:line>
        <draw:line draw:style-name="gr15" draw:text-style-name="P7" draw:layer="layout" svg:x1="7.61cm" svg:y1="9.882cm" svg:x2="10.41cm" svg:y2="9.882cm">
          <text:p/>
        </draw:line>
        <draw:line draw:style-name="gr15" draw:text-style-name="P7" draw:layer="layout" svg:x1="7.61cm" svg:y1="10.45cm" svg:x2="10.41cm" svg:y2="10.45cm">
          <text:p/>
        </draw:line>
        <draw:line draw:style-name="gr15" draw:text-style-name="P7" draw:layer="layout" svg:x1="7.61cm" svg:y1="11.021cm" svg:x2="10.41cm" svg:y2="11.021cm">
          <text:p/>
        </draw:line>
        <draw:line draw:style-name="gr15" draw:text-style-name="P7" draw:layer="layout" svg:x1="7.61cm" svg:y1="11.593cm" svg:x2="10.41cm" svg:y2="11.593cm">
          <text:p/>
        </draw:line>
        <draw:line draw:style-name="gr15" draw:text-style-name="P7" draw:layer="layout" svg:x1="10.581cm" svg:y1="8.741cm" svg:x2="12.072cm" svg:y2="8.741cm">
          <text:p/>
        </draw:line>
        <draw:line draw:style-name="gr15" draw:text-style-name="P7" draw:layer="layout" svg:x1="10.581cm" svg:y1="9.311cm" svg:x2="12.073cm" svg:y2="9.311cm">
          <text:p/>
        </draw:line>
        <draw:line draw:style-name="gr15" draw:text-style-name="P7" draw:layer="layout" svg:x1="10.581cm" svg:y1="9.882cm" svg:x2="12.073cm" svg:y2="9.882cm">
          <text:p/>
        </draw:line>
        <draw:line draw:style-name="gr15" draw:text-style-name="P7" draw:layer="layout" svg:x1="10.581cm" svg:y1="10.45cm" svg:x2="12.073cm" svg:y2="10.45cm">
          <text:p/>
        </draw:line>
        <draw:line draw:style-name="gr15" draw:text-style-name="P7" draw:layer="layout" svg:x1="10.581cm" svg:y1="11.021cm" svg:x2="12.073cm" svg:y2="11.021cm">
          <text:p/>
        </draw:line>
        <draw:line draw:style-name="gr15" draw:text-style-name="P7" draw:layer="layout" svg:x1="10.581cm" svg:y1="11.593cm" svg:x2="12.073cm" svg:y2="11.593cm">
          <text:p/>
        </draw:line>
        <draw:line draw:style-name="gr15" draw:text-style-name="P7" draw:layer="layout" svg:x1="12.25cm" svg:y1="8.741cm" svg:x2="13.741cm" svg:y2="8.741cm">
          <text:p/>
        </draw:line>
        <draw:line draw:style-name="gr15" draw:text-style-name="P7" draw:layer="layout" svg:x1="12.25cm" svg:y1="9.311cm" svg:x2="13.742cm" svg:y2="9.311cm">
          <text:p/>
        </draw:line>
        <draw:line draw:style-name="gr15" draw:text-style-name="P7" draw:layer="layout" svg:x1="12.25cm" svg:y1="9.882cm" svg:x2="13.742cm" svg:y2="9.882cm">
          <text:p/>
        </draw:line>
        <draw:line draw:style-name="gr15" draw:text-style-name="P7" draw:layer="layout" svg:x1="12.25cm" svg:y1="10.45cm" svg:x2="13.742cm" svg:y2="10.45cm">
          <text:p/>
        </draw:line>
        <draw:line draw:style-name="gr15" draw:text-style-name="P7" draw:layer="layout" svg:x1="12.25cm" svg:y1="11.021cm" svg:x2="13.742cm" svg:y2="11.021cm">
          <text:p/>
        </draw:line>
        <draw:line draw:style-name="gr15" draw:text-style-name="P7" draw:layer="layout" svg:x1="12.25cm" svg:y1="11.593cm" svg:x2="13.742cm" svg:y2="11.593cm">
          <text:p/>
        </draw:line>
        <draw:frame draw:style-name="gr159" draw:text-style-name="P6" draw:layer="layout" svg:width="2.322cm" svg:height="0.582cm" svg:x="7.663cm" svg:y="8.978cm">
          <draw:text-box>
            <text:p text:style-name="P1"><text:span text:style-name="T4">Présta</text:span><text:span text:style-name="T4">mo </text:span><text:span text:style-name="T4">bancari</text:span><text:span text:style-name="T4">o</text:span></text:p>
          </draw:text-box>
        </draw:frame>
        <draw:frame draw:style-name="gr160" draw:text-style-name="P6" draw:layer="layout" svg:width="2.474cm" svg:height="0.695cm" svg:x="7.635cm" svg:y="9.548cm">
          <draw:text-box>
            <text:p text:style-name="P1"><text:span text:style-name="T4">Tarjetas </text:span><text:span text:style-name="T4">de </text:span><text:span text:style-name="T4">crédito <text:s/></text:span></text:p>
          </draw:text-box>
        </draw:frame>
        <draw:frame draw:style-name="gr161" draw:text-style-name="P6" draw:layer="layout" svg:width="2.131cm" svg:height="0.582cm" svg:x="7.635cm" svg:y="10.119cm">
          <draw:text-box>
            <text:p text:style-name="P1"><text:span text:style-name="T4">Depart</text:span><text:span text:style-name="T4">amental</text:span><text:span text:style-name="T4">es</text:span></text:p>
          </draw:text-box>
        </draw:frame>
        <draw:frame draw:style-name="gr136" draw:text-style-name="P6" draw:layer="layout" svg:width="0.495cm" svg:height="0.583cm" svg:x="7.635cm" svg:y="10.689cm">
          <draw:text-box>
            <text:p text:style-name="P1"><text:span text:style-name="T4">+</text:span></text:p>
          </draw:text-box>
        </draw:frame>
        <draw:frame draw:style-name="gr157" draw:text-style-name="P6" draw:layer="layout" svg:width="1.13cm" svg:height="0.582cm" svg:x="7.635cm" svg:y="11.259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7.664cm" svg:y="8.412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10.564cm" svg:y="8.413cm">
          <draw:text-box>
            <text:p text:style-name="P1"><text:span text:style-name="T4">Presup</text:span><text:span text:style-name="T4">uestado</text:span></text:p>
          </draw:text-box>
        </draw:frame>
        <draw:frame draw:style-name="gr158" draw:text-style-name="P6" draw:layer="layout" svg:width="0.562cm" svg:height="0.583cm" svg:x="12.665cm" svg:y="8.414cm">
          <draw:text-box>
            <text:p text:style-name="P1"><text:span text:style-name="T4">Real</text:span></text:p>
          </draw:text-box>
        </draw:frame>
        <draw:frame draw:style-name="gr162" draw:text-style-name="P4" draw:layer="layout" svg:width="1.518cm" svg:height="0.517cm" svg:x="3.92cm" svg:y="7.728cm">
          <draw:text-box>
            <text:p text:style-name="P1"><text:span text:style-name="T2">Comi</text:span><text:span text:style-name="T2">da</text:span></text:p>
          </draw:text-box>
        </draw:frame>
        <draw:frame draw:style-name="gr163" draw:text-style-name="P4" draw:layer="layout" svg:width="2.195cm" svg:height="0.517cm" svg:x="9.947cm" svg:y="7.729cm">
          <draw:text-box>
            <text:p text:style-name="P1"><text:span text:style-name="T2">Crédi</text:span><text:span text:style-name="T2">tos</text:span></text:p>
          </draw:text-box>
        </draw:frame>
        <draw:frame draw:style-name="gr141" draw:text-style-name="P6" draw:layer="layout" svg:width="1.779cm" svg:height="0.348cm" svg:x="2.946cm" svg:y="7.226cm">
          <draw:text-box>
            <text:p text:style-name="P1"><text:span text:style-name="T4">$</text:span></text:p>
          </draw:text-box>
        </draw:frame>
        <draw:line draw:style-name="gr15" draw:text-style-name="P7" draw:layer="layout" svg:x1="8.857cm" svg:y1="7.562cm" svg:x2="13.751cm" svg:y2="7.562cm">
          <text:p/>
        </draw:line>
        <draw:frame draw:style-name="gr141" draw:text-style-name="P6" draw:layer="layout" svg:width="1.779cm" svg:height="0.348cm" svg:x="9.346cm" svg:y="7.229cm">
          <draw:text-box>
            <text:p text:style-name="P1"><text:span text:style-name="T4">$</text:span></text:p>
          </draw:text-box>
        </draw:frame>
        <draw:line draw:style-name="gr15" draw:text-style-name="P7" draw:layer="layout" svg:x1="2.458cm" svg:y1="12.16cm" svg:x2="7.352cm" svg:y2="12.16cm">
          <text:p/>
        </draw:line>
        <draw:frame draw:style-name="gr141" draw:text-style-name="P6" draw:layer="layout" svg:width="1.779cm" svg:height="0.348cm" svg:x="1.246cm" svg:y="11.827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11.829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11.827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2.163cm" svg:x2="13.752cm" svg:y2="12.163cm">
          <text:p/>
        </draw:line>
        <draw:frame draw:style-name="gr141" draw:text-style-name="P6" draw:layer="layout" svg:width="1.779cm" svg:height="0.348cm" svg:x="9.347cm" svg:y="11.8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2.877cm" svg:x2="13.95cm" svg:y2="12.877cm">
          <text:p/>
        </draw:line>
        <draw:line draw:style-name="gr15" draw:text-style-name="P7" draw:layer="layout" svg:x1="1.22cm" svg:y1="13.367cm" svg:x2="4.02cm" svg:y2="13.367cm">
          <text:p/>
        </draw:line>
        <draw:line draw:style-name="gr15" draw:text-style-name="P7" draw:layer="layout" svg:x1="1.22cm" svg:y1="13.937cm" svg:x2="4.02cm" svg:y2="13.937cm">
          <text:p/>
        </draw:line>
        <draw:line draw:style-name="gr15" draw:text-style-name="P7" draw:layer="layout" svg:x1="1.22cm" svg:y1="14.507cm" svg:x2="4.02cm" svg:y2="14.507cm">
          <text:p/>
        </draw:line>
        <draw:line draw:style-name="gr15" draw:text-style-name="P7" draw:layer="layout" svg:x1="1.22cm" svg:y1="15.076cm" svg:x2="4.02cm" svg:y2="15.076cm">
          <text:p/>
        </draw:line>
        <draw:line draw:style-name="gr15" draw:text-style-name="P7" draw:layer="layout" svg:x1="1.22cm" svg:y1="15.647cm" svg:x2="4.02cm" svg:y2="15.647cm">
          <text:p/>
        </draw:line>
        <draw:line draw:style-name="gr15" draw:text-style-name="P7" draw:layer="layout" svg:x1="4.191cm" svg:y1="13.367cm" svg:x2="5.682cm" svg:y2="13.367cm">
          <text:p/>
        </draw:line>
        <draw:line draw:style-name="gr15" draw:text-style-name="P7" draw:layer="layout" svg:x1="4.191cm" svg:y1="13.937cm" svg:x2="5.683cm" svg:y2="13.937cm">
          <text:p/>
        </draw:line>
        <draw:line draw:style-name="gr15" draw:text-style-name="P7" draw:layer="layout" svg:x1="4.191cm" svg:y1="14.507cm" svg:x2="5.683cm" svg:y2="14.507cm">
          <text:p/>
        </draw:line>
        <draw:line draw:style-name="gr15" draw:text-style-name="P7" draw:layer="layout" svg:x1="4.191cm" svg:y1="15.076cm" svg:x2="5.683cm" svg:y2="15.076cm">
          <text:p/>
        </draw:line>
        <draw:line draw:style-name="gr15" draw:text-style-name="P7" draw:layer="layout" svg:x1="4.191cm" svg:y1="15.647cm" svg:x2="5.683cm" svg:y2="15.647cm">
          <text:p/>
        </draw:line>
        <draw:line draw:style-name="gr15" draw:text-style-name="P7" draw:layer="layout" svg:x1="5.86cm" svg:y1="13.367cm" svg:x2="7.351cm" svg:y2="13.367cm">
          <text:p/>
        </draw:line>
        <draw:line draw:style-name="gr15" draw:text-style-name="P7" draw:layer="layout" svg:x1="5.86cm" svg:y1="13.937cm" svg:x2="7.352cm" svg:y2="13.937cm">
          <text:p/>
        </draw:line>
        <draw:line draw:style-name="gr15" draw:text-style-name="P7" draw:layer="layout" svg:x1="5.86cm" svg:y1="14.507cm" svg:x2="7.352cm" svg:y2="14.507cm">
          <text:p/>
        </draw:line>
        <draw:line draw:style-name="gr15" draw:text-style-name="P7" draw:layer="layout" svg:x1="5.86cm" svg:y1="15.076cm" svg:x2="7.352cm" svg:y2="15.076cm">
          <text:p/>
        </draw:line>
        <draw:line draw:style-name="gr15" draw:text-style-name="P7" draw:layer="layout" svg:x1="5.86cm" svg:y1="15.647cm" svg:x2="7.352cm" svg:y2="15.647cm">
          <text:p/>
        </draw:line>
        <draw:frame draw:style-name="gr164" draw:text-style-name="P6" draw:layer="layout" svg:width="0.899cm" svg:height="0.582cm" svg:x="1.273cm" svg:y="13.604cm">
          <draw:text-box>
            <text:p text:style-name="P1"><text:span text:style-name="T4">Seguro</text:span></text:p>
          </draw:text-box>
        </draw:frame>
        <draw:frame draw:style-name="gr165" draw:text-style-name="P6" draw:layer="layout" svg:width="1.128cm" svg:height="0.583cm" svg:x="1.245cm" svg:y="14.174cm">
          <draw:text-box>
            <text:p text:style-name="P1"><text:span text:style-name="T4">Farmaci</text:span><text:span text:style-name="T4">a</text:span></text:p>
          </draw:text-box>
        </draw:frame>
        <draw:frame draw:style-name="gr135" draw:text-style-name="P6" draw:layer="layout" svg:width="0.667cm" svg:height="0.583cm" svg:x="1.245cm" svg:y="14.744cm">
          <draw:text-box>
            <text:p text:style-name="P1"><text:span text:style-name="T4">+</text:span></text:p>
          </draw:text-box>
        </draw:frame>
        <draw:frame draw:style-name="gr136" draw:text-style-name="P6" draw:layer="layout" svg:width="0.495cm" svg:height="0.583cm" svg:x="1.245cm" svg:y="15.315cm">
          <draw:text-box>
            <text:p text:style-name="P1"><text:span text:style-name="T4">+</text:span></text:p>
          </draw:text-box>
        </draw:frame>
        <draw:frame draw:style-name="gr142" draw:text-style-name="P6" draw:layer="layout" svg:width="0.73cm" svg:height="0.583cm" svg:x="1.274cm" svg:y="13.038cm">
          <draw:text-box>
            <text:p text:style-name="P1"><text:span text:style-name="T4">Gasto</text:span></text:p>
          </draw:text-box>
        </draw:frame>
        <draw:frame draw:style-name="gr143" draw:text-style-name="P6" draw:layer="layout" svg:width="1.877cm" svg:height="0.583cm" svg:x="4.174cm" svg:y="13.039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6.275cm" svg:y="13.04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3.368cm" svg:x2="10.41cm" svg:y2="13.368cm">
          <text:p/>
        </draw:line>
        <draw:line draw:style-name="gr15" draw:text-style-name="P7" draw:layer="layout" svg:x1="7.61cm" svg:y1="13.939cm" svg:x2="10.41cm" svg:y2="13.939cm">
          <text:p/>
        </draw:line>
        <draw:line draw:style-name="gr15" draw:text-style-name="P7" draw:layer="layout" svg:x1="7.61cm" svg:y1="14.509cm" svg:x2="10.41cm" svg:y2="14.509cm">
          <text:p/>
        </draw:line>
        <draw:line draw:style-name="gr15" draw:text-style-name="P7" draw:layer="layout" svg:x1="7.61cm" svg:y1="15.078cm" svg:x2="10.41cm" svg:y2="15.078cm">
          <text:p/>
        </draw:line>
        <draw:line draw:style-name="gr15" draw:text-style-name="P7" draw:layer="layout" svg:x1="7.61cm" svg:y1="15.649cm" svg:x2="10.41cm" svg:y2="15.649cm">
          <text:p/>
        </draw:line>
        <draw:line draw:style-name="gr15" draw:text-style-name="P7" draw:layer="layout" svg:x1="10.581cm" svg:y1="13.368cm" svg:x2="12.072cm" svg:y2="13.368cm">
          <text:p/>
        </draw:line>
        <draw:line draw:style-name="gr15" draw:text-style-name="P7" draw:layer="layout" svg:x1="10.581cm" svg:y1="13.939cm" svg:x2="12.073cm" svg:y2="13.939cm">
          <text:p/>
        </draw:line>
        <draw:line draw:style-name="gr15" draw:text-style-name="P7" draw:layer="layout" svg:x1="10.581cm" svg:y1="14.509cm" svg:x2="12.073cm" svg:y2="14.509cm">
          <text:p/>
        </draw:line>
        <draw:line draw:style-name="gr15" draw:text-style-name="P7" draw:layer="layout" svg:x1="10.581cm" svg:y1="15.078cm" svg:x2="12.073cm" svg:y2="15.078cm">
          <text:p/>
        </draw:line>
        <draw:line draw:style-name="gr15" draw:text-style-name="P7" draw:layer="layout" svg:x1="10.581cm" svg:y1="15.649cm" svg:x2="12.073cm" svg:y2="15.649cm">
          <text:p/>
        </draw:line>
        <draw:line draw:style-name="gr15" draw:text-style-name="P7" draw:layer="layout" svg:x1="12.25cm" svg:y1="13.368cm" svg:x2="13.741cm" svg:y2="13.368cm">
          <text:p/>
        </draw:line>
        <draw:line draw:style-name="gr15" draw:text-style-name="P7" draw:layer="layout" svg:x1="12.25cm" svg:y1="13.939cm" svg:x2="13.742cm" svg:y2="13.939cm">
          <text:p/>
        </draw:line>
        <draw:line draw:style-name="gr15" draw:text-style-name="P7" draw:layer="layout" svg:x1="12.25cm" svg:y1="14.509cm" svg:x2="13.742cm" svg:y2="14.509cm">
          <text:p/>
        </draw:line>
        <draw:line draw:style-name="gr15" draw:text-style-name="P7" draw:layer="layout" svg:x1="12.25cm" svg:y1="15.078cm" svg:x2="13.742cm" svg:y2="15.078cm">
          <text:p/>
        </draw:line>
        <draw:line draw:style-name="gr15" draw:text-style-name="P7" draw:layer="layout" svg:x1="12.25cm" svg:y1="15.649cm" svg:x2="13.742cm" svg:y2="15.649cm">
          <text:p/>
        </draw:line>
        <draw:frame draw:style-name="gr166" draw:text-style-name="P6" draw:layer="layout" svg:width="2.068cm" svg:height="0.583cm" svg:x="7.663cm" svg:y="13.605cm">
          <draw:text-box>
            <text:p text:style-name="P1"><text:span text:style-name="T4">Eventos </text:span><text:span text:style-name="T4">sociales</text:span></text:p>
          </draw:text-box>
        </draw:frame>
        <draw:frame draw:style-name="gr167" draw:text-style-name="P6" draw:layer="layout" svg:width="1.196cm" svg:height="0.583cm" svg:x="7.635cm" svg:y="14.176cm">
          <draw:text-box>
            <text:p text:style-name="P1"><text:span text:style-name="T4">Hobbie</text:span><text:span text:style-name="T4">s <text:s/></text:span></text:p>
          </draw:text-box>
        </draw:frame>
        <draw:frame draw:style-name="gr135" draw:text-style-name="P6" draw:layer="layout" svg:width="0.667cm" svg:height="0.583cm" svg:x="7.635cm" svg:y="14.746cm">
          <draw:text-box>
            <text:p text:style-name="P1"><text:span text:style-name="T4">+</text:span></text:p>
          </draw:text-box>
        </draw:frame>
        <draw:frame draw:style-name="gr168" draw:text-style-name="P6" draw:layer="layout" svg:width="0.495cm" svg:height="0.582cm" svg:x="7.635cm" svg:y="15.317cm">
          <draw:text-box>
            <text:p text:style-name="P1"><text:span text:style-name="T4">+</text:span></text:p>
          </draw:text-box>
        </draw:frame>
        <draw:frame draw:style-name="gr151" draw:text-style-name="P6" draw:layer="layout" svg:width="0.73cm" svg:height="0.582cm" svg:x="7.664cm" svg:y="13.04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13.041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12.665cm" svg:y="13.042cm">
          <draw:text-box>
            <text:p text:style-name="P1"><text:span text:style-name="T4">Real</text:span></text:p>
          </draw:text-box>
        </draw:frame>
        <draw:frame draw:style-name="gr162" draw:text-style-name="P4" draw:layer="layout" svg:width="1.518cm" svg:height="0.517cm" svg:x="3.92cm" svg:y="12.356cm">
          <draw:text-box>
            <text:p text:style-name="P1"><text:span text:style-name="T2">Salu</text:span><text:span text:style-name="T2">d</text:span></text:p>
          </draw:text-box>
        </draw:frame>
        <draw:frame draw:style-name="gr169" draw:text-style-name="P4" draw:layer="layout" svg:width="2.94cm" svg:height="0.517cm" svg:x="9.947cm" svg:y="12.357cm">
          <draw:text-box>
            <text:p text:style-name="P1"><text:span text:style-name="T2">Entre</text:span><text:span text:style-name="T2">teni</text:span><text:span text:style-name="T2">mien</text:span><text:span text:style-name="T2">to</text:span></text:p>
          </draw:text-box>
        </draw:frame>
        <draw:line draw:style-name="gr15" draw:text-style-name="P7" draw:layer="layout" svg:x1="2.458cm" svg:y1="16.155cm" svg:x2="7.352cm" svg:y2="16.155cm">
          <text:p/>
        </draw:line>
        <draw:frame draw:style-name="gr141" draw:text-style-name="P6" draw:layer="layout" svg:width="1.779cm" svg:height="0.348cm" svg:x="1.246cm" svg:y="15.822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15.824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15.822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6.158cm" svg:x2="13.752cm" svg:y2="16.158cm">
          <text:p/>
        </draw:line>
        <draw:frame draw:style-name="gr141" draw:text-style-name="P6" draw:layer="layout" svg:width="1.779cm" svg:height="0.348cm" svg:x="9.347cm" svg:y="15.825cm">
          <draw:text-box>
            <text:p text:style-name="P1"><text:span text:style-name="T4">$</text:span></text:p>
          </draw:text-box>
        </draw:frame>
        <draw:line draw:style-name="gr15" draw:text-style-name="P7" draw:layer="layout" svg:x1="1.22cm" svg:y1="17.361cm" svg:x2="4.02cm" svg:y2="17.361cm">
          <text:p/>
        </draw:line>
        <draw:line draw:style-name="gr15" draw:text-style-name="P7" draw:layer="layout" svg:x1="1.22cm" svg:y1="17.932cm" svg:x2="4.02cm" svg:y2="17.932cm">
          <text:p/>
        </draw:line>
        <draw:line draw:style-name="gr15" draw:text-style-name="P7" draw:layer="layout" svg:x1="1.22cm" svg:y1="18.502cm" svg:x2="4.02cm" svg:y2="18.502cm">
          <text:p/>
        </draw:line>
        <draw:line draw:style-name="gr15" draw:text-style-name="P7" draw:layer="layout" svg:x1="1.22cm" svg:y1="19.071cm" svg:x2="4.02cm" svg:y2="19.071cm">
          <text:p/>
        </draw:line>
        <draw:line draw:style-name="gr15" draw:text-style-name="P7" draw:layer="layout" svg:x1="1.22cm" svg:y1="19.642cm" svg:x2="4.02cm" svg:y2="19.642cm">
          <text:p/>
        </draw:line>
        <draw:line draw:style-name="gr15" draw:text-style-name="P7" draw:layer="layout" svg:x1="1.22cm" svg:y1="20.214cm" svg:x2="4.02cm" svg:y2="20.214cm">
          <text:p/>
        </draw:line>
        <draw:line draw:style-name="gr15" draw:text-style-name="P7" draw:layer="layout" svg:x1="4.191cm" svg:y1="17.361cm" svg:x2="5.682cm" svg:y2="17.361cm">
          <text:p/>
        </draw:line>
        <draw:line draw:style-name="gr15" draw:text-style-name="P7" draw:layer="layout" svg:x1="4.191cm" svg:y1="17.932cm" svg:x2="5.683cm" svg:y2="17.932cm">
          <text:p/>
        </draw:line>
        <draw:line draw:style-name="gr15" draw:text-style-name="P7" draw:layer="layout" svg:x1="4.191cm" svg:y1="18.502cm" svg:x2="5.683cm" svg:y2="18.502cm">
          <text:p/>
        </draw:line>
        <draw:line draw:style-name="gr15" draw:text-style-name="P7" draw:layer="layout" svg:x1="4.191cm" svg:y1="19.071cm" svg:x2="5.683cm" svg:y2="19.071cm">
          <text:p/>
        </draw:line>
        <draw:line draw:style-name="gr15" draw:text-style-name="P7" draw:layer="layout" svg:x1="4.191cm" svg:y1="19.642cm" svg:x2="5.683cm" svg:y2="19.642cm">
          <text:p/>
        </draw:line>
        <draw:line draw:style-name="gr15" draw:text-style-name="P7" draw:layer="layout" svg:x1="4.191cm" svg:y1="20.214cm" svg:x2="5.683cm" svg:y2="20.214cm">
          <text:p/>
        </draw:line>
        <draw:line draw:style-name="gr15" draw:text-style-name="P7" draw:layer="layout" svg:x1="5.86cm" svg:y1="17.361cm" svg:x2="7.351cm" svg:y2="17.361cm">
          <text:p/>
        </draw:line>
        <draw:line draw:style-name="gr15" draw:text-style-name="P7" draw:layer="layout" svg:x1="5.86cm" svg:y1="17.932cm" svg:x2="7.352cm" svg:y2="17.932cm">
          <text:p/>
        </draw:line>
        <draw:line draw:style-name="gr15" draw:text-style-name="P7" draw:layer="layout" svg:x1="5.86cm" svg:y1="18.502cm" svg:x2="7.352cm" svg:y2="18.502cm">
          <text:p/>
        </draw:line>
        <draw:line draw:style-name="gr15" draw:text-style-name="P7" draw:layer="layout" svg:x1="5.86cm" svg:y1="19.071cm" svg:x2="7.352cm" svg:y2="19.071cm">
          <text:p/>
        </draw:line>
        <draw:line draw:style-name="gr15" draw:text-style-name="P7" draw:layer="layout" svg:x1="5.86cm" svg:y1="19.642cm" svg:x2="7.352cm" svg:y2="19.642cm">
          <text:p/>
        </draw:line>
        <draw:line draw:style-name="gr15" draw:text-style-name="P7" draw:layer="layout" svg:x1="5.86cm" svg:y1="20.214cm" svg:x2="7.352cm" svg:y2="20.214cm">
          <text:p/>
        </draw:line>
        <draw:frame draw:style-name="gr170" draw:text-style-name="P6" draw:layer="layout" svg:width="2.758cm" svg:height="0.582cm" svg:x="1.273cm" svg:y="17.599cm">
          <draw:text-box>
            <text:p text:style-name="P1"><text:span text:style-name="T4">Mensua</text:span><text:span text:style-name="T4">lidad </text:span><text:span text:style-name="T4">del auto</text:span></text:p>
          </draw:text-box>
        </draw:frame>
        <draw:frame draw:style-name="gr171" draw:text-style-name="P6" draw:layer="layout" svg:width="0.971cm" svg:height="0.583cm" svg:x="1.245cm" svg:y="18.169cm">
          <draw:text-box>
            <text:p text:style-name="P1"><text:span text:style-name="T4">Seguro </text:span></text:p>
          </draw:text-box>
        </draw:frame>
        <draw:frame draw:style-name="gr172" draw:text-style-name="P6" draw:layer="layout" svg:width="1.077cm" svg:height="0.583cm" svg:x="1.245cm" svg:y="18.739cm">
          <draw:text-box>
            <text:p text:style-name="P1"><text:span text:style-name="T4">Gasolin</text:span><text:span text:style-name="T4">a</text:span></text:p>
          </draw:text-box>
        </draw:frame>
        <draw:frame draw:style-name="gr173" draw:text-style-name="P6" draw:layer="layout" svg:width="1.856cm" svg:height="0.583cm" svg:x="1.245cm" svg:y="19.31cm">
          <draw:text-box>
            <text:p text:style-name="P1"><text:span text:style-name="T4">Manteni</text:span><text:span text:style-name="T4">miento</text:span></text:p>
          </draw:text-box>
        </draw:frame>
        <draw:frame draw:style-name="gr174" draw:text-style-name="P6" draw:layer="layout" svg:width="2.271cm" svg:height="0.583cm" svg:x="1.245cm" svg:y="19.879cm">
          <draw:text-box>
            <text:p text:style-name="P1"><text:span text:style-name="T4">Metro / </text:span><text:span text:style-name="T4">Uber / </text:span><text:span text:style-name="T4">Bus</text:span></text:p>
          </draw:text-box>
        </draw:frame>
        <draw:frame draw:style-name="gr142" draw:text-style-name="P6" draw:layer="layout" svg:width="0.73cm" svg:height="0.583cm" svg:x="1.274cm" svg:y="17.033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4.174cm" svg:y="17.034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6.275cm" svg:y="17.035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7.363cm" svg:x2="10.41cm" svg:y2="17.363cm">
          <text:p/>
        </draw:line>
        <draw:line draw:style-name="gr15" draw:text-style-name="P7" draw:layer="layout" svg:x1="7.61cm" svg:y1="17.934cm" svg:x2="10.41cm" svg:y2="17.934cm">
          <text:p/>
        </draw:line>
        <draw:line draw:style-name="gr15" draw:text-style-name="P7" draw:layer="layout" svg:x1="7.61cm" svg:y1="18.504cm" svg:x2="10.41cm" svg:y2="18.504cm">
          <text:p/>
        </draw:line>
        <draw:line draw:style-name="gr15" draw:text-style-name="P7" draw:layer="layout" svg:x1="7.61cm" svg:y1="19.073cm" svg:x2="10.41cm" svg:y2="19.073cm">
          <text:p/>
        </draw:line>
        <draw:line draw:style-name="gr15" draw:text-style-name="P7" draw:layer="layout" svg:x1="7.61cm" svg:y1="19.644cm" svg:x2="10.41cm" svg:y2="19.644cm">
          <text:p/>
        </draw:line>
        <draw:line draw:style-name="gr15" draw:text-style-name="P7" draw:layer="layout" svg:x1="7.61cm" svg:y1="20.216cm" svg:x2="10.41cm" svg:y2="20.216cm">
          <text:p/>
        </draw:line>
        <draw:line draw:style-name="gr15" draw:text-style-name="P7" draw:layer="layout" svg:x1="10.581cm" svg:y1="17.363cm" svg:x2="12.072cm" svg:y2="17.363cm">
          <text:p/>
        </draw:line>
        <draw:line draw:style-name="gr15" draw:text-style-name="P7" draw:layer="layout" svg:x1="10.581cm" svg:y1="17.934cm" svg:x2="12.073cm" svg:y2="17.934cm">
          <text:p/>
        </draw:line>
        <draw:line draw:style-name="gr15" draw:text-style-name="P7" draw:layer="layout" svg:x1="10.581cm" svg:y1="18.504cm" svg:x2="12.073cm" svg:y2="18.504cm">
          <text:p/>
        </draw:line>
        <draw:line draw:style-name="gr15" draw:text-style-name="P7" draw:layer="layout" svg:x1="10.581cm" svg:y1="19.073cm" svg:x2="12.073cm" svg:y2="19.073cm">
          <text:p/>
        </draw:line>
        <draw:line draw:style-name="gr15" draw:text-style-name="P7" draw:layer="layout" svg:x1="10.581cm" svg:y1="19.644cm" svg:x2="12.073cm" svg:y2="19.644cm">
          <text:p/>
        </draw:line>
        <draw:line draw:style-name="gr15" draw:text-style-name="P7" draw:layer="layout" svg:x1="10.581cm" svg:y1="20.216cm" svg:x2="12.073cm" svg:y2="20.216cm">
          <text:p/>
        </draw:line>
        <draw:line draw:style-name="gr15" draw:text-style-name="P7" draw:layer="layout" svg:x1="12.25cm" svg:y1="17.363cm" svg:x2="13.741cm" svg:y2="17.363cm">
          <text:p/>
        </draw:line>
        <draw:line draw:style-name="gr15" draw:text-style-name="P7" draw:layer="layout" svg:x1="12.25cm" svg:y1="17.934cm" svg:x2="13.742cm" svg:y2="17.934cm">
          <text:p/>
        </draw:line>
        <draw:line draw:style-name="gr15" draw:text-style-name="P7" draw:layer="layout" svg:x1="12.25cm" svg:y1="18.504cm" svg:x2="13.742cm" svg:y2="18.504cm">
          <text:p/>
        </draw:line>
        <draw:line draw:style-name="gr15" draw:text-style-name="P7" draw:layer="layout" svg:x1="12.25cm" svg:y1="19.073cm" svg:x2="13.742cm" svg:y2="19.073cm">
          <text:p/>
        </draw:line>
        <draw:line draw:style-name="gr15" draw:text-style-name="P7" draw:layer="layout" svg:x1="12.25cm" svg:y1="19.644cm" svg:x2="13.742cm" svg:y2="19.644cm">
          <text:p/>
        </draw:line>
        <draw:line draw:style-name="gr15" draw:text-style-name="P7" draw:layer="layout" svg:x1="12.25cm" svg:y1="20.216cm" svg:x2="13.742cm" svg:y2="20.216cm">
          <text:p/>
        </draw:line>
        <draw:frame draw:style-name="gr175" draw:text-style-name="P6" draw:layer="layout" svg:width="2.322cm" svg:height="0.583cm" svg:x="7.663cm" svg:y="17.6cm">
          <draw:text-box>
            <text:p text:style-name="P1"><text:span text:style-name="T4">+</text:span></text:p>
          </draw:text-box>
        </draw:frame>
        <draw:frame draw:style-name="gr176" draw:text-style-name="P6" draw:layer="layout" svg:width="2.343cm" svg:height="0.583cm" svg:x="7.635cm" svg:y="18.171cm">
          <draw:text-box>
            <text:p text:style-name="P1"><text:span text:style-name="T4">+</text:span></text:p>
          </draw:text-box>
        </draw:frame>
        <draw:frame draw:style-name="gr177" draw:text-style-name="P6" draw:layer="layout" svg:width="2.131cm" svg:height="0.583cm" svg:x="7.635cm" svg:y="18.741cm">
          <draw:text-box>
            <text:p text:style-name="P1"><text:span text:style-name="T4">+</text:span></text:p>
          </draw:text-box>
        </draw:frame>
        <draw:frame draw:style-name="gr168" draw:text-style-name="P6" draw:layer="layout" svg:width="0.495cm" svg:height="0.582cm" svg:x="7.635cm" svg:y="19.312cm">
          <draw:text-box>
            <text:p text:style-name="P1"><text:span text:style-name="T4">+</text:span></text:p>
          </draw:text-box>
        </draw:frame>
        <draw:frame draw:style-name="gr137" draw:text-style-name="P6" draw:layer="layout" svg:width="1.13cm" svg:height="0.583cm" svg:x="7.635cm" svg:y="19.881cm">
          <draw:text-box>
            <text:p text:style-name="P1"><text:span text:style-name="T4">+</text:span></text:p>
          </draw:text-box>
        </draw:frame>
        <draw:frame draw:style-name="gr151" draw:text-style-name="P6" draw:layer="layout" svg:width="0.73cm" svg:height="0.582cm" svg:x="7.664cm" svg:y="17.035cm">
          <draw:text-box>
            <text:p text:style-name="P1"><text:span text:style-name="T4">Gasto</text:span></text:p>
          </draw:text-box>
        </draw:frame>
        <draw:frame draw:style-name="gr152" draw:text-style-name="P6" draw:layer="layout" svg:width="1.877cm" svg:height="0.582cm" svg:x="10.564cm" svg:y="17.036cm">
          <draw:text-box>
            <text:p text:style-name="P1"><text:span text:style-name="T4">Presup</text:span><text:span text:style-name="T4">uestado</text:span></text:p>
          </draw:text-box>
        </draw:frame>
        <draw:frame draw:style-name="gr144" draw:text-style-name="P6" draw:layer="layout" svg:width="0.562cm" svg:height="0.582cm" svg:x="12.665cm" svg:y="17.037cm">
          <draw:text-box>
            <text:p text:style-name="P1"><text:span text:style-name="T4">Real</text:span></text:p>
          </draw:text-box>
        </draw:frame>
        <draw:frame draw:style-name="gr178" draw:text-style-name="P4" draw:layer="layout" svg:width="2.021cm" svg:height="0.517cm" svg:x="3.92cm" svg:y="16.351cm">
          <draw:text-box>
            <text:p text:style-name="P1"><text:span text:style-name="T2">Trans</text:span><text:span text:style-name="T2">porte</text:span></text:p>
          </draw:text-box>
        </draw:frame>
        <draw:frame draw:style-name="gr163" draw:text-style-name="P4" draw:layer="layout" svg:width="2.195cm" svg:height="0.517cm" svg:x="9.947cm" svg:y="16.352cm">
          <draw:text-box>
            <text:p text:style-name="P1"><text:span text:style-name="T2">Otros</text:span></text:p>
          </draw:text-box>
        </draw:frame>
        <draw:line draw:style-name="gr15" draw:text-style-name="P7" draw:layer="layout" svg:x1="2.458cm" svg:y1="20.783cm" svg:x2="7.352cm" svg:y2="20.783cm">
          <text:p/>
        </draw:line>
        <draw:frame draw:style-name="gr141" draw:text-style-name="P6" draw:layer="layout" svg:width="1.779cm" svg:height="0.348cm" svg:x="1.246cm" svg:y="20.45cm">
          <draw:text-box>
            <text:p text:style-name="P1"><text:span text:style-name="T4">Subtotal</text:span></text:p>
          </draw:text-box>
        </draw:frame>
        <draw:frame draw:style-name="gr150" draw:text-style-name="P6" draw:layer="layout" svg:width="1.909cm" svg:height="0.348cm" svg:x="7.636cm" svg:y="20.452cm">
          <draw:text-box>
            <text:p text:style-name="P1"><text:span text:style-name="T4">Subtotal</text:span></text:p>
          </draw:text-box>
        </draw:frame>
        <draw:frame draw:style-name="gr141" draw:text-style-name="P6" draw:layer="layout" svg:width="1.779cm" svg:height="0.348cm" svg:x="2.947cm" svg:y="20.45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20.786cm" svg:x2="13.752cm" svg:y2="20.786cm">
          <text:p/>
        </draw:line>
        <draw:frame draw:style-name="gr141" draw:text-style-name="P6" draw:layer="layout" svg:width="1.779cm" svg:height="0.348cm" svg:x="9.347cm" svg:y="20.45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6.849cm" svg:x2="13.95cm" svg:y2="16.849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179" draw:text-style-name="P5" draw:layer="layout" svg:width="6.136cm" svg:height="0.776cm" svg:x="0.92cm" svg:y="0.702cm">
          <draw:text-box>
            <text:p text:style-name="P1"><text:span text:style-name="T3">Pre</text:span><text:span text:style-name="T3">su</text:span><text:span text:style-name="T3">pu</text:span><text:span text:style-name="T3">est</text:span><text:span text:style-name="T3">o </text:span><text:span text:style-name="T3">me</text:span><text:span text:style-name="T3">ns</text:span><text:span text:style-name="T3">ual</text:span></text:p>
          </draw:text-box>
        </draw:frame>
        <draw:frame draw:style-name="gr162" draw:text-style-name="P4" draw:layer="layout" svg:width="1.518cm" svg:height="0.517cm" svg:x="3.921cm" svg:y="1.426cm">
          <draw:text-box>
            <text:p text:style-name="P1"><text:span text:style-name="T2">Casa</text:span></text:p>
          </draw:text-box>
        </draw:frame>
        <draw:frame draw:style-name="gr163" draw:text-style-name="P4" draw:layer="layout" svg:width="2.195cm" svg:height="0.517cm" svg:x="9.948cm" svg:y="1.427cm">
          <draw:text-box>
            <text:p text:style-name="P1"><text:span text:style-name="T2">Pers</text:span><text:span text:style-name="T2">onal</text:span></text:p>
          </draw:text-box>
        </draw:frame>
        <draw:line draw:style-name="gr15" draw:text-style-name="P7" draw:layer="layout" svg:x1="14.514cm" svg:y1="2.42cm" svg:x2="18.932cm" svg:y2="2.42cm">
          <text:p/>
        </draw:line>
        <draw:line draw:style-name="gr15" draw:text-style-name="P7" draw:layer="layout" svg:x1="14.514cm" svg:y1="2.99cm" svg:x2="18.933cm" svg:y2="2.99cm">
          <text:p/>
        </draw:line>
        <draw:line draw:style-name="gr15" draw:text-style-name="P7" draw:layer="layout" svg:x1="14.514cm" svg:y1="3.56cm" svg:x2="18.933cm" svg:y2="3.56cm">
          <text:p/>
        </draw:line>
        <draw:line draw:style-name="gr15" draw:text-style-name="P7" draw:layer="layout" svg:x1="14.514cm" svg:y1="4.129cm" svg:x2="18.933cm" svg:y2="4.129cm">
          <text:p/>
        </draw:line>
        <draw:line draw:style-name="gr15" draw:text-style-name="P7" draw:layer="layout" svg:x1="14.514cm" svg:y1="4.7cm" svg:x2="18.933cm" svg:y2="4.7cm">
          <text:p/>
        </draw:line>
        <draw:line draw:style-name="gr15" draw:text-style-name="P7" draw:layer="layout" svg:x1="14.514cm" svg:y1="5.272cm" svg:x2="18.933cm" svg:y2="5.272cm">
          <text:p/>
        </draw:line>
        <draw:line draw:style-name="gr15" draw:text-style-name="P7" draw:layer="layout" svg:x1="19.154cm" svg:y1="2.42cm" svg:x2="20.645cm" svg:y2="2.42cm">
          <text:p/>
        </draw:line>
        <draw:line draw:style-name="gr15" draw:text-style-name="P7" draw:layer="layout" svg:x1="19.154cm" svg:y1="2.99cm" svg:x2="20.646cm" svg:y2="2.99cm">
          <text:p/>
        </draw:line>
        <draw:line draw:style-name="gr15" draw:text-style-name="P7" draw:layer="layout" svg:x1="19.154cm" svg:y1="3.56cm" svg:x2="20.646cm" svg:y2="3.56cm">
          <text:p/>
        </draw:line>
        <draw:line draw:style-name="gr15" draw:text-style-name="P7" draw:layer="layout" svg:x1="19.154cm" svg:y1="4.129cm" svg:x2="20.646cm" svg:y2="4.129cm">
          <text:p/>
        </draw:line>
        <draw:line draw:style-name="gr15" draw:text-style-name="P7" draw:layer="layout" svg:x1="19.154cm" svg:y1="4.7cm" svg:x2="20.646cm" svg:y2="4.7cm">
          <text:p/>
        </draw:line>
        <draw:line draw:style-name="gr15" draw:text-style-name="P7" draw:layer="layout" svg:x1="19.15cm" svg:y1="5.272cm" svg:x2="20.642cm" svg:y2="5.272cm">
          <text:p/>
        </draw:line>
        <draw:line draw:style-name="gr15" draw:text-style-name="P7" draw:layer="layout" svg:x1="20.904cm" svg:y1="2.421cm" svg:x2="25.346cm" svg:y2="2.421cm">
          <text:p/>
        </draw:line>
        <draw:line draw:style-name="gr15" draw:text-style-name="P7" draw:layer="layout" svg:x1="20.904cm" svg:y1="2.992cm" svg:x2="25.347cm" svg:y2="2.992cm">
          <text:p/>
        </draw:line>
        <draw:line draw:style-name="gr15" draw:text-style-name="P7" draw:layer="layout" svg:x1="20.904cm" svg:y1="3.562cm" svg:x2="25.347cm" svg:y2="3.562cm">
          <text:p/>
        </draw:line>
        <draw:line draw:style-name="gr15" draw:text-style-name="P7" draw:layer="layout" svg:x1="20.904cm" svg:y1="4.131cm" svg:x2="25.347cm" svg:y2="4.131cm">
          <text:p/>
        </draw:line>
        <draw:line draw:style-name="gr15" draw:text-style-name="P7" draw:layer="layout" svg:x1="20.904cm" svg:y1="4.702cm" svg:x2="25.347cm" svg:y2="4.702cm">
          <text:p/>
        </draw:line>
        <draw:line draw:style-name="gr15" draw:text-style-name="P7" draw:layer="layout" svg:x1="20.904cm" svg:y1="5.27cm" svg:x2="25.347cm" svg:y2="5.27cm">
          <text:p/>
        </draw:line>
        <draw:line draw:style-name="gr15" draw:text-style-name="P7" draw:layer="layout" svg:x1="25.544cm" svg:y1="2.421cm" svg:x2="27.035cm" svg:y2="2.421cm">
          <text:p/>
        </draw:line>
        <draw:line draw:style-name="gr15" draw:text-style-name="P7" draw:layer="layout" svg:x1="25.544cm" svg:y1="2.992cm" svg:x2="27.036cm" svg:y2="2.992cm">
          <text:p/>
        </draw:line>
        <draw:line draw:style-name="gr15" draw:text-style-name="P7" draw:layer="layout" svg:x1="25.544cm" svg:y1="3.562cm" svg:x2="27.036cm" svg:y2="3.562cm">
          <text:p/>
        </draw:line>
        <draw:line draw:style-name="gr15" draw:text-style-name="P7" draw:layer="layout" svg:x1="25.544cm" svg:y1="4.131cm" svg:x2="27.036cm" svg:y2="4.131cm">
          <text:p/>
        </draw:line>
        <draw:line draw:style-name="gr15" draw:text-style-name="P7" draw:layer="layout" svg:x1="25.544cm" svg:y1="4.702cm" svg:x2="27.036cm" svg:y2="4.702cm">
          <text:p/>
        </draw:line>
        <draw:line draw:style-name="gr15" draw:text-style-name="P7" draw:layer="layout" svg:x1="25.544cm" svg:y1="5.274cm" svg:x2="27.036cm" svg:y2="5.274cm">
          <text:p/>
        </draw:line>
        <draw:frame draw:style-name="gr180" draw:text-style-name="P4" draw:layer="layout" svg:width="1.594cm" svg:height="0.517cm" svg:x="15.815cm" svg:y="1.426cm">
          <draw:text-box>
            <text:p text:style-name="P1"><text:span text:style-name="T2">Ingre</text:span><text:span text:style-name="T2">sos</text:span></text:p>
          </draw:text-box>
        </draw:frame>
        <draw:frame draw:style-name="gr163" draw:text-style-name="P4" draw:layer="layout" svg:width="2.195cm" svg:height="0.517cm" svg:x="22.542cm" svg:y="1.427cm">
          <draw:text-box>
            <text:p text:style-name="P1"><text:span text:style-name="T2">Ahor</text:span><text:span text:style-name="T2">ros</text:span></text:p>
          </draw:text-box>
        </draw:frame>
        <draw:line draw:style-name="gr2" draw:text-style-name="P3" draw:layer="layout" svg:x1="20.9cm" svg:y1="1.964cm" svg:x2="27.236cm" svg:y2="1.964cm">
          <text:p/>
        </draw:line>
        <draw:frame draw:style-name="gr162" draw:text-style-name="P4" draw:layer="layout" svg:width="1.518cm" svg:height="0.517cm" svg:x="19.315cm" svg:y="1.426cm">
          <draw:text-box>
            <text:p text:style-name="P1"><text:span text:style-name="T2">Mont</text:span><text:span text:style-name="T2">o</text:span></text:p>
          </draw:text-box>
        </draw:frame>
        <draw:frame draw:style-name="gr163" draw:text-style-name="P4" draw:layer="layout" svg:width="2.195cm" svg:height="0.517cm" svg:x="25.742cm" svg:y="1.427cm">
          <draw:text-box>
            <text:p text:style-name="P1"><text:span text:style-name="T2">Mont</text:span><text:span text:style-name="T2">o</text:span></text:p>
          </draw:text-box>
        </draw:frame>
        <draw:line draw:style-name="gr2" draw:text-style-name="P3" draw:layer="layout" svg:x1="14.41cm" svg:y1="1.964cm" svg:x2="20.638cm" svg:y2="1.964cm">
          <text:p/>
        </draw:line>
        <draw:line draw:style-name="gr2" draw:text-style-name="P3" draw:layer="layout" svg:x1="14.41cm" svg:y1="6.055cm" svg:x2="27.24cm" svg:y2="6.055cm">
          <text:p/>
        </draw:line>
        <draw:frame draw:style-name="gr191" draw:text-style-name="P4" draw:layer="layout" svg:width="3.058cm" svg:height="0.517cm" svg:x="19.52cm" svg:y="5.533cm">
          <draw:text-box>
            <text:p text:style-name="P1"><text:span text:style-name="T2">Meta</text:span><text:span text:style-name="T2">s de </text:span><text:span text:style-name="T2">gasto</text:span><text:span text:style-name="T2">s</text:span></text:p>
          </draw:text-box>
        </draw:frame>
        <draw:line draw:style-name="gr15" draw:text-style-name="P7" draw:layer="layout" svg:x1="15.163cm" svg:y1="6.52cm" svg:x2="20.646cm" svg:y2="6.52cm">
          <text:p/>
        </draw:line>
        <draw:line draw:style-name="gr15" draw:text-style-name="P7" draw:layer="layout" svg:x1="15.163cm" svg:y1="7.09cm" svg:x2="20.647cm" svg:y2="7.09cm">
          <text:p/>
        </draw:line>
        <draw:line draw:style-name="gr15" draw:text-style-name="P7" draw:layer="layout" svg:x1="15.163cm" svg:y1="7.66cm" svg:x2="20.647cm" svg:y2="7.66cm">
          <text:p/>
        </draw:line>
        <draw:line draw:style-name="gr15" draw:text-style-name="P7" draw:layer="layout" svg:x1="15.163cm" svg:y1="8.229cm" svg:x2="20.647cm" svg:y2="8.229cm">
          <text:p/>
        </draw:line>
        <draw:line draw:style-name="gr15" draw:text-style-name="P7" draw:layer="layout" svg:x1="15.163cm" svg:y1="8.8cm" svg:x2="20.647cm" svg:y2="8.8cm">
          <text:p/>
        </draw:line>
        <draw:line draw:style-name="gr15" draw:text-style-name="P7" draw:layer="layout" svg:x1="15.148cm" svg:y1="9.372cm" svg:x2="20.632cm" svg:y2="9.372cm">
          <text:p/>
        </draw:line>
        <draw:custom-shape draw:style-name="gr182" draw:text-style-name="P28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13cm" svg:y1="6.519cm" svg:x2="27.096cm" svg:y2="6.519cm">
          <text:p/>
        </draw:line>
        <draw:line draw:style-name="gr15" draw:text-style-name="P7" draw:layer="layout" svg:x1="21.613cm" svg:y1="7.089cm" svg:x2="27.097cm" svg:y2="7.089cm">
          <text:p/>
        </draw:line>
        <draw:line draw:style-name="gr15" draw:text-style-name="P7" draw:layer="layout" svg:x1="21.613cm" svg:y1="7.659cm" svg:x2="27.097cm" svg:y2="7.659cm">
          <text:p/>
        </draw:line>
        <draw:line draw:style-name="gr15" draw:text-style-name="P7" draw:layer="layout" svg:x1="21.613cm" svg:y1="8.228cm" svg:x2="27.097cm" svg:y2="8.228cm">
          <text:p/>
        </draw:line>
        <draw:line draw:style-name="gr15" draw:text-style-name="P7" draw:layer="layout" svg:x1="21.613cm" svg:y1="8.799cm" svg:x2="27.097cm" svg:y2="8.799cm">
          <text:p/>
        </draw:line>
        <draw:line draw:style-name="gr15" draw:text-style-name="P7" draw:layer="layout" svg:x1="21.598cm" svg:y1="9.371cm" svg:x2="27.082cm" svg:y2="9.371cm">
          <text:p/>
        </draw:line>
        <draw:custom-shape draw:style-name="gr182" draw:text-style-name="P28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0.158cm" svg:x2="27.24cm" svg:y2="10.158cm">
          <text:p/>
        </draw:line>
        <draw:frame draw:style-name="gr183" draw:text-style-name="P4" draw:layer="layout" svg:width="3.537cm" svg:height="0.517cm" svg:x="19.32cm" svg:y="9.636cm">
          <draw:text-box>
            <text:p text:style-name="P1"><text:span text:style-name="T2">Cosa</text:span><text:span text:style-name="T2">s por </text:span><text:span text:style-name="T2">com</text:span><text:span text:style-name="T2">prar</text:span></text:p>
          </draw:text-box>
        </draw:frame>
        <draw:line draw:style-name="gr15" draw:text-style-name="P7" draw:layer="layout" svg:x1="15.158cm" svg:y1="10.623cm" svg:x2="18.932cm" svg:y2="10.623cm">
          <text:p/>
        </draw:line>
        <draw:line draw:style-name="gr15" draw:text-style-name="P7" draw:layer="layout" svg:x1="15.158cm" svg:y1="11.193cm" svg:x2="18.933cm" svg:y2="11.193cm">
          <text:p/>
        </draw:line>
        <draw:line draw:style-name="gr15" draw:text-style-name="P7" draw:layer="layout" svg:x1="15.158cm" svg:y1="11.763cm" svg:x2="18.933cm" svg:y2="11.763cm">
          <text:p/>
        </draw:line>
        <draw:line draw:style-name="gr15" draw:text-style-name="P7" draw:layer="layout" svg:x1="15.158cm" svg:y1="12.332cm" svg:x2="18.933cm" svg:y2="12.332cm">
          <text:p/>
        </draw:line>
        <draw:line draw:style-name="gr15" draw:text-style-name="P7" draw:layer="layout" svg:x1="15.158cm" svg:y1="12.903cm" svg:x2="18.933cm" svg:y2="12.903cm">
          <text:p/>
        </draw:line>
        <draw:line draw:style-name="gr15" draw:text-style-name="P7" draw:layer="layout" svg:x1="15.148cm" svg:y1="13.475cm" svg:x2="18.923cm" svg:y2="13.475cm">
          <text:p/>
        </draw:line>
        <draw:custom-shape draw:style-name="gr182" draw:text-style-name="P28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08cm" svg:y1="10.622cm" svg:x2="25.346cm" svg:y2="10.622cm">
          <text:p/>
        </draw:line>
        <draw:line draw:style-name="gr15" draw:text-style-name="P7" draw:layer="layout" svg:x1="21.608cm" svg:y1="11.192cm" svg:x2="25.347cm" svg:y2="11.192cm">
          <text:p/>
        </draw:line>
        <draw:line draw:style-name="gr15" draw:text-style-name="P7" draw:layer="layout" svg:x1="21.608cm" svg:y1="11.762cm" svg:x2="25.347cm" svg:y2="11.762cm">
          <text:p/>
        </draw:line>
        <draw:line draw:style-name="gr15" draw:text-style-name="P7" draw:layer="layout" svg:x1="21.608cm" svg:y1="12.331cm" svg:x2="25.347cm" svg:y2="12.331cm">
          <text:p/>
        </draw:line>
        <draw:line draw:style-name="gr15" draw:text-style-name="P7" draw:layer="layout" svg:x1="21.608cm" svg:y1="12.902cm" svg:x2="25.347cm" svg:y2="12.902cm">
          <text:p/>
        </draw:line>
        <draw:line draw:style-name="gr15" draw:text-style-name="P7" draw:layer="layout" svg:x1="21.598cm" svg:y1="13.474cm" svg:x2="25.337cm" svg:y2="13.474cm">
          <text:p/>
        </draw:line>
        <draw:custom-shape draw:style-name="gr182" draw:text-style-name="P28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8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9.154cm" svg:y1="10.623cm" svg:x2="20.64cm" svg:y2="10.623cm">
          <text:p/>
        </draw:line>
        <draw:line draw:style-name="gr15" draw:text-style-name="P7" draw:layer="layout" svg:x1="19.154cm" svg:y1="11.193cm" svg:x2="20.64cm" svg:y2="11.193cm">
          <text:p/>
        </draw:line>
        <draw:line draw:style-name="gr15" draw:text-style-name="P7" draw:layer="layout" svg:x1="19.154cm" svg:y1="11.763cm" svg:x2="20.64cm" svg:y2="11.763cm">
          <text:p/>
        </draw:line>
        <draw:line draw:style-name="gr15" draw:text-style-name="P7" draw:layer="layout" svg:x1="19.154cm" svg:y1="12.332cm" svg:x2="20.64cm" svg:y2="12.332cm">
          <text:p/>
        </draw:line>
        <draw:line draw:style-name="gr15" draw:text-style-name="P7" draw:layer="layout" svg:x1="19.154cm" svg:y1="12.903cm" svg:x2="20.64cm" svg:y2="12.903cm">
          <text:p/>
        </draw:line>
        <draw:line draw:style-name="gr15" draw:text-style-name="P7" draw:layer="layout" svg:x1="19.15cm" svg:y1="13.475cm" svg:x2="20.636cm" svg:y2="13.475cm">
          <text:p/>
        </draw:line>
        <draw:line draw:style-name="gr15" draw:text-style-name="P7" draw:layer="layout" svg:x1="25.544cm" svg:y1="10.623cm" svg:x2="27.03cm" svg:y2="10.623cm">
          <text:p/>
        </draw:line>
        <draw:line draw:style-name="gr15" draw:text-style-name="P7" draw:layer="layout" svg:x1="25.544cm" svg:y1="11.193cm" svg:x2="27.03cm" svg:y2="11.193cm">
          <text:p/>
        </draw:line>
        <draw:line draw:style-name="gr15" draw:text-style-name="P7" draw:layer="layout" svg:x1="25.544cm" svg:y1="11.763cm" svg:x2="27.03cm" svg:y2="11.763cm">
          <text:p/>
        </draw:line>
        <draw:line draw:style-name="gr15" draw:text-style-name="P7" draw:layer="layout" svg:x1="25.544cm" svg:y1="12.332cm" svg:x2="27.03cm" svg:y2="12.332cm">
          <text:p/>
        </draw:line>
        <draw:line draw:style-name="gr15" draw:text-style-name="P7" draw:layer="layout" svg:x1="25.544cm" svg:y1="12.903cm" svg:x2="27.03cm" svg:y2="12.903cm">
          <text:p/>
        </draw:line>
        <draw:line draw:style-name="gr15" draw:text-style-name="P7" draw:layer="layout" svg:x1="25.54cm" svg:y1="13.475cm" svg:x2="27.026cm" svg:y2="13.475cm">
          <text:p/>
        </draw:line>
        <draw:frame draw:style-name="gr184" draw:text-style-name="P6" draw:layer="layout" svg:width="0.457cm" svg:height="0.348cm" svg:x="19.247cm" svg:y="2.0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2.6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3.2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3.7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4.3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4.9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cm" svg:y="2.0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2.6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3.2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3.7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4.3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4.9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7cm" svg:y="10.2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0.8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1.4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1.9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2.5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19.248cm" svg:y="13.12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cm" svg:y="10.27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0.84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1.41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1.98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2.55cm">
          <draw:text-box>
            <text:p text:style-name="P1"><text:span text:style-name="T4">$</text:span></text:p>
          </draw:text-box>
        </draw:frame>
        <draw:frame draw:style-name="gr184" draw:text-style-name="P6" draw:layer="layout" svg:width="0.457cm" svg:height="0.348cm" svg:x="25.601cm" svg:y="13.12cm">
          <draw:text-box>
            <text:p text:style-name="P1"><text:span text:style-name="T4">$</text:span></text:p>
          </draw:text-box>
        </draw:frame>
        <draw:custom-shape draw:style-name="gr192" draw:text-style-name="P28" draw:layer="layout" svg:width="3.852cm" svg:height="1.549cm" svg:x="14.5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4.363cm" svg:x2="27.24cm" svg:y2="14.363cm">
          <text:p/>
        </draw:line>
        <draw:frame draw:style-name="gr162" draw:text-style-name="P4" draw:layer="layout" svg:width="1.518cm" svg:height="0.517cm" svg:x="20.32cm" svg:y="13.841cm">
          <draw:text-box>
            <text:p text:style-name="P1"><text:span text:style-name="T2">Total</text:span><text:span text:style-name="T2">es</text:span></text:p>
          </draw:text-box>
        </draw:frame>
        <draw:frame draw:style-name="gr193" draw:text-style-name="P30" draw:layer="layout" svg:width="2.38cm" svg:height="0.607cm" svg:x="15.256cm" svg:y="14.852cm">
          <draw:text-box>
            <text:p text:style-name="P1"><text:span text:style-name="T18">Presu</text:span><text:span text:style-name="T18">puesta</text:span><text:span text:style-name="T18">do</text:span></text:p>
          </draw:text-box>
        </draw:frame>
        <draw:line draw:style-name="gr15" draw:text-style-name="P7" draw:layer="layout" svg:x1="14.57cm" svg:y1="15.374cm" svg:x2="18.427cm" svg:y2="15.374cm">
          <text:p/>
        </draw:line>
        <draw:frame draw:style-name="gr194" draw:text-style-name="P31" draw:layer="layout" svg:width="0.467cm" svg:height="0.623cm" svg:x="14.774cm" svg:y="15.609cm">
          <draw:text-box>
            <text:p text:style-name="P1"><text:span text:style-name="T19">$</text:span></text:p>
          </draw:text-box>
        </draw:frame>
        <draw:custom-shape draw:style-name="gr126" draw:text-style-name="P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5" draw:text-style-name="P2" draw:layer="layout" svg:width="3.38cm" svg:height="0.398cm" svg:x="14.397cm" svg:y="20.773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frame draw:style-name="gr195" draw:text-style-name="P2" draw:layer="layout" svg:width="3.38cm" svg:height="0.398cm" svg:x="14.399cm" svg:y="20.774cm">
          <draw:text-box>
            <text:p text:style-name="P1"><text:span text:style-name="T1"><text:s text:c="13"/></text:span><text:span text:style-name="T1"><text:s text:c="13"/></text:span><text:span text:style-name="T1"><text:s text:c="4"/></text:span></text:p>
          </draw:text-box>
        </draw:frame>
        <draw:line draw:style-name="gr15" draw:text-style-name="P7" draw:layer="layout" svg:x1="15.964cm" svg:y1="17.261cm" svg:x2="27.24cm" svg:y2="17.261cm">
          <text:p/>
        </draw:line>
        <draw:line draw:style-name="gr15" draw:text-style-name="P7" draw:layer="layout" svg:x1="14cm" svg:y1="17.661cm" svg:x2="27.24cm" svg:y2="17.661cm">
          <text:p/>
        </draw:line>
        <draw:line draw:style-name="gr15" draw:text-style-name="P7" draw:layer="layout" svg:x1="14cm" svg:y1="18.059cm" svg:x2="27.24cm" svg:y2="18.059cm">
          <text:p/>
        </draw:line>
        <draw:line draw:style-name="gr15" draw:text-style-name="P7" draw:layer="layout" svg:x1="14cm" svg:y1="18.459cm" svg:x2="27.24cm" svg:y2="18.459cm">
          <text:p/>
        </draw:line>
        <draw:line draw:style-name="gr15" draw:text-style-name="P7" draw:layer="layout" svg:x1="14cm" svg:y1="18.859cm" svg:x2="27.24cm" svg:y2="18.859cm">
          <text:p/>
        </draw:line>
        <draw:line draw:style-name="gr15" draw:text-style-name="P7" draw:layer="layout" svg:x1="14cm" svg:y1="19.258cm" svg:x2="27.24cm" svg:y2="19.258cm">
          <text:p/>
        </draw:line>
        <draw:line draw:style-name="gr15" draw:text-style-name="P7" draw:layer="layout" svg:x1="14cm" svg:y1="19.657cm" svg:x2="27.24cm" svg:y2="19.657cm">
          <text:p/>
        </draw:line>
        <draw:line draw:style-name="gr15" draw:text-style-name="P7" draw:layer="layout" svg:x1="14cm" svg:y1="20.056cm" svg:x2="27.24cm" svg:y2="20.056cm">
          <text:p/>
        </draw:line>
        <draw:line draw:style-name="gr15" draw:text-style-name="P7" draw:layer="layout" svg:x1="14cm" svg:y1="20.455cm" svg:x2="27.24cm" svg:y2="20.455cm">
          <text:p/>
        </draw:line>
        <draw:frame draw:style-name="gr127" draw:text-style-name="P22" draw:layer="layout" svg:width="1.211cm" svg:height="0.517cm" svg:x="14.667cm" svg:y="17.006cm">
          <draw:text-box>
            <text:p text:style-name="P1"><text:span text:style-name="T16">Nota</text:span><text:span text:style-name="T16">s</text:span></text:p>
          </draw:text-box>
        </draw:frame>
        <draw:custom-shape draw:style-name="gr187" draw:text-style-name="P8" draw:layer="layout" svg:width="3.358cm" svg:height="0.578cm" svg:x="19.1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9" draw:layer="layout" svg:width="0.481cm" svg:height="0.507cm" svg:x="22.2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9" draw:layer="layout" svg:width="0.481cm" svg:height="0.499cm" svg:x="18.8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" draw:layer="layout" svg:width="3.853cm" svg:height="0.337cm" svg:x="18.8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8" draw:layer="layout" svg:width="3.852cm" svg:height="1.549cm" svg:x="18.8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30" draw:layer="layout" svg:width="2.38cm" svg:height="0.607cm" svg:x="20.056cm" svg:y="14.852cm">
          <draw:text-box>
            <text:p text:style-name="P1"><text:span text:style-name="T18">Gasto </text:span><text:span text:style-name="T18">real</text:span></text:p>
          </draw:text-box>
        </draw:frame>
        <draw:line draw:style-name="gr15" draw:text-style-name="P7" draw:layer="layout" svg:x1="18.87cm" svg:y1="15.374cm" svg:x2="22.727cm" svg:y2="15.374cm">
          <text:p/>
        </draw:line>
        <draw:frame draw:style-name="gr194" draw:text-style-name="P31" draw:layer="layout" svg:width="0.467cm" svg:height="0.623cm" svg:x="19.074cm" svg:y="15.609cm">
          <draw:text-box>
            <text:p text:style-name="P1"><text:span text:style-name="T19">$</text:span></text:p>
          </draw:text-box>
        </draw:frame>
        <draw:custom-shape draw:style-name="gr187" draw:text-style-name="P8" draw:layer="layout" svg:width="3.358cm" svg:height="0.578cm" svg:x="23.4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29" draw:layer="layout" svg:width="0.481cm" svg:height="0.507cm" svg:x="26.5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29" draw:layer="layout" svg:width="0.481cm" svg:height="0.499cm" svg:x="23.1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8" draw:layer="layout" svg:width="3.853cm" svg:height="0.337cm" svg:x="23.1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8" draw:layer="layout" svg:width="3.852cm" svg:height="1.549cm" svg:x="23.1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30" draw:layer="layout" svg:width="2.38cm" svg:height="0.607cm" svg:x="24.31cm" svg:y="14.852cm">
          <draw:text-box>
            <text:p text:style-name="P1"><text:span text:style-name="T18">Difere</text:span><text:span text:style-name="T18">ncia </text:span></text:p>
          </draw:text-box>
        </draw:frame>
        <draw:line draw:style-name="gr15" draw:text-style-name="P7" draw:layer="layout" svg:x1="23.17cm" svg:y1="15.374cm" svg:x2="27.027cm" svg:y2="15.374cm">
          <text:p/>
        </draw:line>
        <draw:frame draw:style-name="gr194" draw:text-style-name="P31" draw:layer="layout" svg:width="0.467cm" svg:height="0.623cm" svg:x="23.374cm" svg:y="15.609cm">
          <draw:text-box>
            <text:p text:style-name="P1"><text:span text:style-name="T19">$</text:span></text:p>
          </draw:text-box>
        </draw:frame>
        <draw:frame draw:style-name="gr131" draw:text-style-name="P25" draw:layer="layout" svg:width="1.543cm" svg:height="1.729cm" svg:x="25.561cm" svg:y="0.7cm">
          <draw:text-box>
            <text:p text:style-name="P24"><text:span text:style-name="T3">20</text:span><text:span text:style-name="T3">21</text:span></text:p>
          </draw:text-box>
        </draw:frame>
      </draw:page>
      <draw:page draw:name="page11" draw:style-name="dp1" draw:master-page-name="master-page79">
        <draw:frame draw:style-name="gr196" draw:text-style-name="P32" draw:layer="layout" svg:width="4.625cm" svg:height="2.837cm" svg:x="18.424cm" svg:y="5.857cm">
          <draw:text-box>
            <text:p text:style-name="P1"><text:span text:style-name="T20">A</text:span><text:span text:style-name="T20">G</text:span><text:span text:style-name="T20">E</text:span><text:span text:style-name="T20">N</text:span><text:span text:style-name="T20">D</text:span><text:span text:style-name="T20">A</text:span></text:p>
            <text:p text:style-name="P1"><text:span text:style-name="T20"><text:s/></text:span><text:span text:style-name="T20">2</text:span><text:span text:style-name="T20">0</text:span><text:span text:style-name="T20">2</text:span><text:span text:style-name="T20">1</text:span></text:p>
          </draw:text-box>
        </draw:frame>
        <draw:polygon draw:style-name="gr197" draw:text-style-name="P33" draw:layer="layout" svg:width="5.531cm" svg:height="0.117cm" svg:x="17.553cm" svg:y="5.739cm" svg:viewBox="0 0 5532 118" draw:points="0,118 5532,118 5532,0 0,0">
          <text:p/>
        </draw:polygon>
        <draw:path draw:style-name="gr198" draw:text-style-name="P34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99" draw:text-style-name="P34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200" draw:text-style-name="P34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201" draw:text-style-name="P35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frame draw:style-name="gr202" draw:text-style-name="P36" draw:layer="layout" svg:width="12.901cm" svg:height="19.249cm" svg:x="1.019cm" svg:y="1.673cm">
          <draw:text-box>
            <text:p><text:span text:style-name="T21">1 de </text:span><text:span text:style-name="T21">enero </text:span><text:span text:style-name="T21">(viern</text:span><text:span text:style-name="T21">es). </text:span><text:span text:style-name="T22">Fecha </text:span><text:span text:style-name="T22">invariab</text:span><text:span text:style-name="T22">le, por </text:span><text:span text:style-name="T22">la </text:span><text:span text:style-name="T22">celebra</text:span><text:span text:style-name="T22">ción del </text:span><text:span text:style-name="T22">Año </text:span><text:span text:style-name="T22">Nuevo.</text:span></text:p>
            <text:p><text:span text:style-name="T23"/></text:p>
            <text:p><text:span text:style-name="T24">1 de </text:span><text:span text:style-name="T24">febrer</text:span><text:span text:style-name="T24">o </text:span><text:span text:style-name="T24">(lunes)</text:span><text:span text:style-name="T24">.</text:span><text:span text:style-name="T21"> </text:span><text:span text:style-name="T22">Puente. </text:span><text:span text:style-name="T22">El </text:span><text:span text:style-name="T22">feriado </text:span><text:span text:style-name="T22">es el </text:span><text:span text:style-name="T22">primer </text:span><text:span text:style-name="T22">lunes </text:span><text:span text:style-name="T22">de </text:span><text:span text:style-name="T22">febrero, </text:span><text:span text:style-name="T22">debido </text:span><text:span text:style-name="T22">al 5 de </text:span></text:p>
            <text:p><text:span text:style-name="T22"><text:s text:c="13"/></text:span><text:span text:style-name="T22"><text:s text:c="13"/></text:span><text:span text:style-name="T22"><text:s text:c="10"/></text:span><text:span text:style-name="T22">febrero, </text:span><text:span text:style-name="T22">anivers</text:span><text:span text:style-name="T22">ario de </text:span><text:span text:style-name="T22">la </text:span><text:span text:style-name="T22">Constitu</text:span><text:span text:style-name="T22">ción </text:span><text:span text:style-name="T22">mexica</text:span><text:span text:style-name="T22">na.</text:span></text:p>
            <text:p><text:span text:style-name="T23"/></text:p>
            <text:p><text:span text:style-name="T24">15 de </text:span><text:span text:style-name="T24">marzo </text:span><text:span text:style-name="T24">(lunes)</text:span><text:span text:style-name="T24">.</text:span><text:span text:style-name="T18"> </text:span><text:span text:style-name="T22">Puente. </text:span><text:span text:style-name="T22">El </text:span><text:span text:style-name="T22">tercer </text:span><text:span text:style-name="T22">lunes </text:span><text:span text:style-name="T22">de </text:span><text:span text:style-name="T22">marzo </text:span><text:span text:style-name="T22">para </text:span><text:span text:style-name="T22">conme</text:span><text:span text:style-name="T22">morar </text:span><text:span text:style-name="T22">el 21 de</text:span></text:p>
            <text:p><text:span text:style-name="T22"><text:s text:c="13"/></text:span><text:span text:style-name="T22"><text:s text:c="13"/></text:span><text:span text:style-name="T22"><text:s text:c="11"/></text:span><text:span text:style-name="T22">marzo, </text:span><text:span text:style-name="T22">natalicio </text:span><text:span text:style-name="T22">de </text:span><text:span text:style-name="T22">Benito </text:span><text:span text:style-name="T22">Juárez.</text:span></text:p>
            <text:p><text:span text:style-name="T25"/></text:p>
            <text:p><text:span text:style-name="T26">1 de </text:span><text:span text:style-name="T26">mayo </text:span><text:span text:style-name="T26">(sába</text:span><text:span text:style-name="T26">do).</text:span><text:span text:style-name="T27"> </text:span><text:span text:style-name="T22">Fecha </text:span><text:span text:style-name="T22">invariab</text:span><text:span text:style-name="T22">le, por </text:span><text:span text:style-name="T22">el Día </text:span><text:span text:style-name="T22">del </text:span><text:span text:style-name="T22">Trabajo</text:span><text:span text:style-name="T22">.</text:span></text:p>
            <text:p><text:span text:style-name="T25"/></text:p>
            <text:p><text:span text:style-name="T21">16 de </text:span><text:span text:style-name="T21">septie</text:span><text:span text:style-name="T21">mbre </text:span><text:span text:style-name="T21">(jueve</text:span><text:span text:style-name="T21">s).</text:span><text:span text:style-name="T28"> </text:span><text:span text:style-name="T22">Fecha </text:span><text:span text:style-name="T22">invariab</text:span><text:span text:style-name="T22">le que </text:span><text:span text:style-name="T22">celebra </text:span><text:span text:style-name="T22">el </text:span><text:span text:style-name="T22">anivers</text:span><text:span text:style-name="T22">ario de </text:span><text:span text:style-name="T22">la</text:span></text:p>
            <text:p><text:span text:style-name="T22"><text:s text:c="13"/></text:span><text:span text:style-name="T22"><text:s text:c="13"/></text:span><text:span text:style-name="T22"><text:s text:c="10"/></text:span><text:span text:style-name="T22">Indepe</text:span><text:span text:style-name="T22">ndencia </text:span><text:span text:style-name="T22">de </text:span><text:span text:style-name="T22">México.</text:span></text:p>
            <text:p><text:span text:style-name="T29"/></text:p>
            <text:p><text:span text:style-name="T24">15 de </text:span><text:span text:style-name="T24">novie</text:span><text:span text:style-name="T24">mbre </text:span><text:span text:style-name="T24">(lunes)</text:span><text:span text:style-name="T24">.</text:span><text:span text:style-name="T18"> </text:span><text:span text:style-name="T22">Puente. </text:span><text:span text:style-name="T22">El </text:span><text:span text:style-name="T22">tercer </text:span><text:span text:style-name="T22">lunes </text:span><text:span text:style-name="T22">de </text:span><text:span text:style-name="T22">noviem</text:span><text:span text:style-name="T22">bre en </text:span><text:span text:style-name="T22">conme</text:span><text:span text:style-name="T22">moració</text:span><text:span text:style-name="T22">n</text:span></text:p>
            <text:p><text:span text:style-name="T22"><text:s text:c="13"/></text:span><text:span text:style-name="T22"><text:s text:c="13"/></text:span><text:span text:style-name="T22"><text:s text:c="10"/></text:span><text:span text:style-name="T22">del 20 </text:span><text:span text:style-name="T22">de </text:span><text:span text:style-name="T22">noviem</text:span><text:span text:style-name="T22">bre, </text:span><text:span text:style-name="T22">anivers</text:span><text:span text:style-name="T22">ario de </text:span><text:span text:style-name="T22">Revoluc</text:span><text:span text:style-name="T22">ión </text:span><text:span text:style-name="T22">Mexica</text:span><text:span text:style-name="T22">na.</text:span></text:p>
            <text:p><text:span text:style-name="T25"/></text:p>
            <text:p><text:span text:style-name="T24">25 </text:span><text:span text:style-name="T24">diciem</text:span><text:span text:style-name="T24">bre </text:span><text:span text:style-name="T24">(sába</text:span><text:span text:style-name="T24">do). </text:span><text:span text:style-name="T22">Fecha </text:span><text:span text:style-name="T22">invariab</text:span><text:span text:style-name="T22">le, por </text:span><text:span text:style-name="T22">Navida</text:span><text:span text:style-name="T22">d.</text:span></text:p>
            <text:p><text:span text:style-name="T23"/></text:p>
            <text:p><text:span text:style-name="T30">Días </text:span><text:span text:style-name="T30">festi</text:span><text:span text:style-name="T30">vos </text:span><text:span text:style-name="T30">para </text:span><text:span text:style-name="T30">estu</text:span><text:span text:style-name="T30">diant</text:span><text:span text:style-name="T30">es</text:span></text:p>
            <text:p><text:span text:style-name="T23"/></text:p>
            <text:p><text:span text:style-name="T21">1 al 6 </text:span><text:span text:style-name="T21">de </text:span><text:span text:style-name="T21">enero: </text:span><text:span text:style-name="T22">Sin </text:span><text:span text:style-name="T22">clases </text:span><text:span text:style-name="T22">por días </text:span><text:span text:style-name="T22">feriados </text:span><text:span text:style-name="T22">y </text:span><text:span text:style-name="T22">vacacio</text:span><text:span text:style-name="T22">nes</text:span></text:p>
            <text:p><text:span text:style-name="T25"/></text:p>
            <text:p><text:span text:style-name="T21">7 y 8 </text:span><text:span text:style-name="T21">de </text:span><text:span text:style-name="T21">enero </text:span><text:span text:style-name="T21">(jueve</text:span><text:span text:style-name="T21">s y </text:span><text:span text:style-name="T21">vierne</text:span><text:span text:style-name="T21">s).</text:span><text:span text:style-name="T22"> Sin </text:span><text:span text:style-name="T22">clases </text:span><text:span text:style-name="T22">por </text:span><text:span text:style-name="T22">realizaci</text:span><text:span text:style-name="T22">ón de </text:span><text:span text:style-name="T22">Consejo </text:span><text:span text:style-name="T22">Técnico </text:span><text:span text:style-name="T22">Escolar</text:span></text:p>
            <text:p><text:span text:style-name="T22">(CTE).</text:span></text:p>
            <text:p><text:span text:style-name="T25"/></text:p>
            <text:p><text:span text:style-name="T21">1 de </text:span><text:span text:style-name="T21">febrer</text:span><text:span text:style-name="T21">o </text:span><text:span text:style-name="T21">(lunes)</text:span><text:span text:style-name="T21">.</text:span><text:span text:style-name="T22"> </text:span><text:span text:style-name="T22">Festivo </text:span><text:span text:style-name="T22">por el 5 </text:span><text:span text:style-name="T22">de </text:span><text:span text:style-name="T22">febrero.</text:span></text:p>
            <text:p><text:span text:style-name="T23"/></text:p>
            <text:p><text:span text:style-name="T21">19 de </text:span><text:span text:style-name="T21">febrer</text:span><text:span text:style-name="T21">o </text:span><text:span text:style-name="T21">(viern</text:span><text:span text:style-name="T21">es).</text:span><text:span text:style-name="T11"> </text:span><text:span text:style-name="T22">CTE.</text:span></text:p>
            <text:p><text:span text:style-name="T25"/></text:p>
            <text:p><text:span text:style-name="T21">12 de </text:span><text:span text:style-name="T21">marzo </text:span><text:span text:style-name="T21">(viern</text:span><text:span text:style-name="T21">es). </text:span><text:span text:style-name="T22">Por </text:span><text:span text:style-name="T22">descarg</text:span><text:span text:style-name="T22">a </text:span><text:span text:style-name="T22">adminis</text:span><text:span text:style-name="T22">trativa </text:span><text:span text:style-name="T22">escolar.</text:span></text:p>
            <text:p><text:span text:style-name="T25"/></text:p>
            <text:p><text:span text:style-name="T21">15 de </text:span><text:span text:style-name="T21">marzo </text:span><text:span text:style-name="T21">(lunes)</text:span><text:span text:style-name="T21">. </text:span><text:span text:style-name="T22">Festivo </text:span><text:span text:style-name="T22">por el </text:span><text:span text:style-name="T22">21 de </text:span><text:span text:style-name="T22">marzo.</text:span></text:p>
            <text:p><text:span text:style-name="T29"/></text:p>
            <text:p><text:span text:style-name="T24">12 de </text:span><text:span text:style-name="T24">abril </text:span><text:span text:style-name="T24">(lunes)</text:span><text:span text:style-name="T24">. </text:span><text:span text:style-name="T22">CTE.</text:span></text:p>
            <text:p><text:span text:style-name="T25"/></text:p>
            <text:p><text:span text:style-name="T21">5 de </text:span><text:span text:style-name="T21">mayo </text:span><text:span text:style-name="T21">(miérc</text:span><text:span text:style-name="T21">oles). </text:span><text:span text:style-name="T22">Anivers</text:span><text:span text:style-name="T22">ario de </text:span><text:span text:style-name="T22">la </text:span><text:span text:style-name="T22">Batalla </text:span><text:span text:style-name="T22">de </text:span><text:span text:style-name="T22">Puebla.</text:span></text:p>
            <text:p><text:span text:style-name="T25"/></text:p>
            <text:p><text:span text:style-name="T24">21 de </text:span><text:span text:style-name="T24">mayo </text:span><text:span text:style-name="T24">(viern</text:span><text:span text:style-name="T24">es).</text:span><text:span text:style-name="T18"> </text:span><text:span text:style-name="T22">CTE.</text:span></text:p>
            <text:p><text:span text:style-name="T25"/></text:p>
            <text:p><text:span text:style-name="T24">25 de </text:span><text:span text:style-name="T24">junio </text:span><text:span text:style-name="T24">(viern</text:span><text:span text:style-name="T24">es). </text:span><text:span text:style-name="T22">CTE.</text:span></text:p>
            <text:p><text:span text:style-name="T25"/></text:p>
            <text:p><text:span text:style-name="T24">28 de </text:span><text:span text:style-name="T24">junio </text:span><text:span text:style-name="T24">(lunes)</text:span><text:span text:style-name="T24">.</text:span><text:span text:style-name="T28"> </text:span><text:span text:style-name="T22">Por </text:span><text:span text:style-name="T22">descarg</text:span><text:span text:style-name="T22">a </text:span><text:span text:style-name="T22">adminis</text:span><text:span text:style-name="T22">trativa </text:span><text:span text:style-name="T22">escolar.</text:span></text:p>
            <text:p><text:span text:style-name="T25"/></text:p>
            <text:p><text:span text:style-name="T24">16 de </text:span><text:span text:style-name="T24">septie</text:span><text:span text:style-name="T24">mbre </text:span><text:span text:style-name="T24">(jueve</text:span><text:span text:style-name="T24">s). </text:span><text:span text:style-name="T22">Festivo </text:span><text:span text:style-name="T22">por la </text:span><text:span text:style-name="T22">Indepe</text:span><text:span text:style-name="T22">ndencia</text:span><text:span text:style-name="T22">.</text:span></text:p>
            <text:p><text:span text:style-name="T25"/></text:p>
            <text:p><text:span text:style-name="T24">2 de </text:span><text:span text:style-name="T24">novie</text:span><text:span text:style-name="T24">mbre </text:span><text:span text:style-name="T24">(marte</text:span><text:span text:style-name="T24">s).</text:span><text:span text:style-name="T22"> Día </text:span><text:span text:style-name="T22">de </text:span><text:span text:style-name="T22">Muerto</text:span><text:span text:style-name="T22">s.</text:span></text:p>
            <text:p><text:span text:style-name="T25"/></text:p>
            <text:p><text:span text:style-name="T24">15 de </text:span><text:span text:style-name="T24">novie</text:span><text:span text:style-name="T24">mbre </text:span><text:span text:style-name="T24">(lunes)</text:span><text:span text:style-name="T24">. </text:span><text:span text:style-name="T22">Festivo </text:span><text:span text:style-name="T22">por el </text:span><text:span text:style-name="T22">20 de </text:span><text:span text:style-name="T22">noviem</text:span><text:span text:style-name="T22">bre.</text:span></text:p>
            <text:p><text:span text:style-name="T31"/></text:p>
            <text:p><text:span text:style-name="T24">25 </text:span><text:span text:style-name="T24">diciem</text:span><text:span text:style-name="T24">bre </text:span><text:span text:style-name="T24">(sába</text:span><text:span text:style-name="T24">do). </text:span><text:span text:style-name="T22">Cae en </text:span><text:span text:style-name="T22">el </text:span><text:span text:style-name="T22">periodo </text:span><text:span text:style-name="T22">de </text:span><text:span text:style-name="T22">vacacio</text:span><text:span text:style-name="T22">nes.</text:span></text:p>
          </draw:text-box>
        </draw:frame>
        <draw:line draw:style-name="gr2" draw:text-style-name="P3" draw:layer="layout" svg:x1="0.706cm" svg:y1="1.352cm" svg:x2="13.921cm" svg:y2="1.352cm">
          <text:p/>
        </draw:line>
        <draw:frame draw:style-name="gr4" draw:text-style-name="P5" draw:layer="layout" svg:width="4.841cm" svg:height="0.776cm" svg:x="0.92cm" svg:y="0.707cm">
          <draw:text-box>
            <text:p text:style-name="P1"><text:span text:style-name="T3">Dia</text:span><text:span text:style-name="T3">s </text:span><text:span text:style-name="T3">fes</text:span><text:span text:style-name="T3">tiv</text:span><text:span text:style-name="T3">os</text:span></text:p>
          </draw:text-box>
        </draw:frame>
        <draw:line draw:style-name="gr2" draw:text-style-name="P3" draw:layer="layout" svg:x1="0.7cm" svg:y1="9.025cm" svg:x2="13.915cm" svg:y2="9.0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DejaVuSans" svg:font-family="DejaVuSans"/>
    <style:font-face style:name="ProximaNova1" svg:font-family="ProximaNova"/>
    <style:font-face style:name="ProximaNovaular1" svg:font-family="ProximaNovaular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" svg:font-family="'Liberation Serif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ular" svg:font-family="ProximaNovaular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2DT6H10M58S</meta:editing-duration>
    <meta:editing-cycles>42</meta:editing-cycles>
    <meta:creation-date>2020-10-29T10:35:31.310269950</meta:creation-date>
    <dc:date>2020-12-14T00:36:48.893838083</dc:date>
    <meta:document-statistic meta:object-count="2878"/>
  </office:meta>
</office:document-meta>
</file>